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style:text-properties fo:font-weight="bold" style:font-weight-asian="bold" fo:font-size="18pt" style:font-size-asian="18pt" style:font-size-complex="18pt"/>
    </style:style>
    <style:style style:name="T2" style:parent-style-name="DefaultParagraphFont" style:family="text">
      <style:text-properties fo:font-weight="bold" style:font-weight-asian="bold" fo:font-size="18pt" style:font-size-asian="18pt" style:font-size-complex="18pt"/>
    </style:style>
    <style:style style:name="P3"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4" style:parent-style-name="DefaultParagraphFont" style:family="text">
      <style:text-properties style:font-name="Calibri" style:font-name-asian="Times New Roman" fo:font-size="11pt" style:font-size-asian="11pt"/>
    </style:style>
    <style:style style:name="P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 style:parent-style-name="DefaultParagraphFont" style:family="text">
      <style:text-properties style:font-name="Calibri" style:font-name-asian="Times New Roman" fo:font-size="11pt" style:font-size-asian="11pt"/>
    </style:style>
    <style:style style:name="P7"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8" style:parent-style-name="DefaultParagraphFont" style:family="text">
      <style:text-properties style:font-name="Calibri" style:font-name-asian="Times New Roman" fo:font-size="11pt" style:font-size-asian="11pt"/>
    </style:style>
    <style:style style:name="P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 style:parent-style-name="DefaultParagraphFont" style:family="text">
      <style:text-properties style:font-name="Calibri" style:font-name-asian="Times New Roman" fo:font-size="11pt" style:font-size-asian="11pt"/>
    </style:style>
    <style:style style:name="P1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2" style:parent-style-name="DefaultParagraphFont" style:family="text">
      <style:text-properties style:font-name="Calibri" style:font-name-asian="Times New Roman" fo:font-size="11pt" style:font-size-asian="11pt"/>
    </style:style>
    <style:style style:name="P1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 style:parent-style-name="DefaultParagraphFont" style:family="text">
      <style:text-properties style:font-name="Calibri" style:font-name-asian="Times New Roman" fo:font-size="11pt" style:font-size-asian="11pt"/>
    </style:style>
    <style:style style:name="P1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6" style:parent-style-name="DefaultParagraphFont" style:family="text">
      <style:text-properties style:font-name="Calibri" style:font-name-asian="Times New Roman" fo:font-size="11pt" style:font-size-asian="11pt"/>
    </style:style>
    <style:style style:name="P1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 style:parent-style-name="DefaultParagraphFont" style:family="text">
      <style:text-properties style:font-name="Calibri" style:font-name-asian="Times New Roman" fo:font-size="11pt" style:font-size-asian="11pt"/>
    </style:style>
    <style:style style:name="P1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0" style:parent-style-name="DefaultParagraphFont" style:family="text">
      <style:text-properties style:font-name="Calibri" style:font-name-asian="Times New Roman" fo:font-size="11pt" style:font-size-asian="11pt"/>
    </style:style>
    <style:style style:name="P2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2" style:parent-style-name="DefaultParagraphFont" style:family="text">
      <style:text-properties style:font-name="Calibri" style:font-name-asian="Times New Roman" fo:font-size="11pt" style:font-size-asian="11pt"/>
    </style:style>
    <style:style style:name="P2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4" style:parent-style-name="DefaultParagraphFont" style:family="text">
      <style:text-properties style:font-name="Calibri" style:font-name-asian="Times New Roman" fo:font-size="11pt" style:font-size-asian="11pt"/>
    </style:style>
    <style:style style:name="P2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6" style:parent-style-name="DefaultParagraphFont" style:family="text">
      <style:text-properties style:font-name="Calibri" style:font-name-asian="Times New Roman" fo:font-size="11pt" style:font-size-asian="11pt"/>
    </style:style>
    <style:style style:name="P2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8" style:parent-style-name="DefaultParagraphFont" style:family="text">
      <style:text-properties style:font-name="Calibri" style:font-name-asian="Times New Roman" fo:font-size="11pt" style:font-size-asian="11pt"/>
    </style:style>
    <style:style style:name="P2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0" style:parent-style-name="DefaultParagraphFont" style:family="text">
      <style:text-properties style:font-name="Calibri" style:font-name-asian="Times New Roman" fo:font-size="11pt" style:font-size-asian="11pt"/>
    </style:style>
    <style:style style:name="P31"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32" style:parent-style-name="DefaultParagraphFont" style:family="text">
      <style:text-properties style:font-name="Calibri" style:font-name-asian="Times New Roman" fo:font-size="11pt" style:font-size-asian="11pt"/>
    </style:style>
    <style:style style:name="P3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4" style:parent-style-name="DefaultParagraphFont" style:family="text">
      <style:text-properties style:font-name="Calibri" style:font-name-asian="Times New Roman" fo:font-size="11pt" style:font-size-asian="11pt"/>
    </style:style>
    <style:style style:name="P3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6" style:parent-style-name="DefaultParagraphFont" style:family="text">
      <style:text-properties style:font-name="Calibri" style:font-name-asian="Times New Roman" fo:font-size="11pt" style:font-size-asian="11pt"/>
    </style:style>
    <style:style style:name="P3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8" style:parent-style-name="DefaultParagraphFont" style:family="text">
      <style:text-properties style:font-name="Calibri" style:font-name-asian="Times New Roman" fo:font-size="11pt" style:font-size-asian="11pt"/>
    </style:style>
    <style:style style:name="P3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0" style:parent-style-name="DefaultParagraphFont" style:family="text">
      <style:text-properties style:font-name="Calibri" style:font-name-asian="Times New Roman" fo:font-size="11pt" style:font-size-asian="11pt"/>
    </style:style>
    <style:style style:name="P4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2" style:parent-style-name="DefaultParagraphFont" style:family="text">
      <style:text-properties style:font-name="Calibri" style:font-name-asian="Times New Roman" fo:font-size="11pt" style:font-size-asian="11pt"/>
    </style:style>
    <style:style style:name="P4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4" style:parent-style-name="DefaultParagraphFont" style:family="text">
      <style:text-properties style:font-name="Calibri" style:font-name-asian="Times New Roman" fo:font-size="11pt" style:font-size-asian="11pt"/>
    </style:style>
    <style:style style:name="P4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6" style:parent-style-name="DefaultParagraphFont" style:family="text">
      <style:text-properties style:font-name="Calibri" style:font-name-asian="Times New Roman" fo:font-size="11pt" style:font-size-asian="11pt"/>
    </style:style>
    <style:style style:name="P4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8" style:parent-style-name="DefaultParagraphFont" style:family="text">
      <style:text-properties style:font-name="Calibri" style:font-name-asian="Times New Roman" fo:font-size="11pt" style:font-size-asian="11pt"/>
    </style:style>
    <style:style style:name="P4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0" style:parent-style-name="DefaultParagraphFont" style:family="text">
      <style:text-properties style:font-name="Calibri" style:font-name-asian="Times New Roman" fo:font-size="11pt" style:font-size-asian="11pt"/>
    </style:style>
    <style:style style:name="P5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2" style:parent-style-name="DefaultParagraphFont" style:family="text">
      <style:text-properties style:font-name="Calibri" style:font-name-asian="Times New Roman" fo:font-size="11pt" style:font-size-asian="11pt"/>
    </style:style>
    <style:style style:name="P5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4" style:parent-style-name="DefaultParagraphFont" style:family="text">
      <style:text-properties style:font-name="Calibri" style:font-name-asian="Times New Roman" fo:font-size="11pt" style:font-size-asian="11pt"/>
    </style:style>
    <style:style style:name="P5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6" style:parent-style-name="DefaultParagraphFont" style:family="text">
      <style:text-properties style:font-name="Calibri" style:font-name-asian="Times New Roman" fo:font-size="11pt" style:font-size-asian="11pt"/>
    </style:style>
    <style:style style:name="P5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8" style:parent-style-name="DefaultParagraphFont" style:family="text">
      <style:text-properties style:font-name="Calibri" style:font-name-asian="Times New Roman" fo:font-size="11pt" style:font-size-asian="11pt"/>
    </style:style>
    <style:style style:name="P5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0" style:parent-style-name="DefaultParagraphFont" style:family="text">
      <style:text-properties style:font-name="Calibri" style:font-name-asian="Times New Roman" fo:font-size="11pt" style:font-size-asian="11pt"/>
    </style:style>
    <style:style style:name="P6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2" style:parent-style-name="DefaultParagraphFont" style:family="text">
      <style:text-properties style:font-name="Calibri" style:font-name-asian="Times New Roman" fo:font-size="11pt" style:font-size-asian="11pt"/>
    </style:style>
    <style:style style:name="P6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4" style:parent-style-name="DefaultParagraphFont" style:family="text">
      <style:text-properties style:font-name="Calibri" style:font-name-asian="Times New Roman" fo:font-size="11pt" style:font-size-asian="11pt"/>
    </style:style>
    <style:style style:name="P6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6" style:parent-style-name="DefaultParagraphFont" style:family="text">
      <style:text-properties style:font-name="Calibri" style:font-name-asian="Times New Roman" fo:font-size="11pt" style:font-size-asian="11pt"/>
    </style:style>
    <style:style style:name="P67"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68" style:parent-style-name="DefaultParagraphFont" style:family="text">
      <style:text-properties style:font-name="Calibri" style:font-name-asian="Times New Roman" fo:font-size="11pt" style:font-size-asian="11pt"/>
    </style:style>
    <style:style style:name="P6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70" style:parent-style-name="DefaultParagraphFont" style:family="text">
      <style:text-properties style:font-name="Calibri" style:font-name-asian="Times New Roman" fo:font-size="11pt" style:font-size-asian="11pt"/>
    </style:style>
    <style:style style:name="P7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72" style:parent-style-name="DefaultParagraphFont" style:family="text">
      <style:text-properties style:font-name="Calibri" style:font-name-asian="Times New Roman" fo:font-size="11pt" style:font-size-asian="11pt"/>
    </style:style>
    <style:style style:name="P7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74" style:parent-style-name="DefaultParagraphFont" style:family="text">
      <style:text-properties style:font-name="Calibri" style:font-name-asian="Times New Roman" fo:font-size="11pt" style:font-size-asian="11pt"/>
    </style:style>
    <style:style style:name="P75"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76" style:parent-style-name="DefaultParagraphFont" style:family="text">
      <style:text-properties style:font-name="Calibri" style:font-name-asian="Times New Roman" fo:font-size="11pt" style:font-size-asian="11pt"/>
    </style:style>
    <style:style style:name="P7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78" style:parent-style-name="DefaultParagraphFont" style:family="text">
      <style:text-properties style:font-name="Calibri" style:font-name-asian="Times New Roman" fo:font-size="11pt" style:font-size-asian="11pt"/>
    </style:style>
    <style:style style:name="P7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0" style:parent-style-name="DefaultParagraphFont" style:family="text">
      <style:text-properties style:font-name="Calibri" style:font-name-asian="Times New Roman" fo:font-size="11pt" style:font-size-asian="11pt"/>
    </style:style>
    <style:style style:name="P8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2" style:parent-style-name="DefaultParagraphFont" style:family="text">
      <style:text-properties style:font-name="Calibri" style:font-name-asian="Times New Roman" fo:font-size="11pt" style:font-size-asian="11pt"/>
    </style:style>
    <style:style style:name="P8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4" style:parent-style-name="DefaultParagraphFont" style:family="text">
      <style:text-properties style:font-name="Calibri" style:font-name-asian="Times New Roman" fo:font-size="11pt" style:font-size-asian="11pt"/>
    </style:style>
    <style:style style:name="P8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6" style:parent-style-name="DefaultParagraphFont" style:family="text">
      <style:text-properties style:font-name="Calibri" style:font-name-asian="Times New Roman" fo:font-size="11pt" style:font-size-asian="11pt"/>
    </style:style>
    <style:style style:name="P8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8" style:parent-style-name="DefaultParagraphFont" style:family="text">
      <style:text-properties style:font-name="Calibri" style:font-name-asian="Times New Roman" fo:font-size="11pt" style:font-size-asian="11pt"/>
    </style:style>
    <style:style style:name="P8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0" style:parent-style-name="DefaultParagraphFont" style:family="text">
      <style:text-properties style:font-name="Calibri" style:font-name-asian="Times New Roman" fo:font-size="11pt" style:font-size-asian="11pt"/>
    </style:style>
    <style:style style:name="P9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2" style:parent-style-name="DefaultParagraphFont" style:family="text">
      <style:text-properties style:font-name="Calibri" style:font-name-asian="Times New Roman" fo:font-size="11pt" style:font-size-asian="11pt"/>
    </style:style>
    <style:style style:name="P9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4" style:parent-style-name="DefaultParagraphFont" style:family="text">
      <style:text-properties style:font-name="Calibri" style:font-name-asian="Times New Roman" fo:font-size="11pt" style:font-size-asian="11pt"/>
    </style:style>
    <style:style style:name="P9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6" style:parent-style-name="DefaultParagraphFont" style:family="text">
      <style:text-properties style:font-name="Calibri" style:font-name-asian="Times New Roman" fo:font-size="11pt" style:font-size-asian="11pt"/>
    </style:style>
    <style:style style:name="P9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8" style:parent-style-name="DefaultParagraphFont" style:family="text">
      <style:text-properties style:font-name="Calibri" style:font-name-asian="Times New Roman" fo:font-size="11pt" style:font-size-asian="11pt"/>
    </style:style>
    <style:style style:name="P9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0" style:parent-style-name="DefaultParagraphFont" style:family="text">
      <style:text-properties style:font-name="Calibri" style:font-name-asian="Times New Roman" fo:font-size="11pt" style:font-size-asian="11pt"/>
    </style:style>
    <style:style style:name="P10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2" style:parent-style-name="DefaultParagraphFont" style:family="text">
      <style:text-properties style:font-name="Calibri" style:font-name-asian="Times New Roman" fo:font-size="11pt" style:font-size-asian="11pt"/>
    </style:style>
    <style:style style:name="P10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4" style:parent-style-name="DefaultParagraphFont" style:family="text">
      <style:text-properties style:font-name="Calibri" style:font-name-asian="Times New Roman" fo:font-size="11pt" style:font-size-asian="11pt"/>
    </style:style>
    <style:style style:name="P10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6" style:parent-style-name="DefaultParagraphFont" style:family="text">
      <style:text-properties style:font-name="Calibri" style:font-name-asian="Times New Roman" fo:font-size="11pt" style:font-size-asian="11pt"/>
    </style:style>
    <style:style style:name="P107"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108" style:parent-style-name="DefaultParagraphFont" style:family="text">
      <style:text-properties style:font-name="Calibri" style:font-name-asian="Times New Roman" fo:font-size="11pt" style:font-size-asian="11pt"/>
    </style:style>
    <style:style style:name="P10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0" style:parent-style-name="DefaultParagraphFont" style:family="text">
      <style:text-properties style:font-name="Calibri" style:font-name-asian="Times New Roman" fo:font-size="11pt" style:font-size-asian="11pt"/>
    </style:style>
    <style:style style:name="P11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2" style:parent-style-name="DefaultParagraphFont" style:family="text">
      <style:text-properties style:font-name="Calibri" style:font-name-asian="Times New Roman" fo:font-size="11pt" style:font-size-asian="11pt"/>
    </style:style>
    <style:style style:name="P11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4" style:parent-style-name="DefaultParagraphFont" style:family="text">
      <style:text-properties style:font-name="Calibri" style:font-name-asian="Times New Roman" fo:font-size="11pt" style:font-size-asian="11pt"/>
    </style:style>
    <style:style style:name="P11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6" style:parent-style-name="DefaultParagraphFont" style:family="text">
      <style:text-properties style:font-name="Calibri" style:font-name-asian="Times New Roman" fo:font-size="11pt" style:font-size-asian="11pt"/>
    </style:style>
    <style:style style:name="P11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8" style:parent-style-name="DefaultParagraphFont" style:family="text">
      <style:text-properties style:font-name="Calibri" style:font-name-asian="Times New Roman" fo:font-size="11pt" style:font-size-asian="11pt"/>
    </style:style>
    <style:style style:name="P11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20" style:parent-style-name="DefaultParagraphFont" style:family="text">
      <style:text-properties style:font-name="Calibri" style:font-name-asian="Times New Roman" fo:font-size="11pt" style:font-size-asian="11pt"/>
    </style:style>
    <style:style style:name="P12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22" style:parent-style-name="DefaultParagraphFont" style:family="text">
      <style:text-properties style:font-name="Calibri" style:font-name-asian="Times New Roman" fo:font-size="11pt" style:font-size-asian="11pt"/>
    </style:style>
    <style:style style:name="P12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24" style:parent-style-name="DefaultParagraphFont" style:family="text">
      <style:text-properties style:font-name="Calibri" style:font-name-asian="Times New Roman" fo:font-size="11pt" style:font-size-asian="11pt"/>
    </style:style>
    <style:style style:name="P12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26" style:parent-style-name="DefaultParagraphFont" style:family="text">
      <style:text-properties style:font-name="Calibri" style:font-name-asian="Times New Roman" fo:font-size="11pt" style:font-size-asian="11pt"/>
    </style:style>
    <style:style style:name="P12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28" style:parent-style-name="DefaultParagraphFont" style:family="text">
      <style:text-properties style:font-name="Calibri" style:font-name-asian="Times New Roman" fo:font-size="11pt" style:font-size-asian="11pt"/>
    </style:style>
    <style:style style:name="P12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30" style:parent-style-name="DefaultParagraphFont" style:family="text">
      <style:text-properties style:font-name="Calibri" style:font-name-asian="Times New Roman" fo:font-size="11pt" style:font-size-asian="11pt"/>
    </style:style>
    <style:style style:name="P13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32" style:parent-style-name="DefaultParagraphFont" style:family="text">
      <style:text-properties style:font-name="Calibri" style:font-name-asian="Times New Roman" fo:font-size="11pt" style:font-size-asian="11pt"/>
    </style:style>
    <style:style style:name="P13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34" style:parent-style-name="DefaultParagraphFont" style:family="text">
      <style:text-properties style:font-name="Calibri" style:font-name-asian="Times New Roman" fo:font-size="11pt" style:font-size-asian="11pt"/>
    </style:style>
    <style:style style:name="P13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36" style:parent-style-name="DefaultParagraphFont" style:family="text">
      <style:text-properties style:font-name="Calibri" style:font-name-asian="Times New Roman" fo:font-size="11pt" style:font-size-asian="11pt"/>
    </style:style>
    <style:style style:name="P13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38" style:parent-style-name="DefaultParagraphFont" style:family="text">
      <style:text-properties style:font-name="Calibri" style:font-name-asian="Times New Roman" fo:font-size="11pt" style:font-size-asian="11pt"/>
    </style:style>
    <style:style style:name="P13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0" style:parent-style-name="DefaultParagraphFont" style:family="text">
      <style:text-properties style:font-name="Calibri" style:font-name-asian="Times New Roman" fo:font-size="11pt" style:font-size-asian="11pt"/>
    </style:style>
    <style:style style:name="P14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2" style:parent-style-name="DefaultParagraphFont" style:family="text">
      <style:text-properties style:font-name="Calibri" style:font-name-asian="Times New Roman" fo:font-size="11pt" style:font-size-asian="11pt"/>
    </style:style>
    <style:style style:name="P14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4" style:parent-style-name="DefaultParagraphFont" style:family="text">
      <style:text-properties style:font-name="Calibri" style:font-name-asian="Times New Roman" fo:font-size="11pt" style:font-size-asian="11pt"/>
    </style:style>
    <style:style style:name="P145"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146" style:parent-style-name="DefaultParagraphFont" style:family="text">
      <style:text-properties style:font-name="Calibri" style:font-name-asian="Times New Roman" fo:font-size="11pt" style:font-size-asian="11pt"/>
    </style:style>
    <style:style style:name="P14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8" style:parent-style-name="DefaultParagraphFont" style:family="text">
      <style:text-properties style:font-name="Calibri" style:font-name-asian="Times New Roman" fo:font-size="11pt" style:font-size-asian="11pt"/>
    </style:style>
    <style:style style:name="P14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50" style:parent-style-name="DefaultParagraphFont" style:family="text">
      <style:text-properties style:font-name="Calibri" style:font-name-asian="Times New Roman" fo:font-size="11pt" style:font-size-asian="11pt"/>
    </style:style>
    <style:style style:name="P15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52" style:parent-style-name="DefaultParagraphFont" style:family="text">
      <style:text-properties style:font-name="Calibri" style:font-name-asian="Times New Roman" fo:font-size="11pt" style:font-size-asian="11pt"/>
    </style:style>
    <style:style style:name="P15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54" style:parent-style-name="DefaultParagraphFont" style:family="text">
      <style:text-properties style:font-name="Calibri" style:font-name-asian="Times New Roman" fo:font-size="11pt" style:font-size-asian="11pt"/>
    </style:style>
    <style:style style:name="P15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56" style:parent-style-name="DefaultParagraphFont" style:family="text">
      <style:text-properties style:font-name="Calibri" style:font-name-asian="Times New Roman" fo:font-size="11pt" style:font-size-asian="11pt"/>
    </style:style>
    <style:style style:name="P157"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158" style:parent-style-name="DefaultParagraphFont" style:family="text">
      <style:text-properties style:font-name="Calibri" style:font-name-asian="Times New Roman" fo:font-size="11pt" style:font-size-asian="11pt"/>
    </style:style>
    <style:style style:name="P15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60" style:parent-style-name="DefaultParagraphFont" style:family="text">
      <style:text-properties style:font-name="Calibri" style:font-name-asian="Times New Roman" fo:font-size="11pt" style:font-size-asian="11pt"/>
    </style:style>
    <style:style style:name="P16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62" style:parent-style-name="DefaultParagraphFont" style:family="text">
      <style:text-properties style:font-name="Calibri" style:font-name-asian="Times New Roman" fo:font-size="11pt" style:font-size-asian="11pt"/>
    </style:style>
    <style:style style:name="P163" style:parent-style-name="TOC1" style:family="paragraph">
      <style:paragraph-properties>
        <style:tab-stops>
          <style:tab-stop style:type="left" style:position="0.2583in"/>
          <style:tab-stop style:type="right" style:leader-style="dotted" style:leader-text="." style:position="6.293in"/>
        </style:tab-stops>
      </style:paragraph-properties>
    </style:style>
    <style:style style:name="T164" style:parent-style-name="DefaultParagraphFont" style:family="text">
      <style:text-properties style:font-name="Calibri" style:font-name-asian="Times New Roman" fo:font-size="11pt" style:font-size-asian="11pt"/>
    </style:style>
    <style:style style:name="P16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66" style:parent-style-name="DefaultParagraphFont" style:family="text">
      <style:text-properties style:font-name="Calibri" style:font-name-asian="Times New Roman" fo:font-size="11pt" style:font-size-asian="11pt"/>
    </style:style>
    <style:style style:name="P16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68" style:parent-style-name="DefaultParagraphFont" style:family="text">
      <style:text-properties style:font-name="Calibri" style:font-name-asian="Times New Roman" fo:font-size="11pt" style:font-size-asian="11pt"/>
    </style:style>
    <style:style style:name="P16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70" style:parent-style-name="DefaultParagraphFont" style:family="text">
      <style:text-properties style:font-name="Calibri" style:font-name-asian="Times New Roman" fo:font-size="11pt" style:font-size-asian="11pt"/>
    </style:style>
    <style:style style:name="P17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72" style:parent-style-name="DefaultParagraphFont" style:family="text">
      <style:text-properties style:font-name="Calibri" style:font-name-asian="Times New Roman" fo:font-size="11pt" style:font-size-asian="11pt"/>
    </style:style>
    <style:style style:name="P17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74" style:parent-style-name="DefaultParagraphFont" style:family="text">
      <style:text-properties style:font-name="Calibri" style:font-name-asian="Times New Roman" fo:font-size="11pt" style:font-size-asian="11pt"/>
    </style:style>
    <style:style style:name="P175" style:parent-style-name="TOC1" style:family="paragraph">
      <style:paragraph-properties>
        <style:tab-stops>
          <style:tab-stop style:type="left" style:position="0.4111in"/>
          <style:tab-stop style:type="right" style:leader-style="dotted" style:leader-text="." style:position="6.293in"/>
        </style:tab-stops>
      </style:paragraph-properties>
    </style:style>
    <style:style style:name="T176" style:parent-style-name="DefaultParagraphFont" style:family="text">
      <style:text-properties style:font-name="Calibri" style:font-name-asian="Times New Roman" fo:font-size="11pt" style:font-size-asian="11pt"/>
    </style:style>
    <style:style style:name="P17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78" style:parent-style-name="DefaultParagraphFont" style:family="text">
      <style:text-properties style:font-name="Calibri" style:font-name-asian="Times New Roman" fo:font-size="11pt" style:font-size-asian="11pt"/>
    </style:style>
    <style:style style:name="P17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0" style:parent-style-name="DefaultParagraphFont" style:family="text">
      <style:text-properties style:font-name="Calibri" style:font-name-asian="Times New Roman" fo:font-size="11pt" style:font-size-asian="11pt"/>
    </style:style>
    <style:style style:name="P18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2" style:parent-style-name="DefaultParagraphFont" style:family="text">
      <style:text-properties style:font-name="Calibri" style:font-name-asian="Times New Roman" fo:font-size="11pt" style:font-size-asian="11pt"/>
    </style:style>
    <style:style style:name="P18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4" style:parent-style-name="DefaultParagraphFont" style:family="text">
      <style:text-properties style:font-name="Calibri" style:font-name-asian="Times New Roman" fo:font-size="11pt" style:font-size-asian="11pt"/>
    </style:style>
    <style:style style:name="P18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6" style:parent-style-name="DefaultParagraphFont" style:family="text">
      <style:text-properties style:font-name="Calibri" style:font-name-asian="Times New Roman" fo:font-size="11pt" style:font-size-asian="11pt"/>
    </style:style>
    <style:style style:name="P18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8" style:parent-style-name="DefaultParagraphFont" style:family="text">
      <style:text-properties style:font-name="Calibri" style:font-name-asian="Times New Roman" fo:font-size="11pt" style:font-size-asian="11pt"/>
    </style:style>
    <style:style style:name="P18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90" style:parent-style-name="DefaultParagraphFont" style:family="text">
      <style:text-properties style:font-name="Calibri" style:font-name-asian="Times New Roman" fo:font-size="11pt" style:font-size-asian="11pt"/>
    </style:style>
    <style:style style:name="P19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92" style:parent-style-name="DefaultParagraphFont" style:family="text">
      <style:text-properties style:font-name="Calibri" style:font-name-asian="Times New Roman" fo:font-size="11pt" style:font-size-asian="11pt"/>
    </style:style>
    <style:style style:name="P19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94" style:parent-style-name="DefaultParagraphFont" style:family="text">
      <style:text-properties style:font-name="Calibri" style:font-name-asian="Times New Roman" fo:font-size="11pt" style:font-size-asian="11pt"/>
    </style:style>
    <style:style style:name="P195" style:parent-style-name="Normal" style:family="paragraph">
      <style:paragraph-properties fo:margin-bottom="0in"/>
    </style:style>
    <style:style style:name="P196" style:parent-style-name="Normal" style:family="paragraph">
      <style:text-properties fo:font-weight="bold" style:font-weight-asian="bold"/>
    </style:style>
    <style:style style:name="P197" style:parent-style-name="Normal" style:family="paragraph">
      <style:paragraph-properties fo:margin-bottom="0in"/>
    </style:style>
    <style:style style:name="P198" style:parent-style-name="Normal" style:family="paragraph">
      <style:paragraph-properties fo:margin-bottom="0in"/>
    </style:style>
    <style:style style:name="P199" style:parent-style-name="Normal" style:family="paragraph">
      <style:paragraph-properties fo:margin-bottom="0in"/>
    </style:style>
    <style:style style:name="T200" style:parent-style-name="DefaultParagraphFont" style:family="text">
      <style:text-properties style:font-name-complex="Times New Roman"/>
    </style:style>
    <style:style style:name="P201" style:parent-style-name="Normal" style:family="paragraph">
      <style:paragraph-properties fo:margin-bottom="0in"/>
    </style:style>
    <style:style style:name="P202" style:parent-style-name="Normal" style:family="paragraph">
      <style:text-properties fo:font-weight="bold" style:font-weight-asian="bold"/>
    </style:style>
    <style:style style:name="P203" style:parent-style-name="Normal" style:family="paragraph">
      <style:text-properties fo:font-weight="bold" style:font-weight-asian="bold"/>
    </style:style>
    <style:style style:name="P204" style:parent-style-name="Normal" style:family="paragraph">
      <style:paragraph-properties fo:margin-bottom="0in"/>
    </style:style>
    <style:style style:name="P205" style:parent-style-name="Normal" style:family="paragraph">
      <style:paragraph-properties fo:margin-bottom="0in"/>
    </style:style>
    <style:style style:name="P206" style:parent-style-name="Normal" style:family="paragraph">
      <style:paragraph-properties fo:margin-bottom="0in"/>
    </style:style>
    <style:style style:name="T207" style:parent-style-name="DefaultParagraphFont" style:family="text">
      <style:text-properties style:font-name-complex="Times New Roman"/>
    </style:style>
    <style:style style:name="P208" style:parent-style-name="Subtitle" style:family="paragraph">
      <style:paragraph-properties fo:margin-bottom="0in"/>
    </style:style>
    <style:style style:name="P209" style:parent-style-name="Normal" style:family="paragraph">
      <style:paragraph-properties fo:margin-bottom="0in"/>
    </style:style>
    <style:style style:name="P210" style:parent-style-name="Normal" style:family="paragraph">
      <style:paragraph-properties fo:margin-bottom="0in"/>
    </style:style>
    <style:style style:name="P211" style:parent-style-name="Normal" style:family="paragraph">
      <style:paragraph-properties fo:margin-bottom="0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P215" style:parent-style-name="Normal" style:family="paragraph">
      <style:text-properties fo:font-weight="bold" style:font-weight-asian="bold"/>
    </style:style>
    <style:style style:name="P216" style:parent-style-name="Normal" style:family="paragraph">
      <style:paragraph-properties fo:margin-bottom="0in"/>
    </style:style>
    <style:style style:name="P217" style:parent-style-name="Normal" style:family="paragraph">
      <style:paragraph-properties fo:margin-bottom="0in"/>
    </style:style>
    <style:style style:name="P218" style:parent-style-name="Normal" style:family="paragraph">
      <style:paragraph-properties fo:margin-bottom="0in"/>
    </style:style>
    <style:style style:name="T219" style:parent-style-name="DefaultParagraphFont" style:family="text">
      <style:text-properties style:font-name-complex="Times New Roman"/>
    </style:style>
    <style:style style:name="P220" style:parent-style-name="Normal" style:family="paragraph">
      <style:paragraph-properties fo:margin-bottom="0in"/>
    </style:style>
    <style:style style:name="P221" style:parent-style-name="Normal" style:family="paragraph">
      <style:paragraph-properties fo:margin-bottom="0in"/>
      <style:text-properties style:font-name-complex="Times New Roman"/>
    </style:style>
    <style:style style:name="P222" style:parent-style-name="Normal" style:family="paragraph">
      <style:paragraph-properties fo:margin-bottom="0in"/>
      <style:text-properties style:font-name-complex="Times New Roman"/>
    </style:style>
    <style:style style:name="P223" style:parent-style-name="Normal" style:family="paragraph">
      <style:paragraph-properties fo:margin-bottom="0in"/>
      <style:text-properties style:font-name-complex="Times New Roman"/>
    </style:style>
    <style:style style:name="P224" style:parent-style-name="Normal" style:family="paragraph">
      <style:paragraph-properties fo:margin-bottom="0in"/>
      <style:text-properties style:font-name-complex="Times New Roman"/>
    </style:style>
    <style:style style:name="P225" style:parent-style-name="Normal" style:family="paragraph">
      <style:paragraph-properties fo:margin-bottom="0in"/>
      <style:text-properties style:font-name-complex="Times New Roman"/>
    </style:style>
    <style:style style:name="P226" style:parent-style-name="Normal" style:family="paragraph">
      <style:paragraph-properties fo:margin-bottom="0in"/>
      <style:text-properties style:font-name-complex="Times New Roman"/>
    </style:style>
    <style:style style:name="P227" style:parent-style-name="Normal" style:family="paragraph">
      <style:paragraph-properties fo:margin-bottom="0in"/>
      <style:text-properties style:font-name-complex="Times New Roman"/>
    </style:style>
    <style:style style:name="P228" style:parent-style-name="Normal" style:family="paragraph">
      <style:paragraph-properties fo:margin-bottom="0in"/>
      <style:text-properties style:font-name-complex="Times New Roman"/>
    </style:style>
    <style:style style:name="P229" style:parent-style-name="Normal" style:family="paragraph">
      <style:paragraph-properties fo:margin-bottom="0in"/>
      <style:text-properties style:font-name-complex="Times New Roman"/>
    </style:style>
    <style:style style:name="P230" style:parent-style-name="Normal" style:family="paragraph">
      <style:paragraph-properties fo:margin-bottom="0in"/>
      <style:text-properties style:font-name-complex="Times New Roman"/>
    </style:style>
    <style:style style:name="P231" style:parent-style-name="Normal" style:family="paragraph">
      <style:paragraph-properties fo:margin-bottom="0in"/>
    </style:style>
    <style:style style:name="P232" style:parent-style-name="Normal" style:family="paragraph">
      <style:paragraph-properties fo:margin-bottom="0in"/>
    </style:style>
    <style:style style:name="P233" style:parent-style-name="Normal" style:family="paragraph">
      <style:paragraph-properties fo:margin-bottom="0in"/>
    </style:style>
    <style:style style:name="T234" style:parent-style-name="DefaultParagraphFont" style:family="text">
      <style:text-properties style:font-name-complex="Times New Roman"/>
    </style:style>
    <style:style style:name="P235" style:parent-style-name="Subtitle" style:family="paragraph">
      <style:paragraph-properties fo:margin-bottom="0in"/>
    </style:style>
    <style:style style:name="P236" style:parent-style-name="Normal" style:family="paragraph">
      <style:paragraph-properties fo:margin-bottom="0in"/>
      <style:text-properties style:font-name-complex="Times New Roman"/>
    </style:style>
    <style:style style:name="P237" style:parent-style-name="Normal" style:family="paragraph">
      <style:paragraph-properties fo:margin-bottom="0in"/>
      <style:text-properties style:font-name-complex="Times New Roman"/>
    </style:style>
    <style:style style:name="P238" style:parent-style-name="Normal" style:family="paragraph">
      <style:paragraph-properties fo:margin-bottom="0in"/>
      <style:text-properties style:font-name-complex="Times New Roman"/>
    </style:style>
    <style:style style:name="P239" style:parent-style-name="Normal" style:family="paragraph">
      <style:paragraph-properties fo:margin-bottom="0in"/>
      <style:text-properties style:font-name-complex="Times New Roman"/>
    </style:style>
    <style:style style:name="P240" style:parent-style-name="Normal" style:family="paragraph">
      <style:paragraph-properties fo:margin-bottom="0in"/>
      <style:text-properties style:font-name-complex="Times New Roman"/>
    </style:style>
    <style:style style:name="P241" style:parent-style-name="Normal" style:family="paragraph">
      <style:paragraph-properties fo:margin-bottom="0in"/>
      <style:text-properties style:font-name-complex="Times New Roman"/>
    </style:style>
    <style:style style:name="P242" style:parent-style-name="Normal" style:family="paragraph">
      <style:paragraph-properties fo:margin-bottom="0in"/>
    </style:style>
    <style:style style:name="T243" style:parent-style-name="DefaultParagraphFont" style:family="text">
      <style:text-properties style:font-name-complex="Times New Roman"/>
    </style:style>
    <style:style style:name="T244" style:parent-style-name="DefaultParagraphFont" style:family="text">
      <style:text-properties style:font-name-complex="Times New Roman"/>
    </style:style>
    <style:style style:name="P245" style:parent-style-name="Normal" style:family="paragraph">
      <style:paragraph-properties fo:margin-bottom="0in"/>
    </style:style>
    <style:style style:name="P246" style:parent-style-name="Normal" style:family="paragraph">
      <style:paragraph-properties fo:margin-bottom="0in"/>
    </style:style>
    <style:style style:name="P247" style:parent-style-name="Normal" style:family="paragraph">
      <style:paragraph-properties fo:margin-bottom="0in"/>
    </style:style>
    <style:style style:name="P248" style:parent-style-name="Normal" style:family="paragraph">
      <style:paragraph-properties fo:margin-bottom="0in"/>
    </style:style>
    <style:style style:name="T249" style:parent-style-name="DefaultParagraphFont" style:family="text">
      <style:text-properties style:font-name-complex="Times New Roman"/>
    </style:style>
    <style:style style:name="T250" style:parent-style-name="DefaultParagraphFont" style:family="text">
      <style:text-properties style:font-name-complex="Times New Roman"/>
    </style:style>
    <style:style style:name="P251" style:parent-style-name="Subtitle" style:family="paragraph">
      <style:paragraph-properties fo:margin-bottom="0in"/>
    </style:style>
    <style:style style:name="P252" style:parent-style-name="Normal" style:family="paragraph">
      <style:paragraph-properties fo:margin-bottom="0in"/>
    </style:style>
    <style:style style:name="P253" style:parent-style-name="Normal" style:family="paragraph">
      <style:paragraph-properties fo:margin-bottom="0in"/>
    </style:style>
    <style:style style:name="P254" style:parent-style-name="Normal" style:family="paragraph">
      <style:paragraph-properties fo:margin-bottom="0in"/>
    </style:style>
    <style:style style:name="T255" style:parent-style-name="DefaultParagraphFont" style:family="text">
      <style:text-properties style:font-name-complex="Times New Roman"/>
    </style:style>
    <style:style style:name="T256" style:parent-style-name="DefaultParagraphFont" style:family="text">
      <style:text-properties style:font-name-complex="Times New Roman"/>
    </style:style>
    <style:style style:name="P257" style:parent-style-name="Normal" style:family="paragraph">
      <style:paragraph-properties fo:margin-bottom="0in"/>
    </style:style>
    <style:style style:name="P258" style:parent-style-name="Normal" style:family="paragraph">
      <style:paragraph-properties fo:margin-bottom="0in"/>
    </style:style>
    <style:style style:name="P259" style:parent-style-name="Normal" style:family="paragraph">
      <style:paragraph-properties fo:margin-bottom="0in"/>
    </style:style>
    <style:style style:name="T260" style:parent-style-name="DefaultParagraphFont" style:family="text">
      <style:text-properties style:font-name-complex="Times New Roman"/>
    </style:style>
    <style:style style:name="T261" style:parent-style-name="DefaultParagraphFont" style:family="text">
      <style:text-properties style:font-name-complex="Times New Roman"/>
    </style:style>
    <style:style style:name="P262" style:parent-style-name="Subtitle" style:family="paragraph">
      <style:paragraph-properties fo:margin-bottom="0in"/>
    </style:style>
    <style:style style:name="P263" style:parent-style-name="Normal" style:family="paragraph">
      <style:paragraph-properties fo:margin-bottom="0in"/>
    </style:style>
    <style:style style:name="T264" style:parent-style-name="DefaultParagraphFont" style:family="text">
      <style:text-properties style:font-name-complex="Times New Roman"/>
    </style:style>
    <style:style style:name="P265" style:parent-style-name="Normal" style:family="paragraph">
      <style:paragraph-properties fo:margin-bottom="0in"/>
    </style:style>
    <style:style style:name="P266" style:parent-style-name="Normal" style:family="paragraph">
      <style:paragraph-properties fo:margin-bottom="0in"/>
    </style:style>
    <style:style style:name="P267" style:parent-style-name="Normal" style:family="paragraph">
      <style:paragraph-properties fo:margin-bottom="0in"/>
    </style:style>
    <style:style style:name="P268" style:parent-style-name="Normal" style:family="paragraph">
      <style:paragraph-properties fo:margin-bottom="0in"/>
    </style:style>
    <style:style style:name="P269" style:parent-style-name="Normal" style:family="paragraph">
      <style:paragraph-properties fo:margin-bottom="0in"/>
    </style:style>
    <style:style style:name="T270" style:parent-style-name="DefaultParagraphFont" style:family="text">
      <style:text-properties style:font-name-complex="Times New Roman"/>
    </style:style>
    <style:style style:name="T271" style:parent-style-name="DefaultParagraphFont" style:family="text">
      <style:text-properties style:font-name-complex="Times New Roman"/>
    </style:style>
    <style:style style:name="P272" style:parent-style-name="Subtitle" style:family="paragraph">
      <style:paragraph-properties fo:margin-bottom="0in"/>
    </style:style>
    <style:style style:name="P273" style:parent-style-name="Normal" style:family="paragraph">
      <style:paragraph-properties fo:margin-bottom="0in"/>
    </style:style>
    <style:style style:name="T274" style:parent-style-name="DefaultParagraphFont" style:family="text">
      <style:text-properties style:font-name-complex="Times New Roman"/>
    </style:style>
    <style:style style:name="P275" style:parent-style-name="Normal" style:family="paragraph">
      <style:paragraph-properties fo:margin-bottom="0in"/>
    </style:style>
    <style:style style:name="P276" style:parent-style-name="Normal" style:family="paragraph">
      <style:paragraph-properties fo:margin-bottom="0in"/>
    </style:style>
    <style:style style:name="P277" style:parent-style-name="Normal" style:family="paragraph">
      <style:paragraph-properties fo:margin-bottom="0in"/>
    </style:style>
    <style:style style:name="P278" style:parent-style-name="Normal" style:family="paragraph">
      <style:paragraph-properties fo:margin-bottom="0in"/>
    </style:style>
    <style:style style:name="P279" style:parent-style-name="Normal" style:family="paragraph">
      <style:paragraph-properties fo:margin-bottom="0in"/>
    </style:style>
    <style:style style:name="P280" style:parent-style-name="Normal" style:family="paragraph">
      <style:paragraph-properties fo:margin-bottom="0in"/>
    </style:style>
    <style:style style:name="T281" style:parent-style-name="DefaultParagraphFont" style:family="text">
      <style:text-properties style:font-name-complex="Times New Roman"/>
    </style:style>
    <style:style style:name="P282" style:parent-style-name="Subtitle" style:family="paragraph">
      <style:paragraph-properties fo:margin-bottom="0in"/>
    </style:style>
    <style:style style:name="P283" style:parent-style-name="Normal" style:family="paragraph">
      <style:paragraph-properties fo:margin-bottom="0in"/>
      <style:text-properties style:font-name-complex="Times New Roman"/>
    </style:style>
    <style:style style:name="P284" style:parent-style-name="Normal" style:family="paragraph">
      <style:paragraph-properties fo:margin-bottom="0in"/>
      <style:text-properties style:font-name-complex="Times New Roman"/>
    </style:style>
    <style:style style:name="P285" style:parent-style-name="Normal" style:family="paragraph">
      <style:paragraph-properties fo:margin-bottom="0in"/>
    </style:style>
    <style:style style:name="T286" style:parent-style-name="DefaultParagraphFont" style:family="text">
      <style:text-properties style:font-name-complex="Times New Roman"/>
    </style:style>
    <style:style style:name="P287" style:parent-style-name="Normal" style:family="paragraph">
      <style:paragraph-properties fo:margin-bottom="0in"/>
    </style:style>
    <style:style style:name="P288" style:parent-style-name="Normal" style:family="paragraph">
      <style:paragraph-properties fo:margin-bottom="0in"/>
    </style:style>
    <style:style style:name="P289" style:parent-style-name="Normal" style:family="paragraph">
      <style:paragraph-properties fo:margin-bottom="0in"/>
    </style:style>
    <style:style style:name="P290" style:parent-style-name="Normal" style:family="paragraph">
      <style:paragraph-properties fo:margin-bottom="0in"/>
    </style:style>
    <style:style style:name="P291" style:parent-style-name="Normal" style:family="paragraph">
      <style:paragraph-properties fo:margin-bottom="0in"/>
    </style:style>
    <style:style style:name="P292" style:parent-style-name="Normal" style:family="paragraph">
      <style:paragraph-properties fo:margin-bottom="0in"/>
    </style:style>
    <style:style style:name="T293" style:parent-style-name="DefaultParagraphFont" style:family="text">
      <style:text-properties style:font-name-complex="Times New Roman"/>
    </style:style>
    <style:style style:name="T294" style:parent-style-name="DefaultParagraphFont" style:family="text">
      <style:text-properties style:font-name-complex="Times New Roman"/>
    </style:style>
    <style:style style:name="P295" style:parent-style-name="Normal" style:family="paragraph">
      <style:paragraph-properties fo:margin-bottom="0in"/>
    </style:style>
    <style:style style:name="T296" style:parent-style-name="DefaultParagraphFont" style:family="text">
      <style:text-properties style:font-name-complex="Times New Roman"/>
    </style:style>
    <style:style style:name="P297" style:parent-style-name="Normal" style:family="paragraph">
      <style:paragraph-properties fo:margin-bottom="0in"/>
    </style:style>
    <style:style style:name="P298" style:parent-style-name="Normal" style:family="paragraph">
      <style:paragraph-properties fo:margin-bottom="0in"/>
    </style:style>
    <style:style style:name="P299" style:parent-style-name="Normal" style:family="paragraph">
      <style:paragraph-properties fo:margin-bottom="0in"/>
    </style:style>
    <style:style style:name="P300" style:parent-style-name="Normal" style:family="paragraph">
      <style:paragraph-properties fo:margin-bottom="0in"/>
    </style:style>
    <style:style style:name="P301" style:parent-style-name="Normal" style:family="paragraph">
      <style:paragraph-properties fo:margin-bottom="0in"/>
    </style:style>
    <style:style style:name="T302" style:parent-style-name="DefaultParagraphFont" style:family="text">
      <style:text-properties style:font-name-complex="Times New Roman"/>
    </style:style>
    <style:style style:name="P303" style:parent-style-name="Subtitle" style:family="paragraph">
      <style:paragraph-properties fo:margin-bottom="0in"/>
    </style:style>
    <style:style style:name="P304" style:parent-style-name="Normal" style:family="paragraph">
      <style:paragraph-properties fo:margin-bottom="0in"/>
      <style:text-properties style:font-name-complex="Times New Roman"/>
    </style:style>
    <style:style style:name="P305" style:parent-style-name="Normal" style:family="paragraph">
      <style:paragraph-properties fo:margin-bottom="0in"/>
      <style:text-properties style:font-name-complex="Times New Roman"/>
    </style:style>
    <style:style style:name="P306" style:parent-style-name="Normal" style:family="paragraph">
      <style:paragraph-properties fo:margin-bottom="0in"/>
      <style:text-properties style:font-name-complex="Times New Roman"/>
    </style:style>
    <style:style style:name="P307" style:parent-style-name="Normal" style:family="paragraph">
      <style:paragraph-properties fo:margin-bottom="0in"/>
      <style:text-properties style:font-name-complex="Times New Roman"/>
    </style:style>
    <style:style style:name="P308" style:parent-style-name="Normal" style:family="paragraph">
      <style:paragraph-properties fo:margin-bottom="0in"/>
      <style:text-properties style:font-name-complex="Times New Roman"/>
    </style:style>
    <style:style style:name="P309" style:parent-style-name="Normal" style:family="paragraph">
      <style:paragraph-properties fo:margin-bottom="0in"/>
    </style:style>
    <style:style style:name="T310" style:parent-style-name="DefaultParagraphFont" style:family="text">
      <style:text-properties style:font-name-complex="Times New Roman"/>
    </style:style>
    <style:style style:name="P311" style:parent-style-name="Normal" style:family="paragraph">
      <style:paragraph-properties fo:margin-bottom="0in"/>
    </style:style>
    <style:style style:name="P312" style:parent-style-name="Normal" style:family="paragraph">
      <style:paragraph-properties fo:margin-bottom="0in"/>
    </style:style>
    <style:style style:name="P313" style:parent-style-name="Normal" style:family="paragraph">
      <style:paragraph-properties fo:margin-bottom="0in"/>
    </style:style>
    <style:style style:name="P314" style:parent-style-name="Normal" style:family="paragraph">
      <style:paragraph-properties fo:margin-bottom="0in"/>
    </style:style>
    <style:style style:name="P315" style:parent-style-name="Normal" style:family="paragraph">
      <style:paragraph-properties fo:margin-bottom="0in"/>
    </style:style>
    <style:style style:name="P316" style:parent-style-name="Normal" style:family="paragraph">
      <style:paragraph-properties fo:margin-bottom="0in"/>
    </style:style>
    <style:style style:name="T317" style:parent-style-name="DefaultParagraphFont" style:family="text">
      <style:text-properties style:font-name-complex="Times New Roman"/>
    </style:style>
    <style:style style:name="P318" style:parent-style-name="Subtitle" style:family="paragraph">
      <style:paragraph-properties fo:margin-bottom="0in"/>
    </style:style>
    <style:style style:name="P319" style:parent-style-name="Normal" style:family="paragraph">
      <style:paragraph-properties fo:margin-bottom="0in"/>
      <style:text-properties style:font-name-complex="Times New Roman"/>
    </style:style>
    <style:style style:name="P320" style:parent-style-name="Normal" style:family="paragraph">
      <style:paragraph-properties fo:margin-bottom="0in"/>
    </style:style>
    <style:style style:name="T321" style:parent-style-name="DefaultParagraphFont" style:family="text">
      <style:text-properties style:font-name-complex="Times New Roman"/>
    </style:style>
    <style:style style:name="P322" style:parent-style-name="Normal" style:family="paragraph">
      <style:paragraph-properties fo:margin-bottom="0in"/>
    </style:style>
    <style:style style:name="P323" style:parent-style-name="Normal" style:family="paragraph">
      <style:paragraph-properties fo:margin-bottom="0in"/>
    </style:style>
    <style:style style:name="T324" style:parent-style-name="DefaultParagraphFont" style:family="text">
      <style:text-properties style:font-name-complex="Times New Roman"/>
    </style:style>
    <style:style style:name="T325" style:parent-style-name="DefaultParagraphFont" style:family="text">
      <style:text-properties style:font-name-complex="Times New Roman"/>
    </style:style>
    <style:style style:name="T326" style:parent-style-name="DefaultParagraphFont" style:family="text">
      <style:text-properties style:font-name-complex="Times New Roman"/>
    </style:style>
    <style:style style:name="P327" style:parent-style-name="Normal" style:family="paragraph">
      <style:paragraph-properties fo:margin-bottom="0in"/>
    </style:style>
    <style:style style:name="P328" style:parent-style-name="Normal" style:family="paragraph">
      <style:paragraph-properties fo:margin-bottom="0in"/>
    </style:style>
    <style:style style:name="T329" style:parent-style-name="DefaultParagraphFont" style:family="text">
      <style:text-properties style:font-name-complex="Times New Roman"/>
    </style:style>
    <style:style style:name="P330" style:parent-style-name="Normal" style:family="paragraph">
      <style:paragraph-properties fo:margin-bottom="0in"/>
    </style:style>
    <style:style style:name="T331" style:parent-style-name="DefaultParagraphFont" style:family="text">
      <style:text-properties style:font-name-complex="Times New Roman"/>
    </style:style>
    <style:style style:name="T332" style:parent-style-name="DefaultParagraphFont" style:family="text">
      <style:text-properties style:font-name-complex="Times New Roman"/>
    </style:style>
    <style:style style:name="P333" style:parent-style-name="Normal" style:family="paragraph">
      <style:paragraph-properties fo:margin-bottom="0in"/>
    </style:style>
    <style:style style:name="T334" style:parent-style-name="DefaultParagraphFont" style:family="text">
      <style:text-properties style:font-name-complex="Times New Roman"/>
    </style:style>
    <style:style style:name="P335" style:parent-style-name="Normal" style:family="paragraph">
      <style:paragraph-properties fo:margin-bottom="0in"/>
    </style:style>
    <style:style style:name="T336" style:parent-style-name="DefaultParagraphFont" style:family="text">
      <style:text-properties style:font-name-complex="Times New Roman"/>
    </style:style>
    <style:style style:name="T337" style:parent-style-name="DefaultParagraphFont" style:family="text">
      <style:text-properties style:font-name-complex="Times New Roman"/>
    </style:style>
    <style:style style:name="T338" style:parent-style-name="DefaultParagraphFont" style:family="text">
      <style:text-properties style:font-name-complex="Times New Roman"/>
    </style:style>
    <style:style style:name="P339" style:parent-style-name="Normal" style:family="paragraph">
      <style:paragraph-properties fo:margin-bottom="0in"/>
    </style:style>
    <style:style style:name="T340" style:parent-style-name="DefaultParagraphFont" style:family="text">
      <style:text-properties style:font-name-complex="Times New Roman"/>
    </style:style>
    <style:style style:name="T341" style:parent-style-name="DefaultParagraphFont" style:family="text">
      <style:text-properties style:font-name-complex="Times New Roman"/>
    </style:style>
    <style:style style:name="T342" style:parent-style-name="DefaultParagraphFont" style:family="text">
      <style:text-properties style:font-name-complex="Times New Roman"/>
    </style:style>
    <style:style style:name="P343" style:parent-style-name="Normal" style:family="paragraph">
      <style:paragraph-properties fo:margin-bottom="0in"/>
    </style:style>
    <style:style style:name="P344" style:parent-style-name="Normal" style:family="paragraph">
      <style:paragraph-properties fo:margin-bottom="0in"/>
    </style:style>
    <style:style style:name="P345" style:parent-style-name="Normal" style:family="paragraph">
      <style:paragraph-properties fo:margin-bottom="0in"/>
    </style:style>
    <style:style style:name="P346" style:parent-style-name="Normal" style:family="paragraph">
      <style:paragraph-properties fo:margin-bottom="0in"/>
    </style:style>
    <style:style style:name="T347" style:parent-style-name="DefaultParagraphFont" style:family="text">
      <style:text-properties style:font-name-complex="Times New Roman"/>
    </style:style>
    <style:style style:name="P348" style:parent-style-name="Normal" style:family="paragraph">
      <style:paragraph-properties fo:margin-bottom="0in"/>
    </style:style>
    <style:style style:name="T349" style:parent-style-name="DefaultParagraphFont" style:family="text">
      <style:text-properties style:font-name-complex="Times New Roman"/>
    </style:style>
    <style:style style:name="T350" style:parent-style-name="DefaultParagraphFont" style:family="text">
      <style:text-properties style:font-name-complex="Times New Roman"/>
    </style:style>
    <style:style style:name="P351" style:parent-style-name="Normal" style:family="paragraph">
      <style:paragraph-properties fo:margin-bottom="0in"/>
    </style:style>
    <style:style style:name="T352" style:parent-style-name="DefaultParagraphFont" style:family="text">
      <style:text-properties style:font-name-complex="Times New Roman"/>
    </style:style>
    <style:style style:name="P353" style:parent-style-name="Normal" style:family="paragraph">
      <style:paragraph-properties fo:margin-bottom="0in"/>
    </style:style>
    <style:style style:name="T354" style:parent-style-name="DefaultParagraphFont" style:family="text">
      <style:text-properties style:font-name-complex="Times New Roman"/>
    </style:style>
    <style:style style:name="T355" style:parent-style-name="DefaultParagraphFont" style:family="text">
      <style:text-properties style:font-name-complex="Times New Roman"/>
    </style:style>
    <style:style style:name="P356" style:parent-style-name="Normal" style:family="paragraph">
      <style:paragraph-properties fo:margin-bottom="0in"/>
    </style:style>
    <style:style style:name="T357" style:parent-style-name="DefaultParagraphFont" style:family="text">
      <style:text-properties style:font-name-complex="Times New Roman"/>
    </style:style>
    <style:style style:name="T358" style:parent-style-name="DefaultParagraphFont" style:family="text">
      <style:text-properties style:font-name-complex="Times New Roman"/>
    </style:style>
    <style:style style:name="T359" style:parent-style-name="DefaultParagraphFont" style:family="text">
      <style:text-properties style:font-name-complex="Times New Roman"/>
    </style:style>
    <style:style style:name="T360" style:parent-style-name="DefaultParagraphFont" style:family="text">
      <style:text-properties style:font-name-complex="Times New Roman"/>
    </style:style>
    <style:style style:name="P361" style:parent-style-name="Normal" style:family="paragraph">
      <style:paragraph-properties fo:margin-bottom="0in"/>
    </style:style>
    <style:style style:name="T362" style:parent-style-name="DefaultParagraphFont" style:family="text">
      <style:text-properties style:font-name-complex="Times New Roman"/>
    </style:style>
    <style:style style:name="P363" style:parent-style-name="Normal" style:family="paragraph">
      <style:paragraph-properties fo:margin-bottom="0in"/>
    </style:style>
    <style:style style:name="T364" style:parent-style-name="DefaultParagraphFont" style:family="text">
      <style:text-properties style:font-name-complex="Times New Roman"/>
    </style:style>
    <style:style style:name="P365" style:parent-style-name="Subtitle" style:family="paragraph">
      <style:paragraph-properties fo:margin-bottom="0in"/>
    </style:style>
    <style:style style:name="P366" style:parent-style-name="Normal" style:family="paragraph">
      <style:paragraph-properties fo:margin-bottom="0in"/>
      <style:text-properties style:font-name-complex="Times New Roman"/>
    </style:style>
    <style:style style:name="P367" style:parent-style-name="Normal" style:family="paragraph">
      <style:paragraph-properties fo:margin-bottom="0in"/>
      <style:text-properties style:font-name-complex="Times New Roman"/>
    </style:style>
    <style:style style:name="P368" style:parent-style-name="Normal" style:family="paragraph">
      <style:paragraph-properties fo:margin-bottom="0in"/>
    </style:style>
    <style:style style:name="T369" style:parent-style-name="DefaultParagraphFont" style:family="text">
      <style:text-properties style:font-name-complex="Times New Roman"/>
    </style:style>
    <style:style style:name="P370" style:parent-style-name="Normal" style:family="paragraph">
      <style:paragraph-properties fo:margin-bottom="0in"/>
    </style:style>
    <style:style style:name="T371" style:parent-style-name="DefaultParagraphFont" style:family="text">
      <style:text-properties style:font-name-complex="Times New Roman"/>
    </style:style>
    <style:style style:name="T372" style:parent-style-name="DefaultParagraphFont" style:family="text">
      <style:text-properties style:font-name-complex="Times New Roman"/>
    </style:style>
    <style:style style:name="P373" style:parent-style-name="Normal" style:family="paragraph">
      <style:paragraph-properties fo:margin-bottom="0in"/>
    </style:style>
    <style:style style:name="P374" style:parent-style-name="Normal" style:family="paragraph">
      <style:paragraph-properties fo:margin-bottom="0in"/>
    </style:style>
    <style:style style:name="P375" style:parent-style-name="Normal" style:family="paragraph">
      <style:paragraph-properties fo:margin-bottom="0in"/>
    </style:style>
    <style:style style:name="T376" style:parent-style-name="DefaultParagraphFont" style:family="text">
      <style:text-properties style:font-name-complex="Times New Roman"/>
    </style:style>
    <style:style style:name="T377" style:parent-style-name="DefaultParagraphFont" style:family="text">
      <style:text-properties style:font-name-complex="Times New Roman"/>
    </style:style>
    <style:style style:name="P378" style:parent-style-name="Subtitle" style:family="paragraph">
      <style:paragraph-properties fo:margin-bottom="0in"/>
    </style:style>
    <style:style style:name="P379" style:parent-style-name="Normal" style:family="paragraph">
      <style:paragraph-properties fo:margin-bottom="0in"/>
    </style:style>
    <style:style style:name="P380" style:parent-style-name="Normal" style:family="paragraph">
      <style:paragraph-properties fo:margin-bottom="0in"/>
    </style:style>
    <style:style style:name="P381" style:parent-style-name="Normal" style:family="paragraph">
      <style:paragraph-properties fo:margin-bottom="0in"/>
    </style:style>
    <style:style style:name="P382" style:parent-style-name="Normal" style:family="paragraph">
      <style:paragraph-properties fo:margin-bottom="0in"/>
    </style:style>
    <style:style style:name="P383" style:parent-style-name="Normal" style:family="paragraph">
      <style:paragraph-properties fo:margin-bottom="0in"/>
    </style:style>
    <style:style style:name="P384" style:parent-style-name="Normal" style:family="paragraph">
      <style:paragraph-properties fo:margin-bottom="0in"/>
    </style:style>
    <style:style style:name="P385" style:parent-style-name="Normal" style:family="paragraph">
      <style:paragraph-properties fo:margin-bottom="0in"/>
    </style:style>
    <style:style style:name="P386" style:parent-style-name="Normal" style:family="paragraph">
      <style:paragraph-properties fo:margin-bottom="0in"/>
    </style:style>
    <style:style style:name="P387" style:parent-style-name="Normal" style:family="paragraph">
      <style:paragraph-properties fo:margin-bottom="0in"/>
    </style:style>
    <style:style style:name="P388" style:parent-style-name="Normal" style:family="paragraph">
      <style:paragraph-properties fo:margin-bottom="0in"/>
    </style:style>
    <style:style style:name="P389" style:parent-style-name="Normal" style:family="paragraph">
      <style:paragraph-properties fo:margin-bottom="0in"/>
    </style:style>
    <style:style style:name="P390" style:parent-style-name="Normal" style:family="paragraph">
      <style:paragraph-properties fo:margin-bottom="0in"/>
    </style:style>
    <style:style style:name="P391" style:parent-style-name="Normal" style:family="paragraph">
      <style:paragraph-properties fo:margin-bottom="0in"/>
    </style:style>
    <style:style style:name="T392" style:parent-style-name="DefaultParagraphFont" style:family="text">
      <style:text-properties style:font-name-complex="Times New Roman"/>
    </style:style>
    <style:style style:name="T393" style:parent-style-name="DefaultParagraphFont" style:family="text">
      <style:text-properties style:font-name-complex="Times New Roman"/>
    </style:style>
    <style:style style:name="P394" style:parent-style-name="Normal" style:family="paragraph">
      <style:paragraph-properties fo:margin-bottom="0in"/>
    </style:style>
    <style:style style:name="P395" style:parent-style-name="Normal" style:family="paragraph">
      <style:paragraph-properties fo:margin-bottom="0in"/>
    </style:style>
    <style:style style:name="P396" style:parent-style-name="Normal" style:family="paragraph">
      <style:paragraph-properties fo:margin-bottom="0in"/>
    </style:style>
    <style:style style:name="T397" style:parent-style-name="DefaultParagraphFont" style:family="text">
      <style:text-properties style:font-name-complex="Times New Roman"/>
    </style:style>
    <style:style style:name="T398" style:parent-style-name="DefaultParagraphFont" style:family="text">
      <style:text-properties style:font-name-complex="Times New Roman"/>
    </style:style>
    <style:style style:name="P399" style:parent-style-name="Subtitle" style:family="paragraph">
      <style:paragraph-properties fo:margin-bottom="0in"/>
    </style:style>
    <style:style style:name="P400" style:parent-style-name="Normal" style:family="paragraph">
      <style:paragraph-properties fo:margin-bottom="0in"/>
    </style:style>
    <style:style style:name="P401" style:parent-style-name="Normal" style:family="paragraph">
      <style:paragraph-properties fo:margin-bottom="0in"/>
    </style:style>
    <style:style style:name="P402" style:parent-style-name="Normal" style:family="paragraph">
      <style:paragraph-properties fo:margin-bottom="0in"/>
    </style:style>
    <style:style style:name="P403" style:parent-style-name="Normal" style:family="paragraph">
      <style:paragraph-properties fo:margin-bottom="0in"/>
    </style:style>
    <style:style style:name="P404" style:parent-style-name="Normal" style:family="paragraph">
      <style:paragraph-properties fo:margin-bottom="0in"/>
    </style:style>
    <style:style style:name="T405" style:parent-style-name="DefaultParagraphFont" style:family="text">
      <style:text-properties style:font-name-complex="Times New Roman"/>
    </style:style>
    <style:style style:name="P406" style:parent-style-name="Normal" style:family="paragraph">
      <style:paragraph-properties fo:margin-bottom="0in"/>
    </style:style>
    <style:style style:name="P407" style:parent-style-name="Normal" style:family="paragraph">
      <style:paragraph-properties fo:margin-bottom="0in"/>
    </style:style>
    <style:style style:name="P408" style:parent-style-name="Normal" style:family="paragraph">
      <style:paragraph-properties fo:margin-bottom="0in"/>
    </style:style>
    <style:style style:name="T409" style:parent-style-name="DefaultParagraphFont" style:family="text">
      <style:text-properties style:font-name-complex="Times New Roman"/>
    </style:style>
    <style:style style:name="P410" style:parent-style-name="Subtitle" style:family="paragraph">
      <style:paragraph-properties fo:margin-bottom="0in"/>
    </style:style>
    <style:style style:name="P411" style:parent-style-name="Normal" style:family="paragraph">
      <style:paragraph-properties fo:margin-bottom="0in"/>
    </style:style>
    <style:style style:name="P412" style:parent-style-name="Normal" style:family="paragraph">
      <style:paragraph-properties fo:margin-bottom="0in"/>
    </style:style>
    <style:style style:name="P413" style:parent-style-name="Normal" style:family="paragraph">
      <style:paragraph-properties fo:margin-bottom="0in"/>
    </style:style>
    <style:style style:name="P414" style:parent-style-name="Normal" style:family="paragraph">
      <style:paragraph-properties fo:margin-bottom="0in"/>
    </style:style>
    <style:style style:name="P415" style:parent-style-name="Normal" style:family="paragraph">
      <style:paragraph-properties fo:margin-bottom="0in"/>
    </style:style>
    <style:style style:name="T416" style:parent-style-name="DefaultParagraphFont" style:family="text">
      <style:text-properties style:font-name-complex="Times New Roman"/>
    </style:style>
    <style:style style:name="P417" style:parent-style-name="Normal" style:family="paragraph">
      <style:paragraph-properties fo:margin-bottom="0in"/>
    </style:style>
    <style:style style:name="P418" style:parent-style-name="Normal" style:family="paragraph">
      <style:paragraph-properties fo:margin-bottom="0in"/>
    </style:style>
    <style:style style:name="P419" style:parent-style-name="Normal" style:family="paragraph">
      <style:paragraph-properties fo:margin-bottom="0in"/>
    </style:style>
    <style:style style:name="T420" style:parent-style-name="DefaultParagraphFont" style:family="text">
      <style:text-properties style:font-name-complex="Times New Roman"/>
    </style:style>
    <style:style style:name="T421" style:parent-style-name="DefaultParagraphFont" style:family="text">
      <style:text-properties style:font-name-complex="Times New Roman"/>
    </style:style>
    <style:style style:name="P422" style:parent-style-name="Subtitle" style:family="paragraph">
      <style:paragraph-properties fo:margin-bottom="0in"/>
    </style:style>
    <style:style style:name="P423" style:parent-style-name="Normal" style:family="paragraph">
      <style:paragraph-properties fo:margin-bottom="0in"/>
    </style:style>
    <style:style style:name="T424" style:parent-style-name="DefaultParagraphFont" style:family="text">
      <style:text-properties style:font-name-complex="Times New Roman"/>
    </style:style>
    <style:style style:name="P425" style:parent-style-name="Normal" style:family="paragraph">
      <style:paragraph-properties fo:margin-bottom="0in"/>
    </style:style>
    <style:style style:name="P426" style:parent-style-name="Normal" style:family="paragraph">
      <style:paragraph-properties fo:margin-bottom="0in"/>
    </style:style>
    <style:style style:name="P427" style:parent-style-name="Normal" style:family="paragraph">
      <style:paragraph-properties fo:margin-bottom="0in"/>
    </style:style>
    <style:style style:name="P428" style:parent-style-name="Subtitle" style:family="paragraph">
      <style:paragraph-properties fo:margin-bottom="0in"/>
    </style:style>
    <style:style style:name="P429" style:parent-style-name="Normal" style:family="paragraph">
      <style:paragraph-properties fo:margin-bottom="0in"/>
    </style:style>
    <style:style style:name="P430" style:parent-style-name="Normal" style:family="paragraph">
      <style:paragraph-properties fo:margin-bottom="0in"/>
    </style:style>
    <style:style style:name="P431" style:parent-style-name="Normal" style:family="paragraph">
      <style:paragraph-properties fo:margin-bottom="0in"/>
    </style:style>
    <style:style style:name="P432" style:parent-style-name="Normal" style:family="paragraph">
      <style:paragraph-properties fo:margin-bottom="0in"/>
    </style:style>
    <style:style style:name="P433" style:parent-style-name="Normal" style:family="paragraph">
      <style:paragraph-properties fo:margin-bottom="0in"/>
    </style:style>
    <style:style style:name="P434" style:parent-style-name="Normal" style:family="paragraph">
      <style:paragraph-properties fo:margin-bottom="0in"/>
    </style:style>
    <style:style style:name="T435" style:parent-style-name="DefaultParagraphFont" style:family="text">
      <style:text-properties style:font-name-complex="Times New Roman"/>
    </style:style>
    <style:style style:name="T436" style:parent-style-name="DefaultParagraphFont" style:family="text">
      <style:text-properties style:font-name-complex="Times New Roman"/>
    </style:style>
    <style:style style:name="T437" style:parent-style-name="DefaultParagraphFont" style:family="text">
      <style:text-properties style:font-name-complex="Times New Roman"/>
    </style:style>
    <style:style style:name="P438" style:parent-style-name="Subtitle" style:family="paragraph">
      <style:paragraph-properties fo:margin-bottom="0in"/>
    </style:style>
    <style:style style:name="P439" style:parent-style-name="Normal" style:family="paragraph">
      <style:paragraph-properties fo:margin-bottom="0in"/>
      <style:text-properties style:font-name-complex="Times New Roman"/>
    </style:style>
    <style:style style:name="P440" style:parent-style-name="Normal" style:family="paragraph">
      <style:paragraph-properties fo:margin-bottom="0in"/>
    </style:style>
    <style:style style:name="T441" style:parent-style-name="DefaultParagraphFont" style:family="text">
      <style:text-properties style:font-name-complex="Times New Roman"/>
    </style:style>
    <style:style style:name="P442" style:parent-style-name="Normal" style:family="paragraph">
      <style:paragraph-properties fo:margin-bottom="0in"/>
    </style:style>
    <style:style style:name="T443" style:parent-style-name="DefaultParagraphFont" style:family="text">
      <style:text-properties style:font-name-complex="Times New Roman"/>
    </style:style>
    <style:style style:name="P444" style:parent-style-name="Subtitle" style:family="paragraph">
      <style:paragraph-properties fo:margin-bottom="0in"/>
    </style:style>
    <style:style style:name="P445" style:parent-style-name="Normal" style:family="paragraph">
      <style:paragraph-properties fo:margin-bottom="0in"/>
      <style:text-properties style:font-name-complex="Times New Roman"/>
    </style:style>
    <style:style style:name="P446" style:parent-style-name="Normal" style:family="paragraph">
      <style:paragraph-properties fo:margin-bottom="0in"/>
      <style:text-properties style:font-name-complex="Times New Roman"/>
    </style:style>
    <style:style style:name="P447" style:parent-style-name="Normal" style:family="paragraph">
      <style:paragraph-properties fo:margin-bottom="0in"/>
      <style:text-properties style:font-name-complex="Times New Roman"/>
    </style:style>
    <style:style style:name="P448" style:parent-style-name="Normal" style:family="paragraph">
      <style:paragraph-properties fo:margin-bottom="0in"/>
      <style:text-properties style:font-name-complex="Times New Roman"/>
    </style:style>
    <style:style style:name="P449" style:parent-style-name="Normal" style:family="paragraph">
      <style:paragraph-properties fo:margin-bottom="0in"/>
    </style:style>
    <style:style style:name="T450" style:parent-style-name="DefaultParagraphFont" style:family="text">
      <style:text-properties style:font-name-complex="Times New Roman"/>
    </style:style>
    <style:style style:name="P451" style:parent-style-name="Normal" style:family="paragraph">
      <style:paragraph-properties fo:margin-bottom="0in"/>
    </style:style>
    <style:style style:name="T452" style:parent-style-name="DefaultParagraphFont" style:family="text">
      <style:text-properties style:font-name-complex="Times New Roman"/>
    </style:style>
    <style:style style:name="T453" style:parent-style-name="DefaultParagraphFont" style:family="text">
      <style:text-properties style:font-name-complex="Times New Roman"/>
    </style:style>
    <style:style style:name="P454" style:parent-style-name="Normal" style:family="paragraph">
      <style:paragraph-properties fo:margin-bottom="0in"/>
    </style:style>
    <style:style style:name="T455" style:parent-style-name="DefaultParagraphFont" style:family="text">
      <style:text-properties style:font-name-complex="Times New Roman"/>
    </style:style>
    <style:style style:name="T456" style:parent-style-name="DefaultParagraphFont" style:family="text">
      <style:text-properties style:font-name-complex="Times New Roman"/>
    </style:style>
    <style:style style:name="T457" style:parent-style-name="DefaultParagraphFont" style:family="text">
      <style:text-properties style:font-name-complex="Times New Roman"/>
    </style:style>
    <style:style style:name="T458" style:parent-style-name="DefaultParagraphFont" style:family="text">
      <style:text-properties style:font-name-complex="Times New Roman"/>
    </style:style>
    <style:style style:name="T459" style:parent-style-name="DefaultParagraphFont" style:family="text">
      <style:text-properties style:font-name-complex="Times New Roman"/>
    </style:style>
    <style:style style:name="P460" style:parent-style-name="Normal" style:family="paragraph">
      <style:paragraph-properties fo:margin-bottom="0in"/>
    </style:style>
    <style:style style:name="P461" style:parent-style-name="Normal" style:family="paragraph">
      <style:paragraph-properties fo:margin-bottom="0in"/>
      <style:text-properties style:font-name-complex="Times New Roman"/>
    </style:style>
    <style:style style:name="P462" style:parent-style-name="Normal" style:family="paragraph">
      <style:paragraph-properties fo:margin-bottom="0in"/>
    </style:style>
    <style:style style:name="T463" style:parent-style-name="DefaultParagraphFont" style:family="text">
      <style:text-properties style:font-name-complex="Times New Roman"/>
    </style:style>
    <style:style style:name="P464" style:parent-style-name="Normal" style:family="paragraph">
      <style:paragraph-properties fo:margin-bottom="0in"/>
    </style:style>
    <style:style style:name="T465" style:parent-style-name="DefaultParagraphFont" style:family="text">
      <style:text-properties style:font-name-complex="Times New Roman"/>
    </style:style>
    <style:style style:name="P466" style:parent-style-name="Subtitle" style:family="paragraph">
      <style:paragraph-properties fo:margin-bottom="0in"/>
    </style:style>
    <style:style style:name="P467" style:parent-style-name="Normal" style:family="paragraph">
      <style:paragraph-properties fo:margin-bottom="0in"/>
      <style:text-properties style:font-name-complex="Times New Roman"/>
    </style:style>
    <style:style style:name="P468" style:parent-style-name="Normal" style:family="paragraph">
      <style:paragraph-properties fo:margin-bottom="0in"/>
      <style:text-properties style:font-name-complex="Times New Roman"/>
    </style:style>
    <style:style style:name="P469" style:parent-style-name="Normal" style:family="paragraph">
      <style:paragraph-properties fo:margin-bottom="0in"/>
    </style:style>
    <style:style style:name="T470" style:parent-style-name="DefaultParagraphFont" style:family="text">
      <style:text-properties style:font-name-complex="Times New Roman"/>
    </style:style>
    <style:style style:name="P471" style:parent-style-name="Normal" style:family="paragraph">
      <style:paragraph-properties fo:margin-bottom="0in"/>
    </style:style>
    <style:style style:name="T472" style:parent-style-name="DefaultParagraphFont" style:family="text">
      <style:text-properties style:font-name-complex="Times New Roman"/>
    </style:style>
    <style:style style:name="T473" style:parent-style-name="DefaultParagraphFont" style:family="text">
      <style:text-properties style:font-name-complex="Times New Roman"/>
    </style:style>
    <style:style style:name="P474" style:parent-style-name="Normal" style:family="paragraph">
      <style:paragraph-properties fo:margin-bottom="0in"/>
    </style:style>
    <style:style style:name="T475" style:parent-style-name="DefaultParagraphFont" style:family="text">
      <style:text-properties style:font-name-complex="Times New Roman"/>
    </style:style>
    <style:style style:name="T476" style:parent-style-name="DefaultParagraphFont" style:family="text">
      <style:text-properties style:font-name-complex="Times New Roman"/>
    </style:style>
    <style:style style:name="T477" style:parent-style-name="DefaultParagraphFont" style:family="text">
      <style:text-properties style:font-name-complex="Times New Roman"/>
    </style:style>
    <style:style style:name="P478" style:parent-style-name="Subtitle" style:family="paragraph">
      <style:paragraph-properties fo:margin-bottom="0in"/>
    </style:style>
    <style:style style:name="P479" style:parent-style-name="Normal" style:family="paragraph">
      <style:paragraph-properties fo:margin-bottom="0in"/>
      <style:text-properties style:font-name-complex="Times New Roman"/>
    </style:style>
    <style:style style:name="P480" style:parent-style-name="Normal" style:family="paragraph">
      <style:paragraph-properties fo:margin-bottom="0in"/>
    </style:style>
    <style:style style:name="T481" style:parent-style-name="DefaultParagraphFont" style:family="text">
      <style:text-properties style:font-name-complex="Times New Roman"/>
    </style:style>
    <style:style style:name="P482" style:parent-style-name="Normal" style:family="paragraph">
      <style:paragraph-properties fo:margin-bottom="0in"/>
    </style:style>
    <style:style style:name="T483" style:parent-style-name="DefaultParagraphFont" style:family="text">
      <style:text-properties style:font-name-complex="Times New Roman"/>
    </style:style>
    <style:style style:name="P484" style:parent-style-name="Subtitle" style:family="paragraph">
      <style:paragraph-properties fo:margin-bottom="0in"/>
    </style:style>
    <style:style style:name="P485" style:parent-style-name="Normal" style:family="paragraph">
      <style:paragraph-properties fo:margin-bottom="0in"/>
      <style:text-properties style:font-name-complex="Times New Roman"/>
    </style:style>
    <style:style style:name="P486" style:parent-style-name="Normal" style:family="paragraph">
      <style:paragraph-properties fo:margin-bottom="0in"/>
    </style:style>
    <style:style style:name="T487" style:parent-style-name="DefaultParagraphFont" style:family="text">
      <style:text-properties style:font-name-complex="Times New Roman"/>
    </style:style>
    <style:style style:name="P488" style:parent-style-name="Normal" style:family="paragraph">
      <style:paragraph-properties fo:margin-bottom="0in"/>
    </style:style>
    <style:style style:name="T489" style:parent-style-name="DefaultParagraphFont" style:family="text">
      <style:text-properties style:font-name-complex="Times New Roman"/>
    </style:style>
    <style:style style:name="T490" style:parent-style-name="DefaultParagraphFont" style:family="text">
      <style:text-properties style:font-name-complex="Times New Roman"/>
    </style:style>
    <style:style style:name="P491" style:parent-style-name="Normal" style:family="paragraph">
      <style:paragraph-properties fo:margin-bottom="0in"/>
    </style:style>
    <style:style style:name="T492" style:parent-style-name="DefaultParagraphFont" style:family="text">
      <style:text-properties style:font-name-complex="Times New Roman"/>
    </style:style>
    <style:style style:name="T493" style:parent-style-name="DefaultParagraphFont" style:family="text">
      <style:text-properties style:font-name-complex="Times New Roman"/>
    </style:style>
    <style:style style:name="T494" style:parent-style-name="DefaultParagraphFont" style:family="text">
      <style:text-properties style:font-name-complex="Times New Roman"/>
    </style:style>
    <style:style style:name="P495" style:parent-style-name="Subtitle" style:family="paragraph">
      <style:paragraph-properties fo:margin-bottom="0in"/>
    </style:style>
    <style:style style:name="P496" style:parent-style-name="Normal" style:family="paragraph">
      <style:paragraph-properties fo:margin-bottom="0in"/>
      <style:text-properties style:font-name-complex="Times New Roman"/>
    </style:style>
    <style:style style:name="P497" style:parent-style-name="Normal" style:family="paragraph">
      <style:paragraph-properties fo:margin-bottom="0in"/>
    </style:style>
    <style:style style:name="T498" style:parent-style-name="DefaultParagraphFont" style:family="text">
      <style:text-properties style:font-name-complex="Times New Roman"/>
    </style:style>
    <style:style style:name="P499" style:parent-style-name="Normal" style:family="paragraph">
      <style:paragraph-properties fo:margin-bottom="0in"/>
    </style:style>
    <style:style style:name="T500" style:parent-style-name="DefaultParagraphFont" style:family="text">
      <style:text-properties style:font-name-complex="Times New Roman"/>
    </style:style>
    <style:style style:name="P501" style:parent-style-name="Subtitle" style:family="paragraph">
      <style:paragraph-properties fo:margin-bottom="0in"/>
    </style:style>
    <style:style style:name="P502" style:parent-style-name="Normal" style:family="paragraph">
      <style:paragraph-properties fo:margin-bottom="0in"/>
      <style:text-properties style:font-name-complex="Times New Roman"/>
    </style:style>
    <style:style style:name="P503" style:parent-style-name="Normal" style:family="paragraph">
      <style:paragraph-properties fo:margin-bottom="0in"/>
      <style:text-properties style:font-name-complex="Times New Roman"/>
    </style:style>
    <style:style style:name="P504" style:parent-style-name="Normal" style:family="paragraph">
      <style:paragraph-properties fo:margin-bottom="0in"/>
      <style:text-properties style:font-name-complex="Times New Roman"/>
    </style:style>
    <style:style style:name="P505" style:parent-style-name="Normal" style:family="paragraph">
      <style:paragraph-properties fo:margin-bottom="0in"/>
    </style:style>
    <style:style style:name="T506" style:parent-style-name="DefaultParagraphFont" style:family="text">
      <style:text-properties style:font-name-complex="Times New Roman"/>
    </style:style>
    <style:style style:name="T507" style:parent-style-name="DefaultParagraphFont" style:family="text">
      <style:text-properties style:font-name-complex="Times New Roman"/>
    </style:style>
    <style:style style:name="P508" style:parent-style-name="Normal" style:family="paragraph">
      <style:paragraph-properties fo:margin-bottom="0in"/>
    </style:style>
    <style:style style:name="T509" style:parent-style-name="DefaultParagraphFont" style:family="text">
      <style:text-properties style:font-name-complex="Times New Roman"/>
    </style:style>
    <style:style style:name="T510" style:parent-style-name="DefaultParagraphFont" style:family="text">
      <style:text-properties style:font-name-complex="Times New Roman"/>
    </style:style>
    <style:style style:name="P511" style:parent-style-name="Normal" style:family="paragraph">
      <style:paragraph-properties fo:margin-bottom="0in"/>
    </style:style>
    <style:style style:name="T512" style:parent-style-name="DefaultParagraphFont" style:family="text">
      <style:text-properties style:font-name-complex="Times New Roman"/>
    </style:style>
    <style:style style:name="T513" style:parent-style-name="DefaultParagraphFont" style:family="text">
      <style:text-properties style:font-name-complex="Times New Roman"/>
    </style:style>
    <style:style style:name="T514" style:parent-style-name="DefaultParagraphFont" style:family="text">
      <style:text-properties style:font-name-complex="Times New Roman"/>
    </style:style>
    <style:style style:name="P515" style:parent-style-name="Subtitle" style:family="paragraph">
      <style:paragraph-properties fo:margin-bottom="0in"/>
    </style:style>
    <style:style style:name="P516" style:parent-style-name="Normal" style:family="paragraph">
      <style:paragraph-properties fo:margin-bottom="0in"/>
      <style:text-properties style:font-name-complex="Times New Roman"/>
    </style:style>
    <style:style style:name="P517" style:parent-style-name="Normal" style:family="paragraph">
      <style:paragraph-properties fo:margin-bottom="0in"/>
    </style:style>
    <style:style style:name="T518" style:parent-style-name="DefaultParagraphFont" style:family="text">
      <style:text-properties style:font-name-complex="Times New Roman"/>
    </style:style>
    <style:style style:name="P519" style:parent-style-name="Normal" style:family="paragraph">
      <style:paragraph-properties fo:margin-bottom="0in"/>
    </style:style>
    <style:style style:name="T520" style:parent-style-name="DefaultParagraphFont" style:family="text">
      <style:text-properties style:font-name-complex="Times New Roman"/>
    </style:style>
    <style:style style:name="P521" style:parent-style-name="Subtitle" style:family="paragraph">
      <style:paragraph-properties fo:margin-bottom="0in"/>
    </style:style>
    <style:style style:name="P522" style:parent-style-name="Normal" style:family="paragraph">
      <style:paragraph-properties fo:margin-bottom="0in"/>
      <style:text-properties style:font-name-complex="Times New Roman"/>
    </style:style>
    <style:style style:name="P523" style:parent-style-name="Normal" style:family="paragraph">
      <style:paragraph-properties fo:margin-bottom="0in"/>
      <style:text-properties style:font-name-complex="Times New Roman"/>
    </style:style>
    <style:style style:name="P524" style:parent-style-name="Normal" style:family="paragraph">
      <style:paragraph-properties fo:margin-bottom="0in"/>
    </style:style>
    <style:style style:name="T525" style:parent-style-name="DefaultParagraphFont" style:family="text">
      <style:text-properties style:font-name-complex="Times New Roman"/>
    </style:style>
    <style:style style:name="P526" style:parent-style-name="Normal" style:family="paragraph">
      <style:paragraph-properties fo:margin-bottom="0in"/>
    </style:style>
    <style:style style:name="T527" style:parent-style-name="DefaultParagraphFont" style:family="text">
      <style:text-properties style:font-name-complex="Times New Roman"/>
    </style:style>
    <style:style style:name="T528" style:parent-style-name="DefaultParagraphFont" style:family="text">
      <style:text-properties style:font-name-complex="Times New Roman"/>
    </style:style>
    <style:style style:name="P529" style:parent-style-name="Normal" style:family="paragraph">
      <style:paragraph-properties fo:margin-bottom="0in"/>
    </style:style>
    <style:style style:name="T530" style:parent-style-name="DefaultParagraphFont" style:family="text">
      <style:text-properties style:font-name-complex="Times New Roman"/>
    </style:style>
    <style:style style:name="T531" style:parent-style-name="DefaultParagraphFont" style:family="text">
      <style:text-properties style:font-name-complex="Times New Roman"/>
    </style:style>
    <style:style style:name="P532" style:parent-style-name="Normal" style:family="paragraph">
      <style:paragraph-properties fo:margin-bottom="0in"/>
    </style:style>
    <style:style style:name="T533" style:parent-style-name="DefaultParagraphFont" style:family="text">
      <style:text-properties style:font-name-complex="Times New Roman"/>
    </style:style>
    <style:style style:name="P534" style:parent-style-name="Normal" style:family="paragraph">
      <style:paragraph-properties fo:margin-bottom="0in"/>
    </style:style>
    <style:style style:name="T535" style:parent-style-name="DefaultParagraphFont" style:family="text">
      <style:text-properties style:font-name-complex="Times New Roman"/>
    </style:style>
    <style:style style:name="P536" style:parent-style-name="Subtitle" style:family="paragraph">
      <style:paragraph-properties fo:margin-bottom="0in"/>
    </style:style>
    <style:style style:name="P537" style:parent-style-name="Normal" style:family="paragraph">
      <style:paragraph-properties fo:margin-bottom="0in"/>
      <style:text-properties style:font-name-complex="Times New Roman"/>
    </style:style>
    <style:style style:name="P538" style:parent-style-name="Normal" style:family="paragraph">
      <style:paragraph-properties fo:margin-bottom="0in"/>
    </style:style>
    <style:style style:name="T539" style:parent-style-name="DefaultParagraphFont" style:family="text">
      <style:text-properties style:font-name-complex="Times New Roman"/>
    </style:style>
    <style:style style:name="P540" style:parent-style-name="Normal" style:family="paragraph">
      <style:paragraph-properties fo:margin-bottom="0in"/>
    </style:style>
    <style:style style:name="T541" style:parent-style-name="DefaultParagraphFont" style:family="text">
      <style:text-properties style:font-name-complex="Times New Roman"/>
    </style:style>
    <style:style style:name="T542" style:parent-style-name="DefaultParagraphFont" style:family="text">
      <style:text-properties style:font-name-complex="Times New Roman"/>
    </style:style>
    <style:style style:name="P543" style:parent-style-name="Normal" style:family="paragraph">
      <style:paragraph-properties fo:margin-bottom="0in"/>
    </style:style>
    <style:style style:name="P544" style:parent-style-name="Normal" style:family="paragraph">
      <style:paragraph-properties fo:margin-bottom="0in"/>
    </style:style>
    <style:style style:name="P545" style:parent-style-name="Normal" style:family="paragraph">
      <style:paragraph-properties fo:margin-bottom="0in"/>
    </style:style>
    <style:style style:name="P546" style:parent-style-name="Normal" style:family="paragraph">
      <style:paragraph-properties fo:margin-bottom="0in"/>
    </style:style>
    <style:style style:name="T547" style:parent-style-name="DefaultParagraphFont" style:family="text">
      <style:text-properties style:font-name-complex="Times New Roman"/>
    </style:style>
    <style:style style:name="T548" style:parent-style-name="DefaultParagraphFont" style:family="text">
      <style:text-properties style:font-name-complex="Times New Roman"/>
    </style:style>
    <style:style style:name="P549" style:parent-style-name="Normal" style:family="paragraph">
      <style:paragraph-properties fo:margin-bottom="0in" fo:margin-left="3in" fo:text-indent="-2.8in">
        <style:tab-stops/>
      </style:paragraph-properties>
    </style:style>
    <style:style style:name="T550" style:parent-style-name="DefaultParagraphFont" style:family="text">
      <style:text-properties style:font-name-complex="Times New Roman"/>
    </style:style>
    <style:style style:name="T551" style:parent-style-name="DefaultParagraphFont" style:family="text">
      <style:text-properties style:font-name-complex="Times New Roman"/>
    </style:style>
    <style:style style:name="T552" style:parent-style-name="DefaultParagraphFont" style:family="text">
      <style:text-properties style:font-name-complex="Times New Roman"/>
    </style:style>
    <style:style style:name="P553" style:parent-style-name="Normal" style:family="paragraph">
      <style:paragraph-properties fo:margin-bottom="0in"/>
    </style:style>
    <style:style style:name="P554" style:parent-style-name="Normal" style:family="paragraph">
      <style:paragraph-properties fo:margin-bottom="0in"/>
    </style:style>
    <style:style style:name="T555" style:parent-style-name="DefaultParagraphFont" style:family="text">
      <style:text-properties style:font-name-complex="Times New Roman"/>
    </style:style>
    <style:style style:name="T556" style:parent-style-name="DefaultParagraphFont" style:family="text">
      <style:text-properties style:font-name-complex="Times New Roman"/>
    </style:style>
    <style:style style:name="P557" style:parent-style-name="Normal" style:family="paragraph">
      <style:paragraph-properties fo:margin-bottom="0in"/>
    </style:style>
    <style:style style:name="T558" style:parent-style-name="DefaultParagraphFont" style:family="text">
      <style:text-properties style:font-name-complex="Times New Roman"/>
    </style:style>
    <style:style style:name="P559" style:parent-style-name="Normal" style:family="paragraph">
      <style:paragraph-properties fo:margin-bottom="0in"/>
    </style:style>
    <style:style style:name="T560" style:parent-style-name="DefaultParagraphFont" style:family="text">
      <style:text-properties style:font-name-complex="Times New Roman"/>
    </style:style>
    <style:style style:name="P561" style:parent-style-name="Subtitle" style:family="paragraph">
      <style:paragraph-properties fo:margin-bottom="0in"/>
    </style:style>
    <style:style style:name="P562" style:parent-style-name="Normal" style:family="paragraph">
      <style:paragraph-properties fo:margin-bottom="0in"/>
      <style:text-properties style:font-name-complex="Times New Roman"/>
    </style:style>
    <style:style style:name="P563" style:parent-style-name="Normal" style:family="paragraph">
      <style:paragraph-properties fo:margin-bottom="0in"/>
    </style:style>
    <style:style style:name="T564" style:parent-style-name="DefaultParagraphFont" style:family="text">
      <style:text-properties style:font-name-complex="Times New Roman"/>
    </style:style>
    <style:style style:name="P565" style:parent-style-name="Normal" style:family="paragraph">
      <style:paragraph-properties fo:margin-bottom="0in"/>
    </style:style>
    <style:style style:name="T566" style:parent-style-name="DefaultParagraphFont" style:family="text">
      <style:text-properties style:font-name-complex="Times New Roman"/>
    </style:style>
    <style:style style:name="T567" style:parent-style-name="DefaultParagraphFont" style:family="text">
      <style:text-properties style:font-name-complex="Times New Roman"/>
    </style:style>
    <style:style style:name="P568" style:parent-style-name="Normal" style:family="paragraph">
      <style:paragraph-properties fo:margin-bottom="0in"/>
    </style:style>
    <style:style style:name="T569" style:parent-style-name="DefaultParagraphFont" style:family="text">
      <style:text-properties style:font-name-complex="Times New Roman"/>
    </style:style>
    <style:style style:name="T570" style:parent-style-name="DefaultParagraphFont" style:family="text">
      <style:text-properties style:font-name-complex="Times New Roman"/>
    </style:style>
    <style:style style:name="P571" style:parent-style-name="Normal" style:family="paragraph">
      <style:paragraph-properties fo:margin-bottom="0in"/>
    </style:style>
    <style:style style:name="T572" style:parent-style-name="DefaultParagraphFont" style:family="text">
      <style:text-properties style:font-name-complex="Times New Roman"/>
    </style:style>
    <style:style style:name="P573" style:parent-style-name="Normal" style:family="paragraph">
      <style:paragraph-properties fo:margin-bottom="0in"/>
    </style:style>
    <style:style style:name="T574" style:parent-style-name="DefaultParagraphFont" style:family="text">
      <style:text-properties style:font-name-complex="Times New Roman"/>
    </style:style>
    <style:style style:name="T575" style:parent-style-name="DefaultParagraphFont" style:family="text">
      <style:text-properties style:font-name-complex="Times New Roman"/>
    </style:style>
    <style:style style:name="P576" style:parent-style-name="Normal" style:family="paragraph">
      <style:paragraph-properties fo:margin-bottom="0in"/>
    </style:style>
    <style:style style:name="T577" style:parent-style-name="DefaultParagraphFont" style:family="text">
      <style:text-properties style:font-name-complex="Times New Roman"/>
    </style:style>
    <style:style style:name="P578" style:parent-style-name="Normal" style:family="paragraph">
      <style:paragraph-properties fo:margin-bottom="0in"/>
    </style:style>
    <style:style style:name="T579" style:parent-style-name="DefaultParagraphFont" style:family="text">
      <style:text-properties style:font-name-complex="Times New Roman"/>
    </style:style>
    <style:style style:name="T580" style:parent-style-name="DefaultParagraphFont" style:family="text">
      <style:text-properties style:font-name-complex="Times New Roman"/>
    </style:style>
    <style:style style:name="P581" style:parent-style-name="Normal" style:family="paragraph">
      <style:paragraph-properties fo:margin-bottom="0in"/>
    </style:style>
    <style:style style:name="T582" style:parent-style-name="DefaultParagraphFont" style:family="text">
      <style:text-properties style:font-name-complex="Times New Roman"/>
    </style:style>
    <style:style style:name="T583" style:parent-style-name="DefaultParagraphFont" style:family="text">
      <style:text-properties style:font-name-complex="Times New Roman"/>
    </style:style>
    <style:style style:name="T584" style:parent-style-name="DefaultParagraphFont" style:family="text">
      <style:text-properties style:font-name-complex="Times New Roman"/>
    </style:style>
    <style:style style:name="T585" style:parent-style-name="DefaultParagraphFont" style:family="text">
      <style:text-properties style:font-name-complex="Times New Roman"/>
    </style:style>
    <style:style style:name="P586" style:parent-style-name="Normal" style:family="paragraph">
      <style:paragraph-properties fo:margin-bottom="0in"/>
    </style:style>
    <style:style style:name="T587" style:parent-style-name="DefaultParagraphFont" style:family="text">
      <style:text-properties style:font-name-complex="Times New Roman"/>
    </style:style>
    <style:style style:name="P588" style:parent-style-name="Normal" style:family="paragraph">
      <style:paragraph-properties fo:margin-bottom="0in"/>
    </style:style>
    <style:style style:name="T589" style:parent-style-name="DefaultParagraphFont" style:family="text">
      <style:text-properties style:font-name-complex="Times New Roman"/>
    </style:style>
    <style:style style:name="P590" style:parent-style-name="Subtitle" style:family="paragraph">
      <style:paragraph-properties fo:margin-bottom="0in"/>
    </style:style>
    <style:style style:name="P591" style:parent-style-name="Normal" style:family="paragraph">
      <style:paragraph-properties fo:margin-bottom="0in"/>
      <style:text-properties style:font-name-complex="Times New Roman"/>
    </style:style>
    <style:style style:name="P592" style:parent-style-name="Normal" style:family="paragraph">
      <style:paragraph-properties fo:margin-bottom="0in"/>
    </style:style>
    <style:style style:name="T593" style:parent-style-name="DefaultParagraphFont" style:family="text">
      <style:text-properties style:font-name-complex="Times New Roman"/>
    </style:style>
    <style:style style:name="T594" style:parent-style-name="DefaultParagraphFont" style:family="text">
      <style:text-properties style:font-name-complex="Times New Roman"/>
    </style:style>
    <style:style style:name="T595" style:parent-style-name="DefaultParagraphFont" style:family="text">
      <style:text-properties style:font-name-complex="Times New Roman"/>
    </style:style>
    <style:style style:name="P596" style:parent-style-name="Normal" style:family="paragraph">
      <style:paragraph-properties fo:margin-bottom="0in"/>
    </style:style>
    <style:style style:name="T597" style:parent-style-name="DefaultParagraphFont" style:family="text">
      <style:text-properties style:font-name-complex="Times New Roman"/>
    </style:style>
    <style:style style:name="T598" style:parent-style-name="DefaultParagraphFont" style:family="text">
      <style:text-properties style:font-name-complex="Times New Roman"/>
    </style:style>
    <style:style style:name="P599" style:parent-style-name="Normal" style:family="paragraph">
      <style:paragraph-properties fo:margin-bottom="0in"/>
    </style:style>
    <style:style style:name="T600" style:parent-style-name="DefaultParagraphFont" style:family="text">
      <style:text-properties style:font-name-complex="Times New Roman"/>
    </style:style>
    <style:style style:name="T601" style:parent-style-name="DefaultParagraphFont" style:family="text">
      <style:text-properties style:font-name-complex="Times New Roman"/>
    </style:style>
    <style:style style:name="P602" style:parent-style-name="Normal" style:family="paragraph">
      <style:paragraph-properties fo:margin-bottom="0in"/>
    </style:style>
    <style:style style:name="T603" style:parent-style-name="DefaultParagraphFont" style:family="text">
      <style:text-properties style:font-name-complex="Times New Roman"/>
    </style:style>
    <style:style style:name="P604" style:parent-style-name="Normal" style:family="paragraph">
      <style:paragraph-properties fo:margin-bottom="0in"/>
    </style:style>
    <style:style style:name="T605" style:parent-style-name="DefaultParagraphFont" style:family="text">
      <style:text-properties style:font-name-complex="Times New Roman"/>
    </style:style>
    <style:style style:name="T606" style:parent-style-name="DefaultParagraphFont" style:family="text">
      <style:text-properties style:font-name-complex="Times New Roman"/>
    </style:style>
    <style:style style:name="P607" style:parent-style-name="Normal" style:family="paragraph">
      <style:paragraph-properties fo:margin-bottom="0in"/>
    </style:style>
    <style:style style:name="T608" style:parent-style-name="DefaultParagraphFont" style:family="text">
      <style:text-properties style:font-name-complex="Times New Roman"/>
    </style:style>
    <style:style style:name="P609" style:parent-style-name="Normal" style:family="paragraph">
      <style:paragraph-properties fo:margin-bottom="0in"/>
    </style:style>
    <style:style style:name="T610" style:parent-style-name="DefaultParagraphFont" style:family="text">
      <style:text-properties style:font-name-complex="Times New Roman"/>
    </style:style>
    <style:style style:name="T611" style:parent-style-name="DefaultParagraphFont" style:family="text">
      <style:text-properties style:font-name-complex="Times New Roman"/>
    </style:style>
    <style:style style:name="P612" style:parent-style-name="Normal" style:family="paragraph">
      <style:paragraph-properties fo:margin-bottom="0in"/>
    </style:style>
    <style:style style:name="T613" style:parent-style-name="DefaultParagraphFont" style:family="text">
      <style:text-properties style:font-name-complex="Times New Roman"/>
    </style:style>
    <style:style style:name="T614" style:parent-style-name="DefaultParagraphFont" style:family="text">
      <style:text-properties style:font-name-complex="Times New Roman"/>
    </style:style>
    <style:style style:name="T615" style:parent-style-name="DefaultParagraphFont" style:family="text">
      <style:text-properties style:font-name-complex="Times New Roman"/>
    </style:style>
    <style:style style:name="T616" style:parent-style-name="DefaultParagraphFont" style:family="text">
      <style:text-properties style:font-name-complex="Times New Roman"/>
    </style:style>
    <style:style style:name="P617" style:parent-style-name="Normal" style:family="paragraph">
      <style:paragraph-properties fo:margin-bottom="0in"/>
    </style:style>
    <style:style style:name="T618" style:parent-style-name="DefaultParagraphFont" style:family="text">
      <style:text-properties style:font-name-complex="Times New Roman"/>
    </style:style>
    <style:style style:name="P619" style:parent-style-name="Normal" style:family="paragraph">
      <style:paragraph-properties fo:margin-bottom="0in"/>
    </style:style>
    <style:style style:name="T620" style:parent-style-name="DefaultParagraphFont" style:family="text">
      <style:text-properties style:font-name-complex="Times New Roman"/>
    </style:style>
    <style:style style:name="P621" style:parent-style-name="Subtitle" style:family="paragraph">
      <style:paragraph-properties fo:margin-bottom="0in"/>
    </style:style>
    <style:style style:name="P622" style:parent-style-name="Normal" style:family="paragraph">
      <style:paragraph-properties fo:margin-bottom="0in"/>
      <style:text-properties style:font-name-complex="Times New Roman"/>
    </style:style>
    <style:style style:name="P623" style:parent-style-name="Normal" style:family="paragraph">
      <style:paragraph-properties fo:margin-bottom="0in"/>
    </style:style>
    <style:style style:name="T624" style:parent-style-name="DefaultParagraphFont" style:family="text">
      <style:text-properties style:font-name-complex="Times New Roman"/>
    </style:style>
    <style:style style:name="P625" style:parent-style-name="Normal" style:family="paragraph">
      <style:paragraph-properties fo:margin-bottom="0in"/>
    </style:style>
    <style:style style:name="T626" style:parent-style-name="DefaultParagraphFont" style:family="text">
      <style:text-properties style:font-name-complex="Times New Roman"/>
    </style:style>
    <style:style style:name="T627" style:parent-style-name="DefaultParagraphFont" style:family="text">
      <style:text-properties style:font-name-complex="Times New Roman"/>
    </style:style>
    <style:style style:name="P628" style:parent-style-name="Normal" style:family="paragraph">
      <style:paragraph-properties fo:margin-bottom="0in"/>
    </style:style>
    <style:style style:name="T629" style:parent-style-name="DefaultParagraphFont" style:family="text">
      <style:text-properties style:font-name-complex="Times New Roman"/>
    </style:style>
    <style:style style:name="T630" style:parent-style-name="DefaultParagraphFont" style:family="text">
      <style:text-properties style:font-name-complex="Times New Roman"/>
    </style:style>
    <style:style style:name="P631" style:parent-style-name="Normal" style:family="paragraph">
      <style:paragraph-properties fo:margin-bottom="0in"/>
    </style:style>
    <style:style style:name="T632" style:parent-style-name="DefaultParagraphFont" style:family="text">
      <style:text-properties style:font-name-complex="Times New Roman"/>
    </style:style>
    <style:style style:name="P633" style:parent-style-name="Normal" style:family="paragraph">
      <style:paragraph-properties fo:margin-bottom="0in"/>
    </style:style>
    <style:style style:name="T634" style:parent-style-name="DefaultParagraphFont" style:family="text">
      <style:text-properties style:font-name-complex="Times New Roman"/>
    </style:style>
    <style:style style:name="T635" style:parent-style-name="DefaultParagraphFont" style:family="text">
      <style:text-properties style:font-name-complex="Times New Roman"/>
    </style:style>
    <style:style style:name="P636" style:parent-style-name="Subtitle" style:family="paragraph">
      <style:paragraph-properties fo:margin-bottom="0in"/>
    </style:style>
    <style:style style:name="P637" style:parent-style-name="Normal" style:family="paragraph">
      <style:paragraph-properties fo:margin-bottom="0in"/>
      <style:text-properties style:font-name-complex="Times New Roman"/>
    </style:style>
    <style:style style:name="P638" style:parent-style-name="Normal" style:family="paragraph">
      <style:paragraph-properties fo:margin-bottom="0in"/>
      <style:text-properties style:font-name-complex="Times New Roman"/>
    </style:style>
    <style:style style:name="P639" style:parent-style-name="Normal" style:family="paragraph">
      <style:paragraph-properties fo:margin-bottom="0in"/>
      <style:text-properties style:font-name-complex="Times New Roman"/>
    </style:style>
    <style:style style:name="P640" style:parent-style-name="Normal" style:family="paragraph">
      <style:paragraph-properties fo:margin-bottom="0in"/>
      <style:text-properties style:font-name-complex="Times New Roman"/>
    </style:style>
    <style:style style:name="P641" style:parent-style-name="Normal" style:family="paragraph">
      <style:paragraph-properties fo:margin-bottom="0in"/>
      <style:text-properties style:font-name-complex="Times New Roman"/>
    </style:style>
    <style:style style:name="P642" style:parent-style-name="Normal" style:family="paragraph">
      <style:paragraph-properties fo:margin-bottom="0in"/>
      <style:text-properties style:font-name-complex="Times New Roman"/>
    </style:style>
    <style:style style:name="P643" style:parent-style-name="Normal" style:family="paragraph">
      <style:paragraph-properties fo:margin-bottom="0in"/>
    </style:style>
    <style:style style:name="T644" style:parent-style-name="DefaultParagraphFont" style:family="text">
      <style:text-properties style:font-name-complex="Times New Roman"/>
    </style:style>
    <style:style style:name="P645" style:parent-style-name="Normal" style:family="paragraph">
      <style:paragraph-properties fo:margin-bottom="0in"/>
    </style:style>
    <style:style style:name="T646" style:parent-style-name="DefaultParagraphFont" style:family="text">
      <style:text-properties style:font-name-complex="Times New Roman"/>
    </style:style>
    <style:style style:name="T647" style:parent-style-name="DefaultParagraphFont" style:family="text">
      <style:text-properties style:font-name-complex="Times New Roman"/>
    </style:style>
    <style:style style:name="P648" style:parent-style-name="Normal" style:family="paragraph">
      <style:paragraph-properties fo:margin-bottom="0in"/>
    </style:style>
    <style:style style:name="P649" style:parent-style-name="Normal" style:family="paragraph">
      <style:paragraph-properties fo:margin-bottom="0in"/>
    </style:style>
    <style:style style:name="T650" style:parent-style-name="DefaultParagraphFont" style:family="text">
      <style:text-properties style:font-name-complex="Times New Roman"/>
    </style:style>
    <style:style style:name="T651" style:parent-style-name="DefaultParagraphFont" style:family="text">
      <style:text-properties style:font-name-complex="Times New Roman"/>
    </style:style>
    <style:style style:name="T652" style:parent-style-name="DefaultParagraphFont" style:family="text">
      <style:text-properties style:font-name-complex="Times New Roman"/>
    </style:style>
    <style:style style:name="P653" style:parent-style-name="Subtitle" style:family="paragraph">
      <style:paragraph-properties fo:margin-bottom="0in"/>
    </style:style>
    <style:style style:name="P654" style:parent-style-name="Normal" style:family="paragraph">
      <style:paragraph-properties fo:margin-bottom="0in"/>
      <style:text-properties style:font-name-complex="Times New Roman"/>
    </style:style>
    <style:style style:name="P655" style:parent-style-name="Normal" style:family="paragraph">
      <style:paragraph-properties fo:margin-bottom="0in"/>
    </style:style>
    <style:style style:name="T656" style:parent-style-name="DefaultParagraphFont" style:family="text">
      <style:text-properties style:font-name-complex="Times New Roman"/>
    </style:style>
    <style:style style:name="P657" style:parent-style-name="Normal" style:family="paragraph">
      <style:paragraph-properties fo:margin-bottom="0in"/>
    </style:style>
    <style:style style:name="T658" style:parent-style-name="DefaultParagraphFont" style:family="text">
      <style:text-properties style:font-name-complex="Times New Roman"/>
    </style:style>
    <style:style style:name="P659" style:parent-style-name="Subtitle" style:family="paragraph">
      <style:paragraph-properties fo:margin-bottom="0in"/>
    </style:style>
    <style:style style:name="P660" style:parent-style-name="Normal" style:family="paragraph">
      <style:paragraph-properties fo:margin-bottom="0in"/>
      <style:text-properties style:font-name-complex="Times New Roman"/>
    </style:style>
    <style:style style:name="P661" style:parent-style-name="Normal" style:family="paragraph">
      <style:paragraph-properties fo:margin-bottom="0in"/>
      <style:text-properties style:font-name-complex="Times New Roman"/>
    </style:style>
    <style:style style:name="P662" style:parent-style-name="Normal" style:family="paragraph">
      <style:paragraph-properties fo:margin-bottom="0in"/>
    </style:style>
    <style:style style:name="T663" style:parent-style-name="DefaultParagraphFont" style:family="text">
      <style:text-properties style:font-name-complex="Times New Roman"/>
    </style:style>
    <style:style style:name="T664" style:parent-style-name="DefaultParagraphFont" style:family="text">
      <style:text-properties style:font-name-complex="Times New Roman"/>
    </style:style>
    <style:style style:name="T665" style:parent-style-name="DefaultParagraphFont" style:family="text">
      <style:text-properties style:font-name-complex="Times New Roman"/>
    </style:style>
    <style:style style:name="P666" style:parent-style-name="Normal" style:family="paragraph">
      <style:paragraph-properties fo:margin-bottom="0in"/>
    </style:style>
    <style:style style:name="T667" style:parent-style-name="DefaultParagraphFont" style:family="text">
      <style:text-properties style:font-name-complex="Times New Roman"/>
    </style:style>
    <style:style style:name="T668" style:parent-style-name="DefaultParagraphFont" style:family="text">
      <style:text-properties style:font-name-complex="Times New Roman"/>
    </style:style>
    <style:style style:name="P669" style:parent-style-name="Normal" style:family="paragraph">
      <style:paragraph-properties fo:margin-bottom="0in"/>
    </style:style>
    <style:style style:name="P670" style:parent-style-name="Normal" style:family="paragraph">
      <style:paragraph-properties fo:margin-bottom="0in"/>
    </style:style>
    <style:style style:name="P671" style:parent-style-name="Normal" style:family="paragraph">
      <style:paragraph-properties fo:margin-bottom="0in"/>
    </style:style>
    <style:style style:name="T672" style:parent-style-name="DefaultParagraphFont" style:family="text">
      <style:text-properties style:font-name-complex="Times New Roman"/>
    </style:style>
    <style:style style:name="T673" style:parent-style-name="DefaultParagraphFont" style:family="text">
      <style:text-properties style:font-name-complex="Times New Roman"/>
    </style:style>
    <style:style style:name="P674" style:parent-style-name="Subtitle" style:family="paragraph">
      <style:paragraph-properties fo:margin-bottom="0in"/>
    </style:style>
    <style:style style:name="P675" style:parent-style-name="Normal" style:family="paragraph">
      <style:paragraph-properties fo:margin-bottom="0in"/>
    </style:style>
    <style:style style:name="P676" style:parent-style-name="Normal" style:family="paragraph">
      <style:paragraph-properties fo:margin-bottom="0in"/>
    </style:style>
    <style:style style:name="T677" style:parent-style-name="DefaultParagraphFont" style:family="text">
      <style:text-properties style:font-name-complex="Times New Roman"/>
    </style:style>
    <style:style style:name="P678" style:parent-style-name="Normal" style:family="paragraph">
      <style:paragraph-properties fo:margin-bottom="0in"/>
    </style:style>
    <style:style style:name="P679" style:parent-style-name="Normal" style:family="paragraph">
      <style:paragraph-properties fo:margin-bottom="0in"/>
    </style:style>
    <style:style style:name="P680" style:parent-style-name="Normal" style:family="paragraph">
      <style:paragraph-properties fo:margin-bottom="0in"/>
    </style:style>
    <style:style style:name="P681" style:parent-style-name="Normal" style:family="paragraph">
      <style:paragraph-properties fo:margin-bottom="0in"/>
    </style:style>
    <style:style style:name="P682" style:parent-style-name="Normal" style:family="paragraph">
      <style:paragraph-properties fo:margin-bottom="0in"/>
    </style:style>
    <style:style style:name="T683" style:parent-style-name="DefaultParagraphFont" style:family="text">
      <style:text-properties style:font-name-complex="Times New Roman"/>
    </style:style>
    <style:style style:name="P684" style:parent-style-name="Subtitle" style:family="paragraph">
      <style:paragraph-properties fo:margin-bottom="0in"/>
    </style:style>
    <style:style style:name="P685" style:parent-style-name="Normal" style:family="paragraph">
      <style:paragraph-properties fo:margin-bottom="0in"/>
      <style:text-properties style:font-name-complex="Times New Roman"/>
    </style:style>
    <style:style style:name="P686" style:parent-style-name="Normal" style:family="paragraph">
      <style:paragraph-properties fo:margin-bottom="0in"/>
    </style:style>
    <style:style style:name="P687" style:parent-style-name="Normal" style:family="paragraph">
      <style:paragraph-properties fo:margin-bottom="0in"/>
    </style:style>
    <style:style style:name="P688" style:parent-style-name="Normal" style:family="paragraph">
      <style:paragraph-properties fo:margin-bottom="0in"/>
    </style:style>
    <style:style style:name="P689" style:parent-style-name="Normal" style:family="paragraph">
      <style:paragraph-properties fo:margin-bottom="0in"/>
    </style:style>
    <style:style style:name="P690" style:parent-style-name="Normal" style:family="paragraph">
      <style:paragraph-properties fo:margin-bottom="0in"/>
    </style:style>
    <style:style style:name="T691" style:parent-style-name="DefaultParagraphFont" style:family="text">
      <style:text-properties style:font-name-complex="Times New Roman"/>
    </style:style>
    <style:style style:name="T692" style:parent-style-name="DefaultParagraphFont" style:family="text">
      <style:text-properties style:font-name-complex="Times New Roman"/>
    </style:style>
    <style:style style:name="P693" style:parent-style-name="Subtitle" style:family="paragraph">
      <style:paragraph-properties fo:margin-bottom="0in"/>
    </style:style>
    <style:style style:name="P694" style:parent-style-name="Normal" style:family="paragraph">
      <style:paragraph-properties fo:margin-bottom="0in"/>
    </style:style>
    <style:style style:name="P695" style:parent-style-name="Normal" style:family="paragraph">
      <style:paragraph-properties fo:margin-bottom="0in"/>
    </style:style>
    <style:style style:name="P696" style:parent-style-name="Normal" style:family="paragraph">
      <style:paragraph-properties fo:margin-bottom="0in"/>
    </style:style>
    <style:style style:name="P697" style:parent-style-name="Normal" style:family="paragraph">
      <style:paragraph-properties fo:margin-bottom="0in"/>
    </style:style>
    <style:style style:name="P698" style:parent-style-name="Normal" style:family="paragraph">
      <style:paragraph-properties fo:margin-bottom="0in"/>
    </style:style>
    <style:style style:name="P699" style:parent-style-name="Normal" style:family="paragraph">
      <style:paragraph-properties fo:margin-bottom="0in"/>
    </style:style>
    <style:style style:name="P700" style:parent-style-name="Normal" style:family="paragraph">
      <style:paragraph-properties fo:margin-bottom="0in"/>
    </style:style>
    <style:style style:name="P701" style:parent-style-name="Normal" style:family="paragraph">
      <style:paragraph-properties fo:margin-bottom="0in"/>
    </style:style>
    <style:style style:name="P702" style:parent-style-name="Normal" style:family="paragraph">
      <style:paragraph-properties fo:margin-bottom="0in"/>
    </style:style>
    <style:style style:name="P703" style:parent-style-name="Normal" style:family="paragraph">
      <style:paragraph-properties fo:margin-bottom="0in"/>
    </style:style>
    <style:style style:name="P704" style:parent-style-name="Normal" style:family="paragraph">
      <style:paragraph-properties fo:margin-bottom="0in"/>
    </style:style>
    <style:style style:name="P705" style:parent-style-name="Normal" style:family="paragraph">
      <style:paragraph-properties fo:margin-bottom="0in"/>
    </style:style>
    <style:style style:name="T706" style:parent-style-name="DefaultParagraphFont" style:family="text">
      <style:text-properties style:font-name-complex="Times New Roman"/>
    </style:style>
    <style:style style:name="T707" style:parent-style-name="DefaultParagraphFont" style:family="text">
      <style:text-properties style:font-name-complex="Times New Roman"/>
    </style:style>
    <style:style style:name="P708" style:parent-style-name="Normal" style:family="paragraph">
      <style:paragraph-properties fo:margin-bottom="0in"/>
    </style:style>
    <style:style style:name="T709" style:parent-style-name="DefaultParagraphFont" style:family="text">
      <style:text-properties style:font-name-complex="Times New Roman"/>
    </style:style>
    <style:style style:name="T710" style:parent-style-name="DefaultParagraphFont" style:family="text">
      <style:text-properties style:font-name-complex="Times New Roman"/>
    </style:style>
    <style:style style:name="T711" style:parent-style-name="DefaultParagraphFont" style:family="text">
      <style:text-properties style:font-name-complex="Times New Roman"/>
    </style:style>
    <style:style style:name="P712" style:parent-style-name="Subtitle" style:family="paragraph">
      <style:paragraph-properties fo:margin-bottom="0in"/>
    </style:style>
    <style:style style:name="P713" style:parent-style-name="Normal" style:family="paragraph">
      <style:paragraph-properties fo:margin-bottom="0in"/>
      <style:text-properties style:font-name-complex="Times New Roman"/>
    </style:style>
    <style:style style:name="P714" style:parent-style-name="Normal" style:family="paragraph">
      <style:paragraph-properties fo:margin-bottom="0in"/>
    </style:style>
    <style:style style:name="T715" style:parent-style-name="DefaultParagraphFont" style:family="text">
      <style:text-properties style:font-name-complex="Times New Roman"/>
    </style:style>
    <style:style style:name="P716" style:parent-style-name="Normal" style:family="paragraph">
      <style:paragraph-properties fo:margin-bottom="0in"/>
    </style:style>
    <style:style style:name="T717" style:parent-style-name="DefaultParagraphFont" style:family="text">
      <style:text-properties style:font-name-complex="Times New Roman"/>
    </style:style>
    <style:style style:name="T718" style:parent-style-name="DefaultParagraphFont" style:family="text">
      <style:text-properties style:font-name-complex="Times New Roman"/>
    </style:style>
    <style:style style:name="P719" style:parent-style-name="Normal" style:family="paragraph">
      <style:paragraph-properties fo:margin-bottom="0in"/>
    </style:style>
    <style:style style:name="T720" style:parent-style-name="DefaultParagraphFont" style:family="text">
      <style:text-properties style:font-name-complex="Times New Roman"/>
    </style:style>
    <style:style style:name="P721" style:parent-style-name="Normal" style:family="paragraph">
      <style:paragraph-properties fo:margin-bottom="0in"/>
    </style:style>
    <style:style style:name="T722" style:parent-style-name="DefaultParagraphFont" style:family="text">
      <style:text-properties style:font-name-complex="Times New Roman"/>
    </style:style>
    <style:style style:name="T723" style:parent-style-name="DefaultParagraphFont" style:family="text">
      <style:text-properties style:font-name-complex="Times New Roman"/>
    </style:style>
    <style:style style:name="P724" style:parent-style-name="Normal" style:family="paragraph">
      <style:paragraph-properties fo:margin-bottom="0in"/>
    </style:style>
    <style:style style:name="P725" style:parent-style-name="Normal" style:family="paragraph">
      <style:paragraph-properties fo:margin-bottom="0in"/>
    </style:style>
    <style:style style:name="P726" style:parent-style-name="Normal" style:family="paragraph">
      <style:paragraph-properties fo:margin-bottom="0in"/>
    </style:style>
    <style:style style:name="T727" style:parent-style-name="DefaultParagraphFont" style:family="text">
      <style:text-properties style:font-name-complex="Times New Roman"/>
    </style:style>
    <style:style style:name="T728" style:parent-style-name="DefaultParagraphFont" style:family="text">
      <style:text-properties style:font-name-complex="Times New Roman"/>
    </style:style>
    <style:style style:name="P729" style:parent-style-name="Subtitle" style:family="paragraph">
      <style:paragraph-properties fo:margin-bottom="0in"/>
    </style:style>
    <style:style style:name="P730" style:parent-style-name="Normal" style:family="paragraph">
      <style:paragraph-properties fo:margin-bottom="0in"/>
    </style:style>
    <style:style style:name="T731" style:parent-style-name="DefaultParagraphFont" style:family="text">
      <style:text-properties style:font-name-complex="Times New Roman"/>
    </style:style>
    <style:style style:name="P732" style:parent-style-name="Normal" style:family="paragraph">
      <style:paragraph-properties fo:margin-bottom="0in"/>
    </style:style>
    <style:style style:name="P733" style:parent-style-name="Normal" style:family="paragraph">
      <style:paragraph-properties fo:margin-bottom="0in"/>
    </style:style>
    <style:style style:name="P734" style:parent-style-name="Normal" style:family="paragraph">
      <style:paragraph-properties fo:margin-bottom="0in"/>
    </style:style>
    <style:style style:name="T735" style:parent-style-name="DefaultParagraphFont" style:family="text">
      <style:text-properties style:font-name-complex="Times New Roman"/>
    </style:style>
    <style:style style:name="T736" style:parent-style-name="DefaultParagraphFont" style:family="text">
      <style:text-properties style:font-name-complex="Times New Roman"/>
    </style:style>
    <style:style style:name="T737" style:parent-style-name="DefaultParagraphFont" style:family="text">
      <style:text-properties style:font-name-complex="Times New Roman"/>
    </style:style>
    <style:style style:name="P738" style:parent-style-name="Subtitle" style:family="paragraph">
      <style:paragraph-properties fo:margin-bottom="0in"/>
    </style:style>
    <style:style style:name="P739" style:parent-style-name="Normal" style:family="paragraph">
      <style:paragraph-properties fo:margin-bottom="0in"/>
      <style:text-properties style:font-name-complex="Times New Roman"/>
    </style:style>
    <style:style style:name="P740" style:parent-style-name="Normal" style:family="paragraph">
      <style:paragraph-properties fo:margin-bottom="0in"/>
    </style:style>
    <style:style style:name="T741" style:parent-style-name="DefaultParagraphFont" style:family="text">
      <style:text-properties style:font-name-complex="Times New Roman"/>
    </style:style>
    <style:style style:name="P742" style:parent-style-name="Normal" style:family="paragraph">
      <style:paragraph-properties fo:margin-bottom="0in"/>
    </style:style>
    <style:style style:name="T743" style:parent-style-name="DefaultParagraphFont" style:family="text">
      <style:text-properties style:font-name-complex="Times New Roman"/>
    </style:style>
    <style:style style:name="T744" style:parent-style-name="DefaultParagraphFont" style:family="text">
      <style:text-properties style:font-name-complex="Times New Roman"/>
    </style:style>
    <style:style style:name="P745" style:parent-style-name="Normal" style:family="paragraph">
      <style:paragraph-properties fo:margin-bottom="0in"/>
    </style:style>
    <style:style style:name="T746" style:parent-style-name="DefaultParagraphFont" style:family="text">
      <style:text-properties style:font-name-complex="Times New Roman"/>
    </style:style>
    <style:style style:name="P747" style:parent-style-name="Normal" style:family="paragraph">
      <style:paragraph-properties fo:margin-bottom="0in"/>
    </style:style>
    <style:style style:name="T748" style:parent-style-name="DefaultParagraphFont" style:family="text">
      <style:text-properties style:font-name-complex="Times New Roman"/>
    </style:style>
    <style:style style:name="T749" style:parent-style-name="DefaultParagraphFont" style:family="text">
      <style:text-properties style:font-name-complex="Times New Roman"/>
    </style:style>
    <style:style style:name="P750" style:parent-style-name="Normal" style:family="paragraph">
      <style:paragraph-properties fo:margin-bottom="0in"/>
    </style:style>
    <style:style style:name="T751" style:parent-style-name="DefaultParagraphFont" style:family="text">
      <style:text-properties style:font-name-complex="Times New Roman"/>
    </style:style>
    <style:style style:name="T752" style:parent-style-name="DefaultParagraphFont" style:family="text">
      <style:text-properties style:font-name-complex="Times New Roman"/>
    </style:style>
    <style:style style:name="T753" style:parent-style-name="DefaultParagraphFont" style:family="text">
      <style:text-properties style:font-name-complex="Times New Roman"/>
    </style:style>
    <style:style style:name="P754" style:parent-style-name="Subtitle" style:family="paragraph">
      <style:paragraph-properties fo:margin-bottom="0in"/>
    </style:style>
    <style:style style:name="P755" style:parent-style-name="Normal" style:family="paragraph">
      <style:paragraph-properties fo:margin-bottom="0in"/>
      <style:text-properties style:font-name-complex="Times New Roman"/>
    </style:style>
    <style:style style:name="P756" style:parent-style-name="Normal" style:family="paragraph">
      <style:paragraph-properties fo:margin-bottom="0in"/>
    </style:style>
    <style:style style:name="T757" style:parent-style-name="DefaultParagraphFont" style:family="text">
      <style:text-properties style:font-name-complex="Times New Roman"/>
    </style:style>
    <style:style style:name="P758" style:parent-style-name="Normal" style:family="paragraph">
      <style:paragraph-properties fo:margin-bottom="0in"/>
    </style:style>
    <style:style style:name="T759" style:parent-style-name="DefaultParagraphFont" style:family="text">
      <style:text-properties style:font-name-complex="Times New Roman"/>
    </style:style>
    <style:style style:name="P760" style:parent-style-name="Subtitle" style:family="paragraph">
      <style:paragraph-properties fo:margin-bottom="0in"/>
    </style:style>
    <style:style style:name="P761" style:parent-style-name="Normal" style:family="paragraph">
      <style:paragraph-properties fo:margin-bottom="0in"/>
      <style:text-properties style:font-name-complex="Times New Roman"/>
    </style:style>
    <style:style style:name="P762" style:parent-style-name="Normal" style:family="paragraph">
      <style:paragraph-properties fo:margin-bottom="0in"/>
      <style:text-properties style:font-name-complex="Times New Roman"/>
    </style:style>
    <style:style style:name="P763" style:parent-style-name="Normal" style:family="paragraph">
      <style:paragraph-properties fo:margin-bottom="0in"/>
      <style:text-properties style:font-name-complex="Times New Roman"/>
    </style:style>
    <style:style style:name="P764" style:parent-style-name="Normal" style:family="paragraph">
      <style:paragraph-properties fo:margin-bottom="0in"/>
    </style:style>
    <style:style style:name="T765" style:parent-style-name="DefaultParagraphFont" style:family="text">
      <style:text-properties style:font-name-complex="Times New Roman"/>
    </style:style>
    <style:style style:name="P766" style:parent-style-name="Normal" style:family="paragraph">
      <style:paragraph-properties fo:margin-bottom="0in"/>
    </style:style>
    <style:style style:name="T767" style:parent-style-name="DefaultParagraphFont" style:family="text">
      <style:text-properties style:font-name-complex="Times New Roman"/>
    </style:style>
    <style:style style:name="T768" style:parent-style-name="DefaultParagraphFont" style:family="text">
      <style:text-properties style:font-name-complex="Times New Roman"/>
    </style:style>
    <style:style style:name="P769" style:parent-style-name="Normal" style:family="paragraph">
      <style:paragraph-properties fo:margin-bottom="0in"/>
    </style:style>
    <style:style style:name="T770" style:parent-style-name="DefaultParagraphFont" style:family="text">
      <style:text-properties style:font-name-complex="Times New Roman"/>
    </style:style>
    <style:style style:name="T771" style:parent-style-name="DefaultParagraphFont" style:family="text">
      <style:text-properties style:font-name-complex="Times New Roman"/>
    </style:style>
    <style:style style:name="T772" style:parent-style-name="DefaultParagraphFont" style:family="text">
      <style:text-properties style:font-name-complex="Times New Roman"/>
    </style:style>
    <style:style style:name="P773" style:parent-style-name="Subtitle" style:family="paragraph">
      <style:paragraph-properties fo:margin-bottom="0in"/>
    </style:style>
    <style:style style:name="P774" style:parent-style-name="Normal" style:family="paragraph">
      <style:paragraph-properties fo:margin-bottom="0in"/>
      <style:text-properties style:font-name-complex="Times New Roman"/>
    </style:style>
    <style:style style:name="P775" style:parent-style-name="Normal" style:family="paragraph">
      <style:paragraph-properties fo:margin-bottom="0in"/>
    </style:style>
    <style:style style:name="T776" style:parent-style-name="DefaultParagraphFont" style:family="text">
      <style:text-properties style:font-name-complex="Times New Roman"/>
    </style:style>
    <style:style style:name="P777" style:parent-style-name="Normal" style:family="paragraph">
      <style:paragraph-properties fo:margin-bottom="0in"/>
    </style:style>
    <style:style style:name="T778" style:parent-style-name="DefaultParagraphFont" style:family="text">
      <style:text-properties style:font-name-complex="Times New Roman"/>
    </style:style>
    <style:style style:name="P779" style:parent-style-name="Subtitle" style:family="paragraph">
      <style:paragraph-properties fo:margin-bottom="0in"/>
    </style:style>
    <style:style style:name="P780" style:parent-style-name="Normal" style:family="paragraph">
      <style:paragraph-properties fo:margin-bottom="0in"/>
      <style:text-properties style:font-name-complex="Times New Roman"/>
    </style:style>
    <style:style style:name="P781" style:parent-style-name="Normal" style:family="paragraph">
      <style:paragraph-properties fo:margin-bottom="0in"/>
    </style:style>
    <style:style style:name="T782" style:parent-style-name="DefaultParagraphFont" style:family="text">
      <style:text-properties style:font-name-complex="Times New Roman"/>
    </style:style>
    <style:style style:name="P783" style:parent-style-name="Normal" style:family="paragraph">
      <style:paragraph-properties fo:margin-bottom="0in"/>
    </style:style>
    <style:style style:name="T784" style:parent-style-name="DefaultParagraphFont" style:family="text">
      <style:text-properties style:font-name-complex="Times New Roman"/>
    </style:style>
    <style:style style:name="T785" style:parent-style-name="DefaultParagraphFont" style:family="text">
      <style:text-properties style:font-name-complex="Times New Roman"/>
    </style:style>
    <style:style style:name="P786" style:parent-style-name="Normal" style:family="paragraph">
      <style:paragraph-properties fo:margin-bottom="0in"/>
    </style:style>
    <style:style style:name="T787" style:parent-style-name="DefaultParagraphFont" style:family="text">
      <style:text-properties style:font-name-complex="Times New Roman"/>
    </style:style>
    <style:style style:name="T788" style:parent-style-name="DefaultParagraphFont" style:family="text">
      <style:text-properties style:font-name-complex="Times New Roman"/>
    </style:style>
    <style:style style:name="T789" style:parent-style-name="DefaultParagraphFont" style:family="text">
      <style:text-properties style:font-name-complex="Times New Roman"/>
    </style:style>
    <style:style style:name="P790" style:parent-style-name="Subtitle" style:family="paragraph">
      <style:paragraph-properties fo:margin-bottom="0in"/>
    </style:style>
    <style:style style:name="P791" style:parent-style-name="Normal" style:family="paragraph">
      <style:paragraph-properties fo:margin-bottom="0in"/>
      <style:text-properties style:font-name-complex="Times New Roman"/>
    </style:style>
    <style:style style:name="P792" style:parent-style-name="Normal" style:family="paragraph">
      <style:paragraph-properties fo:margin-bottom="0in"/>
    </style:style>
    <style:style style:name="T793" style:parent-style-name="DefaultParagraphFont" style:family="text">
      <style:text-properties style:font-name-complex="Times New Roman"/>
    </style:style>
    <style:style style:name="P794" style:parent-style-name="Normal" style:family="paragraph">
      <style:paragraph-properties fo:margin-bottom="0in"/>
    </style:style>
    <style:style style:name="T795" style:parent-style-name="DefaultParagraphFont" style:family="text">
      <style:text-properties style:font-name-complex="Times New Roman"/>
    </style:style>
    <style:style style:name="P796" style:parent-style-name="Subtitle" style:family="paragraph">
      <style:paragraph-properties fo:margin-bottom="0in"/>
    </style:style>
    <style:style style:name="P797" style:parent-style-name="Normal" style:family="paragraph">
      <style:paragraph-properties fo:margin-bottom="0in"/>
      <style:text-properties style:font-name-complex="Times New Roman"/>
    </style:style>
    <style:style style:name="P798" style:parent-style-name="Normal" style:family="paragraph">
      <style:paragraph-properties fo:margin-bottom="0in"/>
    </style:style>
    <style:style style:name="T799" style:parent-style-name="DefaultParagraphFont" style:family="text">
      <style:text-properties style:font-name-complex="Times New Roman"/>
    </style:style>
    <style:style style:name="P800" style:parent-style-name="Normal" style:family="paragraph">
      <style:paragraph-properties fo:margin-bottom="0in"/>
    </style:style>
    <style:style style:name="T801" style:parent-style-name="DefaultParagraphFont" style:family="text">
      <style:text-properties style:font-name-complex="Times New Roman"/>
    </style:style>
    <style:style style:name="T802" style:parent-style-name="DefaultParagraphFont" style:family="text">
      <style:text-properties style:font-name-complex="Times New Roman"/>
    </style:style>
    <style:style style:name="P803" style:parent-style-name="Normal" style:family="paragraph">
      <style:paragraph-properties fo:margin-bottom="0in"/>
    </style:style>
    <style:style style:name="T804" style:parent-style-name="DefaultParagraphFont" style:family="text">
      <style:text-properties style:font-name-complex="Times New Roman"/>
    </style:style>
    <style:style style:name="T805" style:parent-style-name="DefaultParagraphFont" style:family="text">
      <style:text-properties style:font-name-complex="Times New Roman"/>
    </style:style>
    <style:style style:name="T806" style:parent-style-name="DefaultParagraphFont" style:family="text">
      <style:text-properties style:font-name-complex="Times New Roman"/>
    </style:style>
    <style:style style:name="P807" style:parent-style-name="Subtitle" style:family="paragraph">
      <style:paragraph-properties fo:margin-bottom="0in"/>
    </style:style>
    <style:style style:name="P808" style:parent-style-name="Normal" style:family="paragraph">
      <style:paragraph-properties fo:margin-bottom="0in"/>
      <style:text-properties style:font-name-complex="Times New Roman"/>
    </style:style>
    <style:style style:name="P809" style:parent-style-name="Normal" style:family="paragraph">
      <style:paragraph-properties fo:margin-bottom="0in"/>
    </style:style>
    <style:style style:name="T810" style:parent-style-name="DefaultParagraphFont" style:family="text">
      <style:text-properties style:font-name-complex="Times New Roman"/>
    </style:style>
    <style:style style:name="P811" style:parent-style-name="Normal" style:family="paragraph">
      <style:paragraph-properties fo:margin-bottom="0in"/>
    </style:style>
    <style:style style:name="T812" style:parent-style-name="DefaultParagraphFont" style:family="text">
      <style:text-properties style:font-name-complex="Times New Roman"/>
    </style:style>
    <style:style style:name="P813" style:parent-style-name="Subtitle" style:family="paragraph">
      <style:paragraph-properties fo:margin-bottom="0in"/>
    </style:style>
    <style:style style:name="P814" style:parent-style-name="Normal" style:family="paragraph">
      <style:paragraph-properties fo:margin-bottom="0in"/>
      <style:text-properties style:font-name-complex="Times New Roman"/>
    </style:style>
    <style:style style:name="P815" style:parent-style-name="Normal" style:family="paragraph">
      <style:paragraph-properties fo:margin-bottom="0in"/>
      <style:text-properties style:font-name-complex="Times New Roman"/>
    </style:style>
    <style:style style:name="P816" style:parent-style-name="Normal" style:family="paragraph">
      <style:paragraph-properties fo:margin-bottom="0in"/>
      <style:text-properties style:font-name-complex="Times New Roman"/>
    </style:style>
    <style:style style:name="P817" style:parent-style-name="Normal" style:family="paragraph">
      <style:paragraph-properties fo:margin-bottom="0in"/>
      <style:text-properties style:font-name-complex="Times New Roman"/>
    </style:style>
    <style:style style:name="P818" style:parent-style-name="Normal" style:family="paragraph">
      <style:paragraph-properties fo:margin-bottom="0in"/>
    </style:style>
    <style:style style:name="T819" style:parent-style-name="DefaultParagraphFont" style:family="text">
      <style:text-properties style:font-name-complex="Times New Roman"/>
    </style:style>
    <style:style style:name="P820" style:parent-style-name="Normal" style:family="paragraph">
      <style:paragraph-properties fo:margin-bottom="0in"/>
    </style:style>
    <style:style style:name="T821" style:parent-style-name="DefaultParagraphFont" style:family="text">
      <style:text-properties style:font-name-complex="Times New Roman"/>
    </style:style>
    <style:style style:name="T822" style:parent-style-name="DefaultParagraphFont" style:family="text">
      <style:text-properties style:font-name-complex="Times New Roman"/>
    </style:style>
    <style:style style:name="P823" style:parent-style-name="Normal" style:family="paragraph">
      <style:paragraph-properties fo:margin-bottom="0in"/>
    </style:style>
    <style:style style:name="P824" style:parent-style-name="Normal" style:family="paragraph">
      <style:paragraph-properties fo:margin-bottom="0in"/>
    </style:style>
    <style:style style:name="P825" style:parent-style-name="Normal" style:family="paragraph">
      <style:paragraph-properties fo:margin-bottom="0in"/>
    </style:style>
    <style:style style:name="T826" style:parent-style-name="DefaultParagraphFont" style:family="text">
      <style:text-properties style:font-name-complex="Times New Roman"/>
    </style:style>
    <style:style style:name="P827" style:parent-style-name="Subtitle" style:family="paragraph">
      <style:paragraph-properties fo:margin-bottom="0in"/>
    </style:style>
    <style:style style:name="P828" style:parent-style-name="Normal" style:family="paragraph">
      <style:paragraph-properties fo:margin-bottom="0in"/>
    </style:style>
    <style:style style:name="P829" style:parent-style-name="Normal" style:family="paragraph">
      <style:paragraph-properties fo:margin-bottom="0in"/>
    </style:style>
    <style:style style:name="P830" style:parent-style-name="Normal" style:family="paragraph">
      <style:paragraph-properties fo:margin-bottom="0in"/>
    </style:style>
    <style:style style:name="P831" style:parent-style-name="Normal" style:family="paragraph">
      <style:paragraph-properties fo:margin-bottom="0in"/>
    </style:style>
    <style:style style:name="P832" style:parent-style-name="Normal" style:family="paragraph">
      <style:paragraph-properties fo:margin-bottom="0in"/>
    </style:style>
    <style:style style:name="T833" style:parent-style-name="DefaultParagraphFont" style:family="text">
      <style:text-properties style:font-name-complex="Times New Roman"/>
    </style:style>
    <style:style style:name="P834" style:parent-style-name="Normal" style:family="paragraph">
      <style:paragraph-properties fo:margin-bottom="0in"/>
    </style:style>
    <style:style style:name="P835" style:parent-style-name="Normal" style:family="paragraph">
      <style:paragraph-properties fo:margin-bottom="0in"/>
    </style:style>
    <style:style style:name="P836" style:parent-style-name="Normal" style:family="paragraph">
      <style:paragraph-properties fo:margin-bottom="0in"/>
    </style:style>
    <style:style style:name="T837" style:parent-style-name="DefaultParagraphFont" style:family="text">
      <style:text-properties style:font-name-complex="Times New Roman"/>
    </style:style>
    <style:style style:name="T838" style:parent-style-name="DefaultParagraphFont" style:family="text">
      <style:text-properties style:font-name-complex="Times New Roman"/>
    </style:style>
    <style:style style:name="T839" style:parent-style-name="DefaultParagraphFont" style:family="text">
      <style:text-properties style:font-name-complex="Times New Roman"/>
    </style:style>
    <style:style style:name="P840" style:parent-style-name="Normal" style:family="paragraph">
      <style:paragraph-properties fo:margin-bottom="0in"/>
    </style:style>
    <style:style style:name="T841" style:parent-style-name="DefaultParagraphFont" style:family="text">
      <style:text-properties style:font-name-complex="Times New Roman"/>
    </style:style>
    <style:style style:name="P842" style:parent-style-name="Normal" style:family="paragraph">
      <style:paragraph-properties fo:margin-bottom="0in"/>
    </style:style>
    <style:style style:name="T843" style:parent-style-name="DefaultParagraphFont" style:family="text">
      <style:text-properties style:font-name-complex="Times New Roman"/>
    </style:style>
    <style:style style:name="P844" style:parent-style-name="Subtitle" style:family="paragraph">
      <style:paragraph-properties fo:margin-bottom="0in"/>
    </style:style>
    <style:style style:name="P845" style:parent-style-name="Normal" style:family="paragraph">
      <style:paragraph-properties fo:margin-bottom="0in"/>
      <style:text-properties style:font-name-complex="Times New Roman"/>
    </style:style>
    <style:style style:name="P846" style:parent-style-name="Normal" style:family="paragraph">
      <style:paragraph-properties fo:margin-bottom="0in"/>
    </style:style>
    <style:style style:name="T847" style:parent-style-name="DefaultParagraphFont" style:family="text">
      <style:text-properties style:font-name-complex="Times New Roman"/>
    </style:style>
    <style:style style:name="P848" style:parent-style-name="Normal" style:family="paragraph">
      <style:paragraph-properties fo:margin-bottom="0in"/>
    </style:style>
    <style:style style:name="T849" style:parent-style-name="DefaultParagraphFont" style:family="text">
      <style:text-properties style:font-name-complex="Times New Roman"/>
    </style:style>
    <style:style style:name="T850" style:parent-style-name="DefaultParagraphFont" style:family="text">
      <style:text-properties style:font-name-complex="Times New Roman"/>
    </style:style>
    <style:style style:name="P851" style:parent-style-name="Normal" style:family="paragraph">
      <style:paragraph-properties fo:margin-bottom="0in"/>
    </style:style>
    <style:style style:name="P852" style:parent-style-name="Normal" style:family="paragraph">
      <style:paragraph-properties fo:margin-bottom="0in"/>
    </style:style>
    <style:style style:name="P853" style:parent-style-name="Normal" style:family="paragraph">
      <style:paragraph-properties fo:margin-bottom="0in"/>
    </style:style>
    <style:style style:name="P854" style:parent-style-name="Normal" style:family="paragraph">
      <style:paragraph-properties fo:margin-bottom="0in"/>
    </style:style>
    <style:style style:name="T855" style:parent-style-name="DefaultParagraphFont" style:family="text">
      <style:text-properties style:font-name-complex="Times New Roman"/>
    </style:style>
    <style:style style:name="T856" style:parent-style-name="DefaultParagraphFont" style:family="text">
      <style:text-properties style:font-name-complex="Times New Roman"/>
    </style:style>
    <style:style style:name="P857" style:parent-style-name="Normal" style:family="paragraph">
      <style:paragraph-properties fo:margin-bottom="0in"/>
    </style:style>
    <style:style style:name="T858" style:parent-style-name="DefaultParagraphFont" style:family="text">
      <style:text-properties style:font-name-complex="Times New Roman"/>
    </style:style>
    <style:style style:name="P859" style:parent-style-name="Normal" style:family="paragraph">
      <style:paragraph-properties fo:margin-bottom="0in"/>
    </style:style>
    <style:style style:name="P860" style:parent-style-name="Normal" style:family="paragraph">
      <style:paragraph-properties fo:margin-bottom="0in"/>
    </style:style>
    <style:style style:name="T861" style:parent-style-name="DefaultParagraphFont" style:family="text">
      <style:text-properties style:font-name-complex="Times New Roman"/>
    </style:style>
    <style:style style:name="T862" style:parent-style-name="DefaultParagraphFont" style:family="text">
      <style:text-properties style:font-name-complex="Times New Roman"/>
    </style:style>
    <style:style style:name="T863" style:parent-style-name="DefaultParagraphFont" style:family="text">
      <style:text-properties style:font-name-complex="Times New Roman"/>
    </style:style>
    <style:style style:name="P864" style:parent-style-name="Normal" style:family="paragraph">
      <style:paragraph-properties fo:margin-bottom="0in"/>
    </style:style>
    <style:style style:name="T865" style:parent-style-name="DefaultParagraphFont" style:family="text">
      <style:text-properties style:font-name-complex="Times New Roman"/>
    </style:style>
    <style:style style:name="P866" style:parent-style-name="Normal" style:family="paragraph">
      <style:paragraph-properties fo:margin-bottom="0in"/>
    </style:style>
    <style:style style:name="T867" style:parent-style-name="DefaultParagraphFont" style:family="text">
      <style:text-properties style:font-name-complex="Times New Roman"/>
    </style:style>
    <style:style style:name="P868" style:parent-style-name="Subtitle" style:family="paragraph">
      <style:paragraph-properties fo:margin-bottom="0in"/>
    </style:style>
    <style:style style:name="P869" style:parent-style-name="Normal" style:family="paragraph">
      <style:paragraph-properties fo:margin-bottom="0in"/>
      <style:text-properties style:font-name-complex="Times New Roman"/>
    </style:style>
    <style:style style:name="P870" style:parent-style-name="Normal" style:family="paragraph">
      <style:paragraph-properties fo:margin-bottom="0in"/>
    </style:style>
    <style:style style:name="T871" style:parent-style-name="DefaultParagraphFont" style:family="text">
      <style:text-properties style:font-name-complex="Times New Roman"/>
    </style:style>
    <style:style style:name="P872" style:parent-style-name="Normal" style:family="paragraph">
      <style:paragraph-properties fo:margin-bottom="0in"/>
    </style:style>
    <style:style style:name="T873" style:parent-style-name="DefaultParagraphFont" style:family="text">
      <style:text-properties style:font-name-complex="Times New Roman"/>
    </style:style>
    <style:style style:name="T874" style:parent-style-name="DefaultParagraphFont" style:family="text">
      <style:text-properties style:font-name-complex="Times New Roman"/>
    </style:style>
    <style:style style:name="P875" style:parent-style-name="Normal" style:family="paragraph">
      <style:paragraph-properties fo:margin-bottom="0in"/>
    </style:style>
    <style:style style:name="T876" style:parent-style-name="DefaultParagraphFont" style:family="text">
      <style:text-properties style:font-name-complex="Times New Roman"/>
    </style:style>
    <style:style style:name="T877" style:parent-style-name="DefaultParagraphFont" style:family="text">
      <style:text-properties style:font-name-complex="Times New Roman"/>
    </style:style>
    <style:style style:name="T878" style:parent-style-name="DefaultParagraphFont" style:family="text">
      <style:text-properties style:font-name-complex="Times New Roman"/>
    </style:style>
    <style:style style:name="P879" style:parent-style-name="Normal" style:family="paragraph">
      <style:paragraph-properties fo:margin-bottom="0in"/>
    </style:style>
    <style:style style:name="T880" style:parent-style-name="DefaultParagraphFont" style:family="text">
      <style:text-properties style:font-name-complex="Times New Roman"/>
    </style:style>
    <style:style style:name="P881" style:parent-style-name="Normal" style:family="paragraph">
      <style:paragraph-properties fo:margin-bottom="0in"/>
    </style:style>
    <style:style style:name="T882" style:parent-style-name="DefaultParagraphFont" style:family="text">
      <style:text-properties style:font-name-complex="Times New Roman"/>
    </style:style>
    <style:style style:name="T883" style:parent-style-name="DefaultParagraphFont" style:family="text">
      <style:text-properties style:font-name-complex="Times New Roman"/>
    </style:style>
    <style:style style:name="P884" style:parent-style-name="Normal" style:family="paragraph">
      <style:paragraph-properties fo:margin-bottom="0in"/>
    </style:style>
    <style:style style:name="T885" style:parent-style-name="DefaultParagraphFont" style:family="text">
      <style:text-properties style:font-name-complex="Times New Roman"/>
    </style:style>
    <style:style style:name="P886" style:parent-style-name="Normal" style:family="paragraph">
      <style:paragraph-properties fo:margin-bottom="0in"/>
    </style:style>
    <style:style style:name="T887" style:parent-style-name="DefaultParagraphFont" style:family="text">
      <style:text-properties style:font-name-complex="Times New Roman"/>
    </style:style>
    <style:style style:name="T888" style:parent-style-name="DefaultParagraphFont" style:family="text">
      <style:text-properties style:font-name-complex="Times New Roman"/>
    </style:style>
    <style:style style:name="P889" style:parent-style-name="Normal" style:family="paragraph">
      <style:paragraph-properties fo:margin-bottom="0in"/>
    </style:style>
    <style:style style:name="T890" style:parent-style-name="DefaultParagraphFont" style:family="text">
      <style:text-properties style:font-name-complex="Times New Roman"/>
    </style:style>
    <style:style style:name="T891" style:parent-style-name="DefaultParagraphFont" style:family="text">
      <style:text-properties style:font-name-complex="Times New Roman"/>
    </style:style>
    <style:style style:name="T892" style:parent-style-name="DefaultParagraphFont" style:family="text">
      <style:text-properties style:font-name-complex="Times New Roman"/>
    </style:style>
    <style:style style:name="T893" style:parent-style-name="DefaultParagraphFont" style:family="text">
      <style:text-properties style:font-name-complex="Times New Roman"/>
    </style:style>
    <style:style style:name="P894" style:parent-style-name="Normal" style:family="paragraph">
      <style:paragraph-properties fo:margin-bottom="0in"/>
    </style:style>
    <style:style style:name="T895" style:parent-style-name="DefaultParagraphFont" style:family="text">
      <style:text-properties style:font-name-complex="Times New Roman"/>
    </style:style>
    <style:style style:name="P896" style:parent-style-name="Normal" style:family="paragraph">
      <style:paragraph-properties fo:margin-bottom="0in"/>
    </style:style>
    <style:style style:name="T897" style:parent-style-name="DefaultParagraphFont" style:family="text">
      <style:text-properties style:font-name-complex="Times New Roman"/>
    </style:style>
    <style:style style:name="P898" style:parent-style-name="Subtitle" style:family="paragraph">
      <style:paragraph-properties fo:margin-bottom="0in"/>
    </style:style>
    <style:style style:name="P899" style:parent-style-name="Normal" style:family="paragraph">
      <style:paragraph-properties fo:margin-bottom="0in"/>
      <style:text-properties style:font-name-complex="Times New Roman"/>
    </style:style>
    <style:style style:name="P900" style:parent-style-name="Normal" style:family="paragraph">
      <style:paragraph-properties fo:margin-bottom="0in"/>
    </style:style>
    <style:style style:name="T901" style:parent-style-name="DefaultParagraphFont" style:family="text">
      <style:text-properties style:font-name-complex="Times New Roman"/>
    </style:style>
    <style:style style:name="T902" style:parent-style-name="DefaultParagraphFont" style:family="text">
      <style:text-properties style:font-name-complex="Times New Roman"/>
    </style:style>
    <style:style style:name="T903" style:parent-style-name="DefaultParagraphFont" style:family="text">
      <style:text-properties style:font-name-complex="Times New Roman"/>
    </style:style>
    <style:style style:name="P904" style:parent-style-name="Normal" style:family="paragraph">
      <style:paragraph-properties fo:margin-bottom="0in"/>
    </style:style>
    <style:style style:name="T905" style:parent-style-name="DefaultParagraphFont" style:family="text">
      <style:text-properties style:font-name-complex="Times New Roman"/>
    </style:style>
    <style:style style:name="T906" style:parent-style-name="DefaultParagraphFont" style:family="text">
      <style:text-properties style:font-name-complex="Times New Roman"/>
    </style:style>
    <style:style style:name="P907" style:parent-style-name="Normal" style:family="paragraph">
      <style:paragraph-properties fo:margin-bottom="0in"/>
    </style:style>
    <style:style style:name="T908" style:parent-style-name="DefaultParagraphFont" style:family="text">
      <style:text-properties style:font-name-complex="Times New Roman"/>
    </style:style>
    <style:style style:name="T909" style:parent-style-name="DefaultParagraphFont" style:family="text">
      <style:text-properties style:font-name-complex="Times New Roman"/>
    </style:style>
    <style:style style:name="P910" style:parent-style-name="Normal" style:family="paragraph">
      <style:paragraph-properties fo:margin-bottom="0in"/>
    </style:style>
    <style:style style:name="T911" style:parent-style-name="DefaultParagraphFont" style:family="text">
      <style:text-properties style:font-name-complex="Times New Roman"/>
    </style:style>
    <style:style style:name="P912" style:parent-style-name="Normal" style:family="paragraph">
      <style:paragraph-properties fo:margin-bottom="0in"/>
    </style:style>
    <style:style style:name="T913" style:parent-style-name="DefaultParagraphFont" style:family="text">
      <style:text-properties style:font-name-complex="Times New Roman"/>
    </style:style>
    <style:style style:name="T914" style:parent-style-name="DefaultParagraphFont" style:family="text">
      <style:text-properties style:font-name-complex="Times New Roman"/>
    </style:style>
    <style:style style:name="P915" style:parent-style-name="Normal" style:family="paragraph">
      <style:paragraph-properties fo:margin-bottom="0in"/>
    </style:style>
    <style:style style:name="T916" style:parent-style-name="DefaultParagraphFont" style:family="text">
      <style:text-properties style:font-name-complex="Times New Roman"/>
    </style:style>
    <style:style style:name="P917" style:parent-style-name="Normal" style:family="paragraph">
      <style:paragraph-properties fo:margin-bottom="0in"/>
    </style:style>
    <style:style style:name="T918" style:parent-style-name="DefaultParagraphFont" style:family="text">
      <style:text-properties style:font-name-complex="Times New Roman"/>
    </style:style>
    <style:style style:name="T919" style:parent-style-name="DefaultParagraphFont" style:family="text">
      <style:text-properties style:font-name-complex="Times New Roman"/>
    </style:style>
    <style:style style:name="P920" style:parent-style-name="Normal" style:family="paragraph">
      <style:paragraph-properties fo:margin-bottom="0in"/>
    </style:style>
    <style:style style:name="P921" style:parent-style-name="Normal" style:family="paragraph">
      <style:paragraph-properties fo:margin-bottom="0in"/>
    </style:style>
    <style:style style:name="P922" style:parent-style-name="Normal" style:family="paragraph">
      <style:paragraph-properties fo:margin-bottom="0in"/>
    </style:style>
    <style:style style:name="T923" style:parent-style-name="DefaultParagraphFont" style:family="text">
      <style:text-properties style:font-name-complex="Times New Roman"/>
    </style:style>
    <style:style style:name="T924" style:parent-style-name="DefaultParagraphFont" style:family="text">
      <style:text-properties style:font-name-complex="Times New Roman"/>
    </style:style>
    <style:style style:name="P925" style:parent-style-name="Subtitle" style:family="paragraph">
      <style:paragraph-properties fo:margin-bottom="0in"/>
    </style:style>
    <style:style style:name="P926" style:parent-style-name="Normal" style:family="paragraph">
      <style:paragraph-properties fo:margin-bottom="0in"/>
    </style:style>
    <style:style style:name="P927" style:parent-style-name="Normal" style:family="paragraph">
      <style:paragraph-properties fo:margin-bottom="0in"/>
    </style:style>
    <style:style style:name="P928" style:parent-style-name="Normal" style:family="paragraph">
      <style:paragraph-properties fo:margin-bottom="0in"/>
    </style:style>
    <style:style style:name="P929" style:parent-style-name="Normal" style:family="paragraph">
      <style:paragraph-properties fo:margin-bottom="0in"/>
    </style:style>
    <style:style style:name="P930" style:parent-style-name="Normal" style:family="paragraph">
      <style:paragraph-properties fo:margin-bottom="0in"/>
    </style:style>
    <style:style style:name="P931" style:parent-style-name="Normal" style:family="paragraph">
      <style:paragraph-properties fo:margin-bottom="0in"/>
    </style:style>
    <style:style style:name="P932" style:parent-style-name="Normal" style:family="paragraph">
      <style:paragraph-properties fo:margin-bottom="0in"/>
    </style:style>
    <style:style style:name="P933" style:parent-style-name="Normal" style:family="paragraph">
      <style:paragraph-properties fo:margin-bottom="0in"/>
    </style:style>
    <style:style style:name="P934" style:parent-style-name="Normal" style:family="paragraph">
      <style:paragraph-properties fo:margin-bottom="0in"/>
    </style:style>
    <style:style style:name="P935" style:parent-style-name="Normal" style:family="paragraph">
      <style:paragraph-properties fo:margin-bottom="0in"/>
    </style:style>
    <style:style style:name="P936" style:parent-style-name="Normal" style:family="paragraph">
      <style:paragraph-properties fo:margin-bottom="0in"/>
    </style:style>
    <style:style style:name="P937" style:parent-style-name="Normal" style:family="paragraph">
      <style:paragraph-properties fo:margin-bottom="0in"/>
    </style:style>
    <style:style style:name="P938" style:parent-style-name="Normal" style:family="paragraph">
      <style:paragraph-properties fo:margin-bottom="0in"/>
    </style:style>
    <style:style style:name="P939" style:parent-style-name="Normal" style:family="paragraph">
      <style:paragraph-properties fo:margin-bottom="0in"/>
    </style:style>
    <style:style style:name="P940" style:parent-style-name="Normal" style:family="paragraph">
      <style:paragraph-properties fo:margin-bottom="0in"/>
    </style:style>
    <style:style style:name="P941" style:parent-style-name="Normal" style:family="paragraph">
      <style:paragraph-properties fo:margin-bottom="0in"/>
    </style:style>
    <style:style style:name="P942" style:parent-style-name="Normal" style:family="paragraph">
      <style:paragraph-properties fo:margin-bottom="0in"/>
    </style:style>
    <style:style style:name="T943" style:parent-style-name="DefaultParagraphFont" style:family="text">
      <style:text-properties style:font-name-complex="Times New Roman"/>
    </style:style>
    <style:style style:name="T944" style:parent-style-name="DefaultParagraphFont" style:family="text">
      <style:text-properties style:font-name-complex="Times New Roman"/>
    </style:style>
    <style:style style:name="P945" style:parent-style-name="Normal" style:family="paragraph">
      <style:paragraph-properties fo:margin-bottom="0in"/>
    </style:style>
    <style:style style:name="P946" style:parent-style-name="Normal" style:family="paragraph">
      <style:paragraph-properties fo:margin-bottom="0in"/>
    </style:style>
    <style:style style:name="P947" style:parent-style-name="Normal" style:family="paragraph">
      <style:paragraph-properties fo:margin-bottom="0in"/>
    </style:style>
    <style:style style:name="T948" style:parent-style-name="DefaultParagraphFont" style:family="text">
      <style:text-properties style:font-name-complex="Times New Roman"/>
    </style:style>
    <style:style style:name="T949" style:parent-style-name="DefaultParagraphFont" style:family="text">
      <style:text-properties style:font-name-complex="Times New Roman"/>
    </style:style>
    <style:style style:name="P950" style:parent-style-name="Subtitle" style:family="paragraph">
      <style:paragraph-properties fo:margin-bottom="0in"/>
    </style:style>
    <style:style style:name="P951" style:parent-style-name="Normal" style:family="paragraph">
      <style:paragraph-properties fo:margin-bottom="0in"/>
    </style:style>
    <style:style style:name="P952" style:parent-style-name="Normal" style:family="paragraph">
      <style:paragraph-properties fo:margin-bottom="0in"/>
    </style:style>
    <style:style style:name="P953" style:parent-style-name="Normal" style:family="paragraph">
      <style:paragraph-properties fo:margin-bottom="0in"/>
    </style:style>
    <style:style style:name="P954" style:parent-style-name="Normal" style:family="paragraph">
      <style:paragraph-properties fo:margin-bottom="0in"/>
    </style:style>
    <style:style style:name="P955" style:parent-style-name="Normal" style:family="paragraph">
      <style:paragraph-properties fo:margin-bottom="0in"/>
    </style:style>
    <style:style style:name="P956" style:parent-style-name="Normal" style:family="paragraph">
      <style:paragraph-properties fo:margin-bottom="0in"/>
    </style:style>
    <style:style style:name="P957" style:parent-style-name="Normal" style:family="paragraph">
      <style:paragraph-properties fo:margin-bottom="0in"/>
    </style:style>
    <style:style style:name="P958" style:parent-style-name="Normal" style:family="paragraph">
      <style:paragraph-properties fo:margin-bottom="0in"/>
    </style:style>
    <style:style style:name="P959" style:parent-style-name="Normal" style:family="paragraph">
      <style:paragraph-properties fo:margin-bottom="0in"/>
    </style:style>
    <style:style style:name="P960" style:parent-style-name="Normal" style:family="paragraph">
      <style:paragraph-properties fo:margin-bottom="0in"/>
    </style:style>
    <style:style style:name="P961" style:parent-style-name="Normal" style:family="paragraph">
      <style:paragraph-properties fo:margin-bottom="0in"/>
    </style:style>
    <style:style style:name="P962" style:parent-style-name="Normal" style:family="paragraph">
      <style:paragraph-properties fo:margin-bottom="0in"/>
    </style:style>
    <style:style style:name="P963" style:parent-style-name="Normal" style:family="paragraph">
      <style:paragraph-properties fo:margin-bottom="0in"/>
    </style:style>
    <style:style style:name="P964" style:parent-style-name="Normal" style:family="paragraph">
      <style:paragraph-properties fo:margin-bottom="0in"/>
    </style:style>
    <style:style style:name="P965" style:parent-style-name="Normal" style:family="paragraph">
      <style:paragraph-properties fo:margin-bottom="0in"/>
    </style:style>
    <style:style style:name="P966" style:parent-style-name="Normal" style:family="paragraph">
      <style:paragraph-properties fo:margin-bottom="0in"/>
    </style:style>
    <style:style style:name="P967" style:parent-style-name="Normal" style:family="paragraph">
      <style:paragraph-properties fo:margin-bottom="0in"/>
    </style:style>
    <style:style style:name="T968" style:parent-style-name="DefaultParagraphFont" style:family="text">
      <style:text-properties style:font-name-complex="Times New Roman"/>
    </style:style>
    <style:style style:name="P969" style:parent-style-name="Normal" style:family="paragraph">
      <style:paragraph-properties fo:margin-bottom="0in"/>
    </style:style>
    <style:style style:name="P970" style:parent-style-name="Normal" style:family="paragraph">
      <style:paragraph-properties fo:margin-bottom="0in"/>
    </style:style>
    <style:style style:name="P971" style:parent-style-name="Normal" style:family="paragraph">
      <style:paragraph-properties fo:margin-bottom="0in"/>
    </style:style>
    <style:style style:name="T972" style:parent-style-name="DefaultParagraphFont" style:family="text">
      <style:text-properties style:font-name-complex="Times New Roman"/>
    </style:style>
    <style:style style:name="T973" style:parent-style-name="DefaultParagraphFont" style:family="text">
      <style:text-properties style:font-name-complex="Times New Roman"/>
    </style:style>
    <style:style style:name="P974" style:parent-style-name="Subtitle" style:family="paragraph">
      <style:paragraph-properties fo:margin-bottom="0in"/>
    </style:style>
    <style:style style:name="P975" style:parent-style-name="Normal" style:family="paragraph">
      <style:paragraph-properties fo:margin-bottom="0in"/>
    </style:style>
    <style:style style:name="P976" style:parent-style-name="Normal" style:family="paragraph">
      <style:paragraph-properties fo:margin-bottom="0in"/>
    </style:style>
    <style:style style:name="P977" style:parent-style-name="Normal" style:family="paragraph">
      <style:paragraph-properties fo:margin-bottom="0in"/>
    </style:style>
    <style:style style:name="T978" style:parent-style-name="DefaultParagraphFont" style:family="text">
      <style:text-properties style:font-name-complex="Times New Roman"/>
    </style:style>
    <style:style style:name="T979" style:parent-style-name="DefaultParagraphFont" style:family="text">
      <style:text-properties style:font-name-complex="Times New Roman"/>
    </style:style>
    <style:style style:name="P980" style:parent-style-name="Normal" style:family="paragraph">
      <style:paragraph-properties fo:margin-bottom="0in"/>
    </style:style>
    <style:style style:name="T981" style:parent-style-name="DefaultParagraphFont" style:family="text">
      <style:text-properties style:font-name-complex="Times New Roman"/>
    </style:style>
    <style:style style:name="T982" style:parent-style-name="DefaultParagraphFont" style:family="text">
      <style:text-properties style:font-name-complex="Times New Roman"/>
    </style:style>
    <style:style style:name="T983" style:parent-style-name="DefaultParagraphFont" style:family="text">
      <style:text-properties style:font-name-complex="Times New Roman"/>
    </style:style>
    <style:style style:name="P984" style:parent-style-name="Subtitle" style:family="paragraph">
      <style:paragraph-properties fo:margin-bottom="0in"/>
    </style:style>
    <style:style style:name="P985" style:parent-style-name="Normal" style:family="paragraph">
      <style:paragraph-properties fo:margin-bottom="0in"/>
      <style:text-properties style:font-name-complex="Times New Roman"/>
    </style:style>
    <style:style style:name="P986" style:parent-style-name="Normal" style:family="paragraph">
      <style:paragraph-properties fo:margin-bottom="0in"/>
    </style:style>
    <style:style style:name="T987" style:parent-style-name="DefaultParagraphFont" style:family="text">
      <style:text-properties style:font-name-complex="Times New Roman"/>
    </style:style>
    <style:style style:name="P988" style:parent-style-name="Normal" style:family="paragraph">
      <style:paragraph-properties fo:margin-bottom="0in"/>
    </style:style>
    <style:style style:name="T989" style:parent-style-name="DefaultParagraphFont" style:family="text">
      <style:text-properties style:font-name-complex="Times New Roman"/>
    </style:style>
    <style:style style:name="P990" style:parent-style-name="Subtitle" style:family="paragraph">
      <style:paragraph-properties fo:margin-bottom="0in"/>
    </style:style>
    <style:style style:name="P991" style:parent-style-name="Normal" style:family="paragraph">
      <style:paragraph-properties fo:margin-bottom="0in"/>
      <style:text-properties style:font-name-complex="Times New Roman"/>
    </style:style>
    <style:style style:name="P992" style:parent-style-name="Normal" style:family="paragraph">
      <style:paragraph-properties fo:margin-bottom="0in"/>
      <style:text-properties style:font-name-complex="Times New Roman"/>
    </style:style>
    <style:style style:name="P993" style:parent-style-name="Normal" style:family="paragraph">
      <style:paragraph-properties fo:margin-bottom="0in"/>
    </style:style>
    <style:style style:name="T994" style:parent-style-name="DefaultParagraphFont" style:family="text">
      <style:text-properties style:font-name-complex="Times New Roman"/>
    </style:style>
    <style:style style:name="P995" style:parent-style-name="Normal" style:family="paragraph">
      <style:paragraph-properties fo:margin-bottom="0in"/>
    </style:style>
    <style:style style:name="T996" style:parent-style-name="DefaultParagraphFont" style:family="text">
      <style:text-properties style:font-name-complex="Times New Roman"/>
    </style:style>
    <style:style style:name="T997" style:parent-style-name="DefaultParagraphFont" style:family="text">
      <style:text-properties style:font-name-complex="Times New Roman"/>
    </style:style>
    <style:style style:name="P998" style:parent-style-name="Normal" style:family="paragraph">
      <style:paragraph-properties fo:margin-bottom="0in"/>
    </style:style>
    <style:style style:name="T999" style:parent-style-name="DefaultParagraphFont" style:family="text">
      <style:text-properties style:font-name-complex="Times New Roman"/>
    </style:style>
    <style:style style:name="T1000" style:parent-style-name="DefaultParagraphFont" style:family="text">
      <style:text-properties style:font-name-complex="Times New Roman"/>
    </style:style>
    <style:style style:name="T1001" style:parent-style-name="DefaultParagraphFont" style:family="text">
      <style:text-properties style:font-name-complex="Times New Roman"/>
    </style:style>
    <style:style style:name="P1002" style:parent-style-name="Normal" style:family="paragraph">
      <style:paragraph-properties fo:margin-bottom="0in"/>
    </style:style>
    <style:style style:name="P1003" style:parent-style-name="Normal" style:family="paragraph">
      <style:paragraph-properties fo:margin-bottom="0in"/>
      <style:text-properties style:font-name-complex="Times New Roman"/>
    </style:style>
    <style:style style:name="P1004" style:parent-style-name="Normal" style:family="paragraph">
      <style:paragraph-properties fo:margin-bottom="0in"/>
    </style:style>
    <style:style style:name="T1005" style:parent-style-name="DefaultParagraphFont" style:family="text">
      <style:text-properties style:font-name-complex="Times New Roman"/>
    </style:style>
    <style:style style:name="P1006" style:parent-style-name="Normal" style:family="paragraph">
      <style:paragraph-properties fo:margin-bottom="0in"/>
    </style:style>
    <style:style style:name="T1007" style:parent-style-name="DefaultParagraphFont" style:family="text">
      <style:text-properties style:font-name-complex="Times New Roman"/>
    </style:style>
    <style:style style:name="P1008" style:parent-style-name="Subtitle" style:family="paragraph">
      <style:paragraph-properties fo:margin-bottom="0in"/>
    </style:style>
    <style:style style:name="P1009" style:parent-style-name="Normal" style:family="paragraph">
      <style:paragraph-properties fo:margin-bottom="0in"/>
      <style:text-properties style:font-name-complex="Times New Roman"/>
    </style:style>
    <style:style style:name="P1010" style:parent-style-name="Normal" style:family="paragraph">
      <style:paragraph-properties fo:margin-bottom="0in"/>
    </style:style>
    <style:style style:name="T1011" style:parent-style-name="DefaultParagraphFont" style:family="text">
      <style:text-properties style:font-name-complex="Times New Roman"/>
    </style:style>
    <style:style style:name="P1012" style:parent-style-name="Normal" style:family="paragraph">
      <style:paragraph-properties fo:margin-bottom="0in"/>
    </style:style>
    <style:style style:name="T1013" style:parent-style-name="DefaultParagraphFont" style:family="text">
      <style:text-properties style:font-name-complex="Times New Roman"/>
    </style:style>
    <style:style style:name="T1014" style:parent-style-name="DefaultParagraphFont" style:family="text">
      <style:text-properties style:font-name-complex="Times New Roman"/>
    </style:style>
    <style:style style:name="P1015" style:parent-style-name="Normal" style:family="paragraph">
      <style:paragraph-properties fo:margin-bottom="0in"/>
    </style:style>
    <style:style style:name="T1016" style:parent-style-name="DefaultParagraphFont" style:family="text">
      <style:text-properties style:font-name-complex="Times New Roman"/>
    </style:style>
    <style:style style:name="T1017" style:parent-style-name="DefaultParagraphFont" style:family="text">
      <style:text-properties style:font-name-complex="Times New Roman"/>
    </style:style>
    <style:style style:name="T1018" style:parent-style-name="DefaultParagraphFont" style:family="text">
      <style:text-properties style:font-name-complex="Times New Roman"/>
    </style:style>
    <style:style style:name="P1019" style:parent-style-name="Subtitle" style:family="paragraph">
      <style:paragraph-properties fo:margin-bottom="0in"/>
    </style:style>
    <style:style style:name="P1020" style:parent-style-name="Normal" style:family="paragraph">
      <style:paragraph-properties fo:margin-bottom="0in"/>
      <style:text-properties style:font-name-complex="Times New Roman"/>
    </style:style>
    <style:style style:name="P1021" style:parent-style-name="Normal" style:family="paragraph">
      <style:paragraph-properties fo:margin-bottom="0in"/>
    </style:style>
    <style:style style:name="T1022" style:parent-style-name="DefaultParagraphFont" style:family="text">
      <style:text-properties style:font-name-complex="Times New Roman"/>
    </style:style>
    <style:style style:name="P1023" style:parent-style-name="Normal" style:family="paragraph">
      <style:paragraph-properties fo:margin-bottom="0in"/>
    </style:style>
    <style:style style:name="T1024" style:parent-style-name="DefaultParagraphFont" style:family="text">
      <style:text-properties style:font-name-complex="Times New Roman"/>
    </style:style>
    <style:style style:name="P1025" style:parent-style-name="Subtitle" style:family="paragraph">
      <style:paragraph-properties fo:margin-bottom="0in"/>
    </style:style>
    <style:style style:name="P1026" style:parent-style-name="Normal" style:family="paragraph">
      <style:paragraph-properties fo:margin-bottom="0in"/>
      <style:text-properties style:font-name-complex="Times New Roman"/>
    </style:style>
    <style:style style:name="P1027" style:parent-style-name="Normal" style:family="paragraph">
      <style:paragraph-properties fo:margin-bottom="0in"/>
    </style:style>
    <style:style style:name="T1028" style:parent-style-name="DefaultParagraphFont" style:family="text">
      <style:text-properties style:font-name-complex="Times New Roman"/>
    </style:style>
    <style:style style:name="T1029" style:parent-style-name="DefaultParagraphFont" style:family="text">
      <style:text-properties style:font-name-complex="Times New Roman"/>
    </style:style>
    <style:style style:name="T1030" style:parent-style-name="DefaultParagraphFont" style:family="text">
      <style:text-properties style:font-name-complex="Times New Roman"/>
    </style:style>
    <style:style style:name="T1031" style:parent-style-name="DefaultParagraphFont" style:family="text">
      <style:text-properties style:font-name-complex="Times New Roman"/>
    </style:style>
    <style:style style:name="T1032" style:parent-style-name="DefaultParagraphFont" style:family="text">
      <style:text-properties style:font-name-complex="Times New Roman"/>
    </style:style>
    <style:style style:name="P1033" style:parent-style-name="Normal" style:family="paragraph">
      <style:paragraph-properties fo:margin-bottom="0in"/>
    </style:style>
    <style:style style:name="T1034" style:parent-style-name="DefaultParagraphFont" style:family="text">
      <style:text-properties style:font-name-complex="Times New Roman"/>
    </style:style>
    <style:style style:name="T1035" style:parent-style-name="DefaultParagraphFont" style:family="text">
      <style:text-properties style:font-name-complex="Times New Roman"/>
    </style:style>
    <style:style style:name="P1036" style:parent-style-name="Normal" style:family="paragraph">
      <style:paragraph-properties fo:margin-bottom="0in"/>
    </style:style>
    <style:style style:name="P1037" style:parent-style-name="Normal" style:family="paragraph">
      <style:paragraph-properties fo:margin-bottom="0in"/>
    </style:style>
    <style:style style:name="P1038" style:parent-style-name="Normal" style:family="paragraph">
      <style:paragraph-properties fo:margin-bottom="0in"/>
    </style:style>
    <style:style style:name="T1039" style:parent-style-name="DefaultParagraphFont" style:family="text">
      <style:text-properties style:font-name-complex="Times New Roman"/>
    </style:style>
    <style:style style:name="T1040" style:parent-style-name="DefaultParagraphFont" style:family="text">
      <style:text-properties style:font-name-complex="Times New Roman"/>
    </style:style>
    <style:style style:name="P1041" style:parent-style-name="Subtitle" style:family="paragraph">
      <style:paragraph-properties fo:margin-bottom="0in"/>
    </style:style>
    <style:style style:name="P1042" style:parent-style-name="Normal" style:family="paragraph">
      <style:paragraph-properties fo:margin-bottom="0in"/>
    </style:style>
    <style:style style:name="T1043" style:parent-style-name="DefaultParagraphFont" style:family="text">
      <style:text-properties style:font-name-complex="Times New Roman"/>
    </style:style>
    <style:style style:name="P1044" style:parent-style-name="Normal" style:family="paragraph">
      <style:paragraph-properties fo:margin-bottom="0in"/>
    </style:style>
    <style:style style:name="P1045" style:parent-style-name="Normal" style:family="paragraph">
      <style:paragraph-properties fo:margin-bottom="0in"/>
    </style:style>
    <style:style style:name="P1046" style:parent-style-name="Normal" style:family="paragraph">
      <style:paragraph-properties fo:margin-bottom="0in"/>
    </style:style>
    <style:style style:name="P1047" style:parent-style-name="Normal" style:family="paragraph">
      <style:paragraph-properties fo:margin-bottom="0in"/>
    </style:style>
    <style:style style:name="P1048" style:parent-style-name="Normal" style:family="paragraph">
      <style:paragraph-properties fo:margin-bottom="0in"/>
    </style:style>
    <style:style style:name="T1049" style:parent-style-name="DefaultParagraphFont" style:family="text">
      <style:text-properties style:font-name-complex="Times New Roman"/>
    </style:style>
    <style:style style:name="T1050" style:parent-style-name="DefaultParagraphFont" style:family="text">
      <style:text-properties style:font-name-complex="Times New Roman"/>
    </style:style>
    <style:style style:name="P1051" style:parent-style-name="Subtitle" style:family="paragraph">
      <style:paragraph-properties fo:margin-bottom="0in"/>
    </style:style>
    <style:style style:name="P1052" style:parent-style-name="Normal" style:family="paragraph">
      <style:paragraph-properties fo:margin-bottom="0in"/>
    </style:style>
    <style:style style:name="T1053" style:parent-style-name="DefaultParagraphFont" style:family="text">
      <style:text-properties style:font-name-complex="Times New Roman"/>
    </style:style>
    <style:style style:name="P1054" style:parent-style-name="Normal" style:family="paragraph">
      <style:paragraph-properties fo:margin-bottom="0in"/>
    </style:style>
    <style:style style:name="P1055" style:parent-style-name="Normal" style:family="paragraph">
      <style:paragraph-properties fo:margin-bottom="0in"/>
    </style:style>
    <style:style style:name="P1056" style:parent-style-name="Normal" style:family="paragraph">
      <style:paragraph-properties fo:margin-bottom="0in"/>
    </style:style>
    <style:style style:name="P1057" style:parent-style-name="Normal" style:family="paragraph">
      <style:paragraph-properties fo:margin-bottom="0in"/>
    </style:style>
    <style:style style:name="P1058" style:parent-style-name="Normal" style:family="paragraph">
      <style:paragraph-properties fo:margin-bottom="0in"/>
    </style:style>
    <style:style style:name="T1059" style:parent-style-name="DefaultParagraphFont" style:family="text">
      <style:text-properties style:font-name-complex="Times New Roman"/>
    </style:style>
    <style:style style:name="T1060" style:parent-style-name="DefaultParagraphFont" style:family="text">
      <style:text-properties style:font-name-complex="Times New Roman"/>
    </style:style>
    <style:style style:name="P1061" style:parent-style-name="Subtitle" style:family="paragraph">
      <style:paragraph-properties fo:margin-bottom="0in"/>
    </style:style>
    <style:style style:name="P1062" style:parent-style-name="Normal" style:family="paragraph">
      <style:paragraph-properties fo:margin-bottom="0in"/>
    </style:style>
    <style:style style:name="T1063" style:parent-style-name="DefaultParagraphFont" style:family="text">
      <style:text-properties style:font-name-complex="Times New Roman"/>
    </style:style>
    <style:style style:name="P1064" style:parent-style-name="Normal" style:family="paragraph">
      <style:paragraph-properties fo:margin-bottom="0in"/>
    </style:style>
    <style:style style:name="P1065" style:parent-style-name="Normal" style:family="paragraph">
      <style:paragraph-properties fo:margin-bottom="0in"/>
    </style:style>
    <style:style style:name="P1066" style:parent-style-name="Normal" style:family="paragraph">
      <style:paragraph-properties fo:margin-bottom="0in"/>
    </style:style>
    <style:style style:name="T1067" style:parent-style-name="DefaultParagraphFont" style:family="text">
      <style:text-properties style:font-name-complex="Times New Roman"/>
    </style:style>
    <style:style style:name="T1068" style:parent-style-name="DefaultParagraphFont" style:family="text">
      <style:text-properties style:font-name-complex="Times New Roman"/>
    </style:style>
    <style:style style:name="T1069" style:parent-style-name="DefaultParagraphFont" style:family="text">
      <style:text-properties style:font-name-complex="Times New Roman"/>
    </style:style>
    <style:style style:name="P1070" style:parent-style-name="Subtitle" style:family="paragraph">
      <style:paragraph-properties fo:margin-bottom="0in"/>
    </style:style>
    <style:style style:name="P1071" style:parent-style-name="Normal" style:family="paragraph">
      <style:paragraph-properties fo:margin-bottom="0in"/>
      <style:text-properties style:font-name-complex="Times New Roman"/>
    </style:style>
    <style:style style:name="P1072" style:parent-style-name="Normal" style:family="paragraph">
      <style:paragraph-properties fo:margin-bottom="0in"/>
    </style:style>
    <style:style style:name="T1073" style:parent-style-name="Heading3Char" style:family="text">
      <style:text-properties style:font-name="Calibri" style:font-name-asian="Times New Roman" style:font-name-complex="Times New Roman" fo:font-size="11pt" style:font-size-asian="11pt" style:font-size-complex="11pt"/>
    </style:style>
    <style:style style:name="P1074" style:parent-style-name="Normal" style:family="paragraph">
      <style:paragraph-properties fo:margin-bottom="0in"/>
    </style:style>
    <style:style style:name="T1075" style:parent-style-name="DefaultParagraphFont" style:family="text">
      <style:text-properties style:font-name-complex="Times New Roman"/>
    </style:style>
    <style:style style:name="T1076" style:parent-style-name="DefaultParagraphFont" style:family="text">
      <style:text-properties style:font-name-complex="Times New Roman"/>
    </style:style>
    <style:style style:name="P1077" style:parent-style-name="Normal" style:family="paragraph">
      <style:paragraph-properties fo:margin-bottom="0in"/>
    </style:style>
    <style:style style:name="T1078" style:parent-style-name="DefaultParagraphFont" style:family="text">
      <style:text-properties style:font-name-complex="Times New Roman"/>
    </style:style>
    <style:style style:name="P1079" style:parent-style-name="Normal" style:family="paragraph">
      <style:paragraph-properties fo:margin-bottom="0in"/>
    </style:style>
    <style:style style:name="T1080" style:parent-style-name="DefaultParagraphFont" style:family="text">
      <style:text-properties style:font-name-complex="Times New Roman"/>
    </style:style>
    <style:style style:name="T1081" style:parent-style-name="DefaultParagraphFont" style:family="text">
      <style:text-properties style:font-name-complex="Times New Roman"/>
    </style:style>
    <style:style style:name="P1082" style:parent-style-name="Normal" style:family="paragraph">
      <style:paragraph-properties fo:margin-bottom="0in"/>
    </style:style>
    <style:style style:name="T1083" style:parent-style-name="DefaultParagraphFont" style:family="text">
      <style:text-properties style:font-name-complex="Times New Roman"/>
    </style:style>
    <style:style style:name="T1084" style:parent-style-name="DefaultParagraphFont" style:family="text">
      <style:text-properties style:font-name-complex="Times New Roman"/>
    </style:style>
    <style:style style:name="T1085" style:parent-style-name="DefaultParagraphFont" style:family="text">
      <style:text-properties style:font-name-complex="Times New Roman"/>
    </style:style>
    <style:style style:name="P1086" style:parent-style-name="Subtitle" style:family="paragraph">
      <style:paragraph-properties fo:margin-bottom="0in"/>
    </style:style>
    <style:style style:name="P1087" style:parent-style-name="Normal" style:family="paragraph">
      <style:paragraph-properties fo:margin-bottom="0in"/>
      <style:text-properties style:font-name-complex="Times New Roman"/>
    </style:style>
    <style:style style:name="P1088" style:parent-style-name="Normal" style:family="paragraph">
      <style:paragraph-properties fo:margin-bottom="0in"/>
      <style:text-properties style:font-name-complex="Times New Roman"/>
    </style:style>
    <style:style style:name="P1089" style:parent-style-name="Normal" style:family="paragraph">
      <style:paragraph-properties fo:margin-bottom="0in"/>
    </style:style>
    <style:style style:name="T1090" style:parent-style-name="DefaultParagraphFont" style:family="text">
      <style:text-properties style:font-name-complex="Times New Roman"/>
    </style:style>
    <style:style style:name="P1091" style:parent-style-name="Normal" style:family="paragraph">
      <style:paragraph-properties fo:margin-bottom="0in"/>
    </style:style>
    <style:style style:name="T1092" style:parent-style-name="DefaultParagraphFont" style:family="text">
      <style:text-properties style:font-name-complex="Times New Roman"/>
    </style:style>
    <style:style style:name="T1093" style:parent-style-name="DefaultParagraphFont" style:family="text">
      <style:text-properties style:font-name-complex="Times New Roman"/>
    </style:style>
    <style:style style:name="P1094" style:parent-style-name="Normal" style:family="paragraph">
      <style:paragraph-properties fo:margin-bottom="0in"/>
    </style:style>
    <style:style style:name="T1095" style:parent-style-name="DefaultParagraphFont" style:family="text">
      <style:text-properties style:font-name-complex="Times New Roman"/>
    </style:style>
    <style:style style:name="P1096" style:parent-style-name="Normal" style:family="paragraph">
      <style:paragraph-properties fo:margin-bottom="0in"/>
    </style:style>
    <style:style style:name="T1097" style:parent-style-name="DefaultParagraphFont" style:family="text">
      <style:text-properties style:font-name-complex="Times New Roman"/>
    </style:style>
    <style:style style:name="P1098" style:parent-style-name="Normal" style:family="paragraph">
      <style:paragraph-properties fo:margin-bottom="0in"/>
    </style:style>
    <style:style style:name="T1099" style:parent-style-name="DefaultParagraphFont" style:family="text">
      <style:text-properties style:font-name-complex="Times New Roman"/>
    </style:style>
    <style:style style:name="T1100" style:parent-style-name="DefaultParagraphFont" style:family="text">
      <style:text-properties style:font-name-complex="Times New Roman"/>
    </style:style>
    <style:style style:name="T1101" style:parent-style-name="DefaultParagraphFont" style:family="text">
      <style:text-properties style:font-name-complex="Times New Roman"/>
    </style:style>
    <style:style style:name="P1102" style:parent-style-name="Subtitle" style:family="paragraph">
      <style:paragraph-properties fo:margin-bottom="0in"/>
    </style:style>
    <style:style style:name="P1103" style:parent-style-name="Normal" style:family="paragraph">
      <style:paragraph-properties fo:margin-bottom="0in"/>
      <style:text-properties style:font-name-complex="Times New Roman"/>
    </style:style>
    <style:style style:name="P1104" style:parent-style-name="Normal" style:family="paragraph">
      <style:paragraph-properties fo:margin-bottom="0in"/>
    </style:style>
    <style:style style:name="T1105" style:parent-style-name="DefaultParagraphFont" style:family="text">
      <style:text-properties style:font-name-complex="Times New Roman"/>
    </style:style>
    <style:style style:name="P1106" style:parent-style-name="Normal" style:family="paragraph">
      <style:paragraph-properties fo:margin-bottom="0in"/>
    </style:style>
    <style:style style:name="T1107" style:parent-style-name="DefaultParagraphFont" style:family="text">
      <style:text-properties style:font-name-complex="Times New Roman"/>
    </style:style>
    <style:style style:name="T1108" style:parent-style-name="DefaultParagraphFont" style:family="text">
      <style:text-properties style:font-name-complex="Times New Roman"/>
    </style:style>
    <style:style style:name="P1109" style:parent-style-name="Normal" style:family="paragraph">
      <style:paragraph-properties fo:margin-bottom="0in"/>
    </style:style>
    <style:style style:name="T1110" style:parent-style-name="DefaultParagraphFont" style:family="text">
      <style:text-properties style:font-name-complex="Times New Roman"/>
    </style:style>
    <style:style style:name="P1111" style:parent-style-name="Normal" style:family="paragraph">
      <style:paragraph-properties fo:margin-bottom="0in"/>
    </style:style>
    <style:style style:name="T1112" style:parent-style-name="DefaultParagraphFont" style:family="text">
      <style:text-properties style:font-name-complex="Times New Roman"/>
    </style:style>
    <style:style style:name="P1113" style:parent-style-name="Normal" style:family="paragraph">
      <style:paragraph-properties fo:margin-bottom="0in"/>
    </style:style>
    <style:style style:name="T1114" style:parent-style-name="DefaultParagraphFont" style:family="text">
      <style:text-properties style:font-name-complex="Times New Roman"/>
    </style:style>
    <style:style style:name="T1115" style:parent-style-name="DefaultParagraphFont" style:family="text">
      <style:text-properties style:font-name-complex="Times New Roman"/>
    </style:style>
    <style:style style:name="T1116" style:parent-style-name="DefaultParagraphFont" style:family="text">
      <style:text-properties style:font-name-complex="Times New Roman"/>
    </style:style>
    <style:style style:name="P1117" style:parent-style-name="Subtitle" style:family="paragraph">
      <style:paragraph-properties fo:margin-bottom="0in"/>
    </style:style>
    <style:style style:name="P1118" style:parent-style-name="Normal" style:family="paragraph">
      <style:paragraph-properties fo:margin-bottom="0in"/>
      <style:text-properties style:font-name-complex="Times New Roman"/>
    </style:style>
    <style:style style:name="P1119" style:parent-style-name="Normal" style:family="paragraph">
      <style:paragraph-properties fo:margin-bottom="0in"/>
      <style:text-properties style:font-name-complex="Times New Roman"/>
    </style:style>
    <style:style style:name="P1120" style:parent-style-name="Normal" style:family="paragraph">
      <style:paragraph-properties fo:margin-bottom="0in"/>
      <style:text-properties style:font-name-complex="Times New Roman"/>
    </style:style>
    <style:style style:name="P1121" style:parent-style-name="Normal" style:family="paragraph">
      <style:paragraph-properties fo:margin-bottom="0in"/>
    </style:style>
    <style:style style:name="T1122" style:parent-style-name="DefaultParagraphFont" style:family="text">
      <style:text-properties style:font-name-complex="Times New Roman"/>
    </style:style>
    <style:style style:name="P1123" style:parent-style-name="Normal" style:family="paragraph">
      <style:paragraph-properties fo:margin-bottom="0in"/>
    </style:style>
    <style:style style:name="T1124" style:parent-style-name="DefaultParagraphFont" style:family="text">
      <style:text-properties style:font-name-complex="Times New Roman"/>
    </style:style>
    <style:style style:name="T1125" style:parent-style-name="DefaultParagraphFont" style:family="text">
      <style:text-properties style:font-name-complex="Times New Roman"/>
    </style:style>
    <style:style style:name="P1126" style:parent-style-name="Normal" style:family="paragraph">
      <style:paragraph-properties fo:margin-bottom="0in"/>
    </style:style>
    <style:style style:name="T1127" style:parent-style-name="DefaultParagraphFont" style:family="text">
      <style:text-properties style:font-name-complex="Times New Roman"/>
    </style:style>
    <style:style style:name="T1128" style:parent-style-name="DefaultParagraphFont" style:family="text">
      <style:text-properties style:font-name-complex="Times New Roman"/>
    </style:style>
    <style:style style:name="P1129" style:parent-style-name="Normal" style:family="paragraph">
      <style:paragraph-properties fo:margin-bottom="0in"/>
    </style:style>
    <style:style style:name="T1130" style:parent-style-name="DefaultParagraphFont" style:family="text">
      <style:text-properties style:font-name-complex="Times New Roman"/>
    </style:style>
    <style:style style:name="T1131" style:parent-style-name="DefaultParagraphFont" style:family="text">
      <style:text-properties style:font-name-complex="Times New Roman"/>
    </style:style>
    <style:style style:name="P1132" style:parent-style-name="Normal" style:family="paragraph">
      <style:paragraph-properties fo:margin-bottom="0in"/>
    </style:style>
    <style:style style:name="T1133" style:parent-style-name="DefaultParagraphFont" style:family="text">
      <style:text-properties style:font-name-complex="Times New Roman"/>
    </style:style>
    <style:style style:name="T1134" style:parent-style-name="DefaultParagraphFont" style:family="text">
      <style:text-properties style:font-name-complex="Times New Roman"/>
    </style:style>
    <style:style style:name="T1135" style:parent-style-name="DefaultParagraphFont" style:family="text">
      <style:text-properties style:font-name-complex="Times New Roman"/>
    </style:style>
    <style:style style:name="P1136" style:parent-style-name="Subtitle" style:family="paragraph">
      <style:paragraph-properties fo:margin-bottom="0in"/>
    </style:style>
    <style:style style:name="P1137" style:parent-style-name="Normal" style:family="paragraph">
      <style:paragraph-properties fo:margin-bottom="0in"/>
      <style:text-properties style:font-name-complex="Times New Roman"/>
    </style:style>
    <style:style style:name="P1138" style:parent-style-name="Normal" style:family="paragraph">
      <style:paragraph-properties fo:margin-bottom="0in"/>
    </style:style>
    <style:style style:name="T1139" style:parent-style-name="DefaultParagraphFont" style:family="text">
      <style:text-properties style:font-name-complex="Times New Roman"/>
    </style:style>
    <style:style style:name="P1140" style:parent-style-name="Normal" style:family="paragraph">
      <style:paragraph-properties fo:margin-bottom="0in"/>
    </style:style>
    <style:style style:name="T1141" style:parent-style-name="DefaultParagraphFont" style:family="text">
      <style:text-properties style:font-name-complex="Times New Roman"/>
    </style:style>
    <style:style style:name="T1142" style:parent-style-name="DefaultParagraphFont" style:family="text">
      <style:text-properties style:font-name-complex="Times New Roman"/>
    </style:style>
    <style:style style:name="P1143" style:parent-style-name="Normal" style:family="paragraph">
      <style:paragraph-properties fo:margin-bottom="0in"/>
    </style:style>
    <style:style style:name="T1144" style:parent-style-name="DefaultParagraphFont" style:family="text">
      <style:text-properties style:font-name-complex="Times New Roman"/>
    </style:style>
    <style:style style:name="T1145" style:parent-style-name="DefaultParagraphFont" style:family="text">
      <style:text-properties style:font-name-complex="Times New Roman"/>
    </style:style>
    <style:style style:name="P1146" style:parent-style-name="Normal" style:family="paragraph">
      <style:paragraph-properties fo:margin-bottom="0in"/>
    </style:style>
    <style:style style:name="T1147" style:parent-style-name="DefaultParagraphFont" style:family="text">
      <style:text-properties style:font-name-complex="Times New Roman"/>
    </style:style>
    <style:style style:name="T1148" style:parent-style-name="DefaultParagraphFont" style:family="text">
      <style:text-properties style:font-name-complex="Times New Roman"/>
    </style:style>
    <style:style style:name="P1149" style:parent-style-name="Normal" style:family="paragraph">
      <style:paragraph-properties fo:margin-bottom="0in"/>
    </style:style>
    <style:style style:name="T1150" style:parent-style-name="DefaultParagraphFont" style:family="text">
      <style:text-properties style:font-name-complex="Times New Roman"/>
    </style:style>
    <style:style style:name="T1151" style:parent-style-name="DefaultParagraphFont" style:family="text">
      <style:text-properties style:font-name-complex="Times New Roman"/>
    </style:style>
    <style:style style:name="T1152" style:parent-style-name="DefaultParagraphFont" style:family="text">
      <style:text-properties style:font-name-complex="Times New Roman"/>
    </style:style>
    <style:style style:name="P1153" style:parent-style-name="Subtitle" style:family="paragraph">
      <style:paragraph-properties fo:margin-bottom="0in"/>
    </style:style>
    <style:style style:name="P1154" style:parent-style-name="Normal" style:family="paragraph">
      <style:paragraph-properties fo:margin-bottom="0in"/>
      <style:text-properties style:font-name-complex="Times New Roman"/>
    </style:style>
    <style:style style:name="P1155" style:parent-style-name="Normal" style:family="paragraph">
      <style:paragraph-properties fo:margin-bottom="0in"/>
    </style:style>
    <style:style style:name="T1156" style:parent-style-name="DefaultParagraphFont" style:family="text">
      <style:text-properties style:font-name-complex="Times New Roman"/>
    </style:style>
    <style:style style:name="P1157" style:parent-style-name="Normal" style:family="paragraph">
      <style:paragraph-properties fo:margin-bottom="0in"/>
    </style:style>
    <style:style style:name="T1158" style:parent-style-name="DefaultParagraphFont" style:family="text">
      <style:text-properties style:font-name-complex="Times New Roman"/>
    </style:style>
    <style:style style:name="T1159" style:parent-style-name="DefaultParagraphFont" style:family="text">
      <style:text-properties style:font-name-complex="Times New Roman"/>
    </style:style>
    <style:style style:name="P1160" style:parent-style-name="Normal" style:family="paragraph">
      <style:paragraph-properties fo:margin-bottom="0in"/>
    </style:style>
    <style:style style:name="T1161" style:parent-style-name="DefaultParagraphFont" style:family="text">
      <style:text-properties style:font-name-complex="Times New Roman"/>
    </style:style>
    <style:style style:name="P1162" style:parent-style-name="Normal" style:family="paragraph">
      <style:paragraph-properties fo:margin-bottom="0in"/>
    </style:style>
    <style:style style:name="T1163" style:parent-style-name="DefaultParagraphFont" style:family="text">
      <style:text-properties style:font-name-complex="Times New Roman"/>
    </style:style>
    <style:style style:name="T1164" style:parent-style-name="DefaultParagraphFont" style:family="text">
      <style:text-properties style:font-name-complex="Times New Roman"/>
    </style:style>
    <style:style style:name="P1165" style:parent-style-name="Normal" style:family="paragraph">
      <style:paragraph-properties fo:margin-bottom="0in"/>
    </style:style>
    <style:style style:name="T1166" style:parent-style-name="DefaultParagraphFont" style:family="text">
      <style:text-properties style:font-name-complex="Times New Roman"/>
    </style:style>
    <style:style style:name="T1167" style:parent-style-name="DefaultParagraphFont" style:family="text">
      <style:text-properties style:font-name-complex="Times New Roman"/>
    </style:style>
    <style:style style:name="T1168" style:parent-style-name="DefaultParagraphFont" style:family="text">
      <style:text-properties style:font-name-complex="Times New Roman"/>
    </style:style>
    <style:style style:name="P1169" style:parent-style-name="Subtitle" style:family="paragraph">
      <style:paragraph-properties fo:margin-bottom="0in"/>
    </style:style>
    <style:style style:name="P1170" style:parent-style-name="Normal" style:family="paragraph">
      <style:paragraph-properties fo:margin-bottom="0in"/>
      <style:text-properties style:font-name-complex="Times New Roman"/>
    </style:style>
    <style:style style:name="P1171" style:parent-style-name="Normal" style:family="paragraph">
      <style:paragraph-properties fo:margin-bottom="0in"/>
      <style:text-properties style:font-name-complex="Times New Roman"/>
    </style:style>
    <style:style style:name="P1172" style:parent-style-name="Normal" style:family="paragraph">
      <style:paragraph-properties fo:margin-bottom="0in"/>
    </style:style>
    <style:style style:name="T1173" style:parent-style-name="DefaultParagraphFont" style:family="text">
      <style:text-properties style:font-name-complex="Times New Roman"/>
    </style:style>
    <style:style style:name="P1174" style:parent-style-name="Normal" style:family="paragraph">
      <style:paragraph-properties fo:margin-bottom="0in"/>
    </style:style>
    <style:style style:name="T1175" style:parent-style-name="DefaultParagraphFont" style:family="text">
      <style:text-properties style:font-name-complex="Times New Roman"/>
    </style:style>
    <style:style style:name="T1176" style:parent-style-name="DefaultParagraphFont" style:family="text">
      <style:text-properties style:font-name-complex="Times New Roman"/>
    </style:style>
    <style:style style:name="P1177" style:parent-style-name="Normal" style:family="paragraph">
      <style:paragraph-properties fo:margin-bottom="0in"/>
    </style:style>
    <style:style style:name="T1178" style:parent-style-name="DefaultParagraphFont" style:family="text">
      <style:text-properties style:font-name-complex="Times New Roman"/>
    </style:style>
    <style:style style:name="P1179" style:parent-style-name="Normal" style:family="paragraph">
      <style:paragraph-properties fo:margin-bottom="0in"/>
    </style:style>
    <style:style style:name="T1180" style:parent-style-name="DefaultParagraphFont" style:family="text">
      <style:text-properties style:font-name-complex="Times New Roman"/>
    </style:style>
    <style:style style:name="T1181" style:parent-style-name="DefaultParagraphFont" style:family="text">
      <style:text-properties style:font-name-complex="Times New Roman"/>
    </style:style>
    <style:style style:name="T1182" style:parent-style-name="DefaultParagraphFont" style:family="text">
      <style:text-properties style:font-name-complex="Times New Roman"/>
    </style:style>
    <style:style style:name="P1183" style:parent-style-name="Normal" style:family="paragraph">
      <style:paragraph-properties fo:margin-bottom="0in"/>
    </style:style>
    <style:style style:name="T1184" style:parent-style-name="DefaultParagraphFont" style:family="text">
      <style:text-properties style:font-name-complex="Times New Roman"/>
    </style:style>
    <style:style style:name="T1185" style:parent-style-name="DefaultParagraphFont" style:family="text">
      <style:text-properties style:font-name-complex="Times New Roman"/>
    </style:style>
    <style:style style:name="T1186" style:parent-style-name="DefaultParagraphFont" style:family="text">
      <style:text-properties style:font-name-complex="Times New Roman"/>
    </style:style>
    <style:style style:name="P1187" style:parent-style-name="Normal" style:family="paragraph">
      <style:paragraph-properties fo:margin-bottom="0in"/>
    </style:style>
    <style:style style:name="T1188" style:parent-style-name="DefaultParagraphFont" style:family="text">
      <style:text-properties style:font-name-complex="Times New Roman"/>
    </style:style>
    <style:style style:name="P1189" style:parent-style-name="Normal" style:family="paragraph">
      <style:paragraph-properties fo:margin-bottom="0in"/>
    </style:style>
    <style:style style:name="T1190" style:parent-style-name="DefaultParagraphFont" style:family="text">
      <style:text-properties style:font-name-complex="Times New Roman"/>
    </style:style>
    <style:style style:name="T1191" style:parent-style-name="DefaultParagraphFont" style:family="text">
      <style:text-properties style:font-name-complex="Times New Roman"/>
    </style:style>
    <style:style style:name="P1192" style:parent-style-name="Normal" style:family="paragraph">
      <style:paragraph-properties fo:margin-bottom="0in"/>
    </style:style>
    <style:style style:name="T1193" style:parent-style-name="DefaultParagraphFont" style:family="text">
      <style:text-properties style:font-name-complex="Times New Roman"/>
    </style:style>
    <style:style style:name="P1194" style:parent-style-name="Normal" style:family="paragraph">
      <style:paragraph-properties fo:margin-bottom="0in"/>
    </style:style>
    <style:style style:name="T1195" style:parent-style-name="DefaultParagraphFont" style:family="text">
      <style:text-properties style:font-name-complex="Times New Roman"/>
    </style:style>
    <style:style style:name="T1196" style:parent-style-name="DefaultParagraphFont" style:family="text">
      <style:text-properties style:font-name-complex="Times New Roman"/>
    </style:style>
    <style:style style:name="P1197" style:parent-style-name="Normal" style:family="paragraph">
      <style:paragraph-properties fo:margin-bottom="0in"/>
    </style:style>
    <style:style style:name="T1198" style:parent-style-name="DefaultParagraphFont" style:family="text">
      <style:text-properties style:font-name-complex="Times New Roman"/>
    </style:style>
    <style:style style:name="T1199" style:parent-style-name="DefaultParagraphFont" style:family="text">
      <style:text-properties style:font-name-complex="Times New Roman"/>
    </style:style>
    <style:style style:name="T1200" style:parent-style-name="DefaultParagraphFont" style:family="text">
      <style:text-properties style:font-name-complex="Times New Roman"/>
    </style:style>
    <style:style style:name="T1201" style:parent-style-name="DefaultParagraphFont" style:family="text">
      <style:text-properties style:font-name-complex="Times New Roman"/>
    </style:style>
    <style:style style:name="P1202" style:parent-style-name="Normal" style:family="paragraph">
      <style:paragraph-properties fo:margin-bottom="0in"/>
    </style:style>
    <style:style style:name="T1203" style:parent-style-name="DefaultParagraphFont" style:family="text">
      <style:text-properties style:font-name-complex="Times New Roman"/>
    </style:style>
    <style:style style:name="P1204" style:parent-style-name="Normal" style:family="paragraph">
      <style:paragraph-properties fo:margin-bottom="0in"/>
    </style:style>
    <style:style style:name="T1205" style:parent-style-name="DefaultParagraphFont" style:family="text">
      <style:text-properties style:font-name-complex="Times New Roman"/>
    </style:style>
    <style:style style:name="P1206" style:parent-style-name="Subtitle" style:family="paragraph">
      <style:paragraph-properties fo:margin-bottom="0in"/>
    </style:style>
    <style:style style:name="P1207" style:parent-style-name="Normal" style:family="paragraph">
      <style:paragraph-properties fo:margin-bottom="0in"/>
      <style:text-properties style:font-name-complex="Times New Roman"/>
    </style:style>
    <style:style style:name="P1208" style:parent-style-name="Normal" style:family="paragraph">
      <style:paragraph-properties fo:margin-bottom="0in"/>
    </style:style>
    <style:style style:name="T1209" style:parent-style-name="DefaultParagraphFont" style:family="text">
      <style:text-properties style:font-name-complex="Times New Roman"/>
    </style:style>
    <style:style style:name="P1210" style:parent-style-name="Normal" style:family="paragraph">
      <style:paragraph-properties fo:margin-bottom="0in"/>
    </style:style>
    <style:style style:name="T1211" style:parent-style-name="DefaultParagraphFont" style:family="text">
      <style:text-properties style:font-name-complex="Times New Roman"/>
    </style:style>
    <style:style style:name="T1212" style:parent-style-name="DefaultParagraphFont" style:family="text">
      <style:text-properties style:font-name-complex="Times New Roman"/>
    </style:style>
    <style:style style:name="P1213" style:parent-style-name="Normal" style:family="paragraph">
      <style:paragraph-properties fo:margin-bottom="0in"/>
    </style:style>
    <style:style style:name="P1214" style:parent-style-name="Normal" style:family="paragraph">
      <style:paragraph-properties fo:margin-bottom="0in"/>
    </style:style>
    <style:style style:name="P1215" style:parent-style-name="Normal" style:family="paragraph">
      <style:paragraph-properties fo:margin-bottom="0in"/>
    </style:style>
    <style:style style:name="T1216" style:parent-style-name="DefaultParagraphFont" style:family="text">
      <style:text-properties style:font-name-complex="Times New Roman"/>
    </style:style>
    <style:style style:name="T1217" style:parent-style-name="DefaultParagraphFont" style:family="text">
      <style:text-properties style:font-name-complex="Times New Roman"/>
    </style:style>
    <style:style style:name="P1218" style:parent-style-name="Subtitle" style:family="paragraph">
      <style:paragraph-properties fo:margin-bottom="0in"/>
    </style:style>
    <style:style style:name="P1219" style:parent-style-name="Normal" style:family="paragraph">
      <style:paragraph-properties fo:margin-bottom="0in"/>
    </style:style>
    <style:style style:name="T1220" style:parent-style-name="DefaultParagraphFont" style:family="text">
      <style:text-properties style:font-name-complex="Times New Roman"/>
    </style:style>
    <style:style style:name="P1221" style:parent-style-name="Normal" style:family="paragraph">
      <style:paragraph-properties fo:margin-bottom="0in"/>
    </style:style>
    <style:style style:name="P1222" style:parent-style-name="Normal" style:family="paragraph">
      <style:paragraph-properties fo:margin-bottom="0in"/>
    </style:style>
    <style:style style:name="P1223" style:parent-style-name="Normal" style:family="paragraph">
      <style:paragraph-properties fo:margin-bottom="0in"/>
    </style:style>
    <style:style style:name="P1224" style:parent-style-name="Normal" style:family="paragraph">
      <style:paragraph-properties fo:margin-bottom="0in"/>
    </style:style>
    <style:style style:name="P1225" style:parent-style-name="Normal" style:family="paragraph">
      <style:paragraph-properties fo:margin-bottom="0in"/>
    </style:style>
    <style:style style:name="T1226" style:parent-style-name="DefaultParagraphFont" style:family="text">
      <style:text-properties style:font-name-complex="Times New Roman"/>
    </style:style>
    <style:style style:name="T1227" style:parent-style-name="DefaultParagraphFont" style:family="text">
      <style:text-properties style:font-name-complex="Times New Roman"/>
    </style:style>
    <style:style style:name="P1228" style:parent-style-name="Subtitle" style:family="paragraph">
      <style:paragraph-properties fo:margin-bottom="0in"/>
    </style:style>
    <style:style style:name="P1229" style:parent-style-name="Normal" style:family="paragraph">
      <style:paragraph-properties fo:margin-bottom="0in"/>
    </style:style>
    <style:style style:name="T1230" style:parent-style-name="DefaultParagraphFont" style:family="text">
      <style:text-properties style:font-name-complex="Times New Roman"/>
    </style:style>
    <style:style style:name="P1231" style:parent-style-name="Normal" style:family="paragraph">
      <style:paragraph-properties fo:margin-bottom="0in"/>
    </style:style>
    <style:style style:name="P1232" style:parent-style-name="Normal" style:family="paragraph">
      <style:paragraph-properties fo:margin-bottom="0in"/>
    </style:style>
    <style:style style:name="P1233" style:parent-style-name="Normal" style:family="paragraph">
      <style:paragraph-properties fo:margin-bottom="0in"/>
    </style:style>
    <style:style style:name="T1234" style:parent-style-name="DefaultParagraphFont" style:family="text">
      <style:text-properties style:font-name-complex="Times New Roman"/>
    </style:style>
    <style:style style:name="T1235" style:parent-style-name="DefaultParagraphFont" style:family="text">
      <style:text-properties style:font-name-complex="Times New Roman"/>
    </style:style>
    <style:style style:name="P1236" style:parent-style-name="Subtitle" style:family="paragraph">
      <style:paragraph-properties fo:margin-bottom="0in"/>
    </style:style>
    <style:style style:name="P1237" style:parent-style-name="Normal" style:family="paragraph">
      <style:paragraph-properties fo:margin-bottom="0in"/>
      <style:text-properties style:font-name-complex="Times New Roman"/>
    </style:style>
    <style:style style:name="P1238" style:parent-style-name="Normal" style:family="paragraph">
      <style:paragraph-properties fo:margin-bottom="0in"/>
    </style:style>
    <style:style style:name="T1239" style:parent-style-name="DefaultParagraphFont" style:family="text">
      <style:text-properties style:font-name-complex="Times New Roman"/>
    </style:style>
    <style:style style:name="P1240" style:parent-style-name="Normal" style:family="paragraph">
      <style:paragraph-properties fo:margin-bottom="0in"/>
    </style:style>
    <style:style style:name="T1241" style:parent-style-name="DefaultParagraphFont" style:family="text">
      <style:text-properties style:font-name-complex="Times New Roman"/>
    </style:style>
    <style:style style:name="T1242" style:parent-style-name="DefaultParagraphFont" style:family="text">
      <style:text-properties style:font-name-complex="Times New Roman"/>
    </style:style>
    <style:style style:name="P1243" style:parent-style-name="Normal" style:family="paragraph">
      <style:paragraph-properties fo:margin-bottom="0in"/>
    </style:style>
    <style:style style:name="T1244" style:parent-style-name="DefaultParagraphFont" style:family="text">
      <style:text-properties style:font-name-complex="Times New Roman"/>
    </style:style>
    <style:style style:name="P1245" style:parent-style-name="Normal" style:family="paragraph">
      <style:paragraph-properties fo:margin-bottom="0in"/>
    </style:style>
    <style:style style:name="T1246" style:parent-style-name="DefaultParagraphFont" style:family="text">
      <style:text-properties style:font-name-complex="Times New Roman"/>
    </style:style>
    <style:style style:name="P1247" style:parent-style-name="Normal" style:family="paragraph">
      <style:paragraph-properties fo:margin-bottom="0in"/>
    </style:style>
    <style:style style:name="T1248" style:parent-style-name="DefaultParagraphFont" style:family="text">
      <style:text-properties style:font-name-complex="Times New Roman"/>
    </style:style>
    <style:style style:name="T1249" style:parent-style-name="DefaultParagraphFont" style:family="text">
      <style:text-properties style:font-name-complex="Times New Roman"/>
    </style:style>
    <style:style style:name="T1250" style:parent-style-name="DefaultParagraphFont" style:family="text">
      <style:text-properties style:font-name-complex="Times New Roman"/>
    </style:style>
    <style:style style:name="P1251" style:parent-style-name="Subtitle" style:family="paragraph">
      <style:paragraph-properties fo:margin-bottom="0in"/>
    </style:style>
    <style:style style:name="P1252" style:parent-style-name="Normal" style:family="paragraph">
      <style:paragraph-properties fo:margin-bottom="0in"/>
      <style:text-properties style:font-name-complex="Times New Roman"/>
    </style:style>
    <style:style style:name="P1253" style:parent-style-name="Normal" style:family="paragraph">
      <style:paragraph-properties fo:margin-bottom="0in"/>
      <style:text-properties style:font-name-complex="Times New Roman"/>
    </style:style>
    <style:style style:name="P1254" style:parent-style-name="Normal" style:family="paragraph">
      <style:paragraph-properties fo:margin-bottom="0in"/>
    </style:style>
    <style:style style:name="T1255" style:parent-style-name="DefaultParagraphFont" style:family="text">
      <style:text-properties style:font-name-complex="Times New Roman"/>
    </style:style>
    <style:style style:name="P1256" style:parent-style-name="Normal" style:family="paragraph">
      <style:paragraph-properties fo:margin-bottom="0in"/>
    </style:style>
    <style:style style:name="T1257" style:parent-style-name="DefaultParagraphFont" style:family="text">
      <style:text-properties style:font-name-complex="Times New Roman"/>
    </style:style>
    <style:style style:name="T1258" style:parent-style-name="DefaultParagraphFont" style:family="text">
      <style:text-properties style:font-name-complex="Times New Roman"/>
    </style:style>
    <style:style style:name="P1259" style:parent-style-name="Normal" style:family="paragraph">
      <style:paragraph-properties fo:margin-bottom="0in"/>
    </style:style>
    <style:style style:name="T1260" style:parent-style-name="DefaultParagraphFont" style:family="text">
      <style:text-properties style:font-name-complex="Times New Roman"/>
    </style:style>
    <style:style style:name="P1261" style:parent-style-name="Normal" style:family="paragraph">
      <style:paragraph-properties fo:margin-bottom="0in"/>
    </style:style>
    <style:style style:name="T1262" style:parent-style-name="DefaultParagraphFont" style:family="text">
      <style:text-properties style:font-name-complex="Times New Roman"/>
    </style:style>
    <style:style style:name="T1263" style:parent-style-name="DefaultParagraphFont" style:family="text">
      <style:text-properties style:font-name-complex="Times New Roman"/>
    </style:style>
    <style:style style:name="P1264" style:parent-style-name="Normal" style:family="paragraph">
      <style:paragraph-properties fo:margin-bottom="0in"/>
    </style:style>
    <style:style style:name="T1265" style:parent-style-name="DefaultParagraphFont" style:family="text">
      <style:text-properties style:font-name-complex="Times New Roman"/>
    </style:style>
    <style:style style:name="T1266" style:parent-style-name="DefaultParagraphFont" style:family="text">
      <style:text-properties style:font-name-complex="Times New Roman"/>
    </style:style>
    <style:style style:name="T1267" style:parent-style-name="DefaultParagraphFont" style:family="text">
      <style:text-properties style:font-name-complex="Times New Roman"/>
    </style:style>
    <style:style style:name="P1268" style:parent-style-name="Subtitle" style:family="paragraph">
      <style:paragraph-properties fo:margin-bottom="0in"/>
    </style:style>
    <style:style style:name="P1269" style:parent-style-name="Normal" style:family="paragraph">
      <style:paragraph-properties fo:margin-bottom="0in"/>
      <style:text-properties style:font-name-complex="Times New Roman"/>
    </style:style>
    <style:style style:name="P1270" style:parent-style-name="Normal" style:family="paragraph">
      <style:paragraph-properties fo:margin-bottom="0in"/>
    </style:style>
    <style:style style:name="T1271" style:parent-style-name="DefaultParagraphFont" style:family="text">
      <style:text-properties style:font-name-complex="Times New Roman"/>
    </style:style>
    <style:style style:name="P1272" style:parent-style-name="Normal" style:family="paragraph">
      <style:paragraph-properties fo:margin-bottom="0in"/>
    </style:style>
    <style:style style:name="T1273" style:parent-style-name="DefaultParagraphFont" style:family="text">
      <style:text-properties style:font-name-complex="Times New Roman"/>
    </style:style>
    <style:style style:name="T1274" style:parent-style-name="DefaultParagraphFont" style:family="text">
      <style:text-properties style:font-name-complex="Times New Roman"/>
    </style:style>
    <style:style style:name="P1275" style:parent-style-name="Normal" style:family="paragraph">
      <style:paragraph-properties fo:margin-bottom="0in"/>
    </style:style>
    <style:style style:name="T1276" style:parent-style-name="DefaultParagraphFont" style:family="text">
      <style:text-properties style:font-name-complex="Times New Roman"/>
    </style:style>
    <style:style style:name="P1277" style:parent-style-name="Normal" style:family="paragraph">
      <style:paragraph-properties fo:margin-bottom="0in"/>
    </style:style>
    <style:style style:name="T1278" style:parent-style-name="DefaultParagraphFont" style:family="text">
      <style:text-properties style:font-name-complex="Times New Roman"/>
    </style:style>
    <style:style style:name="T1279" style:parent-style-name="DefaultParagraphFont" style:family="text">
      <style:text-properties style:font-name-complex="Times New Roman"/>
    </style:style>
    <style:style style:name="P1280" style:parent-style-name="Normal" style:family="paragraph">
      <style:paragraph-properties fo:margin-bottom="0in"/>
    </style:style>
    <style:style style:name="P1281" style:parent-style-name="Subtitle" style:family="paragraph">
      <style:paragraph-properties fo:margin-bottom="0in"/>
    </style:style>
    <style:style style:name="P1282" style:parent-style-name="Normal" style:family="paragraph">
      <style:paragraph-properties fo:margin-bottom="0in"/>
    </style:style>
    <style:style style:name="P1283" style:parent-style-name="Normal" style:family="paragraph">
      <style:paragraph-properties fo:margin-bottom="0in"/>
    </style:style>
    <style:style style:name="P1284" style:parent-style-name="Normal" style:family="paragraph">
      <style:paragraph-properties fo:margin-bottom="0in"/>
    </style:style>
    <style:style style:name="P1285" style:parent-style-name="Normal" style:family="paragraph">
      <style:paragraph-properties fo:margin-bottom="0in"/>
    </style:style>
    <style:style style:name="T1286" style:parent-style-name="DefaultParagraphFont" style:family="text">
      <style:text-properties style:font-name-complex="Times New Roman"/>
    </style:style>
    <style:style style:name="P1287" style:parent-style-name="Subtitle" style:family="paragraph">
      <style:paragraph-properties fo:margin-bottom="0in"/>
    </style:style>
    <style:style style:name="P1288" style:parent-style-name="Normal" style:family="paragraph">
      <style:paragraph-properties fo:margin-bottom="0in"/>
      <style:text-properties style:font-name-complex="Times New Roman"/>
    </style:style>
    <style:style style:name="P1289" style:parent-style-name="Normal" style:family="paragraph">
      <style:paragraph-properties fo:margin-bottom="0in"/>
      <style:text-properties style:font-name-complex="Times New Roman"/>
    </style:style>
    <style:style style:name="P1290" style:parent-style-name="Normal" style:family="paragraph">
      <style:paragraph-properties fo:margin-bottom="0in"/>
    </style:style>
    <style:style style:name="P1291" style:parent-style-name="Normal" style:family="paragraph">
      <style:paragraph-properties fo:margin-bottom="0in"/>
    </style:style>
    <style:style style:name="P1292" style:parent-style-name="Normal" style:family="paragraph">
      <style:paragraph-properties fo:margin-bottom="0in"/>
    </style:style>
    <style:style style:name="P1293" style:parent-style-name="Subtitle" style:family="paragraph">
      <style:paragraph-properties fo:margin-bottom="0in"/>
    </style:style>
    <style:style style:name="P1294" style:parent-style-name="Normal" style:family="paragraph">
      <style:paragraph-properties fo:margin-bottom="0in"/>
    </style:style>
    <style:style style:name="P1295" style:parent-style-name="Normal" style:family="paragraph">
      <style:paragraph-properties fo:margin-bottom="0in"/>
    </style:style>
    <style:style style:name="P1296" style:parent-style-name="Normal" style:family="paragraph">
      <style:paragraph-properties fo:margin-bottom="0in"/>
    </style:style>
    <style:style style:name="T1297" style:parent-style-name="DefaultParagraphFont" style:family="text">
      <style:text-properties style:font-name-complex="Times New Roman"/>
    </style:style>
    <style:style style:name="P1298" style:parent-style-name="Normal" style:family="paragraph">
      <style:paragraph-properties fo:margin-bottom="0in"/>
    </style:style>
    <style:style style:name="P1299" style:parent-style-name="Normal" style:family="paragraph">
      <style:paragraph-properties fo:margin-bottom="0in"/>
    </style:style>
    <style:style style:name="P1300" style:parent-style-name="Normal" style:family="paragraph">
      <style:paragraph-properties fo:margin-bottom="0in"/>
    </style:style>
    <style:style style:name="T1301" style:parent-style-name="DefaultParagraphFont" style:family="text">
      <style:text-properties style:font-name-complex="Times New Roman"/>
    </style:style>
    <style:style style:name="T1302" style:parent-style-name="DefaultParagraphFont" style:family="text">
      <style:text-properties style:font-name-complex="Times New Roman"/>
    </style:style>
    <style:style style:name="T1303" style:parent-style-name="DefaultParagraphFont" style:family="text">
      <style:text-properties style:font-name-complex="Times New Roman"/>
    </style:style>
    <style:style style:name="P1304" style:parent-style-name="Normal" style:family="paragraph">
      <style:paragraph-properties fo:margin-bottom="0in"/>
    </style:style>
    <style:style style:name="P1305" style:parent-style-name="Normal" style:family="paragraph">
      <style:paragraph-properties fo:margin-bottom="0in"/>
      <style:text-properties style:font-name-complex="Times New Roman"/>
    </style:style>
    <style:style style:name="P1306" style:parent-style-name="Normal" style:family="paragraph">
      <style:paragraph-properties fo:margin-bottom="0in"/>
    </style:style>
    <style:style style:name="T1307" style:parent-style-name="DefaultParagraphFont" style:family="text">
      <style:text-properties style:font-name-complex="Times New Roman"/>
    </style:style>
    <style:style style:name="P1308" style:parent-style-name="Normal" style:family="paragraph">
      <style:paragraph-properties fo:margin-bottom="0in"/>
    </style:style>
    <style:style style:name="T1309" style:parent-style-name="DefaultParagraphFont" style:family="text">
      <style:text-properties style:font-name-complex="Times New Roman"/>
    </style:style>
    <style:style style:name="P1310" style:parent-style-name="Subtitle" style:family="paragraph">
      <style:paragraph-properties fo:margin-bottom="0in"/>
    </style:style>
    <style:style style:name="P1311" style:parent-style-name="Normal" style:family="paragraph">
      <style:paragraph-properties fo:margin-bottom="0in"/>
      <style:text-properties style:font-name-complex="Times New Roman"/>
    </style:style>
    <style:style style:name="P1312" style:parent-style-name="Normal" style:family="paragraph">
      <style:paragraph-properties fo:margin-bottom="0in"/>
      <style:text-properties style:font-name-complex="Times New Roman"/>
    </style:style>
    <style:style style:name="P1313" style:parent-style-name="Normal" style:family="paragraph">
      <style:paragraph-properties fo:margin-bottom="0in"/>
    </style:style>
    <style:style style:name="T1314" style:parent-style-name="DefaultParagraphFont" style:family="text">
      <style:text-properties style:font-name-complex="Times New Roman"/>
    </style:style>
    <style:style style:name="T1315" style:parent-style-name="DefaultParagraphFont" style:family="text">
      <style:text-properties style:font-name-complex="Times New Roman"/>
    </style:style>
    <style:style style:name="P1316" style:parent-style-name="Normal" style:family="paragraph">
      <style:paragraph-properties fo:margin-bottom="0in"/>
    </style:style>
    <style:style style:name="T1317" style:parent-style-name="DefaultParagraphFont" style:family="text">
      <style:text-properties style:font-name-complex="Times New Roman"/>
    </style:style>
    <style:style style:name="T1318" style:parent-style-name="DefaultParagraphFont" style:family="text">
      <style:text-properties style:font-name-complex="Times New Roman"/>
    </style:style>
    <style:style style:name="P1319" style:parent-style-name="Normal" style:family="paragraph">
      <style:paragraph-properties fo:margin-bottom="0in"/>
    </style:style>
    <style:style style:name="T1320" style:parent-style-name="DefaultParagraphFont" style:family="text">
      <style:text-properties style:font-name-complex="Times New Roman"/>
    </style:style>
    <style:style style:name="T1321" style:parent-style-name="DefaultParagraphFont" style:family="text">
      <style:text-properties style:font-name-complex="Times New Roman"/>
    </style:style>
    <style:style style:name="T1322" style:parent-style-name="DefaultParagraphFont" style:family="text">
      <style:text-properties style:font-name-complex="Times New Roman"/>
    </style:style>
    <style:style style:name="P1323" style:parent-style-name="Normal" style:family="paragraph">
      <style:paragraph-properties fo:margin-bottom="0in"/>
    </style:style>
    <style:style style:name="P1324" style:parent-style-name="Normal" style:family="paragraph">
      <style:paragraph-properties fo:margin-bottom="0in"/>
      <style:text-properties style:font-name-complex="Times New Roman"/>
    </style:style>
    <style:style style:name="P1325" style:parent-style-name="Normal" style:family="paragraph">
      <style:paragraph-properties fo:margin-bottom="0in"/>
    </style:style>
    <style:style style:name="T1326" style:parent-style-name="DefaultParagraphFont" style:family="text">
      <style:text-properties style:font-name-complex="Times New Roman"/>
    </style:style>
    <style:style style:name="P1327" style:parent-style-name="Normal" style:family="paragraph">
      <style:paragraph-properties fo:margin-bottom="0in"/>
    </style:style>
    <style:style style:name="T1328" style:parent-style-name="DefaultParagraphFont" style:family="text">
      <style:text-properties style:font-name-complex="Times New Roman"/>
    </style:style>
    <style:style style:name="P1329" style:parent-style-name="Subtitle" style:family="paragraph">
      <style:paragraph-properties fo:margin-bottom="0in"/>
    </style:style>
    <style:style style:name="P1330" style:parent-style-name="Normal" style:family="paragraph">
      <style:paragraph-properties fo:margin-bottom="0in"/>
      <style:text-properties style:font-name-complex="Times New Roman"/>
    </style:style>
    <style:style style:name="P1331" style:parent-style-name="Normal" style:family="paragraph">
      <style:paragraph-properties fo:margin-bottom="0in"/>
      <style:text-properties style:font-name-complex="Times New Roman"/>
    </style:style>
    <style:style style:name="P1332" style:parent-style-name="Normal" style:family="paragraph">
      <style:paragraph-properties fo:margin-bottom="0in"/>
    </style:style>
    <style:style style:name="T1333" style:parent-style-name="DefaultParagraphFont" style:family="text">
      <style:text-properties style:font-name-complex="Times New Roman"/>
    </style:style>
    <style:style style:name="T1334" style:parent-style-name="DefaultParagraphFont" style:family="text">
      <style:text-properties style:font-name-complex="Times New Roman"/>
    </style:style>
    <style:style style:name="P1335" style:parent-style-name="Normal" style:family="paragraph">
      <style:paragraph-properties fo:margin-bottom="0in"/>
    </style:style>
    <style:style style:name="T1336" style:parent-style-name="DefaultParagraphFont" style:family="text">
      <style:text-properties style:font-name-complex="Times New Roman"/>
    </style:style>
    <style:style style:name="T1337" style:parent-style-name="DefaultParagraphFont" style:family="text">
      <style:text-properties style:font-name-complex="Times New Roman"/>
    </style:style>
    <style:style style:name="P1338" style:parent-style-name="Normal" style:family="paragraph">
      <style:paragraph-properties fo:margin-bottom="0in"/>
    </style:style>
    <style:style style:name="P1339" style:parent-style-name="Normal" style:family="paragraph">
      <style:paragraph-properties fo:margin-bottom="0in"/>
    </style:style>
    <style:style style:name="P1340" style:parent-style-name="Normal" style:family="paragraph">
      <style:paragraph-properties fo:margin-bottom="0in"/>
    </style:style>
    <style:style style:name="P1341" style:parent-style-name="Normal" style:family="paragraph">
      <style:paragraph-properties fo:margin-bottom="0in"/>
    </style:style>
    <style:style style:name="T1342" style:parent-style-name="DefaultParagraphFont" style:family="text">
      <style:text-properties style:font-name-complex="Times New Roman"/>
    </style:style>
    <style:style style:name="T1343" style:parent-style-name="DefaultParagraphFont" style:family="text">
      <style:text-properties style:font-name-complex="Times New Roman"/>
    </style:style>
    <style:style style:name="P1344" style:parent-style-name="Normal" style:family="paragraph">
      <style:paragraph-properties fo:margin-bottom="0in"/>
    </style:style>
    <style:style style:name="T1345" style:parent-style-name="DefaultParagraphFont" style:family="text">
      <style:text-properties style:font-name-complex="Times New Roman"/>
    </style:style>
    <style:style style:name="P1346" style:parent-style-name="Normal" style:family="paragraph">
      <style:paragraph-properties fo:margin-bottom="0in"/>
    </style:style>
    <style:style style:name="P1347" style:parent-style-name="Normal" style:family="paragraph">
      <style:paragraph-properties fo:margin-bottom="0in"/>
    </style:style>
    <style:style style:name="T1348" style:parent-style-name="DefaultParagraphFont" style:family="text">
      <style:text-properties style:font-name-complex="Times New Roman"/>
    </style:style>
    <style:style style:name="T1349" style:parent-style-name="DefaultParagraphFont" style:family="text">
      <style:text-properties style:font-name-complex="Times New Roman"/>
    </style:style>
    <style:style style:name="T1350" style:parent-style-name="DefaultParagraphFont" style:family="text">
      <style:text-properties style:font-name-complex="Times New Roman"/>
    </style:style>
    <style:style style:name="P1351" style:parent-style-name="Normal" style:family="paragraph">
      <style:paragraph-properties fo:margin-bottom="0in"/>
    </style:style>
    <style:style style:name="P1352" style:parent-style-name="Normal" style:family="paragraph">
      <style:paragraph-properties fo:margin-bottom="0in"/>
      <style:text-properties style:font-name-complex="Times New Roman"/>
    </style:style>
    <style:style style:name="P1353" style:parent-style-name="Normal" style:family="paragraph">
      <style:paragraph-properties fo:margin-bottom="0in"/>
      <style:text-properties style:font-name-complex="Times New Roman"/>
    </style:style>
    <style:style style:name="P1354" style:parent-style-name="Normal" style:family="paragraph">
      <style:paragraph-properties fo:margin-bottom="0in"/>
    </style:style>
    <style:style style:name="T1355" style:parent-style-name="DefaultParagraphFont" style:family="text">
      <style:text-properties style:font-name-complex="Times New Roman"/>
    </style:style>
    <style:style style:name="P1356" style:parent-style-name="Normal" style:family="paragraph">
      <style:paragraph-properties fo:margin-bottom="0in"/>
    </style:style>
    <style:style style:name="T1357" style:parent-style-name="DefaultParagraphFont" style:family="text">
      <style:text-properties style:font-name-complex="Times New Roman"/>
    </style:style>
    <style:style style:name="P1358" style:parent-style-name="Subtitle" style:family="paragraph">
      <style:paragraph-properties fo:margin-bottom="0in"/>
    </style:style>
    <style:style style:name="P1359" style:parent-style-name="Normal" style:family="paragraph">
      <style:paragraph-properties fo:margin-bottom="0in"/>
      <style:text-properties style:font-name-complex="Times New Roman"/>
    </style:style>
    <style:style style:name="P1360" style:parent-style-name="Normal" style:family="paragraph">
      <style:paragraph-properties fo:margin-bottom="0in"/>
    </style:style>
    <style:style style:name="T1361" style:parent-style-name="DefaultParagraphFont" style:family="text">
      <style:text-properties style:font-name-complex="Times New Roman"/>
    </style:style>
    <style:style style:name="P1362" style:parent-style-name="Normal" style:family="paragraph">
      <style:paragraph-properties fo:margin-bottom="0in"/>
    </style:style>
    <style:style style:name="T1363" style:parent-style-name="DefaultParagraphFont" style:family="text">
      <style:text-properties style:font-name-complex="Times New Roman"/>
    </style:style>
    <style:style style:name="T1364" style:parent-style-name="DefaultParagraphFont" style:family="text">
      <style:text-properties style:font-name-complex="Times New Roman"/>
    </style:style>
    <style:style style:name="P1365" style:parent-style-name="Normal" style:family="paragraph">
      <style:paragraph-properties fo:margin-bottom="0in"/>
    </style:style>
    <style:style style:name="T1366" style:parent-style-name="DefaultParagraphFont" style:family="text">
      <style:text-properties style:font-name-complex="Times New Roman"/>
    </style:style>
    <style:style style:name="T1367" style:parent-style-name="DefaultParagraphFont" style:family="text">
      <style:text-properties style:font-name-complex="Times New Roman"/>
    </style:style>
    <style:style style:name="T1368" style:parent-style-name="DefaultParagraphFont" style:family="text">
      <style:text-properties style:font-name-complex="Times New Roman"/>
    </style:style>
    <style:style style:name="P1369" style:parent-style-name="Normal" style:family="paragraph">
      <style:paragraph-properties fo:margin-bottom="0in"/>
    </style:style>
    <style:style style:name="P1370" style:parent-style-name="Normal" style:family="paragraph">
      <style:paragraph-properties fo:margin-bottom="0in"/>
      <style:text-properties style:font-name-complex="Times New Roman"/>
    </style:style>
    <style:style style:name="P1371" style:parent-style-name="Normal" style:family="paragraph">
      <style:paragraph-properties fo:margin-bottom="0in"/>
      <style:text-properties style:font-name-complex="Times New Roman"/>
    </style:style>
    <style:style style:name="P1372" style:parent-style-name="Normal" style:family="paragraph">
      <style:paragraph-properties fo:margin-bottom="0in"/>
    </style:style>
    <style:style style:name="T1373" style:parent-style-name="DefaultParagraphFont" style:family="text">
      <style:text-properties style:font-name-complex="Times New Roman"/>
    </style:style>
    <style:style style:name="P1374" style:parent-style-name="Normal" style:family="paragraph">
      <style:paragraph-properties fo:margin-bottom="0in"/>
    </style:style>
    <style:style style:name="T1375" style:parent-style-name="DefaultParagraphFont" style:family="text">
      <style:text-properties style:font-name-complex="Times New Roman"/>
    </style:style>
    <style:style style:name="P1376" style:parent-style-name="Subtitle" style:family="paragraph">
      <style:paragraph-properties fo:margin-bottom="0in"/>
    </style:style>
    <style:style style:name="P1377" style:parent-style-name="Normal" style:family="paragraph">
      <style:paragraph-properties fo:margin-bottom="0in"/>
      <style:text-properties style:font-name-complex="Times New Roman"/>
    </style:style>
    <style:style style:name="P1378" style:parent-style-name="Normal" style:family="paragraph">
      <style:paragraph-properties fo:margin-bottom="0in"/>
    </style:style>
    <style:style style:name="T1379" style:parent-style-name="DefaultParagraphFont" style:family="text">
      <style:text-properties style:font-name-complex="Times New Roman"/>
    </style:style>
    <style:style style:name="T1380" style:parent-style-name="DefaultParagraphFont" style:family="text">
      <style:text-properties style:font-name-complex="Times New Roman"/>
    </style:style>
    <style:style style:name="P1381" style:parent-style-name="Normal" style:family="paragraph">
      <style:paragraph-properties fo:margin-bottom="0in"/>
    </style:style>
    <style:style style:name="T1382" style:parent-style-name="DefaultParagraphFont" style:family="text">
      <style:text-properties style:font-name-complex="Times New Roman"/>
    </style:style>
    <style:style style:name="T1383" style:parent-style-name="DefaultParagraphFont" style:family="text">
      <style:text-properties style:font-name-complex="Times New Roman"/>
    </style:style>
    <style:style style:name="P1384" style:parent-style-name="Normal" style:family="paragraph">
      <style:paragraph-properties fo:margin-bottom="0in"/>
    </style:style>
    <style:style style:name="P1385" style:parent-style-name="Normal" style:family="paragraph">
      <style:paragraph-properties fo:margin-bottom="0in"/>
    </style:style>
    <style:style style:name="P1386" style:parent-style-name="Normal" style:family="paragraph">
      <style:paragraph-properties fo:margin-bottom="0in"/>
    </style:style>
    <style:style style:name="P1387" style:parent-style-name="Normal" style:family="paragraph">
      <style:paragraph-properties fo:margin-bottom="0in"/>
    </style:style>
    <style:style style:name="P1388" style:parent-style-name="Normal" style:family="paragraph">
      <style:paragraph-properties fo:margin-bottom="0in"/>
    </style:style>
    <style:style style:name="P1389" style:parent-style-name="Normal" style:family="paragraph">
      <style:paragraph-properties fo:margin-bottom="0in"/>
    </style:style>
    <style:style style:name="T1390" style:parent-style-name="DefaultParagraphFont" style:family="text">
      <style:text-properties style:font-name-complex="Times New Roman"/>
    </style:style>
    <style:style style:name="T1391" style:parent-style-name="DefaultParagraphFont" style:family="text">
      <style:text-properties style:font-name-complex="Times New Roman"/>
    </style:style>
    <style:style style:name="P1392" style:parent-style-name="Normal" style:family="paragraph">
      <style:paragraph-properties fo:margin-bottom="0in"/>
    </style:style>
    <style:style style:name="T1393" style:parent-style-name="DefaultParagraphFont" style:family="text">
      <style:text-properties style:font-name-complex="Times New Roman"/>
    </style:style>
    <style:style style:name="P1394" style:parent-style-name="Normal" style:family="paragraph">
      <style:paragraph-properties fo:margin-bottom="0in"/>
    </style:style>
    <style:style style:name="T1395" style:parent-style-name="DefaultParagraphFont" style:family="text">
      <style:text-properties style:font-name-complex="Times New Roman"/>
    </style:style>
    <style:style style:name="P1396" style:parent-style-name="Subtitle" style:family="paragraph">
      <style:paragraph-properties fo:margin-bottom="0in"/>
    </style:style>
    <style:style style:name="P1397" style:parent-style-name="Normal" style:family="paragraph">
      <style:paragraph-properties fo:margin-bottom="0in"/>
      <style:text-properties style:font-name-complex="Times New Roman"/>
    </style:style>
    <style:style style:name="P1398" style:parent-style-name="Normal" style:family="paragraph">
      <style:paragraph-properties fo:margin-bottom="0in"/>
    </style:style>
    <style:style style:name="T1399" style:parent-style-name="DefaultParagraphFont" style:family="text">
      <style:text-properties style:font-name-complex="Times New Roman"/>
    </style:style>
    <style:style style:name="P1400" style:parent-style-name="Normal" style:family="paragraph">
      <style:paragraph-properties fo:margin-bottom="0in"/>
    </style:style>
    <style:style style:name="T1401" style:parent-style-name="DefaultParagraphFont" style:family="text">
      <style:text-properties style:font-name-complex="Times New Roman"/>
    </style:style>
    <style:style style:name="T1402" style:parent-style-name="DefaultParagraphFont" style:family="text">
      <style:text-properties style:font-name-complex="Times New Roman"/>
    </style:style>
    <style:style style:name="P1403" style:parent-style-name="Normal" style:family="paragraph">
      <style:paragraph-properties fo:margin-bottom="0in"/>
    </style:style>
    <style:style style:name="P1404" style:parent-style-name="Normal" style:family="paragraph">
      <style:paragraph-properties fo:margin-bottom="0in"/>
    </style:style>
    <style:style style:name="P1405" style:parent-style-name="Subtitle" style:family="paragraph">
      <style:paragraph-properties fo:margin-bottom="0in"/>
    </style:style>
    <style:style style:name="P1406" style:parent-style-name="Normal" style:family="paragraph">
      <style:paragraph-properties fo:margin-bottom="0in"/>
    </style:style>
    <style:style style:name="P1407" style:parent-style-name="Normal" style:family="paragraph">
      <style:paragraph-properties fo:margin-bottom="0in"/>
    </style:style>
    <style:style style:name="P1408" style:parent-style-name="Normal" style:family="paragraph">
      <style:paragraph-properties fo:margin-bottom="0in"/>
    </style:style>
    <style:style style:name="P1409" style:parent-style-name="Normal" style:family="paragraph">
      <style:paragraph-properties fo:margin-bottom="0in"/>
    </style:style>
    <style:style style:name="P1410" style:parent-style-name="Normal" style:family="paragraph">
      <style:paragraph-properties fo:margin-bottom="0in"/>
    </style:style>
    <style:style style:name="T1411" style:parent-style-name="DefaultParagraphFont" style:family="text">
      <style:text-properties style:font-name-complex="Times New Roman"/>
    </style:style>
    <style:style style:name="P1412" style:parent-style-name="Normal" style:family="paragraph">
      <style:paragraph-properties fo:margin-bottom="0in"/>
    </style:style>
    <style:style style:name="P1413" style:parent-style-name="Normal" style:family="paragraph">
      <style:paragraph-properties fo:margin-bottom="0in"/>
    </style:style>
    <style:style style:name="P1414" style:parent-style-name="Normal" style:family="paragraph">
      <style:paragraph-properties fo:margin-bottom="0in"/>
    </style:style>
    <style:style style:name="P1415" style:parent-style-name="Subtitle" style:family="paragraph">
      <style:paragraph-properties fo:margin-bottom="0in"/>
    </style:style>
    <style:style style:name="P1416" style:parent-style-name="Normal" style:family="paragraph">
      <style:paragraph-properties fo:margin-bottom="0in"/>
    </style:style>
    <style:style style:name="P1417" style:parent-style-name="Normal" style:family="paragraph">
      <style:paragraph-properties fo:margin-bottom="0in"/>
    </style:style>
    <style:style style:name="P1418" style:parent-style-name="Normal" style:family="paragraph">
      <style:paragraph-properties fo:margin-bottom="0in"/>
    </style:style>
    <style:style style:name="T1419" style:parent-style-name="DefaultParagraphFont" style:family="text">
      <style:text-properties style:font-name-complex="Times New Roman"/>
    </style:style>
    <style:style style:name="P1420" style:parent-style-name="Subtitle" style:family="paragraph">
      <style:paragraph-properties fo:margin-bottom="0in"/>
    </style:style>
    <style:style style:name="P1421" style:parent-style-name="Normal" style:family="paragraph">
      <style:paragraph-properties fo:margin-bottom="0in"/>
      <style:text-properties style:font-name-complex="Times New Roman"/>
    </style:style>
    <style:style style:name="P1422" style:parent-style-name="Normal" style:family="paragraph">
      <style:paragraph-properties fo:margin-bottom="0in"/>
      <style:text-properties style:font-name-complex="Times New Roman"/>
    </style:style>
    <style:style style:name="P1423" style:parent-style-name="Normal" style:family="paragraph">
      <style:paragraph-properties fo:margin-bottom="0in"/>
      <style:text-properties style:font-name-complex="Times New Roman"/>
    </style:style>
    <style:style style:name="P1424" style:parent-style-name="Normal" style:family="paragraph">
      <style:paragraph-properties fo:margin-bottom="0in"/>
    </style:style>
    <style:style style:name="P1425" style:parent-style-name="Normal" style:family="paragraph">
      <style:paragraph-properties fo:margin-bottom="0in"/>
    </style:style>
    <style:style style:name="P1426" style:parent-style-name="Normal" style:family="paragraph">
      <style:paragraph-properties fo:margin-bottom="0in"/>
    </style:style>
    <style:style style:name="T1427" style:parent-style-name="DefaultParagraphFont" style:family="text">
      <style:text-properties style:font-name-complex="Times New Roman"/>
    </style:style>
    <style:style style:name="T1428" style:parent-style-name="DefaultParagraphFont" style:family="text">
      <style:text-properties style:font-name-complex="Times New Roman"/>
    </style:style>
    <style:style style:name="T1429" style:parent-style-name="DefaultParagraphFont" style:family="text">
      <style:text-properties style:font-name-complex="Times New Roman"/>
    </style:style>
    <style:style style:name="P1430" style:parent-style-name="Normal" style:family="paragraph">
      <style:paragraph-properties fo:margin-bottom="0in"/>
    </style:style>
    <style:style style:name="T1431" style:parent-style-name="DefaultParagraphFont" style:family="text">
      <style:text-properties style:font-name-complex="Times New Roman"/>
    </style:style>
    <style:style style:name="P1432" style:parent-style-name="Normal" style:family="paragraph">
      <style:paragraph-properties fo:margin-bottom="0in"/>
    </style:style>
    <style:style style:name="T1433" style:parent-style-name="DefaultParagraphFont" style:family="text">
      <style:text-properties style:font-name-complex="Times New Roman"/>
    </style:style>
    <style:style style:name="T1434" style:parent-style-name="DefaultParagraphFont" style:family="text">
      <style:text-properties style:font-name-complex="Times New Roman"/>
    </style:style>
    <style:style style:name="P1435" style:parent-style-name="Normal" style:family="paragraph">
      <style:paragraph-properties fo:margin-bottom="0in"/>
    </style:style>
    <style:style style:name="T1436" style:parent-style-name="DefaultParagraphFont" style:family="text">
      <style:text-properties style:font-name-complex="Times New Roman"/>
    </style:style>
    <style:style style:name="P1437" style:parent-style-name="Normal" style:family="paragraph">
      <style:paragraph-properties fo:margin-bottom="0in"/>
    </style:style>
    <style:style style:name="T1438" style:parent-style-name="DefaultParagraphFont" style:family="text">
      <style:text-properties style:font-name-complex="Times New Roman"/>
    </style:style>
    <style:style style:name="T1439" style:parent-style-name="DefaultParagraphFont" style:family="text">
      <style:text-properties style:font-name-complex="Times New Roman"/>
    </style:style>
    <style:style style:name="P1440" style:parent-style-name="Normal" style:family="paragraph">
      <style:paragraph-properties fo:margin-bottom="0in"/>
    </style:style>
    <style:style style:name="P1441" style:parent-style-name="Normal" style:family="paragraph">
      <style:paragraph-properties fo:margin-bottom="0in"/>
    </style:style>
    <style:style style:name="P1442" style:parent-style-name="Normal" style:family="paragraph">
      <style:paragraph-properties fo:margin-bottom="0in"/>
    </style:style>
    <style:style style:name="T1443" style:parent-style-name="DefaultParagraphFont" style:family="text">
      <style:text-properties style:font-name-complex="Times New Roman"/>
    </style:style>
    <style:style style:name="P1444" style:parent-style-name="Subtitle" style:family="paragraph">
      <style:paragraph-properties fo:margin-bottom="0in"/>
    </style:style>
    <style:style style:name="P1445" style:parent-style-name="Normal" style:family="paragraph">
      <style:paragraph-properties fo:margin-bottom="0in"/>
    </style:style>
    <style:style style:name="P1446" style:parent-style-name="Normal" style:family="paragraph">
      <style:paragraph-properties fo:margin-bottom="0in"/>
    </style:style>
    <style:style style:name="P1447" style:parent-style-name="Normal" style:family="paragraph">
      <style:paragraph-properties fo:margin-bottom="0in"/>
    </style:style>
    <style:style style:name="P1448" style:parent-style-name="Subtitle" style:family="paragraph">
      <style:paragraph-properties fo:margin-bottom="0in"/>
    </style:style>
    <style:style style:name="P1449" style:parent-style-name="Normal" style:family="paragraph">
      <style:paragraph-properties fo:margin-bottom="0in"/>
    </style:style>
    <style:style style:name="P1450" style:parent-style-name="Normal" style:family="paragraph">
      <style:paragraph-properties fo:margin-bottom="0in"/>
    </style:style>
    <style:style style:name="P1451" style:parent-style-name="Normal" style:family="paragraph">
      <style:paragraph-properties fo:margin-bottom="0in"/>
    </style:style>
    <style:style style:name="T1452" style:parent-style-name="DefaultParagraphFont" style:family="text">
      <style:text-properties style:font-name-complex="Times New Roman"/>
    </style:style>
    <style:style style:name="P1453" style:parent-style-name="Normal" style:family="paragraph">
      <style:paragraph-properties fo:margin-bottom="0in"/>
    </style:style>
    <style:style style:name="P1454" style:parent-style-name="Normal" style:family="paragraph">
      <style:paragraph-properties fo:margin-bottom="0in"/>
    </style:style>
    <style:style style:name="P1455" style:parent-style-name="Normal" style:family="paragraph">
      <style:paragraph-properties fo:margin-bottom="0in"/>
    </style:style>
    <style:style style:name="P1456" style:parent-style-name="Subtitle" style:family="paragraph">
      <style:paragraph-properties fo:margin-bottom="0in"/>
    </style:style>
    <style:style style:name="P1457" style:parent-style-name="Normal" style:family="paragraph">
      <style:paragraph-properties fo:margin-bottom="0in"/>
    </style:style>
    <style:style style:name="P1458" style:parent-style-name="Normal" style:family="paragraph">
      <style:paragraph-properties fo:margin-bottom="0in"/>
    </style:style>
    <style:style style:name="P1459" style:parent-style-name="Normal" style:family="paragraph">
      <style:paragraph-properties fo:margin-bottom="0in"/>
    </style:style>
    <style:style style:name="P1460" style:parent-style-name="Normal" style:family="paragraph">
      <style:paragraph-properties fo:margin-bottom="0in"/>
    </style:style>
    <style:style style:name="T1461" style:parent-style-name="DefaultParagraphFont" style:family="text">
      <style:text-properties style:font-name-complex="Times New Roman"/>
    </style:style>
    <style:style style:name="P1462" style:parent-style-name="Subtitle" style:family="paragraph">
      <style:paragraph-properties fo:margin-bottom="0in"/>
    </style:style>
    <style:style style:name="P1463" style:parent-style-name="Normal" style:family="paragraph">
      <style:paragraph-properties fo:margin-bottom="0in"/>
      <style:text-properties style:font-name-complex="Times New Roman"/>
    </style:style>
    <style:style style:name="P1464" style:parent-style-name="Normal" style:family="paragraph">
      <style:paragraph-properties fo:margin-bottom="0in"/>
    </style:style>
    <style:style style:name="T1465" style:parent-style-name="DefaultParagraphFont" style:family="text">
      <style:text-properties style:font-name-complex="Times New Roman"/>
    </style:style>
    <style:style style:name="P1466" style:parent-style-name="Normal" style:family="paragraph">
      <style:paragraph-properties fo:margin-bottom="0in"/>
    </style:style>
    <style:style style:name="P1467" style:parent-style-name="Normal" style:family="paragraph">
      <style:paragraph-properties fo:margin-bottom="0in"/>
    </style:style>
    <style:style style:name="P1468" style:parent-style-name="Subtitle" style:family="paragraph">
      <style:paragraph-properties fo:margin-bottom="0in"/>
    </style:style>
    <style:style style:name="P1469" style:parent-style-name="Normal" style:family="paragraph">
      <style:paragraph-properties fo:margin-bottom="0in"/>
    </style:style>
    <style:style style:name="P1470" style:parent-style-name="Normal" style:family="paragraph">
      <style:paragraph-properties fo:margin-bottom="0in"/>
    </style:style>
    <style:style style:name="P1471" style:parent-style-name="Normal" style:family="paragraph">
      <style:paragraph-properties fo:margin-bottom="0in"/>
    </style:style>
    <style:style style:name="T1472" style:parent-style-name="DefaultParagraphFont" style:family="text">
      <style:text-properties style:font-name-complex="Times New Roman"/>
    </style:style>
    <style:style style:name="P1473" style:parent-style-name="Normal" style:family="paragraph">
      <style:paragraph-properties fo:margin-bottom="0in"/>
    </style:style>
    <style:style style:name="P1474" style:parent-style-name="Normal" style:family="paragraph">
      <style:paragraph-properties fo:margin-bottom="0in"/>
    </style:style>
    <style:style style:name="P1475" style:parent-style-name="Normal" style:family="paragraph">
      <style:paragraph-properties fo:margin-top="0in" fo:margin-bottom="0.1111in" fo:margin-left="0in">
        <style:tab-stops/>
      </style:paragraph-properties>
      <style:text-properties style:font-name="Calibri" fo:font-size="11pt" style:font-size-asian="11pt"/>
    </style:style>
    <style:style style:name="P1476" style:parent-style-name="Normal" style:family="paragraph">
      <style:paragraph-properties fo:margin-top="0in" fo:margin-bottom="0.1111in" fo:margin-left="0in">
        <style:tab-stops/>
      </style:paragraph-properties>
      <style:text-properties style:font-name="Calibri" fo:font-size="11pt" style:font-size-asian="11pt"/>
    </style:style>
  </office:automatic-styles>
  <office:body>
    <office:text text:use-soft-page-breaks="true">
      <text:p text:style-name="P1">Starexec Web Interface</text:p>
      <text:p text:style-name="Normal"><text:span text:style-name="T2">Table of Contents</text:span></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3"><text:a xlink:href="#_Toc416262293" office:target-frame-name="_top" xlink:show="replace"><text:span text:style-name="Hyperlink">1</text:span><text:span text:style-name="T4"><text:tab/></text:span><text:span text:style-name="Hyperlink">Introduction</text:span><text:tab/>3</text:a></text:p>
          <text:p text:style-name="P5"><text:a xlink:href="#_Toc416262294" office:target-frame-name="_top" xlink:show="replace"><text:span text:style-name="Hyperlink">1.1</text:span><text:span text:style-name="T6"><text:tab/></text:span><text:span text:style-name="Hyperlink">Permissions</text:span><text:tab/>5</text:a></text:p>
          <text:p text:style-name="P7"><text:a xlink:href="#_Toc416262295" office:target-frame-name="_top" xlink:show="replace"><text:span text:style-name="Hyperlink">2</text:span><text:span text:style-name="T8"><text:tab/></text:span><text:span text:style-name="Hyperlink">Spaces</text:span><text:tab/>5</text:a></text:p>
          <text:p text:style-name="P9"><text:a xlink:href="#_Toc416262296" office:target-frame-name="_top" xlink:show="replace"><text:span text:style-name="Hyperlink">2.1</text:span><text:span text:style-name="T10"><text:tab/></text:span><text:span text:style-name="Hyperlink">Add Space</text:span><text:tab/>5</text:a></text:p>
          <text:p text:style-name="P11"><text:a xlink:href="#_Toc416262297" office:target-frame-name="_top" xlink:show="replace"><text:span text:style-name="Hyperlink">2.2</text:span><text:span text:style-name="T12"><text:tab/></text:span><text:span text:style-name="Hyperlink">Upload Space XML</text:span><text:tab/>6</text:a></text:p>
          <text:p text:style-name="P13"><text:a xlink:href="#_Toc416262298" office:target-frame-name="_top" xlink:show="replace"><text:span text:style-name="Hyperlink">2.3</text:span><text:span text:style-name="T14"><text:tab/></text:span><text:span text:style-name="Hyperlink">Download Space</text:span><text:tab/>6</text:a></text:p>
          <text:p text:style-name="P15"><text:a xlink:href="#_Toc416262299" office:target-frame-name="_top" xlink:show="replace"><text:span text:style-name="Hyperlink">2.4</text:span><text:span text:style-name="T16"><text:tab/></text:span><text:span text:style-name="Hyperlink">Download Space XML</text:span><text:tab/>7</text:a></text:p>
          <text:p text:style-name="P17"><text:a xlink:href="#_Toc416262300" office:target-frame-name="_top" xlink:show="replace"><text:span text:style-name="Hyperlink">2.5</text:span><text:span text:style-name="T18"><text:tab/></text:span><text:span text:style-name="Hyperlink">Copy Spaces</text:span><text:tab/>7</text:a></text:p>
          <text:p text:style-name="P19"><text:a xlink:href="#_Toc416262301" office:target-frame-name="_top" xlink:show="replace"><text:span text:style-name="Hyperlink">2.6</text:span><text:span text:style-name="T20"><text:tab/></text:span><text:span text:style-name="Hyperlink">Link all Orphaned Primitives to Space</text:span><text:tab/>7</text:a></text:p>
          <text:p text:style-name="P21"><text:a xlink:href="#_Toc416262302" office:target-frame-name="_top" xlink:show="replace"><text:span text:style-name="Hyperlink">2.7</text:span><text:span text:style-name="T22"><text:tab/></text:span><text:span text:style-name="Hyperlink">Edit Space Attributes</text:span><text:tab/>8</text:a></text:p>
          <text:p text:style-name="P23"><text:a xlink:href="#_Toc416262303" office:target-frame-name="_top" xlink:show="replace"><text:span text:style-name="Hyperlink">2.8</text:span><text:span text:style-name="T24"><text:tab/></text:span><text:span text:style-name="Hyperlink">Edit Single Space Attribute</text:span><text:tab/>8</text:a></text:p>
          <text:p text:style-name="P25"><text:a xlink:href="#_Toc416262304" office:target-frame-name="_top" xlink:show="replace"><text:span text:style-name="Hyperlink">2.9</text:span><text:span text:style-name="T26"><text:tab/></text:span><text:span text:style-name="Hyperlink">View Space Visibility</text:span><text:tab/>8</text:a></text:p>
          <text:p text:style-name="P27"><text:a xlink:href="#_Toc416262305" office:target-frame-name="_top" xlink:show="replace"><text:span text:style-name="Hyperlink">2.10</text:span><text:span text:style-name="T28"><text:tab/></text:span><text:span text:style-name="Hyperlink">Edit Space Visibility</text:span><text:tab/>9</text:a></text:p>
          <text:p text:style-name="P29"><text:a xlink:href="#_Toc416262306" office:target-frame-name="_top" xlink:show="replace"><text:span text:style-name="Hyperlink">2.11</text:span><text:span text:style-name="T30"><text:tab/></text:span><text:span text:style-name="Hyperlink">Remove Spaces</text:span><text:tab/>9</text:a></text:p>
          <text:p text:style-name="P31"><text:a xlink:href="#_Toc416262307" office:target-frame-name="_top" xlink:show="replace"><text:span text:style-name="Hyperlink">3</text:span><text:span text:style-name="T32"><text:tab/></text:span><text:span text:style-name="Hyperlink">Solvers</text:span><text:tab/>9</text:a></text:p>
          <text:p text:style-name="P33"><text:a xlink:href="#_Toc416262308" office:target-frame-name="_top" xlink:show="replace"><text:span text:style-name="Hyperlink">3.1</text:span><text:span text:style-name="T34"><text:tab/></text:span><text:span text:style-name="Hyperlink">Upload Solver Archive</text:span><text:tab/>9</text:a></text:p>
          <text:p text:style-name="P35"><text:a xlink:href="#_Toc416262309" office:target-frame-name="_top" xlink:show="replace"><text:span text:style-name="Hyperlink">3.2</text:span><text:span text:style-name="T36"><text:tab/></text:span><text:span text:style-name="Hyperlink">Upload Configuration</text:span><text:tab/>10</text:a></text:p>
          <text:p text:style-name="P37"><text:a xlink:href="#_Toc416262310" office:target-frame-name="_top" xlink:show="replace"><text:span text:style-name="Hyperlink">3.3</text:span><text:span text:style-name="T38"><text:tab/></text:span><text:span text:style-name="Hyperlink">Add Configuration</text:span><text:tab/>11</text:a></text:p>
          <text:p text:style-name="P39"><text:a xlink:href="#_Toc416262311" office:target-frame-name="_top" xlink:show="replace"><text:span text:style-name="Hyperlink">3.4</text:span><text:span text:style-name="T40"><text:tab/></text:span><text:span text:style-name="Hyperlink">Download Solver</text:span><text:tab/>11</text:a></text:p>
          <text:p text:style-name="P41"><text:a xlink:href="#_Toc416262312" office:target-frame-name="_top" xlink:show="replace"><text:span text:style-name="Hyperlink">3.5</text:span><text:span text:style-name="T42"><text:tab/></text:span><text:span text:style-name="Hyperlink">Get Build Standard Output</text:span><text:tab/>11</text:a></text:p>
          <text:p text:style-name="P43"><text:a xlink:href="#_Toc416262313" office:target-frame-name="_top" xlink:show="replace"><text:span text:style-name="Hyperlink">3.6</text:span><text:span text:style-name="T44"><text:tab/></text:span><text:span text:style-name="Hyperlink">Linking / Copying Solvers to a Space</text:span><text:tab/>12</text:a></text:p>
          <text:p text:style-name="P45"><text:a xlink:href="#_Toc416262314" office:target-frame-name="_top" xlink:show="replace"><text:span text:style-name="Hyperlink">3.7</text:span><text:span text:style-name="T46"><text:tab/></text:span><text:span text:style-name="Hyperlink">Remove Solvers From Space</text:span><text:tab/>12</text:a></text:p>
          <text:p text:style-name="P47"><text:a xlink:href="#_Toc416262315" office:target-frame-name="_top" xlink:show="replace"><text:span text:style-name="Hyperlink">3.8</text:span><text:span text:style-name="T48"><text:tab/></text:span><text:span text:style-name="Hyperlink">Simultaneously Recycle and Remove Solvers From a Space</text:span><text:tab/>13</text:a></text:p>
          <text:p text:style-name="P49"><text:a xlink:href="#_Toc416262316" office:target-frame-name="_top" xlink:show="replace"><text:span text:style-name="Hyperlink">3.9</text:span><text:span text:style-name="T50"><text:tab/></text:span><text:span text:style-name="Hyperlink">Edit Solver</text:span><text:tab/>13</text:a></text:p>
          <text:p text:style-name="P51"><text:a xlink:href="#_Toc416262317" office:target-frame-name="_top" xlink:show="replace"><text:span text:style-name="Hyperlink">3.10</text:span><text:span text:style-name="T52"><text:tab/></text:span><text:span text:style-name="Hyperlink">Edit Configuration</text:span><text:tab/>13</text:a></text:p>
          <text:p text:style-name="P53"><text:a xlink:href="#_Toc416262318" office:target-frame-name="_top" xlink:show="replace"><text:span text:style-name="Hyperlink">3.11</text:span><text:span text:style-name="T54"><text:tab/></text:span><text:span text:style-name="Hyperlink">Recycle Solvers</text:span><text:tab/>14</text:a></text:p>
          <text:p text:style-name="P55"><text:a xlink:href="#_Toc416262319" office:target-frame-name="_top" xlink:show="replace"><text:span text:style-name="Hyperlink">3.12</text:span><text:span text:style-name="T56"><text:tab/></text:span><text:span text:style-name="Hyperlink">Recycle Orphaned Solvers</text:span><text:tab/>14</text:a></text:p>
          <text:p text:style-name="P57"><text:a xlink:href="#_Toc416262320" office:target-frame-name="_top" xlink:show="replace"><text:span text:style-name="Hyperlink">3.13</text:span><text:span text:style-name="T58"><text:tab/></text:span><text:span text:style-name="Hyperlink">Restore Solvers</text:span><text:tab/>14</text:a></text:p>
          <text:p text:style-name="P59"><text:a xlink:href="#_Toc416262321" office:target-frame-name="_top" xlink:show="replace"><text:span text:style-name="Hyperlink">3.14</text:span><text:span text:style-name="T60"><text:tab/></text:span><text:span text:style-name="Hyperlink">Restore Recycled Solvers</text:span><text:tab/>14</text:a></text:p>
          <text:p text:style-name="P61"><text:a xlink:href="#_Toc416262322" office:target-frame-name="_top" xlink:show="replace"><text:span text:style-name="Hyperlink">3.15</text:span><text:span text:style-name="T62"><text:tab/></text:span><text:span text:style-name="Hyperlink">Delete Solvers</text:span><text:tab/>14</text:a></text:p>
          <text:p text:style-name="P63"><text:a xlink:href="#_Toc416262323" office:target-frame-name="_top" xlink:show="replace"><text:span text:style-name="Hyperlink">3.16</text:span><text:span text:style-name="T64"><text:tab/></text:span><text:span text:style-name="Hyperlink">Delete Recycled Solvers</text:span><text:tab/>15</text:a></text:p>
          <text:p text:style-name="P65"><text:a xlink:href="#_Toc416262324" office:target-frame-name="_top" xlink:show="replace"><text:span text:style-name="Hyperlink">3.17</text:span><text:span text:style-name="T66"><text:tab/></text:span><text:span text:style-name="Hyperlink">Delete Configurations</text:span><text:tab/>15</text:a></text:p>
          <text:p text:style-name="P67"><text:a xlink:href="#_Toc416262325" office:target-frame-name="_top" xlink:show="replace"><text:span text:style-name="Hyperlink">4</text:span><text:span text:style-name="T68"><text:tab/></text:span><text:span text:style-name="Hyperlink">Processors</text:span><text:tab/>15</text:a></text:p>
          <text:p text:style-name="P69"><text:a xlink:href="#_Toc416262326" office:target-frame-name="_top" xlink:show="replace"><text:span text:style-name="Hyperlink">4.1</text:span><text:span text:style-name="T70"><text:tab/></text:span><text:span text:style-name="Hyperlink">Edit Processor</text:span><text:tab/>16</text:a></text:p>
          <text:p text:style-name="P71"><text:a xlink:href="#_Toc416262327" office:target-frame-name="_top" xlink:show="replace"><text:span text:style-name="Hyperlink">4.2</text:span><text:span text:style-name="T72"><text:tab/></text:span><text:span text:style-name="Hyperlink">Download Processors of Class</text:span><text:tab/>16</text:a></text:p>
          <text:p text:style-name="P73"><text:a xlink:href="#_Toc416262328" office:target-frame-name="_top" xlink:show="replace"><text:span text:style-name="Hyperlink">4.3</text:span><text:span text:style-name="T74"><text:tab/></text:span><text:span text:style-name="Hyperlink">Delete Processors</text:span><text:tab/>16</text:a></text:p>
          <text:p text:style-name="P75"><text:a xlink:href="#_Toc416262329" office:target-frame-name="_top" xlink:show="replace"><text:span text:style-name="Hyperlink">5</text:span><text:span text:style-name="T76"><text:tab/></text:span><text:span text:style-name="Hyperlink">Benchmarks</text:span><text:tab/>17</text:a></text:p>
          <text:p text:style-name="P77"><text:a xlink:href="#_Toc416262330" office:target-frame-name="_top" xlink:show="replace"><text:span text:style-name="Hyperlink">5.1</text:span><text:span text:style-name="T78"><text:tab/></text:span><text:span text:style-name="Hyperlink">Upload Benchmark Archive</text:span><text:tab/>17</text:a></text:p>
          <text:p text:style-name="P79"><text:a xlink:href="#_Toc416262331" office:target-frame-name="_top" xlink:show="replace"><text:span text:style-name="Hyperlink">5.2</text:span><text:span text:style-name="T80"><text:tab/></text:span><text:span text:style-name="Hyperlink">Getting Benchmark Upload Status</text:span><text:tab/>17</text:a></text:p>
          <text:p text:style-name="P81"><text:a xlink:href="#_Toc416262332" office:target-frame-name="_top" xlink:show="replace"><text:span text:style-name="Hyperlink">5.3</text:span><text:span text:style-name="T82"><text:tab/></text:span><text:span text:style-name="Hyperlink">Download Benchmark</text:span><text:tab/>18</text:a></text:p>
          <text:p text:style-name="P83"><text:a xlink:href="#_Toc416262333" office:target-frame-name="_top" xlink:show="replace"><text:span text:style-name="Hyperlink">5.4</text:span><text:span text:style-name="T84"><text:tab/></text:span><text:span text:style-name="Hyperlink">View Benchmark Contents</text:span><text:tab/>18</text:a></text:p>
          <text:p text:style-name="P85"><text:a xlink:href="#_Toc416262334" office:target-frame-name="_top" xlink:show="replace"><text:span text:style-name="Hyperlink">5.5</text:span><text:span text:style-name="T86"><text:tab/></text:span><text:span text:style-name="Hyperlink">Linking / Copying Benchmarks to a Space</text:span><text:tab/>18</text:a></text:p>
          <text:p text:style-name="P87"><text:a xlink:href="#_Toc416262335" office:target-frame-name="_top" xlink:show="replace"><text:span text:style-name="Hyperlink">5.6</text:span><text:span text:style-name="T88"><text:tab/></text:span><text:span text:style-name="Hyperlink">Removing Benchmarks From a Space</text:span><text:tab/>19</text:a></text:p>
          <text:p text:style-name="P89"><text:a xlink:href="#_Toc416262336" office:target-frame-name="_top" xlink:show="replace"><text:span text:style-name="Hyperlink">5.7</text:span><text:span text:style-name="T90"><text:tab/></text:span><text:span text:style-name="Hyperlink">Simultaneously Recycle and Remove Benchmarks From a Space</text:span><text:tab/>19</text:a></text:p>
          <text:p text:style-name="P91"><text:a xlink:href="#_Toc416262337" office:target-frame-name="_top" xlink:show="replace"><text:span text:style-name="Hyperlink">5.8</text:span><text:span text:style-name="T92"><text:tab/></text:span><text:span text:style-name="Hyperlink">Edit Benchmark</text:span><text:tab/>19</text:a></text:p>
          <text:p text:style-name="P93"><text:a xlink:href="#_Toc416262338" office:target-frame-name="_top" xlink:show="replace"><text:span text:style-name="Hyperlink">5.9</text:span><text:span text:style-name="T94"><text:tab/></text:span><text:span text:style-name="Hyperlink">Reprocess Benchmarks in Space</text:span><text:tab/>20</text:a></text:p>
          <text:p text:style-name="P95"><text:a xlink:href="#_Toc416262339" office:target-frame-name="_top" xlink:show="replace"><text:span text:style-name="Hyperlink">5.10</text:span><text:span text:style-name="T96"><text:tab/></text:span><text:span text:style-name="Hyperlink">Recycle Benchmarks</text:span><text:tab/>20</text:a></text:p>
          <text:p text:style-name="P97"><text:a xlink:href="#_Toc416262340" office:target-frame-name="_top" xlink:show="replace"><text:span text:style-name="Hyperlink">5.11</text:span><text:span text:style-name="T98"><text:tab/></text:span><text:span text:style-name="Hyperlink">Recycle Orphaned Benchmarks</text:span><text:tab/>20</text:a></text:p>
          <text:p text:style-name="P99"><text:a xlink:href="#_Toc416262341" office:target-frame-name="_top" xlink:show="replace"><text:span text:style-name="Hyperlink">5.12</text:span><text:span text:style-name="T100"><text:tab/></text:span><text:span text:style-name="Hyperlink">Restore Benchmarks</text:span><text:tab/>21</text:a></text:p>
          <text:p text:style-name="P101"><text:a xlink:href="#_Toc416262342" office:target-frame-name="_top" xlink:show="replace"><text:span text:style-name="Hyperlink">5.13</text:span><text:span text:style-name="T102"><text:tab/></text:span><text:span text:style-name="Hyperlink">Restore All Recycled Benchmarks</text:span><text:tab/>21</text:a></text:p>
          <text:p text:style-name="P103"><text:a xlink:href="#_Toc416262343" office:target-frame-name="_top" xlink:show="replace"><text:span text:style-name="Hyperlink">5.14</text:span><text:span text:style-name="T104"><text:tab/></text:span><text:span text:style-name="Hyperlink">Delete Benchmarks</text:span><text:tab/>21</text:a></text:p>
          <text:p text:style-name="P105"><text:a xlink:href="#_Toc416262344" office:target-frame-name="_top" xlink:show="replace"><text:span text:style-name="Hyperlink">5.15</text:span><text:span text:style-name="T106"><text:tab/></text:span><text:span text:style-name="Hyperlink">Delete Recycled Benchmarks</text:span><text:tab/>21</text:a></text:p>
          <text:p text:style-name="P107"><text:a xlink:href="#_Toc416262345" office:target-frame-name="_top" xlink:show="replace"><text:span text:style-name="Hyperlink">6</text:span><text:span text:style-name="T108"><text:tab/></text:span><text:span text:style-name="Hyperlink">Jobs</text:span><text:tab/>22</text:a></text:p>
          <text:p text:style-name="P109"><text:a xlink:href="#_Toc416262346" office:target-frame-name="_top" xlink:show="replace"><text:span text:style-name="Hyperlink">6.1</text:span><text:span text:style-name="T110"><text:tab/></text:span><text:span text:style-name="Hyperlink">Create Job</text:span><text:tab/>22</text:a></text:p>
          <text:p text:style-name="P111"><text:a xlink:href="#_Toc416262347" office:target-frame-name="_top" xlink:show="replace"><text:span text:style-name="Hyperlink">6.2</text:span><text:span text:style-name="T112"><text:tab/></text:span><text:span text:style-name="Hyperlink">Create Quick Job</text:span><text:tab/>23</text:a></text:p>
          <text:p text:style-name="P113"><text:a xlink:href="#_Toc416262348" office:target-frame-name="_top" xlink:show="replace"><text:span text:style-name="Hyperlink">6.3</text:span><text:span text:style-name="T114"><text:tab/></text:span><text:span text:style-name="Hyperlink">Upload Job XML</text:span><text:tab/>23</text:a></text:p>
          <text:p text:style-name="P115"><text:a xlink:href="#_Toc416262349" office:target-frame-name="_top" xlink:show="replace"><text:span text:style-name="Hyperlink">6.4</text:span><text:span text:style-name="T116"><text:tab/></text:span><text:span text:style-name="Hyperlink">Linking Jobs in a New Space</text:span><text:tab/>24</text:a></text:p>
          <text:p text:style-name="P117"><text:a xlink:href="#_Toc416262350" office:target-frame-name="_top" xlink:show="replace"><text:span text:style-name="Hyperlink">6.5</text:span><text:span text:style-name="T118"><text:tab/></text:span><text:span text:style-name="Hyperlink">Remove Jobs From Space</text:span><text:tab/>24</text:a></text:p>
          <text:p text:style-name="P119"><text:a xlink:href="#_Toc416262351" office:target-frame-name="_top" xlink:show="replace"><text:span text:style-name="Hyperlink">6.6</text:span><text:span text:style-name="T120"><text:tab/></text:span><text:span text:style-name="Hyperlink">Simultaneously Delete and Remove Jobs From a Space</text:span><text:tab/>24</text:a></text:p>
          <text:p text:style-name="P121"><text:a xlink:href="#_Toc416262352" office:target-frame-name="_top" xlink:show="replace"><text:span text:style-name="Hyperlink">6.7</text:span><text:span text:style-name="T122"><text:tab/></text:span><text:span text:style-name="Hyperlink">Download Job Output</text:span><text:tab/>25</text:a></text:p>
          <text:p text:style-name="P123"><text:a xlink:href="#_Toc416262353" office:target-frame-name="_top" xlink:show="replace"><text:span text:style-name="Hyperlink">6.8</text:span><text:span text:style-name="T124"><text:tab/></text:span><text:span text:style-name="Hyperlink">Download Job CSV</text:span><text:tab/>25</text:a></text:p>
          <text:p text:style-name="P125"><text:a xlink:href="#_Toc416262354" office:target-frame-name="_top" xlink:show="replace"><text:span text:style-name="Hyperlink">6.9</text:span><text:span text:style-name="T126"><text:tab/></text:span><text:span text:style-name="Hyperlink">Download Job XML</text:span><text:tab/>26</text:a></text:p>
          <text:p text:style-name="P127"><text:a xlink:href="#_Toc416262355" office:target-frame-name="_top" xlink:show="replace"><text:span text:style-name="Hyperlink">6.10</text:span><text:span text:style-name="T128"><text:tab/></text:span><text:span text:style-name="Hyperlink">Rerun Job Pairs</text:span><text:tab/>26</text:a></text:p>
          <text:p text:style-name="P129"><text:a xlink:href="#_Toc416262356" office:target-frame-name="_top" xlink:show="replace"><text:span text:style-name="Hyperlink">6.11</text:span><text:span text:style-name="T130"><text:tab/></text:span><text:span text:style-name="Hyperlink">Rerun Job Pairs of a Status</text:span><text:tab/>27</text:a></text:p>
          <text:p text:style-name="P131"><text:a xlink:href="#_Toc416262357" office:target-frame-name="_top" xlink:show="replace"><text:span text:style-name="Hyperlink">6.12</text:span><text:span text:style-name="T132"><text:tab/></text:span><text:span text:style-name="Hyperlink">Rerun Job Pairs That Reported Incorrectly</text:span><text:tab/>27</text:a></text:p>
          <text:p text:style-name="P133"><text:a xlink:href="#_Toc416262358" office:target-frame-name="_top" xlink:show="replace"><text:span text:style-name="Hyperlink">6.13</text:span><text:span text:style-name="T134"><text:tab/></text:span><text:span text:style-name="Hyperlink">Reprocess Job Pairs</text:span><text:tab/>27</text:a></text:p>
          <text:p text:style-name="P135"><text:a xlink:href="#_Toc416262359" office:target-frame-name="_top" xlink:show="replace"><text:span text:style-name="Hyperlink">6.14</text:span><text:span text:style-name="T136"><text:tab/></text:span><text:span text:style-name="Hyperlink">Pause Job</text:span><text:tab/>27</text:a></text:p>
          <text:p text:style-name="P137"><text:a xlink:href="#_Toc416262360" office:target-frame-name="_top" xlink:show="replace"><text:span text:style-name="Hyperlink">6.15</text:span><text:span text:style-name="T138"><text:tab/></text:span><text:span text:style-name="Hyperlink">Resume Job</text:span><text:tab/>28</text:a></text:p>
          <text:p text:style-name="P139"><text:a xlink:href="#_Toc416262361" office:target-frame-name="_top" xlink:show="replace"><text:span text:style-name="Hyperlink">6.16</text:span><text:span text:style-name="T140"><text:tab/></text:span><text:span text:style-name="Hyperlink">Change Job Queue</text:span><text:tab/>28</text:a></text:p>
          <text:p text:style-name="P141"><text:a xlink:href="#_Toc416262362" office:target-frame-name="_top" xlink:show="replace"><text:span text:style-name="Hyperlink">6.17</text:span><text:span text:style-name="T142"><text:tab/></text:span><text:span text:style-name="Hyperlink">View Qstat Output</text:span><text:tab/>28</text:a></text:p>
          <text:p text:style-name="P143"><text:a xlink:href="#_Toc416262363" office:target-frame-name="_top" xlink:show="replace"><text:span text:style-name="Hyperlink">6.18</text:span><text:span text:style-name="T144"><text:tab/></text:span><text:span text:style-name="Hyperlink">Delete Jobs</text:span><text:tab/>28</text:a></text:p>
          <text:p text:style-name="P145"><text:a xlink:href="#_Toc416262364" office:target-frame-name="_top" xlink:show="replace"><text:span text:style-name="Hyperlink">7</text:span><text:span text:style-name="T146"><text:tab/></text:span><text:span text:style-name="Hyperlink">Job Pairs</text:span><text:tab/>29</text:a></text:p>
          <text:p text:style-name="P147"><text:a xlink:href="#_Toc416262365" office:target-frame-name="_top" xlink:show="replace"><text:span text:style-name="Hyperlink">7.1</text:span><text:span text:style-name="T148"><text:tab/></text:span><text:span text:style-name="Hyperlink">Download Single Job Pair Output</text:span><text:tab/>29</text:a></text:p>
          <text:p text:style-name="P149"><text:a xlink:href="#_Toc416262366" office:target-frame-name="_top" xlink:show="replace"><text:span text:style-name="Hyperlink">7.2</text:span><text:span text:style-name="T150"><text:tab/></text:span><text:span text:style-name="Hyperlink">Download Multiple Job Pair Outputs</text:span><text:tab/>29</text:a></text:p>
          <text:p text:style-name="P151"><text:a xlink:href="#_Toc416262367" office:target-frame-name="_top" xlink:show="replace"><text:span text:style-name="Hyperlink">7.3</text:span><text:span text:style-name="T152"><text:tab/></text:span><text:span text:style-name="Hyperlink">Rerun Single Job Pair</text:span><text:tab/>29</text:a></text:p>
          <text:p text:style-name="P153"><text:a xlink:href="#_Toc416262368" office:target-frame-name="_top" xlink:show="replace"><text:span text:style-name="Hyperlink">7.4</text:span><text:span text:style-name="T154"><text:tab/></text:span><text:span text:style-name="Hyperlink">View Job Pair Output</text:span><text:tab/>30</text:a></text:p>
          <text:p text:style-name="P155"><text:a xlink:href="#_Toc416262369" office:target-frame-name="_top" xlink:show="replace"><text:span text:style-name="Hyperlink">7.5</text:span><text:span text:style-name="T156"><text:tab/></text:span><text:span text:style-name="Hyperlink">View Job Pair Log</text:span><text:tab/>30</text:a></text:p>
          <text:p text:style-name="P157"><text:a xlink:href="#_Toc416262370" office:target-frame-name="_top" xlink:show="replace"><text:span text:style-name="Hyperlink">8</text:span><text:span text:style-name="T158"><text:tab/></text:span><text:span text:style-name="Hyperlink">Websites</text:span><text:tab/>30</text:a></text:p>
          <text:p text:style-name="P159"><text:a xlink:href="#_Toc416262371" office:target-frame-name="_top" xlink:show="replace"><text:span text:style-name="Hyperlink">8.1</text:span><text:span text:style-name="T160"><text:tab/></text:span><text:span text:style-name="Hyperlink">Add a New Website</text:span><text:tab/>30</text:a></text:p>
          <text:p text:style-name="P161"><text:a xlink:href="#_Toc416262372" office:target-frame-name="_top" xlink:show="replace"><text:span text:style-name="Hyperlink">8.2</text:span><text:span text:style-name="T162"><text:tab/></text:span><text:span text:style-name="Hyperlink">Delete a Website</text:span><text:tab/>31</text:a></text:p>
          <text:p text:style-name="P163"><text:a xlink:href="#_Toc416262373" office:target-frame-name="_top" xlink:show="replace"><text:span text:style-name="Hyperlink">9</text:span><text:span text:style-name="T164"><text:tab/></text:span><text:span text:style-name="Hyperlink">Users</text:span><text:tab/>31</text:a></text:p>
          <text:p text:style-name="P165"><text:a xlink:href="#_Toc416262374" office:target-frame-name="_top" xlink:show="replace"><text:span text:style-name="Hyperlink">9.1</text:span><text:span text:style-name="T166"><text:tab/></text:span><text:span text:style-name="Hyperlink">Add Users to Space</text:span><text:tab/>31</text:a></text:p>
          <text:p text:style-name="P167"><text:a xlink:href="#_Toc416262375" office:target-frame-name="_top" xlink:show="replace"><text:span text:style-name="Hyperlink">9.2</text:span><text:span text:style-name="T168"><text:tab/></text:span><text:span text:style-name="Hyperlink">Remove Users From Space</text:span><text:tab/>31</text:a></text:p>
          <text:p text:style-name="P169"><text:a xlink:href="#_Toc416262376" office:target-frame-name="_top" xlink:show="replace"><text:span text:style-name="Hyperlink">9.3</text:span><text:span text:style-name="T170"><text:tab/></text:span><text:span text:style-name="Hyperlink">Leave Space</text:span><text:tab/>32</text:a></text:p>
          <text:p text:style-name="P171"><text:a xlink:href="#_Toc416262377" office:target-frame-name="_top" xlink:show="replace"><text:span text:style-name="Hyperlink">9.4</text:span><text:span text:style-name="T172"><text:tab/></text:span><text:span text:style-name="Hyperlink">Edit User Permissions in a Space</text:span><text:tab/>32</text:a></text:p>
          <text:p text:style-name="P173"><text:a xlink:href="#_Toc416262378" office:target-frame-name="_top" xlink:show="replace"><text:span text:style-name="Hyperlink">9.5</text:span><text:span text:style-name="T174"><text:tab/></text:span><text:span text:style-name="Hyperlink">Edit User Permissions in a Space Hierarchy</text:span><text:tab/>32</text:a></text:p>
          <text:p text:style-name="P175"><text:a xlink:href="#_Toc416262379" office:target-frame-name="_top" xlink:show="replace"><text:span text:style-name="Hyperlink">10</text:span><text:span text:style-name="T176"><text:tab/></text:span><text:span text:style-name="Hyperlink">Account</text:span><text:tab/>32</text:a></text:p>
          <text:p text:style-name="P177"><text:a xlink:href="#_Toc416262380" office:target-frame-name="_top" xlink:show="replace"><text:span text:style-name="Hyperlink">10.1</text:span><text:span text:style-name="T178"><text:tab/></text:span><text:span text:style-name="Hyperlink">Request to Join Community</text:span><text:tab/>32</text:a></text:p>
          <text:p text:style-name="P179"><text:a xlink:href="#_Toc416262381" office:target-frame-name="_top" xlink:show="replace"><text:span text:style-name="Hyperlink">10.2</text:span><text:span text:style-name="T180"><text:tab/></text:span><text:span text:style-name="Hyperlink">Edit Account Data</text:span><text:tab/>33</text:a></text:p>
          <text:p text:style-name="P181"><text:a xlink:href="#_Toc416262382" office:target-frame-name="_top" xlink:show="replace"><text:span text:style-name="Hyperlink">10.3</text:span><text:span text:style-name="T182"><text:tab/></text:span><text:span text:style-name="Hyperlink">Change Password</text:span><text:tab/>33</text:a></text:p>
          <text:p text:style-name="P183"><text:a xlink:href="#_Toc416262383" office:target-frame-name="_top" xlink:show="replace"><text:span text:style-name="Hyperlink">10.4</text:span><text:span text:style-name="T184"><text:tab/></text:span><text:span text:style-name="Hyperlink">Get User ID</text:span><text:tab/>34</text:a></text:p>
          <text:p text:style-name="P185"><text:a xlink:href="#_Toc416262384" office:target-frame-name="_top" xlink:show="replace"><text:span text:style-name="Hyperlink">10.5</text:span><text:span text:style-name="T186"><text:tab/></text:span><text:span text:style-name="Hyperlink">Logout</text:span><text:tab/>32</text:a></text:p>
          <text:p text:style-name="P187"><text:a xlink:href="#_Toc416262385" office:target-frame-name="_top" xlink:show="replace"><text:span text:style-name="Hyperlink">10.6</text:span><text:span text:style-name="T188"><text:tab/></text:span><text:span text:style-name="Hyperlink">Create or Modify Default Settings Profile</text:span><text:tab/>34</text:a></text:p>
          <text:p text:style-name="P189"><text:a xlink:href="#_Toc416262386" office:target-frame-name="_top" xlink:show="replace"><text:span text:style-name="Hyperlink">10.7</text:span><text:span text:style-name="T190"><text:tab/></text:span><text:span text:style-name="Hyperlink">Set Default Settings Profile</text:span><text:tab/>35</text:a></text:p>
          <text:p text:style-name="P191"><text:a xlink:href="#_Toc416262387" office:target-frame-name="_top" xlink:show="replace"><text:span text:style-name="Hyperlink">10.8</text:span><text:span text:style-name="T192"><text:tab/></text:span><text:span text:style-name="Hyperlink">Edit Default Settings Profile</text:span><text:tab/>35</text:a></text:p>
          <text:p text:style-name="P193"><text:a xlink:href="#_Toc416262388" office:target-frame-name="_top" xlink:show="replace"><text:span text:style-name="Hyperlink">10.9</text:span><text:span text:style-name="T194"><text:tab/></text:span><text:span text:style-name="Hyperlink">Delete Default Settings Profile</text:span><text:tab/>35</text:a></text:p>
        </text:index-body>
      </text:table-of-content>
      <text:p text:style-name="P195"/>
      <text:h text:style-name="Heading1" text:outline-level="1"><text:bookmark-start text:name="_Toc416262293"/>Introduction<text:bookmark-end text:name="_Toc416262293"/></text:h>
      <text:h text:style-name="Heading2" text:outline-level="2">Using the URLs</text:h>
      <text:p text:style-name="Normal">Except for noted exceptions,<text:s/>URLs documented in the functions below are suffixes of the following URL, which points to the secure resources of Starexec.</text:p>
      <text:p text:style-name="Normal"><text:a xlink:href="https://www.starexec.org/starexec/secure/" office:target-frame-name="_top" xlink:show="replace"><text:span text:style-name="Hyperlink">https://www.starexec.org/starexec/secure/</text:span></text:a></text:p>
      <text:p text:style-name="Normal"/>
      <text:p text:style-name="Normal">The largest exception to this is that all URLs that begin with “services” do not have the “secure” prefix. So, any URL that begins with services/ is a suffix of the following URL.</text:p>
      <text:p text:style-name="Normal"><text:a xlink:href="https://www.starexec.org/starexec/" office:target-frame-name="_top" xlink:show="replace"><text:span text:style-name="Hyperlink">https://www.starexec.org/starexec/</text:span></text:a></text:p>
      <text:p text:style-name="Normal">Other exceptions are noted where applicable in the function documentation.</text:p>
      <text:h text:style-name="Heading2" text:outline-level="2">Logging In</text:h>
      <text:p text:style-name="Normal">To be<text:s/>able to access Starexec<text:s/>resources, you will need to log into Starexec and maintain a secure channel.<text:s/>Logging in is a multistep protocol, with 3 main steps. First, authorization works on a challenge-based system, which means you cannot log in until you request a secure resource. Next, you must provide your username and password, and finally, you will access a secure resource.</text:p>
      <text:p text:style-name="P196">First Step – Requesting a Secure Resource.</text:p>
      <text:p text:style-name="P197"><text:span text:style-name="SubtitleChar">URL</text:span>:<text:s/>index.jsp</text:p>
      <text:p text:style-name="P198"><text:span text:style-name="SubtitleChar">Method:</text:span><text:span text:style-name="SubtitleChar"><text:s/></text:span>GET</text:p>
      <text:p text:style-name="P199"><text:span text:style-name="SubtitleChar">Parameter Encoding:</text:span><text:s/><text:span text:style-name="T200">N/A</text:span></text:p>
      <text:p text:style-name="P201"><text:span text:style-name="SubtitleChar">Returns:</text:span><text:s/>The login page</text:p>
      <text:p text:style-name="Subtitle">Return Cookies</text:p>
      <text:p text:style-name="Normal">JSESSIONID : Integer – On success, contains a session ID that you will need to use in later steps.</text:p>
      <text:p text:style-name="P202"/>
      <text:p text:style-name="P203">Second Step – Providing Login Credentials</text:p>
      <text:p text:style-name="P204"><text:span text:style-name="SubtitleChar">URL</text:span>:<text:s/>j_security_check</text:p>
      <text:p text:style-name="P205"><text:span text:style-name="SubtitleChar">Method:</text:span><text:span text:style-name="SubtitleChar"><text:s/></text:span>POST</text:p>
      <text:p text:style-name="P206"><text:span text:style-name="SubtitleChar">Parameter Encoding:</text:span><text:s/><text:span text:style-name="T207">application/x-www-form-urlencoded</text:span></text:p>
      <text:p text:style-name="P208">Parameters</text:p>
      <text:p text:style-name="P209">j_username : String – Your username</text:p>
      <text:p text:style-name="P210">j_password : String – Your password</text:p>
      <text:p text:style-name="P211">cookieexists : Boolean – Should be set to false for web API calls.</text:p>
      <text:p text:style-name="P212"><text:span text:style-name="SubtitleChar">Description:</text:span><text:s/>Logs you into Starexec. You must provide the JSESSIONID you acquired in the previous steps.</text:p>
      <text:p text:style-name="P213"><text:span text:style-name="SubtitleChar">Returns:</text:span><text:s/>A jSON string containing a status object</text:p>
      <text:p text:style-name="P214"/>
      <text:p text:style-name="P215">Third Step – Accessing Secure Resources</text:p>
      <text:p text:style-name="P216"><text:span text:style-name="SubtitleChar">URL</text:span>:<text:s/>index.jsp</text:p>
      <text:p text:style-name="P217"><text:span text:style-name="SubtitleChar">Method:</text:span><text:span text:style-name="SubtitleChar"><text:s/></text:span>GET</text:p>
      <text:p text:style-name="P218"><text:span text:style-name="SubtitleChar">Parameter Encoding:</text:span><text:s/><text:span text:style-name="T219">N/A</text:span></text:p>
      <text:p text:style-name="P220"><text:span text:style-name="SubtitleChar">Returns:</text:span><text:s/>The login page</text:p>
      <text:p text:style-name="Subtitle">Return Cookies</text:p>
      <text:soft-page-break/>
      <text:p text:style-name="Normal">JSESSIONID : Integer – On success, contains a new session ID. You must begin using this new session ID for all subsequent interactions.</text:p>
      <text:h text:style-name="Heading2" text:outline-level="2">Maintaining a Session</text:h>
      <text:p text:style-name="Normal">After you have logged in, you must maintain a session for as long as you want to make requests to the secure resources of Starexec. To maintain a session, your HTTP requests should have the following header keys with the appropriate values.</text:p>
      <text:p text:style-name="Normal">Cookie<text:s/>: String – Should contain a string of the form “killmenothing; JSESSIONID=” + your JSESSIONID obtained when logging in.</text:p>
      <text:p text:style-name="Normal">Connection<text:s/>: String – Should be “keep-alive”</text:p>
      <text:p text:style-name="Normal">Accept-Language<text:s/>: String – Should be “en-US,en;q=0.5”</text:p>
      <text:h text:style-name="Heading2" text:outline-level="2"><text:bookmark-start text:name="_Toc416262294"/>Permissions<text:bookmark-end text:name="_Toc416262294"/></text:h>
      <text:p text:style-name="Normal">Several functions below accept all of the following permissions parameters.<text:s/></text:p>
      <text:p text:style-name="P221">addBench : Boolean – Whether default permissions for this space should include adding benchmarks</text:p>
      <text:p text:style-name="P222">addJob : Boolean – Whether default permissions for this space should include adding jobs</text:p>
      <text:p text:style-name="P223">addSolver : Boolean – Whether default permissions for this space should include adding solvers</text:p>
      <text:p text:style-name="P224">addSpace : Boolean – Whether default permissions for this space should include adding spaces</text:p>
      <text:p text:style-name="P225">addUser : Boolean – Whether default permissions for this space should include adding users</text:p>
      <text:p text:style-name="P226">removeBench : Boolean – Whether default permissions for this space should include removing benchmarks</text:p>
      <text:p text:style-name="P227">removeJob : Boolean – Whether default permissions for this space should include removing jobs</text:p>
      <text:p text:style-name="P228">removeSolver : Boolean <text:s/>– Whether default permissions for this space should include removing solvers</text:p>
      <text:p text:style-name="P229">removeSpace : Boolean <text:s/>– Whether default permissions for this space should include removing spaces</text:p>
      <text:p text:style-name="P230">removeUser : Boolean <text:s/>– Whether default permissions for this space should include removing users</text:p>
      <text:p text:style-name="Normal">isLeader : Boolean – Whether the a user should be a leader or not.</text:p>
      <text:h text:style-name="Heading1" text:outline-level="1"><text:bookmark-start text:name="_Toc416262295"/>Spaces<text:bookmark-end text:name="_Toc416262295"/></text:h>
      <text:h text:style-name="Heading2" text:outline-level="2"><text:bookmark-start text:name="_Toc416262296"/>Add Space<text:bookmark-end text:name="_Toc416262296"/></text:h>
      <text:p text:style-name="P231"><text:span text:style-name="SubtitleChar">URL</text:span>:<text:s/>add/space</text:p>
      <text:p text:style-name="P232"><text:span text:style-name="SubtitleChar">Method:</text:span><text:s/>POST</text:p>
      <text:p text:style-name="P233"><text:span text:style-name="SubtitleChar">Parameter Encoding:</text:span><text:span text:style-name="T234"><text:s/>application/x-www-form-urlencoded</text:span></text:p>
      <text:p text:style-name="P235">Parameters</text:p>
      <text:p text:style-name="Normal">parent : Integer – The ID of the parent space of this new space.</text:p>
      <text:p text:style-name="P236">name : String – The new space name</text:p>
      <text:p text:style-name="P237">desc : String – The new space description<text:s/></text:p>
      <text:p text:style-name="P238">locked : Boolean – Whether the space should be locked</text:p>
      <text:p text:style-name="P239">users : Boolean – True to inherit all users from the parent space and false otherwise.</text:p>
      <text:soft-page-break/>
      <text:p text:style-name="P240">sticky : Boolean – Whether the new space should have sticky leaders set</text:p>
      <text:p text:style-name="P241"><text:s/>+ all permissions parameters except isLeader ( see the permissions section) : Specifies the default permissions for new users being added to the space.</text:p>
      <text:p text:style-name="P242"><text:span text:style-name="SubtitleChar">Description:</text:span><text:span text:style-name="T243"><text:s/></text:span><text:span text:style-name="T244">Creates a new space using the given attributes.</text:span></text:p>
      <text:p text:style-name="P245"><text:span text:style-name="SubtitleChar">Returns:</text:span><text:s/>An HTTP message with 200 status on success, and an HTTP message with an error status on failure.</text:p>
      <text:p text:style-name="Subtitle">Return Cookies</text:p>
      <text:p text:style-name="Normal">New_ID : Integer – On success, contains the ID of the newly created space.</text:p>
      <text:p text:style-name="Normal">STATUS_MESSAGE_STRING: String – On failure, contains an error message.</text:p>
      <text:h text:style-name="Heading2" text:outline-level="2"><text:bookmark-start text:name="_Toc416262297"/>Upload Space XML<text:bookmark-end text:name="_Toc416262297"/></text:h>
      <text:p text:style-name="P246"><text:span text:style-name="SubtitleChar">URL</text:span>:<text:s/>upload/space</text:p>
      <text:p text:style-name="P247"><text:span text:style-name="SubtitleChar">Method:</text:span><text:s/>POST</text:p>
      <text:p text:style-name="P248"><text:span text:style-name="SubtitleChar">Parameter Encoding:</text:span><text:span text:style-name="T249"><text:s/></text:span><text:span text:style-name="T250">multipart/form-data</text:span></text:p>
      <text:p text:style-name="P251">Parameters</text:p>
      <text:p text:style-name="P252">space : Integer – The ID of the space to<text:s/>use as the parent space for the new upload</text:p>
      <text:p text:style-name="P253">f : File –<text:s/>The archive file containing the space XML.</text:p>
      <text:p text:style-name="P254"><text:span text:style-name="SubtitleChar">Description:</text:span><text:span text:style-name="T255"><text:s/></text:span><text:span text:style-name="T256">Uploads a space XML file and creates new spaces based on the XML</text:span></text:p>
      <text:p text:style-name="Normal"><text:span text:style-name="SubtitleChar">Returns:</text:span><text:s/>An HTTP redirect to the upload status page on success, and an HTTP message with an error status on failure.</text:p>
      <text:p text:style-name="Normal"><text:span text:style-name="SubtitleChar">Return</text:span><text:span text:style-name="SubtitleChar"><text:s/>Cookies</text:span></text:p>
      <text:p text:style-name="Normal">STATUS_MESSAGE_STRING: String – On failure, contains an error message.</text:p>
      <text:h text:style-name="Heading2" text:outline-level="2"><text:bookmark-start text:name="_Toc416262298"/>Download Space<text:bookmark-end text:name="_Toc416262298"/></text:h>
      <text:p text:style-name="P257"><text:span text:style-name="SubtitleChar">URL</text:span>:<text:s/>download</text:p>
      <text:p text:style-name="P258"><text:span text:style-name="SubtitleChar">Method:</text:span><text:s/>GET</text:p>
      <text:p text:style-name="P259"><text:span text:style-name="SubtitleChar">Parameter Encoding:</text:span><text:span text:style-name="T260"><text:s/></text:span><text:span text:style-name="T261">URL Encoded</text:span></text:p>
      <text:p text:style-name="P262">Parameters</text:p>
      <text:p text:style-name="Normal">type : String – Should be “space”</text:p>
      <text:p text:style-name="Normal">id : Integer – The ID of the space to download.</text:p>
      <text:p text:style-name="Normal">includesolvers : Boolean – Whether to include solvers in the download.</text:p>
      <text:p text:style-name="Normal">includebenchmarks : Boolean – Whether to include benchmarks in the download.</text:p>
      <text:p text:style-name="Normal">hierarchy : Boolean – True to download the space hierarchy rooted at the given space, and false to download only the given space.</text:p>
      <text:p text:style-name="P263"><text:span text:style-name="SubtitleChar">Description:</text:span><text:span text:style-name="T264"><text:s/>Makes a request to download an archive containing a directory representation of a space or space hierarchy, optionally including all the solvers and benchmarks in the spaces.</text:span></text:p>
      <text:p text:style-name="P265"><text:span text:style-name="SubtitleChar">Returns:</text:span><text:s/>An HTTP response with an output stream for the request archive on success. On failure, the response will contain an HTTP error code and a page with an error message.</text:p>
      <text:p text:style-name="P266"><text:span text:style-name="SubtitleChar">Return Cookies</text:span></text:p>
      <text:soft-page-break/>
      <text:p text:style-name="Normal">STATUS_MESSAGE_STRING: String – On failure, contains an error message.</text:p>
      <text:h text:style-name="Heading2" text:outline-level="2"><text:bookmark-start text:name="_Toc416262299"/>Download Space XML<text:bookmark-end text:name="_Toc416262299"/></text:h>
      <text:p text:style-name="P267"><text:span text:style-name="SubtitleChar">URL</text:span>:<text:s/>download</text:p>
      <text:p text:style-name="P268"><text:span text:style-name="SubtitleChar">Method:</text:span><text:s/>GET</text:p>
      <text:p text:style-name="P269"><text:span text:style-name="SubtitleChar">Parameter Encoding:</text:span><text:span text:style-name="T270"><text:s/></text:span><text:span text:style-name="T271">URL Encoded</text:span></text:p>
      <text:p text:style-name="P272">Parameters</text:p>
      <text:p text:style-name="Normal">type : String – Should be “spaceXML”</text:p>
      <text:p text:style-name="Normal">id : Integer – The ID of the space to get the XML for.</text:p>
      <text:p text:style-name="Normal">includeattrs : Boolean – Whether to include benchmark attributes in the XML.</text:p>
      <text:p text:style-name="Normal">updates : Boolean – Whether to include benchmark update tags in the XML.</text:p>
      <text:p text:style-name="Normal">upid : Integer – The ID of the update processor to include for all the update tags. Applies only if updates is true.</text:p>
      <text:p text:style-name="P273"><text:span text:style-name="SubtitleChar">Description:</text:span><text:span text:style-name="T274"><text:s/>Makes a request to download an archive containing the XML representation of a space hierarchy.</text:span></text:p>
      <text:p text:style-name="P275"><text:span text:style-name="SubtitleChar">Returns:</text:span><text:s/>An HTTP response with an output stream for the request archive on success. On failure, the response will contain an HTTP error code and a page with an error message.</text:p>
      <text:p text:style-name="P276"><text:span text:style-name="SubtitleChar">Return Cookies</text:span></text:p>
      <text:p text:style-name="Normal">STATUS_MESSAGE_STRING: String – On failure, contains an error message.</text:p>
      <text:h text:style-name="Heading2" text:outline-level="2"><text:bookmark-start text:name="_Toc416262300"/>Copy Spaces<text:bookmark-end text:name="_Toc416262300"/></text:h>
      <text:p text:style-name="P277"><text:span text:style-name="SubtitleChar">URL</text:span>:<text:s/>services/spaces/{spaceId}/copySpace</text:p>
      <text:p text:style-name="Subtitle">URL<text:s/>Variables</text:p>
      <text:p text:style-name="P278">{spaceId}<text:s/>: Integer<text:s/>– The ID of the space that you want to copy other spaces into</text:p>
      <text:p text:style-name="P279"><text:span text:style-name="SubtitleChar">Method:</text:span><text:s/>POST</text:p>
      <text:p text:style-name="P280"><text:span text:style-name="SubtitleChar">Parameter Encoding:</text:span><text:span text:style-name="T281"><text:s/>application/x-www-form-urlencoded</text:span></text:p>
      <text:p text:style-name="P282">Parameters</text:p>
      <text:p text:style-name="P283">selectedIds : [Integer] – A list of space IDs, where each space will be copied into the destination space</text:p>
      <text:p text:style-name="P284">copyHierarchy : Boolean – True to copy entire space hierarchies into the destination space. False to copy only the spaces in selectedIds without their hierarchies.<text:s/></text:p>
      <text:p text:style-name="P285"><text:span text:style-name="SubtitleChar">Description:</text:span><text:span text:style-name="T286"><text:s/>Copies spaces into a single destination space. All benchmarks, solvers, and jobs will be linked into the newly created spaces.</text:span></text:p>
      <text:p text:style-name="P287"><text:span text:style-name="SubtitleChar">Returns:</text:span><text:s/>A jSON string containing a status object.</text:p>
      <text:p text:style-name="Subtitle">Return Cookies</text:p>
      <text:p text:style-name="Normal">New_ID :<text:s/>[Integer]<text:s/>–A comma-separated list of the new space IDs.</text:p>
      <text:h text:style-name="Heading2" text:outline-level="2"><text:bookmark-start text:name="_Toc416262301"/>Link all Orphaned Primitives to Space<text:bookmark-end text:name="_Toc416262301"/></text:h>
      <text:p text:style-name="P288"><text:span text:style-name="SubtitleChar">URL</text:span>:<text:s/>services/linkAllOrphaned/{userId}/{spaceId}</text:p>
      <text:p text:style-name="Subtitle">URL<text:s/>Variables</text:p>
      <text:p text:style-name="P289">{userId}<text:s/>: Integer<text:s/>– Your user ID<text:s/></text:p>
      <text:soft-page-break/>
      <text:p text:style-name="P290">{spaceId}<text:s/><text:s/>: Integer– The ID of the space to place all of the orphaned primitives into.</text:p>
      <text:p text:style-name="P291"><text:span text:style-name="SubtitleChar">Method:</text:span><text:s/>POST</text:p>
      <text:p text:style-name="P292"><text:span text:style-name="SubtitleChar">Parameter Encoding:</text:span><text:span text:style-name="T293"><text:s/></text:span><text:span text:style-name="T294">N/A</text:span></text:p>
      <text:p text:style-name="P295"><text:span text:style-name="SubtitleChar">Description:</text:span><text:span text:style-name="T296"><text:s/>Links all “orphaned” solvers, benchmarks, and jobs that you own in the given space.</text:span></text:p>
      <text:p text:style-name="P297"><text:span text:style-name="SubtitleChar">Returns:</text:span><text:s/>A jSON string containing a status object.</text:p>
      <text:h text:style-name="Heading2" text:outline-level="2"><text:bookmark-start text:name="_Toc416262302"/>Edit Space Attributes<text:bookmark-end text:name="_Toc416262302"/></text:h>
      <text:p text:style-name="P298"><text:span text:style-name="SubtitleChar">URL</text:span>:<text:s/>services/edit/space/{id}</text:p>
      <text:p text:style-name="Subtitle">URL<text:s/>Variables</text:p>
      <text:p text:style-name="P299">{id}<text:s/>: Integer<text:s/>– The ID of the space to edit</text:p>
      <text:p text:style-name="P300"><text:span text:style-name="SubtitleChar">Method:</text:span><text:s/>POST</text:p>
      <text:p text:style-name="P301"><text:span text:style-name="SubtitleChar">Parameter Encoding:</text:span><text:span text:style-name="T302"><text:s/>application/x-www-form-urlencoded</text:span></text:p>
      <text:p text:style-name="P303">Parameters</text:p>
      <text:p text:style-name="P304">name : String – The new space name</text:p>
      <text:p text:style-name="P305">description : String – The new space description<text:s/></text:p>
      <text:p text:style-name="P306">locked : Boolean – Whether the space should be locked</text:p>
      <text:p text:style-name="P307">sticky : Boolean – Whether the new space should have sticky leaders set</text:p>
      <text:p text:style-name="P308"><text:s/>+ all permissions parameters ( see the permissions section)</text:p>
      <text:p text:style-name="P309"><text:span text:style-name="SubtitleChar">Description:</text:span><text:span text:style-name="T310"><text:s/>Edits an existing space by providing a new values for all space attributes</text:span></text:p>
      <text:p text:style-name="P311"><text:span text:style-name="SubtitleChar">Returns:</text:span><text:s/>A jSON string containing a status object.</text:p>
      <text:h text:style-name="Heading2" text:outline-level="2"><text:bookmark-start text:name="_Toc416262303"/>Edit<text:s/>Single<text:s/>Space<text:s/>Attribute<text:bookmark-end text:name="_Toc416262303"/></text:h>
      <text:p text:style-name="P312"><text:span text:style-name="SubtitleChar">URL</text:span>:<text:s/>services/edit/space/{attr}/{id}</text:p>
      <text:p text:style-name="Subtitle">URL<text:s/>Variables</text:p>
      <text:p text:style-name="P313">{id}<text:s/>: Integer<text:s/>– The ID of the space to edit</text:p>
      <text:p text:style-name="P314">{attr}<text:s/>: String<text:s/>– The attribute to edit. Can be “name” or “description”</text:p>
      <text:p text:style-name="P315"><text:span text:style-name="SubtitleChar">Method:</text:span><text:s/>POST</text:p>
      <text:p text:style-name="P316"><text:span text:style-name="SubtitleChar">Parameter Encoding:</text:span><text:span text:style-name="T317"><text:s/>application/x-www-form-urlencoded</text:span></text:p>
      <text:p text:style-name="P318">Parameters</text:p>
      <text:p text:style-name="P319">val : String -- The new value to use for the given attribute</text:p>
      <text:p text:style-name="P320"><text:span text:style-name="SubtitleChar">Description:</text:span><text:span text:style-name="T321"><text:s/>Edits an existing space by providing a new value for the given attribute</text:span></text:p>
      <text:p text:style-name="P322"><text:span text:style-name="SubtitleChar">Returns:</text:span><text:s/>A jSON string containing a status object.</text:p>
      <text:h text:style-name="Heading2" text:outline-level="2"><text:bookmark-start text:name="_Toc416262304"/>View Space Visibility<text:bookmark-end text:name="_Toc416262304"/></text:h>
      <text:p text:style-name="P323"><text:span text:style-name="SubtitleChar">URL:</text:span><text:span text:style-name="T324"><text:s/></text:span><text:span text:style-name="T325">services</text:span><text:span text:style-name="T326">/space/isSpacePublic/{id}</text:span></text:p>
      <text:p text:style-name="Subtitle">URL<text:s/>Variables</text:p>
      <text:p text:style-name="P327">{id}<text:s/>: Integer<text:s/>– The ID of the space to check visibility of.</text:p>
      <text:soft-page-break/>
      <text:p text:style-name="P328"><text:span text:style-name="SubtitleChar">Method:</text:span><text:span text:style-name="T329"><text:s/>POST</text:span></text:p>
      <text:p text:style-name="P330"><text:span text:style-name="SubtitleChar">Parameter Encoding:</text:span><text:span text:style-name="T331"><text:s/></text:span><text:span text:style-name="T332">N/A</text:span></text:p>
      <text:p text:style-name="P333"><text:span text:style-name="SubtitleChar">Description:</text:span><text:span text:style-name="T334"><text:s/>Checks whether the given space is public or private.</text:span></text:p>
      <text:p text:style-name="P335"><text:span text:style-name="SubtitleChar">Returns:</text:span><text:span text:style-name="T336"><text:s/>A jSON string containing<text:s/></text:span><text:span text:style-name="T337">1 if the s</text:span><text:span text:style-name="T338">pace is public and 0 otherwise.</text:span></text:p>
      <text:h text:style-name="Heading2" text:outline-level="2"><text:bookmark-start text:name="_Toc416262305"/>Edit Space Visibility<text:bookmark-end text:name="_Toc416262305"/></text:h>
      <text:p text:style-name="P339"><text:span text:style-name="SubtitleChar">URL:</text:span><text:span text:style-name="T340"><text:s/></text:span><text:span text:style-name="T341">services</text:span><text:span text:style-name="T342">/space/changePublic/{id}/{hierarchy}/{makePublic}</text:span></text:p>
      <text:p text:style-name="Subtitle">URL<text:s/>Variables</text:p>
      <text:p text:style-name="P343">{id}<text:s/>: Integer<text:s/>– The ID of the space to edit.</text:p>
      <text:p text:style-name="P344">{hierarchy} : Boolean –<text:s/>True to edit the entire space hierarchy and false to edit the single space.</text:p>
      <text:p text:style-name="P345">{makePublic}: Boolean<text:s/>– True to make spaces public and false to make them private</text:p>
      <text:p text:style-name="P346"><text:span text:style-name="SubtitleChar">Method:</text:span><text:span text:style-name="T347"><text:s/>POST</text:span></text:p>
      <text:p text:style-name="P348"><text:span text:style-name="SubtitleChar">Parameter Encoding:</text:span><text:span text:style-name="T349"><text:s/></text:span><text:span text:style-name="T350">N/A</text:span></text:p>
      <text:p text:style-name="P351"><text:span text:style-name="SubtitleChar">Description:</text:span><text:span text:style-name="T352"><text:s/>Sets the given space, and optionally the full space hierarchy rooted there, to either public or private.</text:span></text:p>
      <text:p text:style-name="P353"><text:span text:style-name="SubtitleChar">Returns:</text:span><text:span text:style-name="T354"><text:s/>A jSON string containing a status object</text:span><text:span text:style-name="T355">.</text:span></text:p>
      <text:h text:style-name="Heading2" text:outline-level="2"><text:bookmark-start text:name="_Toc416262306"/>Remove Spaces<text:bookmark-end text:name="_Toc416262306"/></text:h>
      <text:p text:style-name="P356"><text:span text:style-name="SubtitleChar">URL:</text:span><text:span text:style-name="T357"><text:s/></text:span><text:span text:style-name="T358">services</text:span><text:span text:style-name="T359">/remove/</text:span><text:span text:style-name="T360">subspace</text:span></text:p>
      <text:p text:style-name="P361"><text:span text:style-name="SubtitleChar">Method:</text:span><text:span text:style-name="T362"><text:s/>POST</text:span></text:p>
      <text:p text:style-name="P363"><text:span text:style-name="SubtitleChar">Parameter Encoding:</text:span><text:span text:style-name="T364"><text:s/>application/x-www-form-urlencoded</text:span></text:p>
      <text:p text:style-name="P365">Parameters</text:p>
      <text:p text:style-name="P366">selectedIds[] : [integer] – The list of space IDs to use</text:p>
      <text:p text:style-name="P367">recyclePrims : Boolean – If true, all solvers and benchmarks located anywhere in any space hierarchy being removed will be recycled. Only solvers and benchmarks that you have permission to edit will be recycled.</text:p>
      <text:p text:style-name="P368"><text:span text:style-name="SubtitleChar">Description:</text:span><text:span text:style-name="T369"><text:s/>Removes all the given spaces, including their full space hierarchies.</text:span></text:p>
      <text:p text:style-name="P370"><text:span text:style-name="SubtitleChar">Returns:</text:span><text:span text:style-name="T371"><text:s/>A jSON string containing a status object</text:span><text:span text:style-name="T372">.</text:span></text:p>
      <text:h text:style-name="Heading1" text:outline-level="1"><text:bookmark-start text:name="_Toc416262307"/>Solvers<text:bookmark-end text:name="_Toc416262307"/></text:h>
      <text:h text:style-name="Heading2" text:outline-level="2"><text:bookmark-start text:name="_Toc416262308"/>Upload Solver Archive<text:bookmark-end text:name="_Toc416262308"/></text:h>
      <text:p text:style-name="P373"><text:span text:style-name="SubtitleChar">URL</text:span>:<text:s/>upload/solvers</text:p>
      <text:p text:style-name="P374"><text:span text:style-name="SubtitleChar">Method:</text:span><text:s/>POST</text:p>
      <text:p text:style-name="P375"><text:span text:style-name="SubtitleChar">Parameter Encoding:</text:span><text:span text:style-name="T376"><text:s/></text:span><text:span text:style-name="T377">multipart/form-data</text:span></text:p>
      <text:p text:style-name="P378">Parameters</text:p>
      <text:p text:style-name="P379">space : Integer –<text:s/>The ID of the space to upload the solver<text:s/>to.</text:p>
      <text:p text:style-name="P380">sn : String – The name to give the solver.</text:p>
      <text:soft-page-break/>
      <text:p text:style-name="P381">descMethod : String – Describes the method that the solver description is being uploaded. Can be “text”, “file”, or “upload”. If “text” is used, then the string “desc” parameter should provide the description. If “file” is used, then the file object parameter “d” should be a text file containing the<text:s/>description.<text:s/>If “upload”, then the description will be taken from the uploaded archive.</text:p>
      <text:p text:style-name="P382">desc : String – The string description for the solver.<text:s/>Applies only if descMethod is “text”.</text:p>
      <text:p text:style-name="P383">d : File – If descMethod is “file”, then this is the file object.</text:p>
      <text:p text:style-name="P384">upMethod<text:s/>: String – Can be “local” or “URL”. If URL, means benchmarks are being uploaded from a URL. Otherwise, means a file is being uploaded directly.</text:p>
      <text:p text:style-name="P385">f :<text:s/>File<text:s/>– If a<text:s/>file is being uploaded, this is the file object.</text:p>
      <text:p text:style-name="P386">url : String – If the upload is from a URL, gives the URL pointing to the<text:s/>solver<text:s/>archive.</text:p>
      <text:p text:style-name="P387">dlable : Boolean – True if the solver<text:s/>should be downloadable and false otherwise.</text:p>
      <text:p text:style-name="P388">runTestJob : Boolean – Whether to immediately start a new job using this solver as a test. Defaults to false.</text:p>
      <text:p text:style-name="P389">setting : Integer – The ID of a setting profile to use for the test job creation. Applies only if runTestJob is true.</text:p>
      <text:p text:style-name="P390">type : Integer – The type to give the new solver. See the help page documentation on solvers to see the solver type codes.</text:p>
      <text:p text:style-name="P391"><text:span text:style-name="SubtitleChar">Description:</text:span><text:span text:style-name="T392"><text:s/>Uploads a new<text:s/></text:span><text:span text:style-name="T393">solver. Also optionally creates a test job for the solver, which is a job with one job pair per configuration in the new solver. Test jobs are created using parameters from an existing settings profile.</text:span></text:p>
      <text:p text:style-name="Normal"><text:span text:style-name="SubtitleChar">Returns:</text:span><text:s/>An HTTP redirect to<text:s/>the spaces page<text:s/>on success, and an HTTP message with an error status on failure.</text:p>
      <text:p text:style-name="Subtitle">Return Cookies</text:p>
      <text:p text:style-name="Normal">New_ID : Integer – On success, contains the upload ID for this archive upload.</text:p>
      <text:p text:style-name="Normal">STATUS_MESSAGE_STRING: String – On failure, contains an error message.</text:p>
      <text:h text:style-name="Heading2" text:outline-level="2"><text:bookmark-start text:name="_Toc416262309"/>Upload Configuration<text:bookmark-end text:name="_Toc416262309"/></text:h>
      <text:p text:style-name="P394"><text:span text:style-name="SubtitleChar">URL</text:span>:<text:s/>upload/jobXML</text:p>
      <text:p text:style-name="P395"><text:span text:style-name="SubtitleChar">Method:</text:span><text:s/>POST</text:p>
      <text:p text:style-name="P396"><text:span text:style-name="SubtitleChar">Parameter Encoding:</text:span><text:span text:style-name="T397"><text:s/></text:span><text:span text:style-name="T398">multipart/form-data</text:span></text:p>
      <text:p text:style-name="P399">Parameters</text:p>
      <text:p text:style-name="P400">solverId : Integer – The ID of the solver to attach this configuration to.</text:p>
      <text:p text:style-name="P401">file : File – The file containing the configuration.</text:p>
      <text:p text:style-name="P402">uploadConfigName : String – The name to give to the configuration.</text:p>
      <text:p text:style-name="P403">uploadConfigDesc – The description to give to the configuration.</text:p>
      <text:p text:style-name="P404"><text:span text:style-name="SubtitleChar">Description:</text:span><text:span text:style-name="T405"><text:s/>Uploads a new configuration file to an existing solver.</text:span></text:p>
      <text:p text:style-name="Normal"><text:span text:style-name="SubtitleChar">Returns:</text:span><text:s/>An HTTP redirect to the solver details page on success, and an HTTP message with an error status on failure.</text:p>
      <text:p text:style-name="Subtitle">Return Cookies</text:p>
      <text:p text:style-name="Normal">New_ID<text:s/>: Integer – On success, contains the ID of the new configuration.</text:p>
      <text:soft-page-break/>
      <text:p text:style-name="Normal">STATUS_MESSAGE_STRING: String – On failure, contains an error message.</text:p>
      <text:h text:style-name="Heading2" text:outline-level="2"><text:bookmark-start text:name="_Toc416262310"/>Add Configuration<text:bookmark-end text:name="_Toc416262310"/></text:h>
      <text:p text:style-name="P406"><text:span text:style-name="SubtitleChar">URL</text:span>:<text:s/>save/configurations</text:p>
      <text:p text:style-name="P407"><text:span text:style-name="SubtitleChar">Method:</text:span><text:s/>POST</text:p>
      <text:p text:style-name="P408"><text:span text:style-name="SubtitleChar">Parameter Encoding:</text:span><text:span text:style-name="T409"><text:s/>application/x-www-form-urlencoded</text:span></text:p>
      <text:p text:style-name="P410">Parameters</text:p>
      <text:p text:style-name="P411">solverId : Integer – The ID of the solver to attach this configuration to.</text:p>
      <text:p text:style-name="P412">saveConfigContents : String – The new configuration as a string.</text:p>
      <text:p text:style-name="P413">saveConfigName : String – The name to give to the configuration.</text:p>
      <text:p text:style-name="P414">saveConfigDesc – The description to give to the configuration.</text:p>
      <text:p text:style-name="P415"><text:span text:style-name="SubtitleChar">Description:</text:span><text:span text:style-name="T416"><text:s/>Adds a new configuration to an existing solver.</text:span></text:p>
      <text:p text:style-name="Normal"><text:span text:style-name="SubtitleChar">Returns:</text:span><text:s/>An HTTP redirect to the solver details page on success, and an HTTP message with an error status on failure.</text:p>
      <text:p text:style-name="Subtitle">Return Cookies</text:p>
      <text:p text:style-name="Normal">New_ID<text:s/>: Integer – On success, contains the ID of the new configuration.</text:p>
      <text:p text:style-name="Normal">STATUS_MESSAGE_STRING: String – On failure, contains an error message.</text:p>
      <text:h text:style-name="Heading2" text:outline-level="2"><text:bookmark-start text:name="_Toc416262311"/>Download Solver<text:bookmark-end text:name="_Toc416262311"/></text:h>
      <text:p text:style-name="P417"><text:span text:style-name="SubtitleChar">URL</text:span>:<text:s/>download</text:p>
      <text:p text:style-name="P418"><text:span text:style-name="SubtitleChar">Method:</text:span><text:s/>GET</text:p>
      <text:p text:style-name="P419"><text:span text:style-name="SubtitleChar">Parameter Encoding:</text:span><text:span text:style-name="T420"><text:s/></text:span><text:span text:style-name="T421">URL Encoded</text:span></text:p>
      <text:p text:style-name="P422">Parameters</text:p>
      <text:p text:style-name="Normal">type : String – Should be “solver”</text:p>
      <text:p text:style-name="Normal">id : Integer – The ID of the solver to download.</text:p>
      <text:p text:style-name="Normal">reupload : Boolean – If true, solver will be downloaded in the format required for an upload to Starexec. Defaults to false.</text:p>
      <text:p text:style-name="P423"><text:span text:style-name="SubtitleChar">Description:</text:span><text:span text:style-name="T424"><text:s/>Makes a request to download an archive containing the given solver.</text:span></text:p>
      <text:p text:style-name="P425"><text:span text:style-name="SubtitleChar">Returns:</text:span><text:s/>An HTTP response with an output stream for the request archive on success. On failure, the response will contain an HTTP error code and a page with an error message.</text:p>
      <text:p text:style-name="P426"><text:span text:style-name="SubtitleChar">Return Cookies</text:span></text:p>
      <text:p text:style-name="Normal">STATUS_MESSAGE_STRING: String – On failure, contains an error message.</text:p>
      <text:h text:style-name="Heading2" text:outline-level="2"><text:bookmark-start text:name="_Toc416262312"/>Get Build Standard Output<text:bookmark-end text:name="_Toc416262312"/></text:h>
      <text:p text:style-name="P427"><text:span text:style-name="SubtitleChar">URL</text:span>: services/solvers/{id}/buildoutput</text:p>
      <text:p text:style-name="P428">URL<text:s/>Variables</text:p>
      <text:p text:style-name="P429">{id}<text:s/>: Integer<text:s/>– The ID of the solver to get the build output for</text:p>
      <text:p text:style-name="P430"><text:span text:style-name="SubtitleChar">Method:</text:span><text:s/>GET</text:p>
      <text:soft-page-break/>
      <text:p text:style-name="P431"><text:span text:style-name="SubtitleChar">Parameter Encoding:</text:span><text:s/>N/A</text:p>
      <text:p text:style-name="P432"><text:span text:style-name="SubtitleChar">Description:</text:span><text:s/>Retrieves<text:s/>the standard output of the build script used when the solver was uploaded<text:s/></text:p>
      <text:p text:style-name="P433"><text:span text:style-name="SubtitleChar">Returns:</text:span><text:s/>A plaintext<text:s/>string containing the standard output of the build script. Returns “not available” if no build script was used for this solver, if the output could not be found, or if you do not have permission to view the build output.</text:p>
      <text:h text:style-name="Heading2" text:outline-level="2"><text:bookmark-start text:name="_Toc416262313"/>Linking / Copying Solvers to a Space<text:bookmark-end text:name="_Toc416262313"/></text:h>
      <text:p text:style-name="P434"><text:span text:style-name="SubtitleChar">URL:</text:span><text:span text:style-name="T435"><text:s/></text:span><text:span text:style-name="T436">services</text:span><text:span text:style-name="T437">/spaces/{spaceId}/add/solver</text:span></text:p>
      <text:p text:style-name="P438">URL<text:s/>Variables</text:p>
      <text:p text:style-name="P439">{spaceId}<text:s/>: Integer<text:s/>– The ID of the space to put the solvers in</text:p>
      <text:p text:style-name="P440"><text:span text:style-name="SubtitleChar">Method:</text:span><text:span text:style-name="T441"><text:s/>POST</text:span></text:p>
      <text:p text:style-name="P442"><text:span text:style-name="SubtitleChar">Parameter Encoding:</text:span><text:span text:style-name="T443"><text:s/>application/x-www-form-urlencoded</text:span></text:p>
      <text:p text:style-name="P444">Parameters</text:p>
      <text:p text:style-name="P445">selectedIds[] : [integer] – The list of solver IDs to use</text:p>
      <text:p text:style-name="P446">copy : Boolean – If true, deep copies of all the given solvers are made first, and then the new solvers are referenced in the given space. If false, solvers are simply referenced in the new space without being copied.</text:p>
      <text:p text:style-name="P447">copyToSubspaces : Boolean – If true, solvers will be associated with every space in the hierarchy rooted at the given space. Otherwise, they will be associated only with the given space.</text:p>
      <text:p text:style-name="P448">fromSpace : integer<text:s/>–<text:s/>If not null, then this is the ID of a space containing all the solvers in selectedIds[] that you have permission to copy solvers out of. If null, so such space is used, and you must be the owner of the solvers to have permission to use them.</text:p>
      <text:p text:style-name="P449"><text:span text:style-name="SubtitleChar">Description:</text:span><text:span text:style-name="T450"><text:s/>Given a list of solvers, places the benchmarks into the given space. If copy is true, the benchmarks are first copied. Otherwise, the benchmarks are just linked into the new space.</text:span></text:p>
      <text:p text:style-name="P451"><text:span text:style-name="SubtitleChar">Returns:</text:span><text:span text:style-name="T452"><text:s/>A jSON string containing a status object</text:span><text:span text:style-name="T453">.</text:span></text:p>
      <text:p text:style-name="Subtitle">Return Cookies</text:p>
      <text:p text:style-name="Normal">New_ID :<text:s/>[Integer]<text:s/>– If the operation is a copy, this is a comma-separated list of the new solver IDs.<text:s/>Otherwise, this cookie is not present.</text:p>
      <text:h text:style-name="Heading2" text:outline-level="2"><text:bookmark-start text:name="_Toc416262314"/>Remove Solvers From Space<text:bookmark-end text:name="_Toc416262314"/></text:h>
      <text:p text:style-name="P454"><text:span text:style-name="SubtitleChar">URL:</text:span><text:span text:style-name="T455"><text:s/></text:span><text:span text:style-name="T456">services</text:span><text:span text:style-name="T457">/remove/solver</text:span><text:span text:style-name="T458">/{</text:span><text:span text:style-name="T459">spaceId}</text:span></text:p>
      <text:p text:style-name="P460"><text:span text:style-name="SubtitleChar">URL Variables</text:span></text:p>
      <text:p text:style-name="P461">{spaceId}<text:s/>: Integer<text:s/>– The ID of the space to remove solvers from</text:p>
      <text:p text:style-name="P462"><text:span text:style-name="SubtitleChar">Method:</text:span><text:span text:style-name="T463"><text:s/>POST</text:span></text:p>
      <text:p text:style-name="P464"><text:span text:style-name="SubtitleChar">Parameter Encoding:</text:span><text:span text:style-name="T465"><text:s/>application/x-www-form-urlencoded</text:span></text:p>
      <text:p text:style-name="P466">Parameters</text:p>
      <text:p text:style-name="P467">selectedIds[] : [integer] – The list of solver IDs to use</text:p>
      <text:p text:style-name="P468">hierarchy : Boolean – If true, removes the given solvers from the entire space hierarchy. Otherwise, just removes them from the given space.</text:p>
      <text:p text:style-name="P469"><text:span text:style-name="SubtitleChar">Description:</text:span><text:span text:style-name="T470"><text:s/>Removes all of the given solvers from the given space or space hierarchy, depending on the value of the hierarchy parameter. Note that the solvers are not recycled or deleted by this function</text:span></text:p>
      <text:soft-page-break/>
      <text:p text:style-name="P471"><text:span text:style-name="SubtitleChar">Returns:</text:span><text:span text:style-name="T472"><text:s/>A jSON string containing a status object</text:span><text:span text:style-name="T473">.</text:span></text:p>
      <text:h text:style-name="Heading2" text:outline-level="2"><text:bookmark-start text:name="_Toc416262315"/>Simultaneously Recycle and Remove Solvers From a Space<text:bookmark-end text:name="_Toc416262315"/></text:h>
      <text:p text:style-name="P474"><text:span text:style-name="SubtitleChar">URL:</text:span><text:span text:style-name="T475"><text:s/></text:span><text:span text:style-name="T476">services/recycleandremove/solver</text:span><text:span text:style-name="T477">/{spaceID}</text:span></text:p>
      <text:p text:style-name="P478">URL<text:s/>Variables</text:p>
      <text:p text:style-name="P479">{spaceId}<text:s/>: Integer<text:s/>– The ID of the space to remove solvers from</text:p>
      <text:p text:style-name="P480"><text:span text:style-name="SubtitleChar">Method:</text:span><text:span text:style-name="T481"><text:s/>POST</text:span></text:p>
      <text:p text:style-name="P482"><text:span text:style-name="SubtitleChar">Parameter Encoding:</text:span><text:span text:style-name="T483"><text:s/>application/x-www-form-urlencoded</text:span></text:p>
      <text:p text:style-name="P484">Parameters</text:p>
      <text:p text:style-name="P485">selectedIds[] : [integer] – The list of solver IDs to use</text:p>
      <text:p text:style-name="P486"><text:span text:style-name="SubtitleChar">Description:</text:span><text:span text:style-name="T487"><text:s/>Simultaneously recycles all of the given solvers and removes them from the given space.<text:s/></text:span></text:p>
      <text:p text:style-name="P488"><text:span text:style-name="SubtitleChar">Returns:</text:span><text:span text:style-name="T489"><text:s/>A jSON string containing a status object</text:span><text:span text:style-name="T490">.</text:span></text:p>
      <text:h text:style-name="Heading2" text:outline-level="2"><text:bookmark-start text:name="_Toc416262316"/>Edit Solver<text:bookmark-end text:name="_Toc416262316"/></text:h>
      <text:p text:style-name="P491"><text:span text:style-name="SubtitleChar">URL:</text:span><text:span text:style-name="T492"><text:s/></text:span><text:span text:style-name="T493">services/edit/solver/{id</text:span><text:span text:style-name="T494">}</text:span></text:p>
      <text:p text:style-name="P495">URL<text:s/>Variables</text:p>
      <text:p text:style-name="P496">{id}<text:s/>: Integer<text:s/>– The ID of the solver to edit</text:p>
      <text:p text:style-name="P497"><text:span text:style-name="SubtitleChar">Method:</text:span><text:span text:style-name="T498"><text:s/>POST</text:span></text:p>
      <text:p text:style-name="P499"><text:span text:style-name="SubtitleChar">Parameter Encoding:</text:span><text:span text:style-name="T500"><text:s/>application/x-www-form-urlencoded</text:span></text:p>
      <text:p text:style-name="P501">Parameters</text:p>
      <text:p text:style-name="P502">name : String – The new name to give the solver</text:p>
      <text:p text:style-name="P503">description : String – The new description to give the solver</text:p>
      <text:p text:style-name="P504">downloadable : Boolean – Whether other users should<text:s/>be able to download the solver</text:p>
      <text:p text:style-name="P505"><text:span text:style-name="SubtitleChar">Description:</text:span><text:span text:style-name="T506"><text:s/>Modifies the given solver, giving it a new name, description, and downloadable status</text:span><text:span text:style-name="T507">.</text:span></text:p>
      <text:p text:style-name="P508"><text:span text:style-name="SubtitleChar">Returns:</text:span><text:span text:style-name="T509"><text:s/>A jSON string containing a status object</text:span><text:span text:style-name="T510">.</text:span></text:p>
      <text:h text:style-name="Heading2" text:outline-level="2"><text:bookmark-start text:name="_Toc416262317"/>Edit Configuration<text:bookmark-end text:name="_Toc416262317"/></text:h>
      <text:p text:style-name="P511"><text:span text:style-name="SubtitleChar">URL:</text:span><text:span text:style-name="T512"><text:s/></text:span><text:span text:style-name="T513">services/edit/configuration/{id</text:span><text:span text:style-name="T514">}</text:span></text:p>
      <text:p text:style-name="P515">URL<text:s/>Variables</text:p>
      <text:p text:style-name="P516">{id}<text:s/>: Integer<text:s/>– The ID of the configuration to edit.</text:p>
      <text:p text:style-name="P517"><text:span text:style-name="SubtitleChar">Method:</text:span><text:span text:style-name="T518"><text:s/>POST</text:span></text:p>
      <text:p text:style-name="P519"><text:span text:style-name="SubtitleChar">Parameter Encoding:</text:span><text:span text:style-name="T520"><text:s/>application/x-www-form-urlencoded</text:span></text:p>
      <text:p text:style-name="P521">Parameters</text:p>
      <text:p text:style-name="P522">name : String – The new name to give the configuration</text:p>
      <text:p text:style-name="P523">description : String – The new description to give the configuration</text:p>
      <text:p text:style-name="P524"><text:span text:style-name="SubtitleChar">Description:</text:span><text:span text:style-name="T525"><text:s/>Modifies the given configuration, giving it a new name and description.</text:span></text:p>
      <text:p text:style-name="P526"><text:span text:style-name="SubtitleChar">Returns:</text:span><text:span text:style-name="T527"><text:s/>A jSON string containing a status object</text:span><text:span text:style-name="T528">.</text:span></text:p>
      <text:h text:style-name="Heading2" text:outline-level="2"><text:bookmark-start text:name="_Toc416262318"/><text:soft-page-break/>Recycle Solvers<text:bookmark-end text:name="_Toc416262318"/></text:h>
      <text:p text:style-name="P529"><text:span text:style-name="SubtitleChar">URL:</text:span><text:span text:style-name="T530"><text:s/></text:span><text:span text:style-name="T531">services/recycle/solver</text:span></text:p>
      <text:p text:style-name="P532"><text:span text:style-name="SubtitleChar">Method:</text:span><text:span text:style-name="T533"><text:s/>POST</text:span></text:p>
      <text:p text:style-name="P534"><text:span text:style-name="SubtitleChar">Parameter Encoding:</text:span><text:span text:style-name="T535"><text:s/>application/x-www-form-urlencoded</text:span></text:p>
      <text:p text:style-name="P536">Parameters</text:p>
      <text:p text:style-name="P537">selectedIds[] : [integer] – The list of solver IDs to use</text:p>
      <text:p text:style-name="P538"><text:span text:style-name="SubtitleChar">Description:</text:span><text:span text:style-name="T539"><text:s/>Recycles all of the given solvers. Note that the solvers will not be removed from any spaces they are currently associated with.</text:span></text:p>
      <text:p text:style-name="P540"><text:span text:style-name="SubtitleChar">Returns:</text:span><text:span text:style-name="T541"><text:s/>A jSON string containing a status object</text:span><text:span text:style-name="T542">.</text:span></text:p>
      <text:h text:style-name="Heading2" text:outline-level="2"><text:bookmark-start text:name="_Toc416262319"/>Recycle Orphaned Solvers<text:bookmark-end text:name="_Toc416262319"/></text:h>
      <text:p text:style-name="P543"><text:span text:style-name="SubtitleChar">URL</text:span>:<text:s/>services/recycleOrphaned/solver/{userId}</text:p>
      <text:p text:style-name="Subtitle">URL<text:s/>Variables</text:p>
      <text:p text:style-name="P544">{userId}<text:s/>: Integer<text:s/>– Your user ID<text:s/></text:p>
      <text:p text:style-name="P545"><text:span text:style-name="SubtitleChar">Method:</text:span><text:s/>POST</text:p>
      <text:p text:style-name="P546"><text:span text:style-name="SubtitleChar">Parameter Encoding:</text:span><text:span text:style-name="T547"><text:s/></text:span><text:span text:style-name="T548">N/A</text:span></text:p>
      <text:p text:style-name="P549"><text:span text:style-name="SubtitleChar">Description:</text:span><text:span text:style-name="T550"><text:s/>Recycles all “</text:span><text:span text:style-name="T551">orphaned” solvers that you own</text:span><text:span text:style-name="T552"><text:s/></text:span></text:p>
      <text:p text:style-name="P553"><text:span text:style-name="SubtitleChar">Returns:</text:span><text:s/>A jSON string containing a status object.</text:p>
      <text:h text:style-name="Heading2" text:outline-level="2"><text:bookmark-start text:name="_Toc416262320"/>Restore Solvers<text:bookmark-end text:name="_Toc416262320"/></text:h>
      <text:p text:style-name="P554"><text:span text:style-name="SubtitleChar">URL:</text:span><text:span text:style-name="T555"><text:s/></text:span><text:span text:style-name="T556">services/restore/solver</text:span></text:p>
      <text:p text:style-name="P557"><text:span text:style-name="SubtitleChar">Method:</text:span><text:span text:style-name="T558"><text:s/>POST</text:span></text:p>
      <text:p text:style-name="P559"><text:span text:style-name="SubtitleChar">Parameter Encoding:</text:span><text:span text:style-name="T560"><text:s/>application/x-www-form-urlencoded</text:span></text:p>
      <text:p text:style-name="P561">Parameters</text:p>
      <text:p text:style-name="P562">selectedIds[] : [integer] – The list of solver IDs to use</text:p>
      <text:p text:style-name="P563"><text:span text:style-name="SubtitleChar">Description:</text:span><text:span text:style-name="T564"><text:s/>Restores all of the given solvers, removing them from the recycle bin.</text:span></text:p>
      <text:p text:style-name="P565"><text:span text:style-name="SubtitleChar">Returns:</text:span><text:span text:style-name="T566"><text:s/>A jSON string containing a status object</text:span><text:span text:style-name="T567">.</text:span></text:p>
      <text:h text:style-name="Heading2" text:outline-level="2"><text:bookmark-start text:name="_Toc416262321"/>Restore Recycled Solvers<text:bookmark-end text:name="_Toc416262321"/></text:h>
      <text:p text:style-name="P568"><text:span text:style-name="SubtitleChar">URL:</text:span><text:span text:style-name="T569"><text:s/></text:span><text:span text:style-name="T570">services/restorerecycled/solvers</text:span></text:p>
      <text:p text:style-name="P571"><text:span text:style-name="SubtitleChar">Method:</text:span><text:span text:style-name="T572"><text:s/>POST</text:span></text:p>
      <text:p text:style-name="P573"><text:span text:style-name="SubtitleChar">Parameter Encoding:</text:span><text:span text:style-name="T574"><text:s/></text:span><text:span text:style-name="T575">N/A</text:span></text:p>
      <text:p text:style-name="P576"><text:span text:style-name="SubtitleChar">Description:</text:span><text:span text:style-name="T577"><text:s/>Restores all the solvers in your recycle bin, removing them from the recycle bin.</text:span></text:p>
      <text:p text:style-name="P578"><text:span text:style-name="SubtitleChar">Returns:</text:span><text:span text:style-name="T579"><text:s/></text:span><text:span text:style-name="T580">A jSON string containing a status object.</text:span></text:p>
      <text:h text:style-name="Heading2" text:outline-level="2"><text:bookmark-start text:name="_Toc416262322"/>Delete Solvers<text:bookmark-end text:name="_Toc416262322"/></text:h>
      <text:p text:style-name="P581"><text:span text:style-name="SubtitleChar">URL:</text:span><text:span text:style-name="T582"><text:s/></text:span><text:span text:style-name="T583">services/delete</text:span><text:span text:style-name="T584">/</text:span><text:span text:style-name="T585">solver</text:span></text:p>
      <text:p text:style-name="P586"><text:span text:style-name="SubtitleChar">Method:</text:span><text:span text:style-name="T587"><text:s/>POST</text:span></text:p>
      <text:soft-page-break/>
      <text:p text:style-name="P588"><text:span text:style-name="SubtitleChar">Parameter Encoding:</text:span><text:span text:style-name="T589"><text:s/>application/x-www-form-urlencoded</text:span></text:p>
      <text:p text:style-name="P590">Parameters</text:p>
      <text:p text:style-name="P591">selectedIds[] : [integer] – The list of<text:s/>solver<text:s/>IDs to use</text:p>
      <text:p text:style-name="P592"><text:span text:style-name="SubtitleChar">Description:</text:span><text:span text:style-name="T593"><text:s/>Permanently deletes all of the given solvers on disk. Note that the<text:s/></text:span><text:span text:style-name="T594">solvers</text:span><text:span text:style-name="T595"><text:s/>will not be removed from any spaces they are currently associated with.</text:span></text:p>
      <text:p text:style-name="P596"><text:span text:style-name="SubtitleChar">Returns:</text:span><text:span text:style-name="T597"><text:s/>A jSON string containing a status object</text:span><text:span text:style-name="T598">.</text:span></text:p>
      <text:h text:style-name="Heading2" text:outline-level="2"><text:bookmark-start text:name="_Toc416262323"/>Delete Recycled Solvers<text:bookmark-end text:name="_Toc416262323"/></text:h>
      <text:p text:style-name="P599"><text:span text:style-name="SubtitleChar">URL:</text:span><text:span text:style-name="T600"><text:s/></text:span><text:span text:style-name="T601">services/deleterecycled/solvers</text:span></text:p>
      <text:p text:style-name="P602"><text:span text:style-name="SubtitleChar">Method:</text:span><text:span text:style-name="T603"><text:s/>POST</text:span></text:p>
      <text:p text:style-name="P604"><text:span text:style-name="SubtitleChar">Parameter Encoding:</text:span><text:span text:style-name="T605"><text:s/></text:span><text:span text:style-name="T606">N/A</text:span></text:p>
      <text:p text:style-name="P607"><text:span text:style-name="SubtitleChar">Description:</text:span><text:span text:style-name="T608"><text:s/>Permanently deletes all the solvers in your recycle bin.</text:span></text:p>
      <text:p text:style-name="P609"><text:span text:style-name="SubtitleChar">Returns:</text:span><text:span text:style-name="T610"><text:s/></text:span><text:span text:style-name="T611">A jSON string containing a status object.</text:span></text:p>
      <text:h text:style-name="Heading2" text:outline-level="2"><text:bookmark-start text:name="_Toc416262324"/>Delete Configurations<text:bookmark-end text:name="_Toc416262324"/></text:h>
      <text:p text:style-name="P612"><text:span text:style-name="SubtitleChar">URL:</text:span><text:span text:style-name="T613"><text:s/></text:span><text:span text:style-name="T614">services/delete</text:span><text:span text:style-name="T615">/</text:span><text:span text:style-name="T616">configuration</text:span></text:p>
      <text:p text:style-name="P617"><text:span text:style-name="SubtitleChar">Method:</text:span><text:span text:style-name="T618"><text:s/>POST</text:span></text:p>
      <text:p text:style-name="P619"><text:span text:style-name="SubtitleChar">Parameter Encoding:</text:span><text:span text:style-name="T620"><text:s/>application/x-www-form-urlencoded</text:span></text:p>
      <text:p text:style-name="P621">Parameters</text:p>
      <text:p text:style-name="P622">selectedIds[] : [integer] – The list of configurations IDs to use</text:p>
      <text:p text:style-name="P623"><text:span text:style-name="SubtitleChar">Description:</text:span><text:span text:style-name="T624"><text:s/>Permanently deletes all of the given configurations on disk and removes them from their associated solvers.</text:span></text:p>
      <text:p text:style-name="P625"><text:span text:style-name="SubtitleChar">Returns:</text:span><text:span text:style-name="T626"><text:s/>A jSON string containing a status object</text:span><text:span text:style-name="T627">.</text:span></text:p>
      <text:h text:style-name="Heading1" text:outline-level="1"><text:bookmark-start text:name="_Toc416262325"/>Processors<text:bookmark-end text:name="_Toc416262325"/></text:h>
      <text:h text:style-name="Heading2" text:outline-level="2">Add Processor</text:h>
      <text:p text:style-name="P628"><text:span text:style-name="SubtitleChar">URL:</text:span><text:span text:style-name="T629"><text:s/></text:span><text:span text:style-name="T630">processors/manager</text:span></text:p>
      <text:p text:style-name="P631"><text:span text:style-name="SubtitleChar">Method:</text:span><text:span text:style-name="T632"><text:s/>POST</text:span></text:p>
      <text:p text:style-name="P633"><text:span text:style-name="SubtitleChar">Parameter Encoding:</text:span><text:span text:style-name="T634"><text:s/></text:span><text:span text:style-name="T635">multipart/form-data</text:span></text:p>
      <text:p text:style-name="P636">Parameters</text:p>
      <text:p text:style-name="P637">name : String – The new name to give the processor</text:p>
      <text:p text:style-name="P638">desc : String – The new description to give the processor</text:p>
      <text:p text:style-name="P639">file <text:s/>: File – The archive containing the processor</text:p>
      <text:p text:style-name="P640">com : Integer – The ID of the community to put the solver in.</text:p>
      <text:p text:style-name="P641">action : String – Should be “add” for a new processor</text:p>
      <text:p text:style-name="P642">type : String – Describes the type of the processor. Should be “bench”, “pre”, “post”, or “update”.</text:p>
      <text:p text:style-name="P643"><text:span text:style-name="SubtitleChar">Description:</text:span><text:span text:style-name="T644"><text:s/>Modifies the given processor, giving it a new name and description.</text:span></text:p>
      <text:soft-page-break/>
      <text:p text:style-name="P645"><text:span text:style-name="SubtitleChar">Returns:</text:span><text:span text:style-name="T646"><text:s/>A jSON string containing a status object</text:span><text:span text:style-name="T647">.</text:span></text:p>
      <text:p text:style-name="P648"><text:span text:style-name="SubtitleChar">Return Cookies</text:span></text:p>
      <text:p text:style-name="Normal">New_ID: Integer – On success, the ID given to the new processor.</text:p>
      <text:p text:style-name="Normal">STATUS_MESSAGE_STRING: String – On failure, contains an error message.</text:p>
      <text:h text:style-name="Heading2" text:outline-level="2"><text:bookmark-start text:name="_Toc416262326"/>Edit Processor<text:bookmark-end text:name="_Toc416262326"/></text:h>
      <text:p text:style-name="P649"><text:span text:style-name="SubtitleChar">URL:</text:span><text:span text:style-name="T650"><text:s/></text:span><text:span text:style-name="T651">services</text:span><text:span text:style-name="T652">/edit/processor/{procId}</text:span></text:p>
      <text:p text:style-name="P653">URL<text:s/>Variables</text:p>
      <text:p text:style-name="P654">{procId}<text:s/>: Integer<text:s/>–<text:s/>The ID of the processor to edit</text:p>
      <text:p text:style-name="P655"><text:span text:style-name="SubtitleChar">Method:</text:span><text:span text:style-name="T656"><text:s/>POST</text:span></text:p>
      <text:p text:style-name="P657"><text:span text:style-name="SubtitleChar">Parameter Encoding:</text:span><text:span text:style-name="T658"><text:s/>application/x-www-form-urlencoded</text:span></text:p>
      <text:p text:style-name="P659">Parameters</text:p>
      <text:p text:style-name="P660">name : String<text:s/>– The<text:s/>new name to give the processor</text:p>
      <text:p text:style-name="P661">desc : String<text:s/>–<text:s/>The new description to give the processor</text:p>
      <text:p text:style-name="P662"><text:span text:style-name="SubtitleChar">Description:</text:span><text:span text:style-name="T663"><text:s/></text:span><text:span text:style-name="T664">Modifies the given processor, giving it a new name and description</text:span><text:span text:style-name="T665">.</text:span></text:p>
      <text:p text:style-name="P666"><text:span text:style-name="SubtitleChar">Returns:</text:span><text:span text:style-name="T667"><text:s/>A jSON string containing a status object</text:span><text:span text:style-name="T668">.</text:span></text:p>
      <text:h text:style-name="Heading2" text:outline-level="2"><text:bookmark-start text:name="_Toc416262327"/>Download Processors of Class<text:bookmark-end text:name="_Toc416262327"/></text:h>
      <text:p text:style-name="P669"><text:span text:style-name="SubtitleChar">URL</text:span>:<text:s/>download</text:p>
      <text:p text:style-name="P670"><text:span text:style-name="SubtitleChar">Method:</text:span><text:s/>GET</text:p>
      <text:p text:style-name="P671"><text:span text:style-name="SubtitleChar">Parameter Encoding:</text:span><text:span text:style-name="T672"><text:s/></text:span><text:span text:style-name="T673">URL Encoded</text:span></text:p>
      <text:p text:style-name="P674">Parameters</text:p>
      <text:p text:style-name="Normal">type : String – Should be “proc”</text:p>
      <text:p text:style-name="Normal">id : Integer – The ID of the community that owns the processors to download.</text:p>
      <text:p text:style-name="P675">procClass : Integer – The type of processor to download. Can be “post”, “pre”, or “bench” to download post processors, pre processors, and benchmark processors respectively.</text:p>
      <text:p text:style-name="P676"><text:span text:style-name="SubtitleChar">Description:</text:span><text:span text:style-name="T677"><text:s/>Makes a request to download an archive containing every benchmark of the given type that the given community owns.</text:span></text:p>
      <text:p text:style-name="P678"><text:span text:style-name="SubtitleChar">Returns:</text:span><text:s/>An HTTP response with an output stream for the request archive on success. On failure, the response will contain an HTTP error code and a page with an error message.</text:p>
      <text:p text:style-name="P679"><text:span text:style-name="SubtitleChar">Return Cookies</text:span></text:p>
      <text:p text:style-name="Normal">STATUS_MESSAGE_STRING: String – On failure, contains an error message.</text:p>
      <text:h text:style-name="Heading2" text:outline-level="2"><text:bookmark-start text:name="_Toc416262328"/>Delete Processors<text:bookmark-end text:name="_Toc416262328"/></text:h>
      <text:p text:style-name="P680"><text:span text:style-name="SubtitleChar">URL</text:span>: services/delete/processor</text:p>
      <text:p text:style-name="P681"><text:span text:style-name="SubtitleChar">Method:</text:span><text:s/>POST</text:p>
      <text:p text:style-name="P682"><text:span text:style-name="SubtitleChar">Parameter Encoding:</text:span><text:s/><text:span text:style-name="T683">application/x-www-form-urlencoded</text:span></text:p>
      <text:p text:style-name="P684">Parameters</text:p>
      <text:soft-page-break/>
      <text:p text:style-name="P685">selectedIds[] : [integer] – The list of processor IDs to delete</text:p>
      <text:p text:style-name="P686"><text:span text:style-name="SubtitleChar">Description:</text:span><text:s/>Permanently deletes the given<text:s/>processors</text:p>
      <text:p text:style-name="P687"><text:span text:style-name="SubtitleChar">Returns:</text:span><text:s/>a jSON string containing a status object.</text:p>
      <text:h text:style-name="Heading1" text:outline-level="1"><text:bookmark-start text:name="_Toc416262329"/>Benchmarks<text:bookmark-end text:name="_Toc416262329"/></text:h>
      <text:h text:style-name="Heading2" text:outline-level="2"><text:bookmark-start text:name="_Toc416262330"/>Upload Benchmark Archive<text:bookmark-end text:name="_Toc416262330"/></text:h>
      <text:p text:style-name="P688"><text:span text:style-name="SubtitleChar">URL</text:span>:<text:s/>upload/benchmarks</text:p>
      <text:p text:style-name="P689"><text:span text:style-name="SubtitleChar">Method:</text:span><text:s/>POST</text:p>
      <text:p text:style-name="P690"><text:span text:style-name="SubtitleChar">Parameter Encoding:</text:span><text:span text:style-name="T691"><text:s/></text:span><text:span text:style-name="T692">multipart/form-data</text:span></text:p>
      <text:p text:style-name="P693">Parameters</text:p>
      <text:p text:style-name="P694">space : Integer – The ID of the space to upload benchmarks to.</text:p>
      <text:p text:style-name="P695">localOrUrl : String – Can be “local” or “URL”. If URL, means benchmarks are being uploaded from a URL. Otherwise, means a file is being uploaded directly.</text:p>
      <text:p text:style-name="P696">benchFile :<text:s/>File<text:s/>– If a benchmark file is being uploaded, this is the<text:s/>file object.</text:p>
      <text:p text:style-name="P697">url : String – If the upload is from a URL, gives the URL pointing to the benchmark archive.</text:p>
      <text:p text:style-name="P698">upMethod : <text:s/>String – Can be either “convert” or “dump.” “Convert” means create a space hierarchy that mirrors the directory structure of the uploaded benchmarks, and “dump” means to simply dump all the benchmarks directly into the given space.</text:p>
      <text:p text:style-name="P699">benchType : Integer – The ID of the benchmark processor that should be used to process the benchmarks.</text:p>
      <text:p text:style-name="P700">download : Boolean – True if the benchmarks should be downloadable and false otherwise.</text:p>
      <text:p text:style-name="P701">dependency : Boolean – True if these benchmarks have dependencies, and false otherwise.</text:p>
      <text:p text:style-name="P702">depRoot : Integer – The ID of the space in which the benchmark dependencies are rooted, assuming dependency is true. Otherwise not necessary.</text:p>
      <text:p text:style-name="P703">linked : Boolean – If dependency is true, then true if the first directory in path corresponds to dependent bench space.</text:p>
      <text:p text:style-name="P704">+ all permissions attributes (see the permissions section). These will be the default permissions for all spaces created as a result of this upload.</text:p>
      <text:p text:style-name="P705"><text:span text:style-name="SubtitleChar">Description:</text:span><text:span text:style-name="T706"><text:s/></text:span><text:span text:style-name="T707">Uploads a new archive of benchmarks.</text:span></text:p>
      <text:p text:style-name="Normal"><text:span text:style-name="SubtitleChar">Returns:</text:span><text:s/>An HTTP redirect to the upload status page on success, and an HTTP message with an error status on failure.</text:p>
      <text:p text:style-name="Subtitle">Return Cookies</text:p>
      <text:p text:style-name="Normal">New_ID : Integer – On success, contains the upload ID for this archive upload.</text:p>
      <text:p text:style-name="Normal">STATUS_MESSAGE_STRING : String – On error, this is the error message string.<text:s/></text:p>
      <text:h text:style-name="Heading2" text:outline-level="2"><text:bookmark-start text:name="_Toc416262331"/>Getting Benchmark Upload Status<text:bookmark-end text:name="_Toc416262331"/></text:h>
      <text:p text:style-name="P708"><text:span text:style-name="SubtitleChar">URL</text:span><text:span text:style-name="T709">:<text:s/></text:span><text:span text:style-name="T710">services</text:span><text:span text:style-name="T711">/benchmarks/uploadDescription/{statusId}</text:span></text:p>
      <text:p text:style-name="P712">URL<text:s/>Variables</text:p>
      <text:p text:style-name="P713">{statusId}<text:s/>: Integer<text:s/>– The ID of the benchmark upload status object</text:p>
      <text:soft-page-break/>
      <text:p text:style-name="P714"><text:span text:style-name="SubtitleChar">Method</text:span><text:span text:style-name="T715">: GET</text:span></text:p>
      <text:p text:style-name="P716"><text:span text:style-name="SubtitleChar">Parameter Encoding</text:span><text:span text:style-name="T717">:<text:s/></text:span><text:span text:style-name="T718">N/A</text:span></text:p>
      <text:p text:style-name="P719"><text:span text:style-name="SubtitleChar">Description:</text:span><text:span text:style-name="T720"><text:s/>Retrieves a string description of a benchmark archive upload.<text:s/></text:span></text:p>
      <text:p text:style-name="P721"><text:span text:style-name="SubtitleChar">Returns:</text:span><text:span text:style-name="T722"><text:s/>A jSON string containing a status object</text:span><text:span text:style-name="T723">. If the status is successful, the message contained in the status object will be the upload description.</text:span></text:p>
      <text:h text:style-name="Heading2" text:outline-level="2"><text:bookmark-start text:name="_Toc416262332"/>Download Benchmark<text:bookmark-end text:name="_Toc416262332"/></text:h>
      <text:p text:style-name="P724"><text:span text:style-name="SubtitleChar">URL</text:span>:<text:s/>download</text:p>
      <text:p text:style-name="P725"><text:span text:style-name="SubtitleChar">Method:</text:span><text:s/>GET</text:p>
      <text:p text:style-name="P726"><text:span text:style-name="SubtitleChar">Parameter Encoding:</text:span><text:span text:style-name="T727"><text:s/></text:span><text:span text:style-name="T728">URL Encoded</text:span></text:p>
      <text:p text:style-name="P729">Parameters</text:p>
      <text:p text:style-name="Normal">type : String – Should be “bench”</text:p>
      <text:p text:style-name="Normal">id : Integer – The ID of the benchmark to download.</text:p>
      <text:p text:style-name="P730"><text:span text:style-name="SubtitleChar">Description:</text:span><text:span text:style-name="T731"><text:s/>Makes a request to download an archive containing the given benchmark.</text:span></text:p>
      <text:p text:style-name="P732"><text:span text:style-name="SubtitleChar">Returns:</text:span><text:s/>An HTTP response with an output stream for the request archive on success. On failure, the response will contain an HTTP error code and a page with an error message.</text:p>
      <text:p text:style-name="P733"><text:span text:style-name="SubtitleChar">Return Cookies</text:span></text:p>
      <text:p text:style-name="Normal">STATUS_MESSAGE_STRING: String – On failure, contains an error message.</text:p>
      <text:h text:style-name="Heading2" text:outline-level="2"><text:bookmark-start text:name="_Toc416262333"/>View Benchmark Contents<text:bookmark-end text:name="_Toc416262333"/></text:h>
      <text:p text:style-name="P734"><text:span text:style-name="SubtitleChar">URL:</text:span><text:span text:style-name="T735"><text:s/></text:span><text:span text:style-name="T736">services</text:span><text:span text:style-name="T737">/benchmarks/{id}/contents</text:span></text:p>
      <text:p text:style-name="P738">URL<text:s/>Variables</text:p>
      <text:p text:style-name="P739">{id}<text:s/>: Integer<text:s/>– The ID of the benchmark to get the contents of</text:p>
      <text:p text:style-name="P740"><text:span text:style-name="SubtitleChar">Method:</text:span><text:span text:style-name="T741"><text:s/>GET</text:span></text:p>
      <text:p text:style-name="P742"><text:span text:style-name="SubtitleChar">Parameter Encoding:</text:span><text:span text:style-name="T743"><text:s/></text:span><text:span text:style-name="T744">N/A</text:span></text:p>
      <text:p text:style-name="P745"><text:span text:style-name="SubtitleChar">Description:</text:span><text:span text:style-name="T746"><text:s/>Retrieves the file contents of a single benchmark.<text:s/></text:span></text:p>
      <text:p text:style-name="P747"><text:span text:style-name="SubtitleChar">Returns:</text:span><text:span text:style-name="T748"><text:s/></text:span><text:span text:style-name="T749">A plaintext string containing the benchmark contents for the given benchmark. Returns “not available” if the benchmark could not be found or if you do not have permission to see the given benchmark</text:span></text:p>
      <text:h text:style-name="Heading2" text:outline-level="2"><text:bookmark-start text:name="_Toc416262334"/>Linking / Copying Benchmarks to a Space<text:bookmark-end text:name="_Toc416262334"/></text:h>
      <text:p text:style-name="P750"><text:span text:style-name="SubtitleChar">URL:</text:span><text:span text:style-name="T751"><text:s/></text:span><text:span text:style-name="T752">services</text:span><text:span text:style-name="T753">/spaces/{spaceId}/add/benchmark</text:span></text:p>
      <text:p text:style-name="P754">URL<text:s/>Variables</text:p>
      <text:p text:style-name="P755">{spaceId}<text:s/>: Integer<text:s/>– The ID of the space to put the new benchmarks in</text:p>
      <text:p text:style-name="P756"><text:span text:style-name="SubtitleChar">Method:</text:span><text:span text:style-name="T757"><text:s/>POST</text:span></text:p>
      <text:p text:style-name="P758"><text:span text:style-name="SubtitleChar">Parameter Encoding:</text:span><text:span text:style-name="T759"><text:s/>application/x-www-form-urlencoded</text:span></text:p>
      <text:p text:style-name="P760">Parameters</text:p>
      <text:p text:style-name="P761">selectedIds[] : [integer] – The list of benchmark IDs to use</text:p>
      <text:p text:style-name="P762">copy : Boolean – If true, benchmarks are first copied, and then the new benchmarks are referenced in the given space. If false, benchmarks are simply referenced in the new space without being copied.</text:p>
      <text:soft-page-break/>
      <text:p text:style-name="P763">fromSpace : integer<text:s/>–<text:s/>If not null, then this is the ID of a space containing all the benchmarks in selectedIds[] that you have permission to copy benchmarks out of. If null, so such space is used, and you must be the owner of the benchmarks to have permission to use them.</text:p>
      <text:p text:style-name="P764"><text:span text:style-name="SubtitleChar">Description:</text:span><text:span text:style-name="T765"><text:s/>Given a list of benchmarks, places the benchmarks into the given space. If copy is true, the benchmarks are first copied. Otherwise, the benchmarks are just linked into the new space.</text:span></text:p>
      <text:p text:style-name="P766"><text:span text:style-name="SubtitleChar">Returns:</text:span><text:span text:style-name="T767"><text:s/>A jSON string containing a status object</text:span><text:span text:style-name="T768">.</text:span></text:p>
      <text:p text:style-name="Subtitle">Return Cookies</text:p>
      <text:p text:style-name="Normal">New_ID :<text:s/>[Integer]<text:s/>– If the operation is a copy, this is a comma-separated list of the new benchmark IDs.<text:s/>Otherwise, this cookie does not exist.</text:p>
      <text:h text:style-name="Heading2" text:outline-level="2"><text:bookmark-start text:name="_Toc416262335"/>Removing Benchmarks From a Space<text:bookmark-end text:name="_Toc416262335"/></text:h>
      <text:p text:style-name="P769"><text:span text:style-name="SubtitleChar">URL:</text:span><text:span text:style-name="T770"><text:s/></text:span><text:span text:style-name="T771">services</text:span><text:span text:style-name="T772">/remove/benchmark/{spaceId}</text:span></text:p>
      <text:p text:style-name="P773">URL<text:s/>Variables</text:p>
      <text:p text:style-name="P774">{spaceId}<text:s/>: Integer<text:s/>– The ID of the space to remove benchmarks from</text:p>
      <text:p text:style-name="P775"><text:span text:style-name="SubtitleChar">Method:</text:span><text:span text:style-name="T776"><text:s/>POST</text:span></text:p>
      <text:p text:style-name="P777"><text:span text:style-name="SubtitleChar">Parameter Encoding:</text:span><text:span text:style-name="T778"><text:s/>application/x-www-form-urlencoded</text:span></text:p>
      <text:p text:style-name="P779">Parameters</text:p>
      <text:p text:style-name="P780">selectedIds[] : [integer] – The list of benchmark IDs to use</text:p>
      <text:p text:style-name="P781"><text:span text:style-name="SubtitleChar">Description:</text:span><text:span text:style-name="T782"><text:s/>Given a list of benchmarks and a space, removes all the given benchmarks from the given space. Note that this does not either recycle or delete any of the given benchmarks.</text:span></text:p>
      <text:p text:style-name="P783"><text:span text:style-name="SubtitleChar">Returns:</text:span><text:span text:style-name="T784"><text:s/>A jSON string containing a status object</text:span><text:span text:style-name="T785">.</text:span></text:p>
      <text:h text:style-name="Heading2" text:outline-level="2"><text:bookmark-start text:name="_Toc416262336"/>Simultaneously Recycle and Remove Benchmarks From a Space<text:bookmark-end text:name="_Toc416262336"/></text:h>
      <text:p text:style-name="P786"><text:span text:style-name="SubtitleChar">URL:</text:span><text:span text:style-name="T787"><text:s/></text:span><text:span text:style-name="T788">services</text:span><text:span text:style-name="T789">/recycleandremove/benchmark/{spaceID}</text:span></text:p>
      <text:p text:style-name="P790">URL<text:s/>Variables</text:p>
      <text:p text:style-name="P791">{spaceId}<text:s/>: Integer<text:s/>– The ID of the space to remove benchmarks from</text:p>
      <text:p text:style-name="P792"><text:span text:style-name="SubtitleChar">Method:</text:span><text:span text:style-name="T793"><text:s/>POST</text:span></text:p>
      <text:p text:style-name="P794"><text:span text:style-name="SubtitleChar">Parameter Encoding:</text:span><text:span text:style-name="T795"><text:s/>application/x-www-form-urlencoded</text:span></text:p>
      <text:p text:style-name="P796">Parameters</text:p>
      <text:p text:style-name="P797">selectedIds[] : [integer] – The list of benchmark IDs to use</text:p>
      <text:p text:style-name="P798"><text:span text:style-name="SubtitleChar">Description:</text:span><text:span text:style-name="T799"><text:s/>Simultaneously recycles all of the given benchmarks and removes them from the given space.<text:s/></text:span></text:p>
      <text:p text:style-name="P800"><text:span text:style-name="SubtitleChar">Returns:</text:span><text:span text:style-name="T801"><text:s/>A jSON string containing a status object</text:span><text:span text:style-name="T802">.</text:span></text:p>
      <text:h text:style-name="Heading2" text:outline-level="2"><text:bookmark-start text:name="_Toc416262337"/>Edit Benchmark<text:bookmark-end text:name="_Toc416262337"/></text:h>
      <text:p text:style-name="P803"><text:span text:style-name="SubtitleChar">URL:</text:span><text:span text:style-name="T804"><text:s/></text:span><text:span text:style-name="T805">services/edit/benchmark/{id</text:span><text:span text:style-name="T806">}</text:span></text:p>
      <text:p text:style-name="P807">URL<text:s/>Variables</text:p>
      <text:p text:style-name="P808">{id}<text:s/>: Integer<text:s/>– The ID of the benchmark to edit</text:p>
      <text:p text:style-name="P809"><text:span text:style-name="SubtitleChar">Method:</text:span><text:span text:style-name="T810"><text:s/>POST</text:span></text:p>
      <text:p text:style-name="P811"><text:span text:style-name="SubtitleChar">Parameter Encoding:</text:span><text:span text:style-name="T812"><text:s/>application/x-www-form-urlencoded</text:span></text:p>
      <text:p text:style-name="P813">Parameters</text:p>
      <text:soft-page-break/>
      <text:p text:style-name="P814">name : String – The new name to give the benchmark.</text:p>
      <text:p text:style-name="P815">description : String – The new description to give the benchmark.</text:p>
      <text:p text:style-name="P816">downloadable : Boolean – Whether other users should be able to download the benchmark</text:p>
      <text:p text:style-name="P817">type : Integer – The ID of the benchmark processor to apply to the benchmark.</text:p>
      <text:p text:style-name="P818"><text:span text:style-name="SubtitleChar">Description:</text:span><text:span text:style-name="T819"><text:s/>Modifies the given benchmark, assigning it all the given attributes.</text:span></text:p>
      <text:p text:style-name="P820"><text:span text:style-name="SubtitleChar">Returns:</text:span><text:span text:style-name="T821"><text:s/>A jSON string containing a status object</text:span><text:span text:style-name="T822">.</text:span></text:p>
      <text:h text:style-name="Heading2" text:outline-level="2"><text:bookmark-start text:name="_Toc416262338"/>Reprocess Benchmarks in Space<text:bookmark-end text:name="_Toc416262338"/></text:h>
      <text:p text:style-name="P823"><text:span text:style-name="SubtitleChar">URL</text:span>:<text:s/>process/benchmarks</text:p>
      <text:p text:style-name="P824"><text:span text:style-name="SubtitleChar">Method:</text:span><text:s/>POST</text:p>
      <text:p text:style-name="P825"><text:span text:style-name="SubtitleChar">Parameter Encoding:</text:span><text:span text:style-name="T826"><text:s/>application/x-www-form-urlencoded</text:span></text:p>
      <text:p text:style-name="P827">Parameters</text:p>
      <text:p text:style-name="P828">pid : Integer – The ID of the benchmark processor to use</text:p>
      <text:p text:style-name="P829">sid : Integer – The ID of the space to reprocess benchmarks in.</text:p>
      <text:p text:style-name="P830">hier : Boolean – True to reprocess all the benchmarks in the hierarchy rooted at the given space, and false to do only the single given space.</text:p>
      <text:p text:style-name="P831">clear : Boolean – True to delete all old benchmark attributes, and false to only delete old attributes when there is a key conflict with the new attributes being created.</text:p>
      <text:p text:style-name="P832"><text:span text:style-name="SubtitleChar">Description:</text:span><text:span text:style-name="T833"><text:s/>Runs a new benchmark processor on all benchmarks in the given space (or hierarchy). Benchmark types are changed to the new processor, and all new benchmark attributes are saved. Old attributes may be optionally deleted; however, if there are any name conflicts between old and new attributes (for example, like having two “starexec-expected-results” attributes), then the old version will be deleted in every case.</text:span></text:p>
      <text:p text:style-name="P834"><text:span text:style-name="SubtitleChar">Returns:</text:span><text:s/>An HTTP redirect to the upload status page on success, and an HTTP message with an error status on failure.</text:p>
      <text:p text:style-name="P835"><text:span text:style-name="SubtitleChar">Return Cookies</text:span></text:p>
      <text:p text:style-name="Normal">STATUS_MESSAGE_STRING: String – On failure, contains an error message.</text:p>
      <text:h text:style-name="Heading2" text:outline-level="2"><text:bookmark-start text:name="_Toc416262339"/>Recycle Benchmarks<text:bookmark-end text:name="_Toc416262339"/></text:h>
      <text:p text:style-name="P836"><text:span text:style-name="SubtitleChar">URL:</text:span><text:span text:style-name="T837"><text:s/></text:span><text:span text:style-name="T838">services</text:span><text:span text:style-name="T839">/recycle/benchmark</text:span></text:p>
      <text:p text:style-name="P840"><text:span text:style-name="SubtitleChar">Method:</text:span><text:span text:style-name="T841"><text:s/>POST</text:span></text:p>
      <text:p text:style-name="P842"><text:span text:style-name="SubtitleChar">Parameter Encoding:</text:span><text:span text:style-name="T843"><text:s/>application/x-www-form-urlencoded</text:span></text:p>
      <text:p text:style-name="P844">Parameters</text:p>
      <text:p text:style-name="P845">selectedIds[] : [integer] – The list of benchmark IDs to use</text:p>
      <text:p text:style-name="P846"><text:span text:style-name="SubtitleChar">Description:</text:span><text:span text:style-name="T847"><text:s/>Recycles all of the given benchmarks. Note that the benchmarks will not be removed from any spaces they are currently associated with.</text:span></text:p>
      <text:p text:style-name="P848"><text:span text:style-name="SubtitleChar">Returns:</text:span><text:span text:style-name="T849"><text:s/>A jSON string containing a status object</text:span><text:span text:style-name="T850">.</text:span></text:p>
      <text:h text:style-name="Heading2" text:outline-level="2"><text:bookmark-start text:name="_Toc416262340"/>Recycle Orphaned Benchmarks<text:bookmark-end text:name="_Toc416262340"/></text:h>
      <text:p text:style-name="P851"><text:span text:style-name="SubtitleChar">URL</text:span>:<text:s/>services/recycleOrphaned/benchmark/{userId}</text:p>
      <text:soft-page-break/>
      <text:p text:style-name="Subtitle">URL<text:s/>Variables</text:p>
      <text:p text:style-name="P852">{userId}<text:s/>: Integer<text:s/>– Your user ID<text:s/></text:p>
      <text:p text:style-name="P853"><text:span text:style-name="SubtitleChar">Method:</text:span><text:s/>POST</text:p>
      <text:p text:style-name="P854"><text:span text:style-name="SubtitleChar">Parameter Encoding:</text:span><text:span text:style-name="T855"><text:s/></text:span><text:span text:style-name="T856">N/A</text:span></text:p>
      <text:p text:style-name="P857"><text:span text:style-name="SubtitleChar">Description:</text:span><text:span text:style-name="T858"><text:s/>Recycles all “orphaned” benchmarks that you own.<text:s/></text:span></text:p>
      <text:p text:style-name="P859"><text:span text:style-name="SubtitleChar">Returns:</text:span><text:s/>A jSON string containing a status object.</text:p>
      <text:h text:style-name="Heading2" text:outline-level="2"><text:bookmark-start text:name="_Toc416262341"/>Restore Benchmarks<text:bookmark-end text:name="_Toc416262341"/></text:h>
      <text:p text:style-name="P860"><text:span text:style-name="SubtitleChar">URL:</text:span><text:span text:style-name="T861"><text:s/></text:span><text:span text:style-name="T862">services/restore</text:span><text:span text:style-name="T863">/benchmark</text:span></text:p>
      <text:p text:style-name="P864"><text:span text:style-name="SubtitleChar">Method:</text:span><text:span text:style-name="T865"><text:s/>POST</text:span></text:p>
      <text:p text:style-name="P866"><text:span text:style-name="SubtitleChar">Parameter Encoding:</text:span><text:span text:style-name="T867"><text:s/>application/x-www-form-urlencoded</text:span></text:p>
      <text:p text:style-name="P868">Parameters</text:p>
      <text:p text:style-name="P869">selectedIds[] : [integer] – The list of benchmark IDs to use</text:p>
      <text:p text:style-name="P870"><text:span text:style-name="SubtitleChar">Description:</text:span><text:span text:style-name="T871"><text:s/>Restores all of the given benchmarks, removing them from the recycle bin.</text:span></text:p>
      <text:p text:style-name="P872"><text:span text:style-name="SubtitleChar">Returns:</text:span><text:span text:style-name="T873"><text:s/>A jSON string containing a status object</text:span><text:span text:style-name="T874">.</text:span></text:p>
      <text:h text:style-name="Heading2" text:outline-level="2"><text:bookmark-start text:name="_Toc416262342"/>Restore All Recycled Benchmarks<text:bookmark-end text:name="_Toc416262342"/></text:h>
      <text:p text:style-name="P875"><text:span text:style-name="SubtitleChar">URL:</text:span><text:span text:style-name="T876"><text:s/></text:span><text:span text:style-name="T877">services</text:span><text:span text:style-name="T878">/restorerecycled/benchmarks</text:span></text:p>
      <text:p text:style-name="P879"><text:span text:style-name="SubtitleChar">Method:</text:span><text:span text:style-name="T880"><text:s/>POST</text:span></text:p>
      <text:p text:style-name="P881"><text:span text:style-name="SubtitleChar">Parameter Encoding:</text:span><text:span text:style-name="T882"><text:s/></text:span><text:span text:style-name="T883">N/A</text:span></text:p>
      <text:p text:style-name="P884"><text:span text:style-name="SubtitleChar">Description:</text:span><text:span text:style-name="T885"><text:s/>Restores all the benchmarks in your recycle bin, removing them from the recycle bin.</text:span></text:p>
      <text:p text:style-name="P886"><text:span text:style-name="SubtitleChar">Returns:</text:span><text:span text:style-name="T887"><text:s/></text:span><text:span text:style-name="T888">A jSON string containing a status object.</text:span></text:p>
      <text:h text:style-name="Heading2" text:outline-level="2"><text:bookmark-start text:name="_Toc416262343"/>Delete Benchmarks<text:bookmark-end text:name="_Toc416262343"/></text:h>
      <text:p text:style-name="P889"><text:span text:style-name="SubtitleChar">URL:</text:span><text:span text:style-name="T890"><text:s/></text:span><text:span text:style-name="T891">services</text:span><text:span text:style-name="T892">/delete</text:span><text:span text:style-name="T893">/benchmark</text:span></text:p>
      <text:p text:style-name="P894"><text:span text:style-name="SubtitleChar">Method:</text:span><text:span text:style-name="T895"><text:s/>POST</text:span></text:p>
      <text:p text:style-name="P896"><text:span text:style-name="SubtitleChar">Parameter Encoding:</text:span><text:span text:style-name="T897"><text:s/>application/x-www-form-urlencoded</text:span></text:p>
      <text:p text:style-name="P898">Parameters</text:p>
      <text:p text:style-name="P899">selectedIds[] : [integer] – The list of benchmark IDs to use</text:p>
      <text:p text:style-name="P900"><text:span text:style-name="SubtitleChar">Description:</text:span><text:span text:style-name="T901"><text:s/></text:span><text:span text:style-name="T902">Permanently deletes all of the given benchmarks on disk</text:span><text:span text:style-name="T903">. Note that the benchmarks will not be removed from any spaces they are currently associated with.</text:span></text:p>
      <text:p text:style-name="P904"><text:span text:style-name="SubtitleChar">Returns:</text:span><text:span text:style-name="T905"><text:s/>A jSON string containing a status object</text:span><text:span text:style-name="T906">.</text:span></text:p>
      <text:h text:style-name="Heading2" text:outline-level="2"><text:bookmark-start text:name="_Toc416262344"/>Delete Recycled Benchmarks<text:bookmark-end text:name="_Toc416262344"/></text:h>
      <text:p text:style-name="P907"><text:span text:style-name="SubtitleChar">URL:</text:span><text:span text:style-name="T908"><text:s/></text:span><text:span text:style-name="T909">services/deleterecycled/benchmarks</text:span></text:p>
      <text:p text:style-name="P910"><text:span text:style-name="SubtitleChar">Method:</text:span><text:span text:style-name="T911"><text:s/>POST</text:span></text:p>
      <text:p text:style-name="P912"><text:span text:style-name="SubtitleChar">Parameter Encoding:</text:span><text:span text:style-name="T913"><text:s/></text:span><text:span text:style-name="T914">N/A</text:span></text:p>
      <text:soft-page-break/>
      <text:p text:style-name="P915"><text:span text:style-name="SubtitleChar">Description:</text:span><text:span text:style-name="T916"><text:s/>Permanently deletes all the benchmarks in your recycle bin.</text:span></text:p>
      <text:p text:style-name="P917"><text:span text:style-name="SubtitleChar">Returns:</text:span><text:span text:style-name="T918"><text:s/></text:span><text:span text:style-name="T919">A jSON string containing a status object.</text:span></text:p>
      <text:h text:style-name="Heading1" text:outline-level="1"><text:bookmark-start text:name="_Toc416262345"/>Jobs<text:bookmark-end text:name="_Toc416262345"/></text:h>
      <text:h text:style-name="Heading2" text:outline-level="2"><text:bookmark-start text:name="_Toc416262346"/>Create Job<text:bookmark-end text:name="_Toc416262346"/></text:h>
      <text:p text:style-name="P920"><text:span text:style-name="SubtitleChar">URL</text:span>:<text:s/>add/job</text:p>
      <text:p text:style-name="P921"><text:span text:style-name="SubtitleChar">Method:</text:span><text:s/>POST</text:p>
      <text:p text:style-name="P922"><text:span text:style-name="SubtitleChar">Parameter Encoding:</text:span><text:span text:style-name="T923"><text:s/></text:span><text:span text:style-name="T924">multipart/form-data</text:span></text:p>
      <text:p text:style-name="P925">Parameters</text:p>
      <text:p text:style-name="P926">name : String – The name to give the job</text:p>
      <text:p text:style-name="P927">desc : String – The description to give the job.</text:p>
      <text:p text:style-name="P928">preProcess : Integer – The ID of the pre processor to use. Can be excluded.</text:p>
      <text:p text:style-name="P929">seed : Integer – A number that will be passed into the pre processor for every pair.</text:p>
      <text:p text:style-name="P930">postProcess : Integer – The ID of the post processor to use. Can be excluded.</text:p>
      <text:p text:style-name="P931">queue : Integer – The ID of the queue to run the job on.</text:p>
      <text:p text:style-name="P932">spaceId : Integer – The ID of the space to put the job in.</text:p>
      <text:p text:style-name="P933">cpuTimeout : Integer – The CPU timeout, in seconds, to enforce.</text:p>
      <text:p text:style-name="P934">wallclockTimeout : Integer – The wallclock timeout, in seconds, to enforce.</text:p>
      <text:p text:style-name="P935">maxMem : Float – The maximum memory limit, in gigabytes.</text:p>
      <text:p text:style-name="P936">pause : Boolean – If true, job will start out paused. If false, job will start upon creation.</text:p>
      <text:p text:style-name="P937">runChoice :<text:s/>String –<text:s/>Controls how job pairs are created, and can be either “keepHierarchy”<text:s/>or “choose”. In “keepHierarchy”, a job is run using all benchmarks that are in the space hierarchy rooted at the spot that the job was created, and every benchmark is executed by every solver configuration of every solver in the same space.<text:s/>In “quickJob,” a single job pair is created, using the given solver and the given text to use as a new benchmark. In “choose”, a list of configurations is provided to use in the job.</text:p>
      <text:p text:style-name="P938">configs : [Integer] – The list of configurations to use in the job. Only applies if runChoice is “choose”</text:p>
      <text:p text:style-name="P939">benchChoice : String – Only applies if runChoice is “choose”.<text:s/>Describes how to select benchmarks for the job.<text:s/>Must be one of “runAllBenchInSpace”, “runAllBenchInHierarchy”, “runChosenFromSpace”. If “runAllBenchInSpace”, all benchmarks in the space the job is being uploaded to will be used. If<text:s/>"runAllBenchInHierarchy", all benchmarks in the entire hierarchy will be used. <text:s/>If<text:s/>"runChosenFromSpace", then benchmarks must be provided.</text:p>
      <text:p text:style-name="P940">bench : [Integer] – The list of benchmarks to use in the job. Only applies if benchChoice is<text:s/>"runChosenFromSpace".<text:s/></text:p>
      <text:p text:style-name="P941">traversal : String – Controls the order in which job pairs are executed. Can be either “depth” or “robin.” With “depth,” all the job pairs in a single space will be executed before moving onto another space. With “robin,” each space<text:s/>in the job will have a single pair executed before any space has a second pair executed, and so on.</text:p>
      <text:p text:style-name="P942"><text:span text:style-name="SubtitleChar">Description:</text:span><text:span text:style-name="T943"><text:s/></text:span><text:span text:style-name="T944">Creates a new job with the given parameters.</text:span></text:p>
      <text:p text:style-name="Normal"><text:span text:style-name="SubtitleChar">Returns:</text:span><text:s/>An HTTP redirect to the spaces page on success, and an HTTP message with an error code and error message on failure.</text:p>
      <text:soft-page-break/>
      <text:p text:style-name="Subtitle">Return Cookies</text:p>
      <text:p text:style-name="Normal">New_ID : Integer – On success, contains the<text:s/>ID of the new job.</text:p>
      <text:p text:style-name="Normal">STATUS_MESSAGE_STRING: String – On failure, contains an error message.</text:p>
      <text:h text:style-name="Heading2" text:outline-level="2"><text:bookmark-start text:name="_Toc416262347"/>Create Quick Job<text:bookmark-end text:name="_Toc416262347"/></text:h>
      <text:p text:style-name="P945"><text:span text:style-name="SubtitleChar">URL</text:span>:<text:s/>add/job</text:p>
      <text:p text:style-name="P946"><text:span text:style-name="SubtitleChar">Method:</text:span><text:s/>POST</text:p>
      <text:p text:style-name="P947"><text:span text:style-name="SubtitleChar">Parameter Encoding:</text:span><text:span text:style-name="T948"><text:s/></text:span><text:span text:style-name="T949">multipart/form-data</text:span></text:p>
      <text:p text:style-name="P950">Parameters</text:p>
      <text:p text:style-name="P951">name : String – The name to give the job</text:p>
      <text:p text:style-name="P952">desc : String – The description to give the job.</text:p>
      <text:p text:style-name="P953">preProcess : Integer – The ID of the pre processor to use. Can be excluded.</text:p>
      <text:p text:style-name="P954">seed : Integer – A number that will be passed into the pre processor for every pair.</text:p>
      <text:p text:style-name="P955">postProcess : Integer – The ID of the post processor to use. Can be excluded.</text:p>
      <text:p text:style-name="P956">queue : Integer – The ID of the queue to run the job on.</text:p>
      <text:p text:style-name="P957">spaceId : Integer – The ID of the space to put the job in.</text:p>
      <text:p text:style-name="P958">cpuTimeout : Integer – The CPU timeout, in seconds, to enforce.</text:p>
      <text:p text:style-name="P959">wallclockTimeout : Integer – The wallclock timeout, in seconds, to enforce.</text:p>
      <text:p text:style-name="P960">maxMem : Float – The maximum memory limit, in gigabytes.</text:p>
      <text:p text:style-name="P961">pause : Boolean – If true, job will start out paused. If false, job will start upon creation.</text:p>
      <text:p text:style-name="P962">runChoice : String – Should be “quickJob”</text:p>
      <text:p text:style-name="P963">bench : String – The benchmark to use as a string.</text:p>
      <text:p text:style-name="P964">benchProcess : Integer – The ID of the benchmark processor to process the new benchmark with.</text:p>
      <text:p text:style-name="P965">benchName : String – The name to give the new benchmark.</text:p>
      <text:p text:style-name="P966">solver : Integer : <text:s/>The ID of the solver to use.</text:p>
      <text:p text:style-name="P967"><text:span text:style-name="SubtitleChar">Description:</text:span><text:span text:style-name="T968"><text:s/>Creates a new quick job, which is a job that uses every configuration of a single solver on a new benchmark, which is provided as a string.<text:s/></text:span></text:p>
      <text:p text:style-name="Normal"><text:span text:style-name="SubtitleChar">Returns:</text:span><text:s/>An HTTP redirect to the upload status page on success, and an HTTP message with an error status on failure.</text:p>
      <text:p text:style-name="Subtitle">Return Cookies</text:p>
      <text:p text:style-name="Normal">New_ID : Integer – On success, contains the ID of the new job.</text:p>
      <text:h text:style-name="Heading2" text:outline-level="2"><text:bookmark-start text:name="_Toc416262348"/>Upload Job XML<text:bookmark-end text:name="_Toc416262348"/></text:h>
      <text:p text:style-name="P969"><text:span text:style-name="SubtitleChar">URL</text:span>:<text:s/>upload/jobXML</text:p>
      <text:p text:style-name="P970"><text:span text:style-name="SubtitleChar">Method:</text:span><text:s/>POST</text:p>
      <text:p text:style-name="P971"><text:span text:style-name="SubtitleChar">Parameter Encoding:</text:span><text:span text:style-name="T972"><text:s/></text:span><text:span text:style-name="T973">multipart/form-data</text:span></text:p>
      <text:p text:style-name="P974">Parameters</text:p>
      <text:soft-page-break/>
      <text:p text:style-name="P975">space : Integer – The ID of the space to place the new jobs into.</text:p>
      <text:p text:style-name="P976">f : File – The archive file containing the job XML.</text:p>
      <text:p text:style-name="P977"><text:span text:style-name="SubtitleChar">Description:</text:span><text:span text:style-name="T978"><text:s/>Uploads a job XML file and creates new jobs based on the XML</text:span><text:span text:style-name="T979">.</text:span></text:p>
      <text:p text:style-name="Normal"><text:span text:style-name="SubtitleChar">Returns:</text:span><text:s/>An HTTP redirect to the<text:s/>space explorer<text:s/>on success, and an HTTP message with an error status on failure.</text:p>
      <text:p text:style-name="Subtitle">Return Cookies</text:p>
      <text:p text:style-name="Normal">New_ID: [Integer] – A list of IDs representing the newly created jobs.</text:p>
      <text:p text:style-name="Normal">STATUS_MESSAGE_STRING: String – On failure, contains an error message.</text:p>
      <text:h text:style-name="Heading2" text:outline-level="2"><text:bookmark-start text:name="_Toc416262349"/>Linking Jobs in a New Space<text:bookmark-end text:name="_Toc416262349"/></text:h>
      <text:p text:style-name="P980"><text:span text:style-name="SubtitleChar">URL:</text:span><text:span text:style-name="T981"><text:s/></text:span><text:span text:style-name="T982">services</text:span><text:span text:style-name="T983">/spaces/{spaceId}/add/job</text:span></text:p>
      <text:p text:style-name="P984">URL<text:s/>Variables</text:p>
      <text:p text:style-name="P985">{spaceId}<text:s/>: Integer<text:s/>– The ID of the space to put the jobs in</text:p>
      <text:p text:style-name="P986"><text:span text:style-name="SubtitleChar">Method:</text:span><text:span text:style-name="T987"><text:s/>POST</text:span></text:p>
      <text:p text:style-name="P988"><text:span text:style-name="SubtitleChar">Parameter Encoding:</text:span><text:span text:style-name="T989"><text:s/>application/x-www-form-urlencoded</text:span></text:p>
      <text:p text:style-name="P990">Parameters</text:p>
      <text:p text:style-name="P991">selectedIds[] : [integer] – The list of job IDs to use</text:p>
      <text:p text:style-name="P992">fromSpace : integer<text:s/>–<text:s/>If not null, then this is the ID of a space containing all the jobs in selectedIds[] that you have permission to copy jobs out of. If null, so such space is used, and you must be the owner of the jobs to have permission to link them.</text:p>
      <text:p text:style-name="P993"><text:span text:style-name="SubtitleChar">Description:</text:span><text:span text:style-name="T994"><text:s/>Given a list of jobs, associates all the jobs with the given space.</text:span></text:p>
      <text:p text:style-name="P995"><text:span text:style-name="SubtitleChar">Returns:</text:span><text:span text:style-name="T996"><text:s/>A jSON string containing a status object</text:span><text:span text:style-name="T997">.</text:span></text:p>
      <text:h text:style-name="Heading2" text:outline-level="2"><text:bookmark-start text:name="_Toc416262350"/>Remove Jobs From Space<text:bookmark-end text:name="_Toc416262350"/></text:h>
      <text:p text:style-name="P998"><text:span text:style-name="SubtitleChar">URL:</text:span><text:span text:style-name="T999"><text:s/></text:span><text:span text:style-name="T1000">services/remove/job/{</text:span><text:span text:style-name="T1001">spaceId}</text:span></text:p>
      <text:p text:style-name="P1002"><text:span text:style-name="SubtitleChar">URL Variables</text:span></text:p>
      <text:p text:style-name="P1003">{spaceId}<text:s/>: Integer<text:s/>– The ID of the space to remove jobs from</text:p>
      <text:p text:style-name="P1004"><text:span text:style-name="SubtitleChar">Method:</text:span><text:span text:style-name="T1005"><text:s/>POST</text:span></text:p>
      <text:p text:style-name="P1006"><text:span text:style-name="SubtitleChar">Parameter Encoding:</text:span><text:span text:style-name="T1007"><text:s/>application/x-www-form-urlencoded</text:span></text:p>
      <text:p text:style-name="P1008">Parameters</text:p>
      <text:p text:style-name="P1009">selectedIds[] : [integer] – The list of job IDs to use</text:p>
      <text:p text:style-name="P1010"><text:span text:style-name="SubtitleChar">Description:</text:span><text:span text:style-name="T1011"><text:s/>Removes all of the given jobs from the given space.</text:span></text:p>
      <text:p text:style-name="P1012"><text:span text:style-name="SubtitleChar">Returns:</text:span><text:span text:style-name="T1013"><text:s/>A jSON string containing a status object</text:span><text:span text:style-name="T1014">.</text:span></text:p>
      <text:h text:style-name="Heading2" text:outline-level="2"><text:bookmark-start text:name="_Toc416262351"/>Simultaneously<text:s/>Delete<text:s/>and Remove<text:s/>Jobs<text:s/>From a Space<text:bookmark-end text:name="_Toc416262351"/></text:h>
      <text:p text:style-name="P1015"><text:span text:style-name="SubtitleChar">URL:</text:span><text:span text:style-name="T1016"><text:s/></text:span><text:span text:style-name="T1017">services/deleteandremove/job</text:span><text:span text:style-name="T1018">/{spaceID}</text:span></text:p>
      <text:p text:style-name="P1019">URL<text:s/>Variables</text:p>
      <text:p text:style-name="P1020">{spaceId}<text:s/>: Integer<text:s/>– The ID of the space to remove<text:s/>jobs<text:s/>from</text:p>
      <text:soft-page-break/>
      <text:p text:style-name="P1021"><text:span text:style-name="SubtitleChar">Method:</text:span><text:span text:style-name="T1022"><text:s/>POST</text:span></text:p>
      <text:p text:style-name="P1023"><text:span text:style-name="SubtitleChar">Parameter Encoding:</text:span><text:span text:style-name="T1024"><text:s/>application/x-www-form-urlencoded</text:span></text:p>
      <text:p text:style-name="P1025">Parameters</text:p>
      <text:p text:style-name="P1026">selectedIds[] : [integer] – The list of<text:s/>job<text:s/>IDs to use</text:p>
      <text:p text:style-name="P1027"><text:span text:style-name="SubtitleChar">Description:</text:span><text:span text:style-name="T1028"><text:s/>Simultaneously<text:s/></text:span><text:span text:style-name="T1029">deletes</text:span><text:span text:style-name="T1030"><text:s/>all of the given<text:s/></text:span><text:span text:style-name="T1031">job</text:span><text:span text:style-name="T1032">s and removes them from the given space.<text:s/></text:span></text:p>
      <text:p text:style-name="P1033"><text:span text:style-name="SubtitleChar">Returns:</text:span><text:span text:style-name="T1034"><text:s/>A jSON string containing a status object</text:span><text:span text:style-name="T1035">.</text:span></text:p>
      <text:h text:style-name="Heading2" text:outline-level="2"><text:bookmark-start text:name="_Toc416262352"/>Download Job Output<text:bookmark-end text:name="_Toc416262352"/></text:h>
      <text:p text:style-name="P1036"><text:span text:style-name="SubtitleChar">URL</text:span>:<text:s/>download</text:p>
      <text:p text:style-name="P1037"><text:span text:style-name="SubtitleChar">Method:</text:span><text:s/>GET</text:p>
      <text:p text:style-name="P1038"><text:span text:style-name="SubtitleChar">Parameter Encoding:</text:span><text:span text:style-name="T1039"><text:s/></text:span><text:span text:style-name="T1040">URL Encoded</text:span></text:p>
      <text:p text:style-name="P1041">Parameters</text:p>
      <text:p text:style-name="Normal">type : String – Should be “j_outputs”</text:p>
      <text:p text:style-name="Normal">id : Integer – The ID of the job.</text:p>
      <text:p text:style-name="Normal">since : Integer – A “completion number” that says to retrieve only job pairs with a completion number greater than the given one. Can be excluded to retrieve all pairs.</text:p>
      <text:p text:style-name="P1042"><text:span text:style-name="SubtitleChar">Description:</text:span><text:span text:style-name="T1043"><text:s/>Makes a request to download an archive containing the output files of all job pairs in this job, possibly with pairs that occurred before “since” excluded.<text:s/></text:span></text:p>
      <text:p text:style-name="P1044"><text:span text:style-name="SubtitleChar">Returns:</text:span><text:s/>An HTTP response with an output stream for the request archive on success. On failure, the response will contain an HTTP error code and a page with an error message.</text:p>
      <text:p text:style-name="P1045"><text:bookmark-start text:name="_Toc416262353"/><text:span text:style-name="SubtitleChar">Return Cookies</text:span></text:p>
      <text:p text:style-name="Normal">Max-Completion: Integer – If the parameter ‘since’ is included, this cookie contains the maximum completion ID found among all returned job pairs. Without ‘since’, this cookie is excluded.</text:p>
      <text:p text:style-name="Normal">Older-Pairs: Integer -- If the parameter ‘since’ is included, this cookie contains the number of pairs that were excluded because they completed before the ID given by ‘since’. Without ‘since’, this cookie is excluded.</text:p>
      <text:p text:style-name="Normal">Pairs-Found: Integer -- If the parameter ‘since’ is included, this cookie contains the number of pairs that are included. Without ‘since’, this cookie is excluded.</text:p>
      <text:p text:style-name="Normal">STATUS_MESSAGE_STRING: String – On failure, contains an error message.</text:p>
      <text:p text:style-name="Normal">Total-Pairs: Integer -- If the parameter ‘since’ is included, this cookie contains the total number of pairs in the given job. Without ‘since’, this cookie is excluded.</text:p>
      <text:h text:style-name="Heading2" text:outline-level="2">Download Job CSV<text:bookmark-end text:name="_Toc416262353"/></text:h>
      <text:p text:style-name="P1046"><text:span text:style-name="SubtitleChar">URL</text:span>:<text:s/>download</text:p>
      <text:p text:style-name="P1047"><text:span text:style-name="SubtitleChar">Method:</text:span><text:s/>GET</text:p>
      <text:p text:style-name="P1048"><text:span text:style-name="SubtitleChar">Parameter Encoding:</text:span><text:span text:style-name="T1049"><text:s/></text:span><text:span text:style-name="T1050">URL Encoded</text:span></text:p>
      <text:p text:style-name="P1051">Parameters</text:p>
      <text:p text:style-name="Normal">type : String – Should be “job”</text:p>
      <text:p text:style-name="Normal">id : Integer – The ID of the job.</text:p>
      <text:soft-page-break/>
      <text:p text:style-name="Normal">since : Integer – A “completion number” that says to retrieve only job pairs with a completion number greater than the given one. Can be excluded to retrieve all pairs.</text:p>
      <text:p text:style-name="Normal">returnids : Boolean – If true, the CSV will include solver, configuration, and benchmark IDs.</text:p>
      <text:p text:style-name="Normal">getcompleted : Boolean – If true, only completed job pairs will be included. Defaults to false.</text:p>
      <text:p text:style-name="P1052"><text:span text:style-name="SubtitleChar">Description:</text:span><text:span text:style-name="T1053"><text:s/>Makes a request to download an archive containing the CSV representation of the given job.</text:span></text:p>
      <text:p text:style-name="P1054"><text:span text:style-name="SubtitleChar">Returns:</text:span><text:s/>An HTTP response with an output stream for the request archive on success. On failure, the response will contain an HTTP error code and a page with an error message.</text:p>
      <text:p text:style-name="P1055"><text:span text:style-name="SubtitleChar">Return Cookies</text:span></text:p>
      <text:p text:style-name="Normal">Max-Completion: Integer – If the parameter ‘since’ is included, this cookie contains the maximum completion ID found among all returned job pairs. Without ‘since’, this cookie is excluded.</text:p>
      <text:p text:style-name="Normal">Older-Pairs: Integer -- If the parameter ‘since’ is included, this cookie contains the number of pairs that were excluded because they completed before the ID given by ‘since’. Without ‘since’, this cookie is excluded.</text:p>
      <text:p text:style-name="Normal">Pairs-Found: Integer -- If the parameter ‘since’ is included, this cookie contains the<text:s/>number of pairs that are included. Without ‘since’, this cookie is excluded.</text:p>
      <text:p text:style-name="Normal">STATUS_MESSAGE_STRING: String – On failure, contains an error message.</text:p>
      <text:p text:style-name="Normal">Total-Pairs: Integer -- If the parameter ‘since’ is included, this cookie contains the total number of pairs in the given job. Without ‘since’, this cookie is excluded.</text:p>
      <text:h text:style-name="Heading2" text:outline-level="2"><text:bookmark-start text:name="_Toc416262354"/>Download Job XML<text:bookmark-end text:name="_Toc416262354"/></text:h>
      <text:p text:style-name="P1056"><text:span text:style-name="SubtitleChar">URL</text:span>:<text:s/>download</text:p>
      <text:p text:style-name="P1057"><text:span text:style-name="SubtitleChar">Method:</text:span><text:s/>GET</text:p>
      <text:p text:style-name="P1058"><text:span text:style-name="SubtitleChar">Parameter Encoding:</text:span><text:span text:style-name="T1059"><text:s/></text:span><text:span text:style-name="T1060">URL Encoded</text:span></text:p>
      <text:p text:style-name="P1061">Parameters</text:p>
      <text:p text:style-name="Normal">type : String – Should be “jobXML”</text:p>
      <text:p text:style-name="Normal">id : Integer – The ID of the job.</text:p>
      <text:p text:style-name="P1062"><text:span text:style-name="SubtitleChar">Description:</text:span><text:span text:style-name="T1063"><text:s/>Makes a request to download an archive containing the XML representation of the given job.</text:span></text:p>
      <text:p text:style-name="P1064"><text:span text:style-name="SubtitleChar">Returns:</text:span><text:s/>An HTTP response with an output stream for the request archive on success. On failure, the response will contain an HTTP error code and a page with an error message.</text:p>
      <text:p text:style-name="P1065"><text:span text:style-name="SubtitleChar">Return Cookies</text:span></text:p>
      <text:p text:style-name="Normal">STATUS_MESSAGE_STRING: String – On failure, contains an error message.</text:p>
      <text:h text:style-name="Heading2" text:outline-level="2"><text:bookmark-start text:name="_Toc416262355"/>Rerun Job Pairs<text:bookmark-end text:name="_Toc416262355"/></text:h>
      <text:p text:style-name="P1066"><text:span text:style-name="SubtitleChar">URL:</text:span><text:span text:style-name="T1067"><text:s/></text:span><text:span text:style-name="T1068">services</text:span><text:span text:style-name="T1069">/jobs/rerunallpairs/{id}</text:span></text:p>
      <text:p text:style-name="P1070">URL<text:s/>Variables</text:p>
      <text:p text:style-name="P1071">{id}<text:s/>: Integer<text:s/>– The ID of the job that contains the pairs to be rerun</text:p>
      <text:p text:style-name="P1072"><text:span text:style-name="T1073">Method</text:span>: POST</text:p>
      <text:p text:style-name="P1074"><text:span text:style-name="SubtitleChar">Parameter Encoding:</text:span><text:span text:style-name="T1075"><text:s/></text:span><text:span text:style-name="T1076">N/A</text:span></text:p>
      <text:p text:style-name="P1077"><text:span text:style-name="SubtitleChar">Description:</text:span><text:span text:style-name="T1078"><text:s/>Reruns every job pair in the given job.</text:span></text:p>
      <text:p text:style-name="P1079"><text:span text:style-name="SubtitleChar">Returns:</text:span><text:span text:style-name="Heading3Char"><text:s/></text:span><text:span text:style-name="T1080">A</text:span><text:span text:style-name="T1081"><text:s/>jSON string containing a status object.</text:span></text:p>
      <text:h text:style-name="Heading2" text:outline-level="2"><text:bookmark-start text:name="_Toc416262356"/><text:soft-page-break/>Rerun Job Pairs of a Status<text:bookmark-end text:name="_Toc416262356"/></text:h>
      <text:p text:style-name="P1082"><text:span text:style-name="SubtitleChar">URL:</text:span><text:span text:style-name="T1083"><text:s/></text:span><text:span text:style-name="T1084">services</text:span><text:span text:style-name="T1085">/jobs/rerunpairs/{id}/{status}</text:span></text:p>
      <text:p text:style-name="P1086">URL<text:s/>Variables</text:p>
      <text:p text:style-name="P1087">{id}<text:s/>: Integer<text:s/>– The ID of the job that contains the pairs to be rerun</text:p>
      <text:p text:style-name="P1088">{status}<text:s/>: Integer<text:s/>– The integer status code of the pairs to rerun</text:p>
      <text:p text:style-name="P1089"><text:span text:style-name="SubtitleChar">Method:</text:span><text:span text:style-name="T1090"><text:s/>POST</text:span></text:p>
      <text:p text:style-name="P1091"><text:span text:style-name="SubtitleChar">Parameter Encoding:</text:span><text:span text:style-name="T1092"><text:s/></text:span><text:span text:style-name="T1093">N/A</text:span></text:p>
      <text:p text:style-name="P1094"><text:span text:style-name="SubtitleChar">Description:</text:span><text:span text:style-name="T1095"><text:s/>Reruns all job pairs that are both in the given job and have the given status code.</text:span></text:p>
      <text:p text:style-name="P1096"><text:span text:style-name="SubtitleChar">Returns:</text:span><text:span text:style-name="Heading3Char"><text:s/></text:span><text:span text:style-name="T1097">A jSON string containing a status object.</text:span></text:p>
      <text:h text:style-name="Heading2" text:outline-level="2"><text:bookmark-start text:name="_Toc416262357"/>Rerun Job Pairs That Reported Incorrectly<text:bookmark-end text:name="_Toc416262357"/></text:h>
      <text:p text:style-name="P1098"><text:span text:style-name="SubtitleChar">URL:</text:span><text:span text:style-name="T1099"><text:s/></text:span><text:span text:style-name="T1100">services</text:span><text:span text:style-name="T1101">/jobs/rerunpairs/{id}</text:span></text:p>
      <text:p text:style-name="P1102">URL<text:s/>Variables</text:p>
      <text:p text:style-name="P1103">{id}<text:s/>: Integer<text:s/>– The ID of the job that contains the pairs to be rerun</text:p>
      <text:p text:style-name="P1104"><text:span text:style-name="SubtitleChar">Method:</text:span><text:span text:style-name="T1105"><text:s/>POST</text:span></text:p>
      <text:p text:style-name="P1106"><text:span text:style-name="SubtitleChar">Parameter Encoding:</text:span><text:span text:style-name="T1107"><text:s/></text:span><text:span text:style-name="T1108">N/A</text:span></text:p>
      <text:p text:style-name="P1109"><text:span text:style-name="SubtitleChar">Description:</text:span><text:span text:style-name="T1110"><text:s/>Reruns all job pairs that have already completed, but have a CPU time or wallclock time of 0. Such pairs generally had some problem reporting back results after completing.</text:span></text:p>
      <text:p text:style-name="P1111"><text:span text:style-name="SubtitleChar">Returns:</text:span><text:span text:style-name="Heading3Char"><text:s/></text:span><text:span text:style-name="T1112">A jSON string containing a status object.</text:span></text:p>
      <text:h text:style-name="Heading2" text:outline-level="2"><text:bookmark-start text:name="_Toc416262358"/>Reprocess Job Pairs<text:bookmark-end text:name="_Toc416262358"/></text:h>
      <text:p text:style-name="P1113"><text:span text:style-name="SubtitleChar">URL:</text:span><text:span text:style-name="T1114"><text:s/></text:span><text:span text:style-name="T1115">services</text:span><text:span text:style-name="T1116">/postprocess/job/{jobId}/{procId}/{stageNumber}</text:span></text:p>
      <text:p text:style-name="P1117">URL<text:s/>Variables</text:p>
      <text:p text:style-name="P1118">{jobId}<text:s/>: Integer<text:s/>– The ID of the job to reprocess pairs in</text:p>
      <text:p text:style-name="P1119">{procId}<text:s/>: Integer<text:s/>– The ID of the post processor to use</text:p>
      <text:p text:style-name="P1120">{stageNumber}<text:s/>: Integer<text:s/>– Which stage of the job to reprocess. If the job did not use solver pipelines, this should always be 1.</text:p>
      <text:p text:style-name="P1121"><text:span text:style-name="SubtitleChar">Method:</text:span><text:span text:style-name="T1122"><text:s/>POST</text:span></text:p>
      <text:p text:style-name="P1123"><text:span text:style-name="SubtitleChar">Parameter Encoding:</text:span><text:span text:style-name="T1124"><text:s/></text:span><text:span text:style-name="T1125">N/A</text:span></text:p>
      <text:p text:style-name="P1126"><text:span text:style-name="SubtitleChar">Description:</text:span><text:span text:style-name="T1127"><text:s/></text:span><text:span text:style-name="T1128">Runs a new post processor on all pairs from the job. The job must be finished to run a new post processor.</text:span></text:p>
      <text:p text:style-name="P1129"><text:span text:style-name="SubtitleChar">Returns:</text:span><text:span text:style-name="Heading3Char"><text:s/></text:span><text:span text:style-name="T1130">A jSON str</text:span><text:span text:style-name="T1131">ing containing a status object.</text:span></text:p>
      <text:h text:style-name="Heading2" text:outline-level="2"><text:bookmark-start text:name="_Toc416262359"/>Pause Job<text:bookmark-end text:name="_Toc416262359"/></text:h>
      <text:p text:style-name="P1132"><text:span text:style-name="SubtitleChar">URL:</text:span><text:span text:style-name="T1133"><text:s/></text:span><text:span text:style-name="T1134">services</text:span><text:span text:style-name="T1135">/pause/job/{id}</text:span></text:p>
      <text:p text:style-name="P1136">URL<text:s/>Variables</text:p>
      <text:p text:style-name="P1137">{id}<text:s/>: Integer<text:s/>– The ID of the job to pause.</text:p>
      <text:p text:style-name="P1138"><text:span text:style-name="SubtitleChar">Method:</text:span><text:span text:style-name="T1139"><text:s/>POST</text:span></text:p>
      <text:soft-page-break/>
      <text:p text:style-name="P1140"><text:span text:style-name="SubtitleChar">Parameter Encoding:</text:span><text:span text:style-name="T1141"><text:s/></text:span><text:span text:style-name="T1142">N/A</text:span></text:p>
      <text:p text:style-name="P1143"><text:span text:style-name="SubtitleChar">Description:</text:span><text:span text:style-name="T1144"><text:s/>Pauses the given job</text:span><text:span text:style-name="T1145">.</text:span></text:p>
      <text:p text:style-name="P1146"><text:span text:style-name="SubtitleChar">Returns:</text:span><text:span text:style-name="T1147"><text:s/></text:span><text:span text:style-name="T1148">A jSON string containing a status object.<text:s/></text:span></text:p>
      <text:h text:style-name="Heading2" text:outline-level="2"><text:bookmark-start text:name="_Toc416262360"/>Resume Job<text:bookmark-end text:name="_Toc416262360"/></text:h>
      <text:p text:style-name="P1149"><text:span text:style-name="SubtitleChar">URL:</text:span><text:span text:style-name="T1150"><text:s/></text:span><text:span text:style-name="T1151">services/resume</text:span><text:span text:style-name="T1152">/job/{id}</text:span></text:p>
      <text:p text:style-name="P1153">URL<text:s/>Variables</text:p>
      <text:p text:style-name="P1154">{id}<text:s/>: Integer<text:s/>– The ID of the job to resume.</text:p>
      <text:p text:style-name="P1155"><text:span text:style-name="SubtitleChar">Method:</text:span><text:span text:style-name="T1156"><text:s/>POST</text:span></text:p>
      <text:p text:style-name="P1157"><text:span text:style-name="SubtitleChar">Parameter Encoding:</text:span><text:span text:style-name="T1158"><text:s/></text:span><text:span text:style-name="T1159">N/A</text:span></text:p>
      <text:p text:style-name="P1160"><text:span text:style-name="SubtitleChar">Description:</text:span><text:span text:style-name="T1161"><text:s/>Resumes the given paused job.</text:span></text:p>
      <text:p text:style-name="P1162"><text:span text:style-name="SubtitleChar">Returns:</text:span><text:span text:style-name="T1163"><text:s/></text:span><text:span text:style-name="T1164">A jSON string containing a status object.<text:s/></text:span></text:p>
      <text:h text:style-name="Heading2" text:outline-level="2"><text:bookmark-start text:name="_Toc416262361"/>Change Job Queue<text:bookmark-end text:name="_Toc416262361"/></text:h>
      <text:p text:style-name="P1165"><text:span text:style-name="SubtitleChar">URL:</text:span><text:span text:style-name="T1166"><text:s/></text:span><text:span text:style-name="T1167">services</text:span><text:span text:style-name="T1168">/changeQueue/job/{id}/{queueid}</text:span></text:p>
      <text:p text:style-name="P1169">URL<text:s/>Variables</text:p>
      <text:p text:style-name="P1170">{id}<text:s/>: Integer<text:s/>– The ID of the job that is changing queues</text:p>
      <text:p text:style-name="P1171">{queueid}<text:s/>: Integer<text:s/>– The ID of the new queue to use</text:p>
      <text:p text:style-name="P1172"><text:span text:style-name="SubtitleChar">Method:</text:span><text:span text:style-name="T1173"><text:s/>POST</text:span></text:p>
      <text:p text:style-name="P1174"><text:span text:style-name="SubtitleChar">Parameter Encoding:</text:span><text:span text:style-name="T1175"><text:s/></text:span><text:span text:style-name="T1176">N/A</text:span></text:p>
      <text:p text:style-name="P1177"><text:span text:style-name="SubtitleChar">Description:</text:span><text:span text:style-name="T1178"><text:s/>Moves the job to a new queue, so that all subsequent job pairs will run on the new queue.</text:span></text:p>
      <text:p text:style-name="P1179"><text:span text:style-name="SubtitleChar">Returns:</text:span><text:span text:style-name="T1180"><text:s/></text:span><text:span text:style-name="T1181">A jSON stri</text:span><text:span text:style-name="T1182">ng containing a status object.<text:s/></text:span></text:p>
      <text:h text:style-name="Heading2" text:outline-level="2"><text:bookmark-start text:name="_Toc416262362"/>View Qstat Output<text:bookmark-end text:name="_Toc416262362"/></text:h>
      <text:p text:style-name="P1183"><text:span text:style-name="SubtitleChar">URL:</text:span><text:span text:style-name="T1184"><text:s/></text:span><text:span text:style-name="T1185">services</text:span><text:span text:style-name="T1186">/cluster/qstat</text:span></text:p>
      <text:p text:style-name="P1187"><text:span text:style-name="SubtitleChar">Method:</text:span><text:span text:style-name="T1188"><text:s/>GET</text:span></text:p>
      <text:p text:style-name="P1189"><text:span text:style-name="SubtitleChar">Parameter Encoding:</text:span><text:span text:style-name="T1190"><text:s/></text:span><text:span text:style-name="T1191">N/A</text:span></text:p>
      <text:p text:style-name="P1192"><text:span text:style-name="SubtitleChar">Description:</text:span><text:span text:style-name="T1193"><text:s/>Executes qstat –f on the Starexec grid engine and gets the standard output. Used to determine the cluster status.</text:span></text:p>
      <text:p text:style-name="P1194"><text:span text:style-name="SubtitleChar">Returns:</text:span><text:span text:style-name="T1195"><text:s/></text:span><text:span text:style-name="T1196">A plaintext string containing the results of qstat.</text:span></text:p>
      <text:h text:style-name="Heading2" text:outline-level="2"><text:bookmark-start text:name="_Toc416262363"/>Delete Jobs<text:bookmark-end text:name="_Toc416262363"/></text:h>
      <text:p text:style-name="P1197"><text:span text:style-name="SubtitleChar">URL:</text:span><text:span text:style-name="T1198"><text:s/></text:span><text:span text:style-name="T1199">services/delete</text:span><text:span text:style-name="T1200">/</text:span><text:span text:style-name="T1201">job</text:span></text:p>
      <text:p text:style-name="P1202"><text:span text:style-name="SubtitleChar">Method:</text:span><text:span text:style-name="T1203"><text:s/>POST</text:span></text:p>
      <text:p text:style-name="P1204"><text:span text:style-name="SubtitleChar">Parameter Encoding:</text:span><text:span text:style-name="T1205"><text:s/>application/x-www-form-urlencoded</text:span></text:p>
      <text:p text:style-name="P1206">Parameters</text:p>
      <text:p text:style-name="P1207">selectedIds[] : [integer] – The list of job IDs to use</text:p>
      <text:p text:style-name="P1208"><text:span text:style-name="SubtitleChar">Description:</text:span><text:span text:style-name="T1209"><text:s/>Permanently deletes all of the given jobs, including the deletion of all job data on disk.</text:span></text:p>
      <text:soft-page-break/>
      <text:p text:style-name="P1210"><text:span text:style-name="SubtitleChar">Returns:</text:span><text:span text:style-name="T1211"><text:s/>A jSON string containing a status object</text:span><text:span text:style-name="T1212">.</text:span></text:p>
      <text:h text:style-name="Heading1" text:outline-level="1"><text:bookmark-start text:name="_Toc416262364"/>Job Pairs<text:bookmark-end text:name="_Toc416262364"/></text:h>
      <text:h text:style-name="Heading2" text:outline-level="2"><text:bookmark-start text:name="_Toc416262365"/>Download Single Job Pair Output<text:bookmark-end text:name="_Toc416262365"/></text:h>
      <text:p text:style-name="P1213"><text:span text:style-name="SubtitleChar">URL</text:span>:<text:s/>download</text:p>
      <text:p text:style-name="P1214"><text:span text:style-name="SubtitleChar">Method:</text:span><text:s/>GET</text:p>
      <text:p text:style-name="P1215"><text:span text:style-name="SubtitleChar">Parameter Encoding:</text:span><text:span text:style-name="T1216"><text:s/></text:span><text:span text:style-name="T1217">URL Encoded</text:span></text:p>
      <text:p text:style-name="P1218">Parameters</text:p>
      <text:p text:style-name="Normal">type : String – Should be “jp_output”</text:p>
      <text:p text:style-name="Normal">id : Integer – The ID of the job pair.</text:p>
      <text:p text:style-name="P1219"><text:span text:style-name="SubtitleChar">Description:</text:span><text:span text:style-name="T1220"><text:s/>Makes a request to download an archive containing the output of the given job pair.</text:span></text:p>
      <text:p text:style-name="P1221"><text:span text:style-name="SubtitleChar">Returns:</text:span><text:s/>An HTTP response with an output stream for the request archive on success. On failure, the response will contain an HTTP error code and a page with an error message.</text:p>
      <text:p text:style-name="P1222"><text:span text:style-name="SubtitleChar">Return Cookies</text:span></text:p>
      <text:p text:style-name="Normal">STATUS_MESSAGE_STRING: String – On failure, contains an error message.</text:p>
      <text:h text:style-name="Heading2" text:outline-level="2"><text:bookmark-start text:name="_Toc416262366"/>Download Multiple Job Pair Outputs<text:bookmark-end text:name="_Toc416262366"/></text:h>
      <text:p text:style-name="P1223"><text:span text:style-name="SubtitleChar">URL</text:span>:<text:s/>download</text:p>
      <text:p text:style-name="P1224"><text:span text:style-name="SubtitleChar">Method:</text:span><text:s/>GET</text:p>
      <text:p text:style-name="P1225"><text:span text:style-name="SubtitleChar">Parameter Encoding:</text:span><text:span text:style-name="T1226"><text:s/></text:span><text:span text:style-name="T1227">URL Encoded</text:span></text:p>
      <text:p text:style-name="P1228">Parameters</text:p>
      <text:p text:style-name="Normal">type : String – Should be “jp_outputs”</text:p>
      <text:p text:style-name="Normal">id[] : [Integer] – The IDs of all the job pairs to get output of.</text:p>
      <text:p text:style-name="P1229"><text:span text:style-name="SubtitleChar">Description:</text:span><text:span text:style-name="T1230"><text:s/>Makes a request to download an archive containing the output files for all of the given job pairs.</text:span></text:p>
      <text:p text:style-name="P1231"><text:span text:style-name="SubtitleChar">Returns:</text:span><text:s/>An HTTP response with an output stream for the request archive on success. On failure, the response will contain an HTTP error code and a page with an error message.</text:p>
      <text:p text:style-name="P1232"><text:span text:style-name="SubtitleChar">Return Cookies</text:span></text:p>
      <text:p text:style-name="Normal">STATUS_MESSAGE_STRING: String – On failure, contains an error message.</text:p>
      <text:h text:style-name="Heading2" text:outline-level="2"><text:bookmark-start text:name="_Toc416262367"/>Rerun Single Job Pair<text:bookmark-end text:name="_Toc416262367"/></text:h>
      <text:p text:style-name="P1233"><text:span text:style-name="SubtitleChar">URL:</text:span><text:span text:style-name="T1234"><text:s/></text:span><text:span text:style-name="T1235">services</text:span>/jobs/pairs/rerun/{pairid}</text:p>
      <text:p text:style-name="P1236">URL<text:s/>Variables</text:p>
      <text:p text:style-name="P1237">{pairid}<text:s/>: Integer<text:s/>– The ID of the job pair that needs to be rerun</text:p>
      <text:p text:style-name="P1238"><text:span text:style-name="SubtitleChar">Method:</text:span><text:span text:style-name="T1239"><text:s/>POST</text:span></text:p>
      <text:p text:style-name="P1240"><text:span text:style-name="SubtitleChar">Parameter Encoding:</text:span><text:span text:style-name="T1241"><text:s/></text:span><text:span text:style-name="T1242">N/A</text:span></text:p>
      <text:p text:style-name="P1243"><text:span text:style-name="SubtitleChar">Description:</text:span><text:span text:style-name="T1244"><text:s/>Reruns the given job pair</text:span></text:p>
      <text:p text:style-name="P1245"><text:span text:style-name="SubtitleChar">Returns:</text:span><text:span text:style-name="Heading3Char"><text:s/></text:span><text:span text:style-name="T1246">A jSON string containing a status object.</text:span></text:p>
      <text:h text:style-name="Heading2" text:outline-level="2"><text:bookmark-start text:name="_Toc416262368"/><text:soft-page-break/>View Job Pair Output<text:bookmark-end text:name="_Toc416262368"/></text:h>
      <text:p text:style-name="P1247"><text:span text:style-name="SubtitleChar">URL:</text:span><text:span text:style-name="T1248"><text:s/></text:span><text:span text:style-name="T1249">services</text:span><text:span text:style-name="T1250">/jobs/pairs/{id}/stdout/{stageNumber}</text:span></text:p>
      <text:p text:style-name="P1251">URL<text:s/>Variables</text:p>
      <text:p text:style-name="P1252">{id}<text:s/>: Integer<text:s/>– The ID of the job pair to get the output of</text:p>
      <text:p text:style-name="P1253">{stageNumber}<text:s/>: Integer<text:s/>– Which stage number of the pair to get the results of. If the pair was not created with a solver pipeline, then this should be 1. If it was created with a solver pipeline, then it is the relevant stage number to retrieve.</text:p>
      <text:p text:style-name="P1254"><text:span text:style-name="SubtitleChar">Method:</text:span><text:span text:style-name="T1255"><text:s/>GET</text:span></text:p>
      <text:p text:style-name="P1256"><text:span text:style-name="SubtitleChar">Parameter Encoding:</text:span><text:span text:style-name="T1257"><text:s/></text:span><text:span text:style-name="T1258">N/A</text:span></text:p>
      <text:p text:style-name="P1259"><text:span text:style-name="SubtitleChar">Description:</text:span><text:span text:style-name="T1260"><text:s/>Retrieves the job pair output of a single stage of the given job pair<text:s/></text:span></text:p>
      <text:p text:style-name="P1261"><text:span text:style-name="SubtitleChar">Returns:</text:span><text:span text:style-name="T1262"><text:s/></text:span><text:span text:style-name="T1263">A plaintext string containing the output of the given pair. Returns “not available” if the output could not be found or if you do not have permission to view the given pair.</text:span></text:p>
      <text:h text:style-name="Heading2" text:outline-level="2"><text:bookmark-start text:name="_Toc416262369"/>View Job Pair Log<text:bookmark-end text:name="_Toc416262369"/></text:h>
      <text:p text:style-name="P1264"><text:span text:style-name="SubtitleChar">URL:</text:span><text:span text:style-name="T1265"><text:s/></text:span><text:span text:style-name="T1266">services</text:span><text:span text:style-name="T1267">/jobs/pairs/{id}/log</text:span></text:p>
      <text:p text:style-name="P1268">URL<text:s/>Variables</text:p>
      <text:p text:style-name="P1269">{id}<text:s/>: Integer<text:s/>– The ID of the job pair to get the log of</text:p>
      <text:p text:style-name="P1270"><text:span text:style-name="SubtitleChar">Method:</text:span><text:span text:style-name="T1271"><text:s/>GET</text:span></text:p>
      <text:p text:style-name="P1272"><text:span text:style-name="SubtitleChar">Parameter Encoding:</text:span><text:span text:style-name="T1273"><text:s/></text:span><text:span text:style-name="T1274">N/A</text:span></text:p>
      <text:p text:style-name="P1275"><text:span text:style-name="SubtitleChar">Description:</text:span><text:span text:style-name="T1276"><text:s/>Retrieves the job pair log of the single job pair given.<text:s/></text:span></text:p>
      <text:p text:style-name="P1277"><text:span text:style-name="SubtitleChar">Returns:</text:span><text:span text:style-name="T1278"><text:s/></text:span><text:span text:style-name="T1279">A plaintext string containing the job pair log of the given pair. Returns “not available” if the log could not be found or if you do not have permission to view the log of the given pair.</text:span></text:p>
      <text:h text:style-name="Heading1" text:outline-level="1"><text:bookmark-start text:name="_Toc416262370"/>Websites<text:bookmark-end text:name="_Toc416262370"/></text:h>
      <text:h text:style-name="Heading2" text:outline-level="2"><text:bookmark-start text:name="_Toc416262371"/>Add a New Website<text:bookmark-end text:name="_Toc416262371"/></text:h>
      <text:p text:style-name="P1280"><text:span text:style-name="SubtitleChar">URL</text:span>:<text:s/>services/website/add/{type}/{id}</text:p>
      <text:p text:style-name="P1281">URL<text:s/>Variables</text:p>
      <text:p text:style-name="P1282">{type}<text:s/>: String<text:s/>– The type of primitive to add a website to. Can be “user”, “space”, or “solver”</text:p>
      <text:p text:style-name="P1283">{id}<text:s/>: Integer<text:s/>– The ID of the primitive to add a website too</text:p>
      <text:p text:style-name="P1284"><text:span text:style-name="SubtitleChar">Method:</text:span><text:s/>POST</text:p>
      <text:p text:style-name="P1285"><text:span text:style-name="SubtitleChar">Parameter Encoding:</text:span><text:s/><text:span text:style-name="T1286">application/x-www-form-urlencoded</text:span></text:p>
      <text:p text:style-name="P1287">Parameters</text:p>
      <text:p text:style-name="P1288">name : String – The name of the website</text:p>
      <text:p text:style-name="P1289">url : String – The URL to the website</text:p>
      <text:p text:style-name="P1290"><text:span text:style-name="SubtitleChar">Description:</text:span><text:s/>Associates the given website with the specified primitive</text:p>
      <text:p text:style-name="P1291"><text:span text:style-name="SubtitleChar">Returns:</text:span><text:s/>A jSON string containing a status object</text:p>
      <text:h text:style-name="Heading2" text:outline-level="2"><text:bookmark-start text:name="_Toc416262372"/><text:soft-page-break/>Delete a Website<text:bookmark-end text:name="_Toc416262372"/></text:h>
      <text:p text:style-name="P1292"><text:span text:style-name="SubtitleChar">URL</text:span>:<text:s/>services/websites/delete/{websiteId}</text:p>
      <text:p text:style-name="P1293">URL<text:s/>Variables</text:p>
      <text:p text:style-name="P1294">{websiteId}<text:s/>: Integer<text:s/>– The ID of the website</text:p>
      <text:p text:style-name="P1295"><text:span text:style-name="SubtitleChar">Method:</text:span><text:s/>POST</text:p>
      <text:p text:style-name="P1296"><text:span text:style-name="SubtitleChar">Parameter Encoding:</text:span><text:s/><text:span text:style-name="T1297">N/A</text:span></text:p>
      <text:p text:style-name="P1298"><text:span text:style-name="SubtitleChar">Description:</text:span><text:s/>Deletes the website with the given ID</text:p>
      <text:p text:style-name="P1299"><text:span text:style-name="SubtitleChar">Returns:</text:span><text:s/>A jSON string containing a status object</text:p>
      <text:h text:style-name="Heading1" text:outline-level="1"><text:bookmark-start text:name="_Toc416262373"/>Users<text:bookmark-end text:name="_Toc416262373"/></text:h>
      <text:h text:style-name="Heading2" text:outline-level="2"><text:bookmark-start text:name="_Toc416262374"/>Add Users to Space<text:bookmark-end text:name="_Toc416262374"/></text:h>
      <text:p text:style-name="P1300"><text:span text:style-name="SubtitleChar">URL:</text:span><text:span text:style-name="T1301"><text:s/></text:span><text:span text:style-name="T1302">services</text:span><text:span text:style-name="T1303">/spaces/{spaceId}/add/user</text:span></text:p>
      <text:p text:style-name="P1304"><text:span text:style-name="SubtitleChar">URL Variables</text:span></text:p>
      <text:p text:style-name="P1305">{spaceId}<text:s/>: Integer<text:s/>– The ID of the destination space for all the users</text:p>
      <text:p text:style-name="P1306"><text:span text:style-name="SubtitleChar">Method:</text:span><text:span text:style-name="T1307"><text:s/>POST</text:span></text:p>
      <text:p text:style-name="P1308"><text:span text:style-name="SubtitleChar">Parameter Encoding:</text:span><text:span text:style-name="T1309"><text:s/>application/x-www-form-urlencoded</text:span></text:p>
      <text:p text:style-name="P1310">Parameters</text:p>
      <text:p text:style-name="P1311">selectedIds[] : [integer] – The list of user IDs to use</text:p>
      <text:p text:style-name="P1312">copyToSubspaces : Boolean – Whether to copy the users to every space in the hierarchy rooted at the given space.</text:p>
      <text:p text:style-name="P1313"><text:span text:style-name="SubtitleChar">Description:</text:span><text:span text:style-name="T1314"><text:s/></text:span><text:span text:style-name="T1315">Associates all of the given users with the given space</text:span></text:p>
      <text:p text:style-name="P1316"><text:span text:style-name="SubtitleChar">Returns:</text:span><text:span text:style-name="T1317"><text:s/>A jSON string containing a status object</text:span><text:span text:style-name="T1318">.</text:span></text:p>
      <text:h text:style-name="Heading2" text:outline-level="2"><text:bookmark-start text:name="_Toc416262375"/>Remove Users From Space<text:bookmark-end text:name="_Toc416262375"/></text:h>
      <text:p text:style-name="P1319"><text:span text:style-name="SubtitleChar">URL:</text:span><text:span text:style-name="T1320"><text:s/></text:span><text:span text:style-name="T1321">services</text:span><text:span text:style-name="T1322">/remove/user/{spaceId}</text:span></text:p>
      <text:p text:style-name="P1323"><text:span text:style-name="SubtitleChar">URL Variables</text:span></text:p>
      <text:p text:style-name="P1324">{spaceId}<text:s/>: Integer<text:s/>– The ID of the space to remove users from</text:p>
      <text:p text:style-name="P1325"><text:span text:style-name="SubtitleChar">Method:</text:span><text:span text:style-name="T1326"><text:s/>POST</text:span></text:p>
      <text:p text:style-name="P1327"><text:span text:style-name="SubtitleChar">Parameter Encoding:</text:span><text:span text:style-name="T1328"><text:s/>application/x-www-form-urlencoded</text:span></text:p>
      <text:p text:style-name="P1329">Parameters</text:p>
      <text:p text:style-name="P1330">selectedIds[] : [integer] – The list of user IDs to use</text:p>
      <text:p text:style-name="P1331">hierarchy : Boolean – If true, removes the given users from the entire space hierarchy. Otherwise, just removes them from the given space.</text:p>
      <text:p text:style-name="P1332"><text:span text:style-name="SubtitleChar">Description:</text:span><text:span text:style-name="T1333"><text:s/>Removes all of the g</text:span><text:span text:style-name="T1334">iven users from the given space or space hierarchy, depending on the value of the hierarchy parameter.</text:span></text:p>
      <text:p text:style-name="P1335"><text:span text:style-name="SubtitleChar">Returns:</text:span><text:span text:style-name="T1336"><text:s/>A jSON string containing a status object</text:span><text:span text:style-name="T1337">.</text:span></text:p>
      <text:h text:style-name="Heading2" text:outline-level="2"><text:bookmark-start text:name="_Toc416262376"/><text:soft-page-break/>Leave Space<text:bookmark-end text:name="_Toc416262376"/></text:h>
      <text:p text:style-name="P1338"><text:span text:style-name="SubtitleChar">URL</text:span>:<text:s/>services/leave/space/{spaceId}</text:p>
      <text:p text:style-name="Subtitle">URL<text:s/>Variables</text:p>
      <text:p text:style-name="P1339">{spaceId}<text:s/>: Integer<text:s/>– The ID of the space to leave</text:p>
      <text:p text:style-name="P1340"><text:span text:style-name="SubtitleChar">Method:</text:span><text:s/>POST</text:p>
      <text:p text:style-name="P1341"><text:span text:style-name="SubtitleChar">Parameter Encoding:</text:span><text:span text:style-name="T1342"><text:s/></text:span><text:span text:style-name="T1343">N/A</text:span></text:p>
      <text:p text:style-name="P1344"><text:span text:style-name="SubtitleChar">Description:</text:span><text:span text:style-name="T1345"><text:s/>Removes you from the given space and all of its subspaces.</text:span></text:p>
      <text:p text:style-name="P1346"><text:span text:style-name="SubtitleChar">Returns:</text:span><text:s/>A jSON string containing a status object.</text:p>
      <text:h text:style-name="Heading2" text:outline-level="2"><text:bookmark-start text:name="_Toc416262377"/>Edit User Permissions in a Space<text:bookmark-end text:name="_Toc416262377"/></text:h>
      <text:p text:style-name="P1347"><text:span text:style-name="SubtitleChar">URL:</text:span><text:span text:style-name="T1348"><text:s/></text:span><text:span text:style-name="T1349">services/space/{spaceId}/edit/perm</text:span><text:span text:style-name="T1350">/{userId}</text:span></text:p>
      <text:p text:style-name="P1351"><text:span text:style-name="SubtitleChar">URL Variables</text:span></text:p>
      <text:p text:style-name="P1352">{spaceId}<text:s/>: Integer<text:s/>– The ID of the relevant space</text:p>
      <text:p text:style-name="P1353">{userId}<text:s/>: Integer<text:s/>– The ID of the user to change permissions for</text:p>
      <text:p text:style-name="P1354"><text:span text:style-name="SubtitleChar">Method:</text:span><text:span text:style-name="T1355"><text:s/>POST</text:span></text:p>
      <text:p text:style-name="P1356"><text:span text:style-name="SubtitleChar">Parameter Encoding:</text:span><text:span text:style-name="T1357"><text:s/>application/x-www-form-urlencoded</text:span></text:p>
      <text:p text:style-name="P1358">Parameters</text:p>
      <text:p text:style-name="P1359">all permissions parameters ( see the permissions section)</text:p>
      <text:p text:style-name="P1360"><text:span text:style-name="SubtitleChar">Description:</text:span><text:span text:style-name="T1361"><text:s/>Updates the permissions of the given user in a space.</text:span></text:p>
      <text:p text:style-name="P1362"><text:span text:style-name="SubtitleChar">Returns:</text:span><text:span text:style-name="T1363"><text:s/>A jSON string containing a status object</text:span><text:span text:style-name="T1364">.</text:span></text:p>
      <text:h text:style-name="Heading2" text:outline-level="2"><text:bookmark-start text:name="_Toc416262378"/>Edit User Permissions in a Space Hierarchy<text:bookmark-end text:name="_Toc416262378"/></text:h>
      <text:p text:style-name="P1365"><text:span text:style-name="SubtitleChar">URL:</text:span><text:span text:style-name="T1366"><text:s/></text:span><text:span text:style-name="T1367">services</text:span><text:span text:style-name="T1368">/space/{spaceId}/edit/perm/hier/{userId}</text:span></text:p>
      <text:p text:style-name="P1369"><text:span text:style-name="SubtitleChar">URL Variables</text:span></text:p>
      <text:p text:style-name="P1370">{spaceId}<text:s/>: Integer<text:s/>– The ID of the space that is at the root of the relevant hierarchy</text:p>
      <text:p text:style-name="P1371">{userId}<text:s/>: Integer<text:s/>– The ID of the user to change permissions for,</text:p>
      <text:p text:style-name="P1372"><text:span text:style-name="SubtitleChar">Method:</text:span><text:span text:style-name="T1373"><text:s/>POST</text:span></text:p>
      <text:p text:style-name="P1374"><text:span text:style-name="SubtitleChar">Parameter Encoding:</text:span><text:span text:style-name="T1375"><text:s/>application/x-www-form-urlencoded</text:span></text:p>
      <text:p text:style-name="P1376">Parameters</text:p>
      <text:p text:style-name="P1377">all permissions parameters ( see the permissions section)</text:p>
      <text:p text:style-name="P1378"><text:span text:style-name="SubtitleChar">Description:</text:span><text:span text:style-name="T1379"><text:s/></text:span><text:span text:style-name="T1380">Updates the permissions of the given user in a space hierarchy rooted at the given space.</text:span></text:p>
      <text:p text:style-name="P1381"><text:span text:style-name="SubtitleChar">Returns:</text:span><text:span text:style-name="T1382"><text:s/>A jSON string containing a status object</text:span><text:span text:style-name="T1383">.</text:span></text:p>
      <text:h text:style-name="Heading1" text:outline-level="1"><text:bookmark-start text:name="_Toc416262379"/>Account<text:bookmark-end text:name="_Toc416262379"/></text:h>
      <text:h text:style-name="Heading2" text:outline-level="2"><text:bookmark-start text:name="_Toc416262384"/><text:bookmark-start text:name="_Toc416262380"/>Logout<text:bookmark-end text:name="_Toc416262384"/></text:h>
      <text:p text:style-name="P1384"><text:span text:style-name="SubtitleChar">URL</text:span>:<text:s/>services/session/logout</text:p>
      <text:soft-page-break/>
      <text:p text:style-name="P1385"><text:span text:style-name="SubtitleChar">Method:</text:span><text:s/>POST</text:p>
      <text:p text:style-name="P1386"><text:span text:style-name="SubtitleChar">Parameter Encoding:</text:span><text:s/>N/A</text:p>
      <text:p text:style-name="P1387"><text:span text:style-name="SubtitleChar">Description:</text:span><text:s/>Logs the requesting user out of the system</text:p>
      <text:p text:style-name="P1388"><text:span text:style-name="SubtitleChar">Returns:</text:span><text:s/>A jSON string containing a status object</text:p>
      <text:h text:style-name="Heading2" text:outline-level="2">Request to Join Community<text:bookmark-end text:name="_Toc416262380"/></text:h>
      <text:p text:style-name="P1389"><text:span text:style-name="SubtitleChar">URL:</text:span><text:span text:style-name="T1390"><text:s/></text:span><text:span text:style-name="T1391">add/to_community/request</text:span></text:p>
      <text:p text:style-name="P1392"><text:span text:style-name="SubtitleChar">Method:</text:span><text:span text:style-name="T1393"><text:s/>POST</text:span></text:p>
      <text:p text:style-name="P1394"><text:span text:style-name="SubtitleChar">Parameter Encoding:</text:span><text:span text:style-name="T1395"><text:s/>application/x-www-form-urlencoded</text:span></text:p>
      <text:p text:style-name="P1396">Parameters</text:p>
      <text:p text:style-name="Normal">cm : Integer – ID of the community (the space ID).</text:p>
      <text:p text:style-name="P1397">msg : String – Message explaining your motivation for joining the community.</text:p>
      <text:p text:style-name="P1398"><text:span text:style-name="SubtitleChar">Description:</text:span><text:span text:style-name="T1399"><text:s/>Sends a request to join a new community to the leaders of that community.</text:span></text:p>
      <text:p text:style-name="P1400"><text:span text:style-name="SubtitleChar">Returns:</text:span><text:span text:style-name="T1401"><text:s/></text:span><text:span text:style-name="T1402">A redirect to a new webpage stating whether your message was sent.</text:span></text:p>
      <text:p text:style-name="P1403"><text:span text:style-name="SubtitleChar">Return Cookies</text:span></text:p>
      <text:p text:style-name="Normal">STATUS_MESSAGE_STRING: String – On failure, contains an error message.</text:p>
      <text:h text:style-name="Heading2" text:outline-level="2"><text:bookmark-start text:name="_Toc416262381"/>Edit Account Data<text:bookmark-end text:name="_Toc416262381"/></text:h>
      <text:p text:style-name="P1404"><text:span text:style-name="SubtitleChar">URL</text:span>:<text:s/>services/edit/user/{attr}/{userId}/{val}</text:p>
      <text:p text:style-name="P1405">URL<text:s/>Variables</text:p>
      <text:p text:style-name="P1406">{attr}<text:s/>: String<text:s/>– The type of attribute to update. Can be “firstname” “lastname” “institution”, “pagesize”</text:p>
      <text:p text:style-name="P1407">{userId}<text:s/>: Integer<text:s/>– Your user ID</text:p>
      <text:p text:style-name="P1408">{val}<text:s/>: &lt;String or Integer, depending on attr&gt;<text:s/>– The new value to set</text:p>
      <text:p text:style-name="P1409"><text:span text:style-name="SubtitleChar">Method:</text:span><text:s/>POST</text:p>
      <text:p text:style-name="P1410"><text:span text:style-name="SubtitleChar">Parameter Encoding:</text:span><text:s/><text:span text:style-name="T1411">N/A</text:span></text:p>
      <text:p text:style-name="P1412"><text:span text:style-name="SubtitleChar">Description:</text:span><text:s/>Updates a field of profile information (like first name, last name, and so on). Note that the “pagesize” attribute refers to the default number of rows that will be displayed in the data tables displayed on Starexec.</text:p>
      <text:p text:style-name="P1413"><text:span text:style-name="SubtitleChar">Returns:</text:span><text:s/>A jSON string containing a status object.</text:p>
      <text:h text:style-name="Heading2" text:outline-level="2"><text:bookmark-start text:name="_Toc416262382"/>Change Password<text:bookmark-end text:name="_Toc416262382"/></text:h>
      <text:p text:style-name="P1414"><text:span text:style-name="SubtitleChar">URL</text:span>:<text:s/>services/edit/user/password/{userId}</text:p>
      <text:p text:style-name="P1415">URL<text:s/>Variables</text:p>
      <text:p text:style-name="P1416">{userId}<text:s/>: Integer<text:s/>– Your user ID</text:p>
      <text:p text:style-name="P1417"><text:span text:style-name="SubtitleChar">Method:</text:span><text:s/>POST</text:p>
      <text:p text:style-name="P1418"><text:span text:style-name="SubtitleChar">Parameter Encoding:</text:span><text:span text:style-name="T1419"><text:s/>application/x-www-form-urlencoded</text:span></text:p>
      <text:p text:style-name="P1420">Parameters</text:p>
      <text:p text:style-name="P1421">current : String – Your current password.</text:p>
      <text:soft-page-break/>
      <text:p text:style-name="P1422">newPass : String – The new password you want.</text:p>
      <text:p text:style-name="P1423">Confirm : String – The new password you want, repeated for security</text:p>
      <text:p text:style-name="P1424"><text:span text:style-name="SubtitleChar">Description:</text:span><text:s/>Changes the password you use to log into Starexec</text:p>
      <text:p text:style-name="P1425"><text:span text:style-name="SubtitleChar">Returns:</text:span><text:s/>A jSON string containing a status object.</text:p>
      <text:p text:style-name="Subtitle">Return Cookie</text:p>
      <text:p text:style-name="Normal">JSESSIONID<text:s/>: String – The session ID for the log in. Note that you will need to include this unique key for all transmissions to the secure parts of Starexec.</text:p>
      <text:h text:style-name="Heading2" text:outline-level="2"><text:bookmark-start text:name="_Toc416262383"/>Get User ID<text:bookmark-end text:name="_Toc416262383"/></text:h>
      <text:p text:style-name="P1426"><text:span text:style-name="SubtitleChar">URL:</text:span><text:span text:style-name="T1427"><text:s/></text:span><text:span text:style-name="T1428">services</text:span><text:span text:style-name="T1429">/users/getid</text:span></text:p>
      <text:p text:style-name="P1430"><text:span text:style-name="SubtitleChar">Method:</text:span><text:span text:style-name="T1431"><text:s/>POST</text:span></text:p>
      <text:p text:style-name="P1432"><text:span text:style-name="SubtitleChar">Parameter Encoding:</text:span><text:span text:style-name="T1433"><text:s/></text:span><text:span text:style-name="T1434">N/A</text:span></text:p>
      <text:p text:style-name="P1435"><text:span text:style-name="SubtitleChar">Description:</text:span><text:span text:style-name="T1436"><text:s/>Retrieves your user ID.</text:span></text:p>
      <text:p text:style-name="P1437"><text:span text:style-name="SubtitleChar">Returns:</text:span><text:span text:style-name="T1438"><text:s/>A jSON string<text:s/></text:span><text:span text:style-name="T1439">containing your user ID.<text:s/></text:span></text:p>
      <text:h text:style-name="Heading2" text:outline-level="2"><text:bookmark-start text:name="_Toc416262385"/>Create or Modify Default Settings Profile<text:bookmark-end text:name="_Toc416262385"/></text:h>
      <text:p text:style-name="P1440"><text:span text:style-name="SubtitleChar">URL</text:span>:<text:s/>add/profile</text:p>
      <text:p text:style-name="P1441"><text:span text:style-name="SubtitleChar">Method:</text:span><text:s/>POST</text:p>
      <text:p text:style-name="P1442"><text:span text:style-name="SubtitleChar">Parameter Encoding:</text:span><text:span text:style-name="T1443"><text:s/>application/x-www-form-urlencoded</text:span></text:p>
      <text:p text:style-name="P1444">Parameters</text:p>
      <text:p text:style-name="Normal">postp : Integer – The ID of the post processor to use in the settings. -1 to indicate none.</text:p>
      <text:p text:style-name="Normal">prep : Integer – The ID of the pre processor to use in the settings. -1 to indicate none.</text:p>
      <text:p text:style-name="Normal">benchp : Integer – The ID of the benchmark processor to use in the settings. -1 to indicate none.</text:p>
      <text:p text:style-name="Normal">solver : Integer – The ID of the solver to use in the settings. -1 to indicate none.</text:p>
      <text:p text:style-name="Normal">bench : Integer – The ID of the benchmark to use in the settings. -1 to indicate none.</text:p>
      <text:p text:style-name="Normal">cpu : Integer – The <text:s/>cpu timeout for the profile.</text:p>
      <text:p text:style-name="Normal">wall : Integer – the wallclock timeout for the profile.</text:p>
      <text:p text:style-name="Normal">mem : Float – The maximum memory for the profile, in gigabytes.</text:p>
      <text:p text:style-name="Normal">dep : Boolean – Whether to enable dependencies by default in the profile</text:p>
      <text:p text:style-name="Normal"><text:s text:c="2"/>+ exactly 1 of the following two parameters</text:p>
      <text:p text:style-name="Normal">name : String – The name of the new setting profile. Use to create a new profile.</text:p>
      <text:p text:style-name="Normal">settingId : Integer – The ID of an existing settings profile that you own. Use to modify the profile with new values.</text:p>
      <text:p text:style-name="P1445"><text:span text:style-name="SubtitleChar">Description:</text:span><text:s/>Given a set of settings for a profile, either creates a new profile with those settings (if name is given) or modifies an existing profile with new values (if settingId is given).</text:p>
      <text:p text:style-name="P1446"><text:span text:style-name="SubtitleChar">Returns:</text:span><text:s/>An HTTP message with 200 status on success, and an HTTP message with an error status on failure.</text:p>
      <text:h text:style-name="Heading2" text:outline-level="2"><text:bookmark-start text:name="_Toc416262386"/><text:soft-page-break/>Set Default Settings Profile<text:bookmark-end text:name="_Toc416262386"/></text:h>
      <text:p text:style-name="P1447"><text:span text:style-name="SubtitleChar">URL</text:span>:<text:s/>services/set/defaultSettings/{id}</text:p>
      <text:p text:style-name="P1448">URL<text:s/>Variables</text:p>
      <text:p text:style-name="P1449">{id}<text:s/>: Integer<text:s/>– The ID of the settings profile to use</text:p>
      <text:p text:style-name="P1450"><text:span text:style-name="SubtitleChar">Method:</text:span><text:s/>POST</text:p>
      <text:p text:style-name="P1451"><text:span text:style-name="SubtitleChar">Parameter Encoding:</text:span><text:s/><text:span text:style-name="T1452">N/A</text:span></text:p>
      <text:p text:style-name="P1453"><text:span text:style-name="SubtitleChar">Description:</text:span><text:s/>Sets the given settings profile as your default profile, meaning the one that is loaded automatically upon visiting pages like the job creation page.</text:p>
      <text:p text:style-name="P1454"><text:span text:style-name="SubtitleChar">Returns:</text:span><text:s/>A jSON string containing a status object.</text:p>
      <text:h text:style-name="Heading2" text:outline-level="2"><text:bookmark-start text:name="_Toc416262387"/>Edit Default Settings Profile<text:bookmark-end text:name="_Toc416262387"/></text:h>
      <text:p text:style-name="P1455"><text:span text:style-name="SubtitleChar">URL</text:span>:<text:s/>services/edit/defaultSettings/{attr}/{id}</text:p>
      <text:p text:style-name="P1456">URL<text:s/>Variables</text:p>
      <text:p text:style-name="P1457">{id}<text:s/>: Integer<text:s/>– The ID of the settings profile to edit</text:p>
      <text:p text:style-name="P1458">{attr}<text:s/>: String<text:s/>– The attribute to edit. Can be “PostProcess”, “BenchProcess”, “CpuTimeout”, “ClockTimeout”, “DependenciesEnabled”, “defaultbenchmark”, “defaultsolver”, “MaxMem”, “PreProcess”</text:p>
      <text:p text:style-name="P1459"><text:span text:style-name="SubtitleChar">Method:</text:span><text:s/>POST</text:p>
      <text:p text:style-name="P1460"><text:span text:style-name="SubtitleChar">Parameter Encoding:</text:span><text:span text:style-name="T1461"><text:s/>application/x-www-form-urlencoded</text:span></text:p>
      <text:p text:style-name="P1462">Parameters</text:p>
      <text:p text:style-name="P1463">val : &lt;String or Int, depending on choice of {attr}&gt; -- The new value to use for the given attribute</text:p>
      <text:p text:style-name="P1464"><text:span text:style-name="SubtitleChar">Description:</text:span><text:span text:style-name="T1465"><text:s/>Edits an existing settings profile by using the given new value for the given attribute</text:span></text:p>
      <text:p text:style-name="P1466"><text:span text:style-name="SubtitleChar">Returns:</text:span><text:s/>A jSON string containing a status object.</text:p>
      <text:h text:style-name="Heading2" text:outline-level="2"><text:bookmark-start text:name="_Toc416262388"/>Delete Default Settings Profile<text:bookmark-end text:name="_Toc416262388"/></text:h>
      <text:p text:style-name="P1467"><text:span text:style-name="SubtitleChar">URL</text:span>:<text:s/>services/delete/defaultSettings/{id}</text:p>
      <text:p text:style-name="P1468">URL<text:s/>Variables</text:p>
      <text:p text:style-name="P1469">{id}<text:s/>: Integer<text:s/>– The ID of the settings profile to delete</text:p>
      <text:p text:style-name="P1470"><text:span text:style-name="SubtitleChar">Method:</text:span><text:s/>POST</text:p>
      <text:p text:style-name="P1471"><text:span text:style-name="SubtitleChar">Parameter Encoding:</text:span><text:s/><text:span text:style-name="T1472">N/A</text:span></text:p>
      <text:p text:style-name="P1473"><text:span text:style-name="SubtitleChar">Description:</text:span><text:s/>Deletes the settings profile with the given ID</text:p>
      <text:p text:style-name="P1474"><text:span text:style-name="SubtitleChar">Returns:</text:span><text:s/>A jSON string containing a status object.</text:p>
      <text:p text:style-name="P1475"/>
      <text:p text:style-name="P14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font-size="16pt" style:font-size-asian="16pt" style:font-size-complex="16pt" style:text-underline-type="single" style:text-underline-style="solid" style:text-underline-width="auto" style:text-underline-mode="continuous" fo:hyphenate="false"/>
    </style:style>
    <style:style style:name="Heading2" style:display-name="Heading 2" style:family="paragraph" style:parent-style-name="Heading1" style:next-style-name="Normal" style:auto-update="true" style:default-outline-level="2">
      <style:paragraph-properties fo:margin-left="0.5in">
        <style:tab-stops/>
      </style:paragraph-properties>
      <style:text-properties fo:font-size="13pt" style:font-size-asian="13pt" style:font-size-complex="13pt" style:text-underline-type="none" fo:hyphenate="false"/>
    </style:style>
    <style:style style:name="Heading3" style:display-name="Heading 3" style:family="paragraph" style:parent-style-name="Heading2" style:next-style-name="Normal" style:auto-update="true" style:default-outline-level="3">
      <style:text-properties fo:font-weight="normal" style:font-weight-asian="normal"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top="0.0833in" fo:margin-bottom="0.0833in" fo:margin-left="0.2in">
        <style:tab-stops/>
      </style:paragraph-properties>
      <style:text-properties style:font-name="Times New Roman"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6pt"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3pt" style:font-size-asian="13pt" style:font-size-complex="13pt"/>
    </style:style>
    <style:style style:name="TOCHeading" style:display-name="TOC Heading" style:family="paragraph" style:parent-style-name="Heading1" style:next-style-name="Normal" style:list-style-name="LFO4">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2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ubtitle" style:display-name="Subtitle" style:family="paragraph" style:next-style-name="Normal">
      <style:paragraph-properties fo:margin-left="0.2in">
        <style:tab-stops/>
      </style:paragraph-properties>
      <style:text-properties style:font-name-asian="Times New Roman" fo:font-weight="bold" style:font-weight-asian="bold" fo:letter-spacing="0.0104in" fo:hyphenate="false"/>
    </style:style>
    <style:style style:name="SubtitleChar" style:display-name="Subtitle Char" style:family="text" style:parent-style-name="DefaultParagraphFont">
      <style:text-properties style:font-name-asian="Times New Roman" fo:font-weight="bold" style:font-weight-asian="bold" fo:letter-spacing="0.0104in"/>
    </style:style>
    <style:style style:name="LineNumber" style:display-name="Line Number"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0pt" style:font-size-asian="10pt"/>
    </style:style>
    <style:style style:name="Heading5Char" style:display-name="Heading 5 Char" style:family="text" style:parent-style-name="DefaultParagraphFont">
      <style:text-properties style:font-name="Calibri Light" style:font-name-asian="Times New Roman" style:font-name-complex="Times New Roman" fo:color="#2E74B5" fo:font-size="10pt" style:font-size-asian="10pt"/>
    </style:style>
    <style:style style:name="Heading6Char" style:display-name="Heading 6 Char" style:family="text" style:parent-style-name="DefaultParagraphFont">
      <style:text-properties style:font-name="Calibri Light" style:font-name-asian="Times New Roman" style:font-name-complex="Times New Roman" fo:color="#1F4D78" fo:font-size="10pt" style:font-size-asian="10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0pt" style:font-size-asian="10pt"/>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OC4" style:display-name="TOC 4" style:family="paragraph" style:parent-style-name="Normal" style:next-style-name="Normal" style:auto-update="true">
      <style:paragraph-properties fo:margin-top="0in" fo:margin-bottom="0.0694in" fo:margin-left="0.4583in">
        <style:tab-stops/>
      </style:paragraph-properties>
      <style:text-properties style:font-name="Calibri" style:font-name-asian="Times New Roman" fo:font-size="11pt" style:font-size-asian="11pt" fo:hyphenate="false"/>
    </style:style>
    <style:style style:name="TOC5" style:display-name="TOC 5" style:family="paragraph" style:parent-style-name="Normal" style:next-style-name="Normal" style:auto-update="true">
      <style:paragraph-properties fo:margin-top="0in" fo:margin-bottom="0.0694in" fo:margin-left="0.6111in">
        <style:tab-stops/>
      </style:paragraph-properties>
      <style:text-properties style:font-name="Calibri" style:font-name-asian="Times New Roman" fo:font-size="11pt" style:font-size-asian="11pt" fo:hyphenate="false"/>
    </style:style>
    <style:style style:name="TOC6" style:display-name="TOC 6" style:family="paragraph" style:parent-style-name="Normal" style:next-style-name="Normal" style:auto-update="true">
      <style:paragraph-properties fo:margin-top="0in" fo:margin-bottom="0.0694in" fo:margin-left="0.7638in">
        <style:tab-stops/>
      </style:paragraph-properties>
      <style:text-properties style:font-name="Calibri" style:font-name-asian="Times New Roman" fo:font-size="11pt" style:font-size-asian="11pt" fo:hyphenate="false"/>
    </style:style>
    <style:style style:name="TOC7" style:display-name="TOC 7" style:family="paragraph" style:parent-style-name="Normal" style:next-style-name="Normal" style:auto-update="true">
      <style:paragraph-properties fo:margin-top="0in" fo:margin-bottom="0.0694in" fo:margin-left="0.9166in">
        <style:tab-stops/>
      </style:paragraph-properties>
      <style:text-properties style:font-name="Calibri" style:font-name-asian="Times New Roman" fo:font-size="11pt" style:font-size-asian="11pt" fo:hyphenate="false"/>
    </style:style>
    <style:style style:name="TOC8" style:display-name="TOC 8" style:family="paragraph" style:parent-style-name="Normal" style:next-style-name="Normal" style:auto-update="true">
      <style:paragraph-properties fo:margin-top="0in" fo:margin-bottom="0.0694in" fo:margin-left="1.0694in">
        <style:tab-stops/>
      </style:paragraph-properties>
      <style:text-properties style:font-name="Calibri" style:font-name-asian="Times New Roman" fo:font-size="11pt" style:font-size-asian="11pt" fo:hyphenate="false"/>
    </style:style>
    <style:style style:name="TOC9" style:display-name="TOC 9" style:family="paragraph" style:parent-style-name="Normal" style:next-style-name="Normal" style:auto-update="true">
      <style:paragraph-properties fo:margin-top="0in" fo:margin-bottom="0.0694in" fo:margin-left="1.2222in">
        <style:tab-stops/>
      </style:paragraph-properties>
      <style:text-properties style:font-name="Calibri" style:font-name-asian="Times New Roman" fo:font-size="11pt" style:font-size-asian="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 Burns</meta:initial-creator>
    <dc:creator>Eric Burns</dc:creator>
    <meta:creation-date>2015-09-14T04:07:00Z</meta:creation-date>
    <dc:date>2015-09-14T04:07:00Z</dc:date>
    <meta:print-date>2015-08-25T18:41:00Z</meta:print-date>
    <meta:template xlink:href="Normal.dotm" xlink:type="simple"/>
    <meta:editing-cycles>2</meta:editing-cycles>
    <meta:editing-duration>PT60S</meta:editing-duration>
    <meta:document-statistic meta:page-count="35" meta:paragraph-count="128" meta:word-count="9604" meta:character-count="64222" meta:row-count="456" meta:non-whitespace-character-count="54746"/>
  </office:meta>
</office:document-meta>
</file>